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01900007DAD00000D55A49C0BE0.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NewsGotT1" svg:font-family="NewsGotT"/>
    <style:font-face style:name="NewsGotT-Regu" svg:font-family="NewsGotT-Regu"/>
    <style:font-face style:name="OpenSymbol" svg:font-family="OpenSymbol"/>
    <style:font-face style:name="YLWHHJ+NewsGotT" svg:font-family="YLWHHJ+NewsGotT"/>
    <style:font-face style:name="sans-serif" svg:font-family="sans-serif"/>
    <style:font-face style:name="Courier New" svg:font-family="'Courier New'" style:font-family-generic="modern"/>
    <style:font-face style:name="AR PL UMing HK1" svg:font-family="'AR PL UMing HK'" style:font-family-generic="modern" style:font-pitch="fixed"/>
    <style:font-face style:name="DejaVu Sans Mono" svg:font-family="'DejaVu Sans Mono'" style:font-family-generic="modern" style:font-pitch="fixed"/>
    <style:font-face style:name="NewsGotT" svg:font-family="NewsGotT"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02cm" fo:margin-left="0.242cm" table:align="left" style:writing-mode="lr-tb"/>
    </style:style>
    <style:style style:name="Tabla1.A" style:family="table-column">
      <style:table-column-properties style:column-width="3.501cm"/>
    </style:style>
    <style:style style:name="Tabla1.B" style:family="table-column">
      <style:table-column-properties style:column-width="5.75cm"/>
    </style:style>
    <style:style style:name="Tabla1.C" style:family="table-column">
      <style:table-column-properties style:column-width="3.5cm"/>
    </style:style>
    <style:style style:name="Tabla1.D" style:family="table-column">
      <style:table-column-properties style:column-width="3.268cm"/>
    </style:style>
    <style:style style:name="Tabla1.1" style:family="table-row">
      <style:table-row-properties fo:keep-together="auto"/>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B2" style:family="table-cell">
      <style:table-cell-properties style:vertical-align="middle" fo:padding-left="0.123cm" fo:padding-right="0.123cm" fo:padding-top="0cm" fo:padding-bottom="0cm" fo:border="0.5pt solid #000000" style:writing-mode="lr-tb"/>
    </style:style>
    <style:style style:name="Tabla1.B3" style:family="table-cell">
      <style:table-cell-properties style:vertical-align="top" fo:padding-left="0.123cm" fo:padding-right="0.123cm" fo:padding-top="0cm" fo:padding-bottom="0cm" fo:border="0.5pt solid #000000" style:writing-mode="lr-tb"/>
    </style:style>
    <style:style style:name="Tabla1.B4" style:family="table-cell">
      <style:table-cell-properties style:vertical-align="top" fo:padding-left="0.123cm" fo:padding-right="0.123cm" fo:padding-top="0cm" fo:padding-bottom="0cm" fo:border="0.5pt solid #000000" style:writing-mode="lr-tb"/>
    </style:style>
    <style:style style:name="Tabla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5" style:family="table-cell">
      <style:table-cell-properties style:vertical-align="top" fo:padding-left="0.123cm" fo:padding-right="0.123cm" fo:padding-top="0cm" fo:padding-bottom="0cm" fo:border="0.5pt solid #000000" style:writing-mode="lr-tb"/>
    </style:style>
    <style:style style:name="Tabla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6" style:family="table-cell">
      <style:table-cell-properties style:vertical-align="top" fo:padding-left="0.123cm" fo:padding-right="0.123cm" fo:padding-top="0cm" fo:padding-bottom="0cm" fo:border="0.5pt solid #000000" style:writing-mode="lr-tb"/>
    </style:style>
    <style:style style:name="Tabla1.B7"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02cm" fo:margin-left="0.242cm" table:align="left" style:writing-mode="lr-tb"/>
    </style:style>
    <style:style style:name="Tabla2.A" style:family="table-column">
      <style:table-column-properties style:column-width="1.501cm"/>
    </style:style>
    <style:style style:name="Tabla2.B" style:family="table-column">
      <style:table-column-properties style:column-width="8.001cm"/>
    </style:style>
    <style:style style:name="Tabla2.C" style:family="table-column">
      <style:table-column-properties style:column-width="3.147cm"/>
    </style:style>
    <style:style style:name="Tabla2.D" style:family="table-column">
      <style:table-column-properties style:column-width="3.371cm"/>
    </style:style>
    <style:style style:name="Tabla2.1" style:family="table-row">
      <style:table-row-properties fo:keep-together="auto"/>
    </style:style>
    <style:style style:name="Tabla2.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2.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3" style:family="table-cell">
      <style:table-cell-properties style:vertical-align="middle" fo:padding-left="0.123cm" fo:padding-right="0.123cm" fo:padding-top="0cm" fo:padding-bottom="0cm" fo:border="0.5pt solid #000000" style:writing-mode="lr-tb"/>
    </style:style>
    <style:style style:name="Tabla2.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4" style:family="table-cell">
      <style:table-cell-properties style:vertical-align="middle" fo:padding-left="0.123cm" fo:padding-right="0.123cm" fo:padding-top="0cm" fo:padding-bottom="0cm" fo:border="0.5pt solid #000000" style:writing-mode="lr-tb"/>
    </style:style>
    <style:style style:name="Tabla2.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5" style:family="table-cell">
      <style:table-cell-properties style:vertical-align="middle" fo:padding-left="0.123cm" fo:padding-right="0.123cm" fo:padding-top="0cm" fo:padding-bottom="0cm" fo:border="0.5pt solid #000000" style:writing-mode="lr-tb"/>
    </style:style>
    <style:style style:name="Tabla2.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6" style:family="table-cell">
      <style:table-cell-properties style:vertical-align="middle" fo:padding-left="0.123cm" fo:padding-right="0.123cm" fo:padding-top="0cm" fo:padding-bottom="0cm" fo:border="0.5pt solid #000000" style:writing-mode="lr-tb"/>
    </style:style>
    <style:style style:name="Tabla2.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2.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2.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2.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2.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2.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2.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2.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2.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2.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2.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2.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6.02cm" fo:margin-left="0.242cm" table:align="left" style:writing-mode="lr-tb"/>
    </style:style>
    <style:style style:name="Tabla3.A" style:family="table-column">
      <style:table-column-properties style:column-width="9.502cm"/>
    </style:style>
    <style:style style:name="Tabla3.B" style:family="table-column">
      <style:table-column-properties style:column-width="6.518cm"/>
    </style:style>
    <style:style style:name="Tabla3.1" style:family="table-row">
      <style:table-row-properties fo:keep-together="auto"/>
    </style:style>
    <style:style style:name="Tabla3.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3.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style:vertical-align="middle" fo:padding-left="0.123cm" fo:padding-right="0.123cm" fo:padding-top="0cm" fo:padding-bottom="0cm" fo:border="0.5pt solid #000000" style:writing-mode="lr-tb"/>
    </style:style>
    <style:style style:name="Tabla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4" style:family="table-cell">
      <style:table-cell-properties style:vertical-align="middle" fo:padding-left="0.123cm" fo:padding-right="0.123cm" fo:padding-top="0cm" fo:padding-bottom="0cm" fo:border="0.5pt solid #000000" style:writing-mode="lr-tb"/>
    </style:style>
    <style:style style:name="Tabla3.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0.5pt solid #000000" style:writing-mode="lr-tb"/>
    </style:style>
    <style:style style:name="Tabla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style:vertical-align="middle" fo:padding-left="0.123cm" fo:padding-right="0.123cm" fo:padding-top="0cm" fo:padding-bottom="0cm" fo:border="0.5pt solid #000000" style:writing-mode="lr-tb"/>
    </style:style>
    <style:style style:name="Table3" style:family="table">
      <style:table-properties style:width="16.549cm" fo:margin-left="0cm" table:align="left" style:writing-mode="lr-tb"/>
    </style:style>
    <style:style style:name="Table3.A" style:family="table-column">
      <style:table-column-properties style:column-width="4.041cm"/>
    </style:style>
    <style:style style:name="Table3.B" style:family="table-column">
      <style:table-column-properties style:column-width="2.454cm"/>
    </style:style>
    <style:style style:name="Table3.C" style:family="table-column">
      <style:table-column-properties style:column-width="1.49cm"/>
    </style:style>
    <style:style style:name="Table3.D" style:family="table-column">
      <style:table-column-properties style:column-width="1.972cm"/>
    </style:style>
    <style:style style:name="Table3.E" style:family="table-column">
      <style:table-column-properties style:column-width="3.704cm"/>
    </style:style>
    <style:style style:name="Table3.F" style:family="table-column">
      <style:table-column-properties style:column-width="2.887cm"/>
    </style:style>
    <style:style style:name="Table3.1" style:family="table-row">
      <style:table-row-properties fo:keep-together="auto"/>
    </style:style>
    <style:style style:name="Table3.A1" style:family="table-cell">
      <style:table-cell-properties style:vertical-align="top" fo:padding="0cm" fo:border-left="0.5pt solid #000000" fo:border-right="none" fo:border-top="none" fo:border-bottom="0.5pt solid #000000" style:writing-mode="lr-tb"/>
    </style:style>
    <style:style style:name="Table3.B1" style:family="table-cell">
      <style:table-cell-properties style:vertical-align="top" fo:padding="0cm" fo:border-left="none" fo:border-right="none" fo:border-top="none" fo:border-bottom="0.5pt solid #000000" style:writing-mode="lr-tb"/>
    </style:style>
    <style:style style:name="Table3.F1" style:family="table-cell">
      <style:table-cell-properties style:vertical-align="top" fo:padding="0cm" fo:border-left="none" fo:border-right="0.5pt solid #000000" fo:border-top="none" fo:border-bottom="0.5pt solid #000000" style:writing-mode="lr-tb"/>
    </style:style>
    <style:style style:name="Table5" style:family="table">
      <style:table-properties style:width="16.519cm" fo:margin-left="0.03cm" table:align="left" style:writing-mode="lr-tb"/>
    </style:style>
    <style:style style:name="Table5.A" style:family="table-column">
      <style:table-column-properties style:column-width="12.338cm"/>
    </style:style>
    <style:style style:name="Table5.B" style:family="table-column">
      <style:table-column-properties style:column-width="4.18cm"/>
    </style:style>
    <style:style style:name="Table5.1" style:family="table-row">
      <style:table-row-properties fo:keep-together="auto"/>
    </style:style>
    <style:style style:name="Table5.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0cm" fo:border-left="none" fo:border-right="0.5pt solid #000000" fo:border-top="0.5pt solid #000000" fo:border-bottom="0.5pt solid #000000" style:writing-mode="lr-tb">
        <style:background-image/>
      </style:table-cell-properties>
    </style:style>
    <style:style style:name="Table5.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5.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5.A5"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4" style:family="table">
      <style:table-properties style:width="16.519cm" fo:margin-left="0.03cm" table:align="left" style:writing-mode="lr-tb"/>
    </style:style>
    <style:style style:name="Table4.A" style:family="table-column">
      <style:table-column-properties style:column-width="13.469cm"/>
    </style:style>
    <style:style style:name="Table4.B" style:family="table-column">
      <style:table-column-properties style:column-width="3.05cm"/>
    </style:style>
    <style:style style:name="Table4.1" style:family="table-row">
      <style:table-row-properties fo:keep-together="auto"/>
    </style:style>
    <style:style style:name="Table4.A1" style:family="table-cell">
      <style:table-cell-properties style:vertical-align="top" fo:background-color="#e6e6ff" fo:padding="0cm" fo:border="0.5pt solid #000000" style:writing-mode="lr-tb">
        <style:background-image/>
      </style:table-cell-properties>
    </style:style>
    <style:style style:name="Table4.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4.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6" style:family="table">
      <style:table-properties style:width="16.519cm" fo:margin-left="0.03cm" table:align="left" style:writing-mode="lr-tb"/>
    </style:style>
    <style:style style:name="Table6.A" style:family="table-column">
      <style:table-column-properties style:column-width="13.469cm"/>
    </style:style>
    <style:style style:name="Table6.B" style:family="table-column">
      <style:table-column-properties style:column-width="3.05cm"/>
    </style:style>
    <style:style style:name="Table6.1" style:family="table-row">
      <style:table-row-properties fo:keep-together="auto"/>
    </style:style>
    <style:style style:name="Table6.A1" style:family="table-cell">
      <style:table-cell-properties style:vertical-align="top" fo:background-color="#e6e6ff" fo:padding="0cm" fo:border="0.5pt solid #000000" style:writing-mode="lr-tb">
        <style:background-image/>
      </style:table-cell-properties>
    </style:style>
    <style:style style:name="Table6.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6.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7" style:family="table">
      <style:table-properties style:width="16.519cm" fo:margin-left="0.03cm" table:align="left" style:writing-mode="lr-tb"/>
    </style:style>
    <style:style style:name="Table7.A" style:family="table-column">
      <style:table-column-properties style:column-width="13.469cm"/>
    </style:style>
    <style:style style:name="Table7.B" style:family="table-column">
      <style:table-column-properties style:column-width="3.05cm"/>
    </style:style>
    <style:style style:name="Table7.1" style:family="table-row">
      <style:table-row-properties fo:keep-together="auto"/>
    </style:style>
    <style:style style:name="Table7.A1" style:family="table-cell">
      <style:table-cell-properties style:vertical-align="top" fo:background-color="#e6e6ff" fo:padding="0cm" fo:border="0.5pt solid #000000" style:writing-mode="lr-tb">
        <style:background-image/>
      </style:table-cell-properties>
    </style:style>
    <style:style style:name="Table7.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8" style:family="table">
      <style:table-properties style:width="16.519cm" fo:margin-left="0.03cm" table:align="left" style:writing-mode="lr-tb"/>
    </style:style>
    <style:style style:name="Table8.A" style:family="table-column">
      <style:table-column-properties style:column-width="13.469cm"/>
    </style:style>
    <style:style style:name="Table8.B" style:family="table-column">
      <style:table-column-properties style:column-width="3.05cm"/>
    </style:style>
    <style:style style:name="Table8.1" style:family="table-row">
      <style:table-row-properties fo:keep-together="auto"/>
    </style:style>
    <style:style style:name="Table8.A1" style:family="table-cell">
      <style:table-cell-properties style:vertical-align="top" fo:background-color="#e6e6ff" fo:padding="0cm" fo:border="0.5pt solid #000000" style:writing-mode="lr-tb">
        <style:background-image/>
      </style:table-cell-properties>
    </style:style>
    <style:style style:name="Table8.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8.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8.5" style:family="table-row">
      <style:table-row-properties style:min-row-height="1.741cm" fo:keep-together="auto"/>
    </style:style>
    <style:style style:name="Table8.6" style:family="table-row">
      <style:table-row-properties style:min-row-height="1.106cm" fo:keep-together="auto"/>
    </style:style>
    <style:style style:name="Table9" style:family="table">
      <style:table-properties style:width="16.519cm" fo:margin-left="0.03cm" table:align="left" style:writing-mode="lr-tb"/>
    </style:style>
    <style:style style:name="Table9.A" style:family="table-column">
      <style:table-column-properties style:column-width="13.469cm"/>
    </style:style>
    <style:style style:name="Table9.B" style:family="table-column">
      <style:table-column-properties style:column-width="3.05cm"/>
    </style:style>
    <style:style style:name="Table9.1" style:family="table-row">
      <style:table-row-properties fo:keep-together="auto"/>
    </style:style>
    <style:style style:name="Table9.A1" style:family="table-cell">
      <style:table-cell-properties style:vertical-align="top" fo:background-color="#e6e6ff" fo:padding="0cm" fo:border="0.5pt solid #000000" style:writing-mode="lr-tb">
        <style:background-image/>
      </style:table-cell-properties>
    </style:style>
    <style:style style:name="Table9.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9.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9.6" style:family="table-row">
      <style:table-row-properties style:min-row-height="0.619cm" fo:keep-together="auto"/>
    </style:style>
    <style:style style:name="Table10" style:family="table">
      <style:table-properties style:width="16.519cm" fo:margin-left="0.03cm" table:align="left" style:writing-mode="lr-tb"/>
    </style:style>
    <style:style style:name="Table10.A" style:family="table-column">
      <style:table-column-properties style:column-width="13.469cm"/>
    </style:style>
    <style:style style:name="Table10.B" style:family="table-column">
      <style:table-column-properties style:column-width="3.05cm"/>
    </style:style>
    <style:style style:name="Table10.1" style:family="table-row">
      <style:table-row-properties fo:keep-together="auto"/>
    </style:style>
    <style:style style:name="Table10.A1" style:family="table-cell">
      <style:table-cell-properties style:vertical-align="top" fo:background-color="#e6e6ff" fo:padding="0cm" fo:border="0.5pt solid #000000" style:writing-mode="lr-tb">
        <style:background-image/>
      </style:table-cell-properties>
    </style:style>
    <style:style style:name="Table10.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0.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0.A4"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0.12" style:family="table-row">
      <style:table-row-properties style:min-row-height="0.619cm" fo:keep-together="auto"/>
    </style:style>
    <style:style style:name="Table11" style:family="table">
      <style:table-properties style:width="16.519cm" fo:margin-left="0.03cm" table:align="left" style:writing-mode="lr-tb"/>
    </style:style>
    <style:style style:name="Table11.A" style:family="table-column">
      <style:table-column-properties style:column-width="13.494cm"/>
    </style:style>
    <style:style style:name="Table11.B" style:family="table-column">
      <style:table-column-properties style:column-width="3.025cm"/>
    </style:style>
    <style:style style:name="Table11.1" style:family="table-row">
      <style:table-row-properties fo:keep-together="auto"/>
    </style:style>
    <style:style style:name="Table11.A1" style:family="table-cell">
      <style:table-cell-properties style:vertical-align="top" fo:background-color="#e6e6ff" fo:padding="0cm" fo:border="0.5pt solid #000000" style:writing-mode="lr-tb">
        <style:background-image/>
      </style:table-cell-properties>
    </style:style>
    <style:style style:name="Table11.A2"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1.A3"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1.B3"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2" style:family="table">
      <style:table-properties style:width="16.519cm" fo:margin-left="0.03cm" table:align="left" style:writing-mode="lr-tb"/>
    </style:style>
    <style:style style:name="Table12.A" style:family="table-column">
      <style:table-column-properties style:column-width="13.469cm"/>
    </style:style>
    <style:style style:name="Table12.B" style:family="table-column">
      <style:table-column-properties style:column-width="3.05cm"/>
    </style:style>
    <style:style style:name="Table12.1" style:family="table-row">
      <style:table-row-properties fo:keep-together="auto"/>
    </style:style>
    <style:style style:name="Table12.A1"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2.B1"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2.A3"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4" style:family="table">
      <style:table-properties style:width="16.519cm" fo:margin-left="0.03cm" table:align="left" style:writing-mode="lr-tb"/>
    </style:style>
    <style:style style:name="Table14.A" style:family="table-column">
      <style:table-column-properties style:column-width="13.469cm"/>
    </style:style>
    <style:style style:name="Table14.B" style:family="table-column">
      <style:table-column-properties style:column-width="3.05cm"/>
    </style:style>
    <style:style style:name="Table14.1" style:family="table-row">
      <style:table-row-properties fo:keep-together="auto"/>
    </style:style>
    <style:style style:name="Table14.A1"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4.B1"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4.A2"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3" style:family="table">
      <style:table-properties style:width="16.519cm" fo:margin-left="0.03cm" table:align="left" style:writing-mode="lr-tb"/>
    </style:style>
    <style:style style:name="Table13.A" style:family="table-column">
      <style:table-column-properties style:column-width="13.469cm"/>
    </style:style>
    <style:style style:name="Table13.B" style:family="table-column">
      <style:table-column-properties style:column-width="3.05cm"/>
    </style:style>
    <style:style style:name="Table13.1" style:family="table-row">
      <style:table-row-properties fo:keep-together="auto"/>
    </style:style>
    <style:style style:name="Table13.A1"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3.B1"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5" style:family="table">
      <style:table-properties style:width="16.519cm" fo:margin-left="0.03cm" table:align="left" style:writing-mode="lr-tb"/>
    </style:style>
    <style:style style:name="Table15.A" style:family="table-column">
      <style:table-column-properties style:column-width="13.469cm"/>
    </style:style>
    <style:style style:name="Table15.B" style:family="table-column">
      <style:table-column-properties style:column-width="3.05cm"/>
    </style:style>
    <style:style style:name="Table15.1" style:family="table-row">
      <style:table-row-properties fo:keep-together="auto"/>
    </style:style>
    <style:style style:name="Table15.A1"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5.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5.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7" style:family="table">
      <style:table-properties style:width="16.519cm" fo:margin-left="0.03cm" table:align="left" style:writing-mode="lr-tb"/>
    </style:style>
    <style:style style:name="Table17.A" style:family="table-column">
      <style:table-column-properties style:column-width="13.469cm"/>
    </style:style>
    <style:style style:name="Table17.B" style:family="table-column">
      <style:table-column-properties style:column-width="3.05cm"/>
    </style:style>
    <style:style style:name="Table17.1" style:family="table-row">
      <style:table-row-properties fo:keep-together="auto"/>
    </style:style>
    <style:style style:name="Table17.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top" fo:background-color="transparent" fo:padding="0cm" fo:border-left="none" fo:border-right="0.5pt solid #000000" fo:border-top="0.5pt solid #000000" fo:border-bottom="0.5pt solid #000000" style:writing-mode="lr-tb">
        <style:background-image/>
      </style:table-cell-properties>
    </style:style>
    <style:style style:name="Table17.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7.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6" style:family="table">
      <style:table-properties style:width="16.519cm" fo:margin-left="0.03cm" table:align="left" style:writing-mode="lr-tb"/>
    </style:style>
    <style:style style:name="Table16.A" style:family="table-column">
      <style:table-column-properties style:column-width="13.469cm"/>
    </style:style>
    <style:style style:name="Table16.B" style:family="table-column">
      <style:table-column-properties style:column-width="3.05cm"/>
    </style:style>
    <style:style style:name="Table16.1" style:family="table-row">
      <style:table-row-properties fo:keep-together="auto"/>
    </style:style>
    <style:style style:name="Table16.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background-color="transparent" fo:padding="0cm" fo:border-left="none" fo:border-right="0.5pt solid #000000" fo:border-top="0.5pt solid #000000" fo:border-bottom="0.5pt solid #000000" style:writing-mode="lr-tb">
        <style:background-image/>
      </style:table-cell-properties>
    </style:style>
    <style:style style:name="Table16.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6.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 style:family="table">
      <style:table-properties style:width="16.499cm" table:align="margins" style:writing-mode="lr-tb"/>
    </style:style>
    <style:style style:name="Table1.A" style:family="table-column">
      <style:table-column-properties style:column-width="16.49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536cm" fo:margin-left="0cm" fo:margin-right="-0.037cm" table:align="margins" style:writing-mode="lr-tb"/>
    </style:style>
    <style:style style:name="Table2.A" style:family="table-column">
      <style:table-column-properties style:column-width="7.491cm" style:rel-column-width="29688*"/>
    </style:style>
    <style:style style:name="Table2.B" style:family="table-column">
      <style:table-column-properties style:column-width="9.045cm" style:rel-column-width="35847*"/>
    </style:style>
    <style:style style:name="Table2.1" style:family="table-row">
      <style:table-row-properties style:row-height="3.387cm"/>
    </style:style>
    <style:style style:name="Table2.A1" style:family="table-cell">
      <style:table-cell-properties style:vertical-align="top" fo:padding="0cm" fo:border="none"/>
    </style:style>
    <style:style style:name="P1" style:family="paragraph" style:parent-style-name="Párrafo_20_Nivel_20_2">
      <style:paragraph-properties fo:margin-left="0cm" fo:margin-right="0cm" fo:orphans="2" fo:widows="2" fo:text-indent="0cm" style:auto-text-indent="false" style:writing-mode="lr-tb"/>
      <style:text-properties style:use-window-font-color="true" style:font-name="NewsGotT" fo:font-size="12pt" fo:font-weight="bold" officeooo:rsid="006865b7" officeooo:paragraph-rsid="006865b7" style:font-name-asian="Times New Roman" style:font-size-asian="12pt" style:font-weight-asian="bold" style:font-name-complex="Times New Roman" style:font-size-complex="10pt" style:language-complex="ar" style:country-complex="SA" style:font-weight-complex="bold"/>
    </style:style>
    <style:style style:name="P2" style:family="paragraph" style:parent-style-name="Párrafo_20_Nivel_20_2">
      <style:paragraph-properties fo:margin-left="0cm" fo:margin-right="0cm" fo:orphans="2" fo:widows="2" fo:text-indent="0cm" style:auto-text-indent="false" style:writing-mode="lr-tb"/>
      <style:text-properties style:use-window-font-color="true" style:font-name="NewsGotT" fo:font-size="12pt" fo:language="es" fo:country="ES" officeooo:paragraph-rsid="0069d949" style:font-name-asian="Times New Roman" style:font-size-asian="12pt" style:font-name-complex="Times New Roman" style:font-size-complex="10pt" style:language-complex="ar" style:country-complex="SA"/>
    </style:style>
    <style:style style:name="P3" style:family="paragraph" style:parent-style-name="Párrafo_20_Nivel_20_2">
      <style:paragraph-properties fo:margin-left="0cm" fo:margin-right="0cm" fo:orphans="2" fo:widows="2" fo:text-indent="0cm" style:auto-text-indent="false" style:writing-mode="lr-tb"/>
      <style:text-properties style:use-window-font-color="true" style:font-name="NewsGotT" fo:font-size="12pt" fo:language="es" fo:country="ES" fo:font-weight="normal" officeooo:rsid="0069d949" officeooo:paragraph-rsid="0070924e" style:font-name-asian="Times New Roman" style:font-size-asian="12pt" style:font-weight-asian="normal" style:font-name-complex="Times New Roman" style:font-size-complex="10pt" style:language-complex="ar" style:country-complex="SA" style:font-weight-complex="normal"/>
    </style:style>
    <style:style style:name="P4" style:family="paragraph" style:parent-style-name="Párrafo_20_Nivel_20_2">
      <style:paragraph-properties fo:margin-left="0cm" fo:margin-right="0cm" fo:orphans="2" fo:widows="2" fo:text-indent="0cm" style:auto-text-indent="false" style:writing-mode="lr-tb"/>
      <style:text-properties style:use-window-font-color="true" style:text-outline="false" style:text-line-through-style="none" style:text-line-through-type="none" style:font-name="NewsGotT" fo:font-size="12pt" fo:language="es" fo:country="ES" fo:font-style="normal" fo:text-shadow="none" style:text-underline-style="none" fo:font-weight="normal" fo:background-color="#ffff0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 style:family="paragraph" style:parent-style-name="Párrafo_20_Nivel_20_2">
      <style:paragraph-properties fo:margin-left="0cm" fo:margin-right="0cm" fo:orphans="2" fo:widows="2" fo:text-indent="0cm" style:auto-text-indent="false" style:writing-mode="lr-tb"/>
      <style:text-properties style:use-window-font-color="true" style:text-outline="false" style:text-line-through-style="none" style:text-line-through-type="none" style:font-name="NewsGotT" fo:font-size="12pt" fo:language="es" fo:country="ES" fo:font-style="normal" fo:text-shadow="none" style:text-underline-style="none" fo:font-weight="normal" fo:background-color="#ffffff"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6" style:family="paragraph" style:parent-style-name="Párrafo_20_Nivel_20_2">
      <style:paragraph-properties fo:margin-left="0cm" fo:margin-right="0cm" fo:orphans="2" fo:widows="2" fo:text-indent="0cm" style:auto-text-indent="false" style:writing-mode="lr-tb"/>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paragraph-rsid="00ef6a3b" fo:background-color="#ffffff"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7" style:family="paragraph" style:parent-style-name="Párrafo_20_Nivel_20_2">
      <style:paragraph-properties fo:margin-left="0cm" fo:margin-right="0cm" fo:orphans="2" fo:widows="2" fo:text-indent="0cm" style:auto-text-indent="false" style:writing-mode="lr-tb"/>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f6a3b" officeooo:paragraph-rsid="00ef6a3b" fo:background-color="#ffffff"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8" style:family="paragraph" style:parent-style-name="Párrafo_20_Nivel_20_2">
      <style:paragraph-properties fo:margin-left="0cm" fo:margin-right="0cm" fo:orphans="2" fo:widows="2" fo:text-indent="0cm" style:auto-text-indent="false" style:writing-mode="lr-tb"/>
      <style:text-properties style:use-window-font-color="true" style:text-outline="false" style:text-line-through-style="none" style:text-line-through-type="none" style:font-name="NewsGotT"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9" style:family="paragraph" style:parent-style-name="Párrafo_20_Nivel_20_2">
      <style:paragraph-properties fo:margin-left="0cm" fo:margin-right="0cm" fo:orphans="2" fo:widows="2" fo:text-indent="0cm" style:auto-text-indent="false" style:writing-mode="lr-tb"/>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paragraph-rsid="00f2be9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0" style:family="paragraph" style:parent-style-name="Párrafo_20_Nivel_20_2">
      <style:paragraph-properties fo:margin-left="0cm" fo:margin-right="0cm" fo:orphans="2" fo:widows="2" fo:text-indent="0cm" style:auto-text-indent="false" style:writing-mode="lr-tb"/>
    </style:style>
    <style:style style:name="P11" style:family="paragraph" style:parent-style-name="Párrafo_20_Nivel_20_1">
      <style:paragraph-properties fo:margin-left="0cm" fo:margin-right="0cm" fo:orphans="2" fo:widows="2" fo:text-indent="0cm" style:auto-text-indent="false" style:writing-mode="lr-tb"/>
    </style:style>
    <style:style style:name="P12" style:family="paragraph" style:parent-style-name="Párrafo_20_Nivel_20_1">
      <style:paragraph-properties fo:margin-left="0cm" fo:margin-right="0cm" fo:orphans="2" fo:widows="2" fo:text-indent="0cm" style:auto-text-indent="false" style:writing-mode="lr-tb"/>
      <style:text-properties officeooo:paragraph-rsid="0069d949"/>
    </style:style>
    <style:style style:name="P13" style:family="paragraph" style:parent-style-name="Párrafo_20_Nivel_20_1">
      <style:paragraph-properties fo:margin-left="0cm" fo:margin-right="0cm" fo:orphans="2" fo:widows="2" fo:text-indent="0cm" style:auto-text-indent="false" style:writing-mode="lr-tb"/>
      <style:text-properties style:use-window-font-color="true" style:font-name="NewsGotT" fo:font-size="12pt" fo:language="es" fo:country="ES" style:font-name-asian="Times New Roman" style:font-size-asian="12pt" style:font-name-complex="Times New Roman" style:font-size-complex="10pt" style:language-complex="ar" style:country-complex="SA"/>
    </style:style>
    <style:style style:name="P14" style:family="paragraph" style:parent-style-name="Párrafo_20_Nivel_20_1">
      <style:paragraph-properties fo:margin-left="0cm" fo:margin-right="0cm" fo:orphans="2" fo:widows="2" fo:text-indent="0cm" style:auto-text-indent="false" style:writing-mode="lr-tb"/>
      <style:text-properties style:use-window-font-color="true" style:font-name="NewsGotT" fo:font-size="12pt" fo:language="es" fo:country="ES" officeooo:paragraph-rsid="0069d949" style:font-name-asian="Times New Roman" style:font-size-asian="12pt" style:font-name-complex="Times New Roman" style:font-size-complex="10pt" style:language-complex="ar" style:country-complex="SA"/>
    </style:style>
    <style:style style:name="P15" style:family="paragraph" style:parent-style-name="Párrafo_20_Nivel_20_1">
      <style:paragraph-properties fo:margin-left="0cm" fo:margin-right="0cm" fo:orphans="2" fo:widows="2" fo:text-indent="0cm" style:auto-text-indent="false" style:writing-mode="lr-tb"/>
      <style:text-properties style:use-window-font-color="true" style:font-name="NewsGotT" fo:font-size="12pt" fo:language="es" fo:country="ES" officeooo:rsid="001f1639" style:font-name-asian="Times New Roman" style:font-size-asian="12pt" style:font-name-complex="Times New Roman" style:font-size-complex="10pt" style:language-complex="ar" style:country-complex="SA"/>
    </style:style>
    <style:style style:name="P16" style:family="paragraph" style:parent-style-name="Párrafo_20_Nivel_20_1">
      <style:paragraph-properties fo:margin-left="0cm" fo:margin-right="0cm" fo:orphans="2" fo:widows="2" fo:text-indent="0cm" style:auto-text-indent="false" style:writing-mode="lr-tb"/>
      <style:text-properties style:use-window-font-color="true" style:font-name="NewsGotT" fo:font-size="12pt" fo:language="es" fo:country="ES" officeooo:rsid="001f1639" officeooo:paragraph-rsid="001f1639" style:font-name-asian="Times New Roman" style:font-size-asian="12pt" style:font-name-complex="Times New Roman" style:font-size-complex="10pt" style:language-complex="ar" style:country-complex="SA"/>
    </style:style>
    <style:style style:name="P17" style:family="paragraph" style:parent-style-name="Párrafo_20_Nivel_20_1">
      <style:paragraph-properties fo:margin-left="0cm" fo:margin-right="0cm" fo:orphans="2" fo:widows="2" fo:text-indent="0cm" style:auto-text-indent="false" style:writing-mode="lr-tb"/>
      <style:text-properties style:use-window-font-color="true" style:font-name="NewsGotT" fo:font-size="12pt" fo:language="es" fo:country="ES" officeooo:rsid="0067bb45" officeooo:paragraph-rsid="0067bb45" style:font-name-asian="Times New Roman" style:font-size-asian="12pt" style:font-name-complex="Times New Roman" style:font-size-complex="10pt" style:language-complex="ar" style:country-complex="SA"/>
    </style:style>
    <style:style style:name="P18" style:family="paragraph" style:parent-style-name="Párrafo_20_Nivel_20_1">
      <style:paragraph-properties fo:margin-left="0cm" fo:margin-right="0cm" fo:orphans="2" fo:widows="2" fo:text-indent="0cm" style:auto-text-indent="false" style:writing-mode="lr-tb"/>
      <style:text-properties style:use-window-font-color="true" style:font-name="NewsGotT" fo:font-size="12pt" fo:language="es" fo:country="ES" fo:background-color="#ffffff" style:font-name-asian="Times New Roman" style:font-size-asian="12pt" style:font-name-complex="Times New Roman" style:font-size-complex="10pt" style:language-complex="ar" style:country-complex="SA"/>
    </style:style>
    <style:style style:name="P19" style:family="paragraph" style:parent-style-name="Párrafo_20_Nivel_20_1">
      <style:paragraph-properties fo:margin-left="0cm" fo:margin-right="0cm" fo:orphans="2" fo:widows="2" fo:text-indent="0cm" style:auto-text-indent="false" style:writing-mode="lr-tb"/>
      <style:text-properties style:use-window-font-color="true" style:font-name="NewsGotT" fo:font-size="12pt" fo:language="es" fo:country="ES" officeooo:paragraph-rsid="007ffef1" fo:background-color="#ffffff" style:font-name-asian="Times New Roman" style:font-size-asian="12pt" style:font-name-complex="Times New Roman" style:font-size-complex="10pt" style:language-complex="ar" style:country-complex="SA"/>
    </style:style>
    <style:style style:name="P20" style:family="paragraph" style:parent-style-name="Párrafo_20_Nivel_20_1">
      <style:paragraph-properties fo:margin-left="0cm" fo:margin-right="0cm" fo:text-align="justify" style:justify-single-word="false" fo:orphans="2" fo:widows="2" fo:text-indent="0cm" style:auto-text-indent="false" style:writing-mode="lr-tb">
        <style:tab-stops/>
      </style:paragraph-properties>
      <style:text-properties style:use-window-font-color="true" style:font-name="NewsGotT" fo:font-size="12pt" fo:language="es" fo:country="ES" fo:font-weight="bold" officeooo:rsid="00c79ba3" officeooo:paragraph-rsid="00c98461" style:font-name-asian="Times New Roman" style:font-size-asian="12pt" style:font-weight-asian="bold" style:font-name-complex="Times New Roman" style:font-size-complex="10pt" style:language-complex="ar" style:country-complex="SA" style:font-weight-complex="bold"/>
    </style:style>
    <style:style style:name="P21" style:family="paragraph" style:parent-style-name="Párrafo_20_Nivel_20_1">
      <style:paragraph-properties fo:margin-left="0cm" fo:margin-right="0cm" fo:orphans="2" fo:widows="2" fo:text-indent="0cm" style:auto-text-indent="false" style:writing-mode="lr-tb">
        <style:tab-stops/>
      </style:paragraph-properties>
      <style:text-properties style:use-window-font-color="true" style:font-name="NewsGotT" fo:font-size="12pt" fo:language="es" fo:country="ES" fo:font-weight="bold" officeooo:rsid="00c79ba3" style:font-name-asian="Times New Roman" style:font-size-asian="12pt" style:font-weight-asian="bold" style:font-name-complex="Times New Roman" style:font-size-complex="10pt" style:language-complex="ar" style:country-complex="SA" style:font-weight-complex="bold"/>
    </style:style>
    <style:style style:name="P22" style:family="paragraph" style:parent-style-name="Párrafo_20_Nivel_20_1">
      <style:paragraph-properties fo:margin-left="0cm" fo:margin-right="0cm" fo:orphans="2" fo:widows="2" fo:text-indent="0cm" style:auto-text-indent="false" style:writing-mode="lr-tb"/>
      <style:text-properties officeooo:rsid="001f1639" officeooo:paragraph-rsid="001f1639"/>
    </style:style>
    <style:style style:name="P23" style:family="paragraph" style:parent-style-name="WW-Sangría_20_2_20_de_20_t._20_independiente">
      <style:paragraph-properties fo:margin-left="0cm" fo:margin-right="0cm" fo:line-height="100%" fo:orphans="0" fo:widows="0" fo:hyphenation-ladder-count="no-limit" fo:text-indent="0cm" style:auto-text-indent="false" style:text-autospace="ideograph-alpha" style:punctuation-wrap="hanging" style:line-break="strict" style:writing-mode="lr-tb">
        <style:tab-stops/>
      </style:paragraph-properties>
      <style:text-properties style:font-name="NewsGotT" officeooo:paragraph-rsid="001d8426" fo:hyphenate="false" fo:hyphenation-remain-char-count="2" fo:hyphenation-push-char-count="2"/>
    </style:style>
    <style:style style:name="P24" style:family="paragraph" style:parent-style-name="WW-Sangría_20_2_20_de_20_t._20_independiente">
      <style:paragraph-properties fo:margin-left="0cm" fo:margin-right="0cm" fo:line-height="100%" fo:orphans="0" fo:widows="0" fo:hyphenation-ladder-count="no-limit" fo:text-indent="0cm" style:auto-text-indent="false" style:text-autospace="ideograph-alpha" style:punctuation-wrap="hanging" style:line-break="strict" style:writing-mode="lr-tb">
        <style:tab-stops/>
      </style:paragraph-properties>
      <style:text-properties officeooo:paragraph-rsid="001d8426" fo:hyphenate="false" fo:hyphenation-remain-char-count="2" fo:hyphenation-push-char-count="2"/>
    </style:style>
    <style:style style:name="P25" style:family="paragraph" style:parent-style-name="WW-Sangría_20_2_20_de_20_t._20_independiente">
      <style:paragraph-properties fo:margin-left="0cm" fo:margin-right="0cm" fo:line-height="100%"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NewsGotT" fo:font-size="11pt" fo:language="es" fo:country="ES" officeooo:paragraph-rsid="001d8426" style:font-name-asian="Times New Roman" style:font-size-asian="11pt" style:font-name-complex="Arial" style:font-size-complex="11pt" style:language-complex="ar" style:country-complex="SA" fo:hyphenate="false" fo:hyphenation-remain-char-count="2" fo:hyphenation-push-char-count="2"/>
    </style:style>
    <style:style style:name="P26" style:family="paragraph" style:parent-style-name="Párrafo_20_Nivel_20_3">
      <style:paragraph-properties fo:margin-left="0cm" fo:margin-right="0cm" fo:text-align="justify" style:justify-single-word="false" fo:orphans="2" fo:widows="2" fo:text-indent="0cm" style:auto-text-indent="false" style:writing-mode="lr-tb">
        <style:tab-stops/>
      </style:paragraph-properties>
      <style:text-properties officeooo:paragraph-rsid="00c9574f"/>
    </style:style>
    <style:style style:name="P27" style:family="paragraph" style:parent-style-name="Párrafo_20_Nivel_20_3">
      <style:paragraph-properties fo:margin-left="0cm" fo:margin-right="0cm" fo:text-align="justify" style:justify-single-word="false" fo:orphans="2" fo:widows="2" fo:text-indent="0cm" style:auto-text-indent="false" style:writing-mode="lr-tb">
        <style:tab-stops/>
      </style:paragraph-properties>
      <style:text-properties style:use-window-font-color="true" style:font-name="NewsGotT" fo:font-size="12pt" fo:language="es" fo:country="ES" fo:font-weight="bold" officeooo:rsid="00c79ba3" officeooo:paragraph-rsid="00c9574f" style:font-name-asian="Times New Roman" style:font-size-asian="12pt" style:font-weight-asian="bold" style:font-name-complex="Times New Roman" style:font-size-complex="10pt" style:language-complex="ar" style:country-complex="SA" style:font-weight-complex="bold"/>
    </style:style>
    <style:style style:name="P28" style:family="paragraph" style:parent-style-name="Standard">
      <style:paragraph-properties fo:margin-left="0cm" fo:margin-right="0cm" fo:text-align="justify" style:justify-single-word="false" fo:orphans="2" fo:widows="2" fo:text-indent="0cm" style:auto-text-indent="false" style:writing-mode="lr-tb"/>
      <style:text-properties officeooo:paragraph-rsid="00714fc8"/>
    </style:style>
    <style:style style:name="P29" style:family="paragraph" style:parent-style-name="Standard">
      <style:paragraph-properties fo:margin-left="0cm" fo:margin-right="0cm" fo:text-align="justify" style:justify-single-word="false" fo:orphans="2" fo:widows="2" fo:text-indent="0cm" style:auto-text-indent="false" style:writing-mode="lr-tb"/>
      <style:text-properties officeooo:rsid="007930a0" officeooo:paragraph-rsid="007930a0"/>
    </style:style>
    <style:style style:name="P30" style:family="paragraph" style:parent-style-name="Standard">
      <style:paragraph-properties fo:margin-left="0cm" fo:margin-right="0cm" fo:text-align="justify" style:justify-single-word="false" fo:orphans="2" fo:widows="2" fo:text-indent="0cm" style:auto-text-indent="false" style:writing-mode="lr-tb"/>
      <style:text-properties style:font-name="sans-serif" fo:font-size="12pt" officeooo:rsid="00714fc8" officeooo:paragraph-rsid="00714fc8"/>
    </style:style>
    <style:style style:name="P31" style:family="paragraph" style:parent-style-name="Párrafo_20_Nivel_20_1">
      <style:paragraph-properties fo:margin-left="0cm" fo:margin-right="0cm" fo:text-indent="0cm" style:auto-text-indent="false"/>
    </style:style>
    <style:style style:name="P32" style:family="paragraph" style:parent-style-name="Párrafo_20_Nivel_20_1">
      <style:paragraph-properties fo:margin-left="0cm" fo:margin-right="0cm" fo:text-indent="0cm" style:auto-text-indent="false"/>
      <style:text-properties style:use-window-font-color="true" style:font-name="NewsGotT" fo:font-size="12pt" fo:language="es" fo:country="ES" style:text-underline-style="none" fo:font-weight="normal" style:font-name-asian="Times New Roman" style:font-size-asian="12pt" style:font-weight-asian="normal" style:font-name-complex="Times New Roman" style:font-size-complex="10pt" style:language-complex="ar" style:country-complex="SA" style:font-weight-complex="normal"/>
    </style:style>
    <style:style style:name="P33" style:family="paragraph" style:parent-style-name="Párrafo_20_Nivel_20_1">
      <style:paragraph-properties fo:margin-left="0cm" fo:margin-right="0cm" fo:text-indent="0cm" style:auto-text-indent="false"/>
      <style:text-properties style:use-window-font-color="true" style:font-name="NewsGotT" fo:font-size="12pt" fo:language="es" fo:country="ES" fo:font-style="normal" style:text-underline-style="none" fo:font-weight="normal" officeooo:paragraph-rsid="00a397e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Párrafo_20_Nivel_20_1">
      <style:paragraph-properties fo:margin-left="0cm" fo:margin-right="0cm" fo:text-indent="0cm" style:auto-text-indent="false"/>
      <style:text-properties officeooo:paragraph-rsid="001d37de"/>
    </style:style>
    <style:style style:name="P35" style:family="paragraph" style:parent-style-name="Párrafo_20_Nivel_20_1">
      <style:paragraph-properties fo:margin-left="0cm" fo:margin-right="0cm" fo:text-indent="0cm" style:auto-text-indent="false"/>
      <style:text-properties fo:font-style="italic" style:font-style-asian="italic"/>
    </style:style>
    <style:style style:name="P36" style:family="paragraph" style:parent-style-name="Párrafo_20_Nivel_20_1">
      <style:paragraph-properties fo:margin-left="0cm" fo:margin-right="0cm" fo:text-indent="0cm" style:auto-text-indent="false"/>
      <style:text-properties fo:font-style="normal" officeooo:rsid="002e81b0" officeooo:paragraph-rsid="002e81b0" style:font-style-asian="normal" style:font-style-complex="normal"/>
    </style:style>
    <style:style style:name="P37" style:family="paragraph" style:parent-style-name="Párrafo_20_Nivel_20_1">
      <style:paragraph-properties fo:margin-left="0cm" fo:margin-right="0cm" fo:text-indent="0cm" style:auto-text-indent="false"/>
      <style:text-properties fo:font-style="normal" fo:font-weight="bold" officeooo:rsid="002ef057" officeooo:paragraph-rsid="002e81b0" style:font-style-asian="normal" style:font-weight-asian="bold" style:font-style-complex="normal" style:font-weight-complex="bold"/>
    </style:style>
    <style:style style:name="P38" style:family="paragraph" style:parent-style-name="Párrafo_20_Nivel_20_1">
      <style:paragraph-properties fo:margin-left="0cm" fo:margin-right="0cm" fo:text-indent="0cm" style:auto-text-indent="false"/>
      <style:text-properties fo:font-style="normal" fo:font-weight="normal" officeooo:rsid="002ef057" officeooo:paragraph-rsid="00ae3ca8" style:font-style-asian="normal" style:font-weight-asian="normal" style:font-style-complex="normal" style:font-weight-complex="normal"/>
    </style:style>
    <style:style style:name="P39" style:family="paragraph" style:parent-style-name="Párrafo_20_Nivel_20_1">
      <style:paragraph-properties fo:margin-left="0cm" fo:margin-right="0cm" fo:text-indent="0cm" style:auto-text-indent="false"/>
      <style:text-properties officeooo:rsid="001f1639" officeooo:paragraph-rsid="001f1639"/>
    </style:style>
    <style:style style:name="P40" style:family="paragraph" style:parent-style-name="Párrafo_20_Nivel_20_1">
      <style:paragraph-properties fo:margin-left="0cm" fo:margin-right="0cm" fo:text-indent="0cm" style:auto-text-indent="false"/>
      <style:text-properties officeooo:rsid="00619e5c" officeooo:paragraph-rsid="00619e5c"/>
    </style:style>
    <style:style style:name="P41" style:family="paragraph" style:parent-style-name="Párrafo_20_Nivel_20_1">
      <style:paragraph-properties fo:margin-left="0cm" fo:margin-right="0cm" fo:text-indent="0cm" style:auto-text-indent="false"/>
      <style:text-properties officeooo:paragraph-rsid="00a397ed"/>
    </style:style>
    <style:style style:name="P42" style:family="paragraph" style:parent-style-name="Párrafo_20_Nivel_20_1">
      <style:paragraph-properties fo:margin-left="0cm" fo:margin-right="0cm" fo:text-indent="0cm" style:auto-text-indent="false"/>
      <style:text-properties officeooo:rsid="00a397ed" officeooo:paragraph-rsid="00a397ed"/>
    </style:style>
    <style:style style:name="P43" style:family="paragraph" style:parent-style-name="Párrafo_20_Nivel_20_1">
      <style:paragraph-properties fo:margin-left="0cm" fo:margin-right="0cm" fo:text-indent="0cm" style:auto-text-indent="false"/>
      <style:text-properties fo:language="es" fo:country="ES"/>
    </style:style>
    <style:style style:name="P44" style:family="paragraph" style:parent-style-name="Párrafo_20_Nivel_20_2">
      <style:paragraph-properties fo:margin-left="0cm" fo:margin-right="0cm" fo:text-indent="0cm" style:auto-text-indent="false"/>
    </style:style>
    <style:style style:name="P45" style:family="paragraph" style:parent-style-name="Párrafo_20_Nivel_20_2">
      <style:paragraph-properties fo:margin-left="0cm" fo:margin-right="0cm" fo:text-indent="0cm" style:auto-text-indent="false"/>
      <style:text-properties style:text-underline-style="solid" style:text-underline-width="auto" style:text-underline-color="font-color"/>
    </style:style>
    <style:style style:name="P46" style:family="paragraph" style:parent-style-name="Párrafo_20_Nivel_20_2">
      <style:paragraph-properties fo:margin-left="0cm" fo:margin-right="0cm" fo:text-indent="0cm" style:auto-text-indent="false"/>
      <style:text-properties style:use-window-font-color="true" style:font-name="NewsGotT" fo:font-size="12pt" fo:language="es" fo:country="ES" fo:font-weight="normal" officeooo:rsid="001b24c0" officeooo:paragraph-rsid="00af2dff" style:letter-kerning="true"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P47"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3085b9" officeooo:paragraph-rsid="00387edc"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48"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3085b9" officeooo:paragraph-rsid="00528ed1"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49"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3cb0b5" officeooo:paragraph-rsid="004e19c8"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0"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3cb0b5" officeooo:paragraph-rsid="00514f5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1"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01d75" officeooo:paragraph-rsid="00501d7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2" style:family="paragraph" style:parent-style-name="Párrafo_20_Nivel_20_2">
      <style:paragraph-properties fo:margin-left="0cm" fo:margin-right="0cm" fo:text-indent="0cm" style:auto-text-indent="false">
        <style:tab-stops>
          <style:tab-stop style:position="0.891cm"/>
        </style:tab-stops>
      </style:paragraph-properties>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30868" officeooo:paragraph-rsid="0054f64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3"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b02dc" officeooo:paragraph-rsid="005b02d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4"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e04c5" officeooo:paragraph-rsid="005e04c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5"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6307be" officeooo:paragraph-rsid="006307b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6" style:family="paragraph" style:parent-style-name="Párrafo_20_Nivel_20_2">
      <style:paragraph-properties fo:margin-left="0cm" fo:margin-right="0cm" fo:text-indent="0cm" style:auto-text-indent="false">
        <style:tab-stops>
          <style:tab-stop style:position="0.891cm"/>
        </style:tab-stops>
      </style:paragraph-properties>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20db7" officeooo:paragraph-rsid="00e20db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7" style:family="paragraph" style:parent-style-name="Párrafo_20_Nivel_20_2">
      <style:paragraph-properties fo:margin-left="0cm" fo:margin-right="0cm" fo:text-indent="0cm" style:auto-text-indent="false">
        <style:tab-stops>
          <style:tab-stop style:position="0.891cm"/>
        </style:tab-stops>
      </style:paragraph-properties>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fdb2c5" officeooo:paragraph-rsid="00fdb2c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8"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14f57" officeooo:paragraph-rsid="010db45f"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59"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624373" officeooo:paragraph-rsid="00624373"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60"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3cb0b5" officeooo:paragraph-rsid="00514f57" style:font-name-asian="Times New Roman" style:font-size-asian="12pt"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P61" style:family="paragraph" style:parent-style-name="Párrafo_20_Nivel_20_2">
      <style:paragraph-properties fo:margin-left="0cm" fo:margin-right="0cm" fo:text-indent="0cm" style:auto-text-indent="false"/>
      <style:text-properties style:use-window-font-color="true" style:text-outline="false" style:text-line-through-style="none" style:text-line-through-type="none" style:font-name="sans-serif" fo:font-size="12pt" fo:language="es" fo:country="ES" fo:font-style="normal" fo:text-shadow="none" style:text-underline-style="none" fo:font-weight="bold" officeooo:rsid="00cd7dca" officeooo:paragraph-rsid="00cd7dca"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62" style:family="paragraph" style:parent-style-name="Párrafo_20_Nivel_20_2">
      <style:paragraph-properties fo:margin-left="0cm" fo:margin-right="0cm" fo:text-indent="0cm" style:auto-text-indent="false"/>
      <style:text-properties officeooo:paragraph-rsid="00514f57"/>
    </style:style>
    <style:style style:name="P63" style:family="paragraph" style:parent-style-name="Párrafo_20_Nivel_20_2">
      <style:paragraph-properties fo:margin-left="0cm" fo:margin-right="0cm" fo:text-indent="0cm" style:auto-text-indent="false"/>
      <style:text-properties officeooo:rsid="00514f57" officeooo:paragraph-rsid="00514f57"/>
    </style:style>
    <style:style style:name="P64" style:family="paragraph" style:parent-style-name="Párrafo_20_Nivel_20_2">
      <style:paragraph-properties fo:margin-left="0cm" fo:margin-right="0cm" fo:text-indent="0cm" style:auto-text-indent="false"/>
      <style:text-properties officeooo:rsid="00530868" officeooo:paragraph-rsid="00530868"/>
    </style:style>
    <style:style style:name="P65" style:family="paragraph" style:parent-style-name="Párrafo_20_Nivel_20_2">
      <style:paragraph-properties fo:margin-left="0cm" fo:margin-right="0cm" fo:text-indent="0cm" style:auto-text-indent="false"/>
      <style:text-properties officeooo:paragraph-rsid="005edf1e"/>
    </style:style>
    <style:style style:name="P66" style:family="paragraph" style:parent-style-name="Párrafo_20_Nivel_20_2">
      <style:paragraph-properties fo:margin-left="0cm" fo:margin-right="0cm" fo:text-indent="0cm" style:auto-text-indent="false"/>
      <style:text-properties officeooo:rsid="00624373" officeooo:paragraph-rsid="00624373"/>
    </style:style>
    <style:style style:name="P67" style:family="paragraph" style:parent-style-name="Párrafo_20_Nivel_20_2">
      <style:paragraph-properties fo:margin-left="0cm" fo:margin-right="0cm" fo:text-indent="0cm" style:auto-text-indent="false"/>
      <style:text-properties officeooo:rsid="00624373" officeooo:paragraph-rsid="006307be"/>
    </style:style>
    <style:style style:name="P68" style:family="paragraph" style:parent-style-name="Párrafo_20_Nivel_20_2">
      <style:paragraph-properties fo:margin-left="0cm" fo:margin-right="0cm" fo:text-indent="0cm" style:auto-text-indent="false"/>
      <style:text-properties officeooo:rsid="006635a0" officeooo:paragraph-rsid="006635a0"/>
    </style:style>
    <style:style style:name="P69" style:family="paragraph" style:parent-style-name="Párrafo_20_Nivel_20_2">
      <style:paragraph-properties fo:margin-left="0cm" fo:margin-right="0cm" fo:text-indent="0cm" style:auto-text-indent="false"/>
      <style:text-properties officeooo:paragraph-rsid="00cc97ca"/>
    </style:style>
    <style:style style:name="P70" style:family="paragraph" style:parent-style-name="Párrafo_20_Nivel_20_2">
      <style:paragraph-properties fo:margin-left="0cm" fo:margin-right="0cm" fo:text-indent="0cm" style:auto-text-indent="false"/>
      <style:text-properties officeooo:paragraph-rsid="010db45f"/>
    </style:style>
    <style:style style:name="P71" style:family="paragraph" style:parent-style-name="Párrafo_20_Nivel_20_3">
      <style:paragraph-properties fo:margin-left="0cm" fo:margin-right="0cm" fo:text-indent="0cm" style:auto-text-indent="false"/>
    </style:style>
    <style:style style:name="P72" style:family="paragraph" style:parent-style-name="Párrafo_20_Nivel_20_3">
      <style:paragraph-properties fo:margin-left="0cm" fo:margin-right="0cm" fo:text-indent="0cm" style:auto-text-indent="false"/>
      <style:text-properties officeooo:paragraph-rsid="00ec3307"/>
    </style:style>
    <style:style style:name="P73" style:family="paragraph" style:parent-style-name="Párrafo_20_Nivel_20_3">
      <style:paragraph-properties fo:margin-left="0cm" fo:margin-right="0cm" fo:text-indent="0cm" style:auto-text-indent="false"/>
      <style:text-properties officeooo:rsid="00ec3307" officeooo:paragraph-rsid="00ec3307"/>
    </style:style>
    <style:style style:name="P74" style:family="paragraph" style:parent-style-name="Párrafo_20_Nivel_20_3">
      <style:paragraph-properties fo:margin-left="0cm" fo:margin-right="0cm" fo:text-indent="0cm" style:auto-text-indent="false"/>
      <style:text-properties officeooo:rsid="00ee7667" officeooo:paragraph-rsid="00ee7667"/>
    </style:style>
    <style:style style:name="P75" style:family="paragraph" style:parent-style-name="Párrafo_20_Nivel_20_3">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c3307" officeooo:paragraph-rsid="00ecfc2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76" style:family="paragraph" style:parent-style-name="Párrafo_20_Nivel_20_3">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cfc2d" officeooo:paragraph-rsid="00ecfc2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77" style:family="paragraph" style:parent-style-name="Párrafo_20_Nivel_20_3">
      <style:paragraph-properties fo:margin-left="0cm" fo:margin-right="0cm" fo:text-indent="0cm" style:auto-text-indent="false"/>
      <style:text-properties officeooo:paragraph-rsid="00ecfc2d"/>
    </style:style>
    <style:style style:name="P78" style:family="paragraph" style:parent-style-name="Párrafo_20_Nivel_20_3">
      <style:paragraph-properties fo:margin-left="0cm" fo:margin-right="0cm" fo:margin-top="0.212cm" fo:margin-bottom="0cm" style:contextual-spacing="false"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Times New Roman" style:font-size-complex="10pt" style:language-complex="ar" style:country-complex="SA"/>
    </style:style>
    <style:style style:name="P79" style:family="paragraph" style:parent-style-name="Párrafo_20_Nivel_20_3">
      <style:paragraph-properties fo:margin-left="0cm" fo:margin-right="0cm" fo:margin-top="0.212cm" fo:margin-bottom="0cm" style:contextual-spacing="false" style:line-height-at-least="0.423cm" fo:text-align="justify" style:justify-single-word="false" fo:orphans="2" fo:widows="2" fo:text-indent="0cm" style:auto-text-indent="false" style:writing-mode="lr-tb"/>
      <style:text-properties style:font-name="NewsGotT" fo:font-size="12pt" style:font-name-asian="Times New Roman" style:font-size-asian="12pt" style:font-name-complex="Times New Roman" style:font-size-complex="10pt"/>
    </style:style>
    <style:style style:name="P80" style:family="paragraph" style:parent-style-name="Standard">
      <style:paragraph-properties fo:margin-left="0cm" fo:margin-right="0cm" fo:line-height="100%" fo:text-align="justify" style:justify-single-word="false" fo:text-indent="0cm" style:auto-text-indent="false" style:snap-to-layout-grid="false"/>
      <style:text-properties style:font-name="NewsGotT" fo:font-size="11pt" style:text-underline-style="none" fo:font-weight="bold" officeooo:paragraph-rsid="001d8426" style:font-size-asian="11pt" style:font-weight-asian="bold" style:font-name-complex="Arial" style:font-size-complex="11pt" style:font-weight-complex="bold"/>
    </style:style>
    <style:style style:name="P81" style:family="paragraph" style:parent-style-name="Standard">
      <style:paragraph-properties fo:margin-left="0cm" fo:margin-right="0cm" fo:line-height="100%" fo:text-align="justify" style:justify-single-word="false" fo:text-indent="0cm" style:auto-text-indent="false" style:snap-to-layout-grid="false"/>
      <style:text-properties style:font-name="NewsGotT" fo:font-size="11pt" style:text-underline-style="none" fo:font-weight="normal" officeooo:paragraph-rsid="001d8426" style:font-size-asian="11pt" style:font-weight-asian="normal" style:font-name-complex="Arial" style:font-size-complex="11pt"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68010" officeooo:paragraph-rsid="009fd1e4"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83"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officeooo:paragraph-rsid="00be1bc6"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84"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paragraph-rsid="00ceb17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85"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paragraph-rsid="00d21462"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86"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paragraph-rsid="00be1bc6"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87"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8679d" officeooo:paragraph-rsid="00be1bc6"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88" style:family="paragraph" style:parent-style-name="Standard">
      <style:paragraph-properties fo:margin-left="0cm" fo:margin-right="0cm" fo:text-align="justify" style:justify-single-word="false" fo:text-indent="0cm" style:auto-text-indent="false">
        <style:tab-stops>
          <style:tab-stop style:position="0.891cm"/>
        </style:tab-stops>
      </style:paragraph-properties>
      <style:text-properties style:use-window-font-color="true" style:text-outline="false" style:text-line-through-style="none" style:text-line-through-type="none" style:font-name="NewsGotT" fo:font-size="10pt" fo:language="es" fo:country="ES" fo:font-style="normal" fo:text-shadow="none" style:text-underline-style="none" fo:font-weight="normal" officeooo:rsid="00e20db7" officeooo:paragraph-rsid="00e20db7" style:font-name-asian="YLWHHJ+NewsGotT" style:font-size-asian="10pt" style:font-style-asian="normal" style:font-weight-asian="normal" style:font-name-complex="YLWHHJ+NewsGotT" style:font-size-complex="10pt" style:language-complex="ar" style:country-complex="SA" style:font-style-complex="normal" style:font-weight-complex="normal" style:text-emphasize="none" style:text-overline-style="none" style:text-overline-color="font-color"/>
    </style:style>
    <style:style style:name="P89"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0pt" fo:language="es" fo:country="ES" fo:font-style="normal" fo:text-shadow="none" style:text-underline-style="none" fo:font-weight="normal" officeooo:rsid="00dab854" officeooo:paragraph-rsid="00f97729" style:font-name-asian="YLWHHJ+NewsGotT" style:font-size-asian="10pt" style:font-style-asian="normal" style:font-weight-asian="normal" style:font-name-complex="YLWHHJ+NewsGotT" style:font-size-complex="10pt" style:language-complex="ar" style:country-complex="SA" style:font-style-complex="normal" style:font-weight-complex="normal" style:text-emphasize="none" style:text-overline-style="none" style:text-overline-color="font-color"/>
    </style:style>
    <style:style style:name="P90"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0pt" fo:language="es" fo:country="ES" fo:font-style="normal" fo:text-shadow="none" style:text-underline-style="none" fo:font-weight="normal" officeooo:rsid="00818c77" officeooo:paragraph-rsid="00f97729" style:font-name-asian="YLWHHJ+NewsGotT" style:font-size-asian="10pt" style:font-style-asian="normal" style:font-weight-asian="normal" style:font-name-complex="YLWHHJ+NewsGotT" style:font-size-complex="10pt" style:language-complex="ar" style:country-complex="SA" style:font-style-complex="normal" style:font-weight-complex="normal" style:text-emphasize="none" style:text-overline-style="none" style:text-overline-color="font-color"/>
    </style:style>
    <style:style style:name="P91"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0pt" fo:language="es" fo:country="ES" fo:font-style="normal" fo:text-shadow="none" style:text-underline-style="none" fo:font-weight="normal" officeooo:rsid="00e20db7" officeooo:paragraph-rsid="00e20db7" style:font-name-asian="YLWHHJ+NewsGotT" style:font-size-asian="10pt" style:language-asian="zxx" style:country-asian="none" style:font-style-asian="normal" style:font-weight-asian="normal" style:font-name-complex="YLWHHJ+NewsGotT" style:font-size-complex="10pt" style:language-complex="ar" style:country-complex="SA" style:font-style-complex="normal" style:font-weight-complex="normal" style:text-emphasize="none" style:text-overline-style="none" style:text-overline-color="font-color"/>
    </style:style>
    <style:style style:name="P92" style:family="paragraph" style:parent-style-name="Standard">
      <style:paragraph-properties fo:margin-left="0cm" fo:margin-right="0cm" fo:text-align="justify" style:justify-single-word="false" fo:orphans="0" fo:widows="0" fo:hyphenation-ladder-count="no-limit" fo:text-indent="0cm" style:auto-text-indent="false" style:punctuation-wrap="simple"/>
      <style:text-properties style:use-window-font-color="true" style:text-outline="false" style:text-line-through-style="none" style:text-line-through-type="none" style:font-name="NewsGotT" fo:font-size="10pt" fo:language="es" fo:country="ES" fo:font-style="normal" fo:text-shadow="none" style:text-underline-style="none" fo:font-weight="normal" officeooo:rsid="0069bb90" officeooo:paragraph-rsid="00e20db7" style:letter-kerning="true" style:font-name-asian="YLWHHJ+NewsGotT" style:font-size-asian="10pt" style:font-style-asian="normal" style:font-weight-asian="normal" style:font-name-complex="YLWHHJ+NewsGotT"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style:style>
    <style:style style:name="P93" style:family="paragraph" style:parent-style-name="Standard">
      <style:paragraph-properties fo:margin-left="0cm" fo:margin-right="0cm" fo:text-indent="0cm" style:auto-text-indent="false"/>
      <style:text-properties style:use-window-font-color="true" style:font-name="NewsGotT" fo:font-size="12pt" fo:language="es" fo:country="ES" officeooo:rsid="001f1639" officeooo:paragraph-rsid="00587155" style:font-name-asian="Times New Roman" style:font-size-asian="12pt" style:font-name-complex="Times New Roman" style:font-size-complex="10pt" style:language-complex="ar" style:country-complex="SA"/>
    </style:style>
    <style:style style:name="P94" style:family="paragraph" style:parent-style-name="Standard">
      <style:paragraph-properties fo:margin-left="0cm" fo:margin-right="0cm" fo:text-align="justify" style:justify-single-word="false" fo:text-indent="0cm" style:auto-text-indent="false"/>
      <style:text-properties fo:font-style="normal" officeooo:rsid="00587155" officeooo:paragraph-rsid="00587155" style:font-style-asian="normal" style:font-style-complex="normal"/>
    </style:style>
    <style:style style:name="P95" style:family="paragraph" style:parent-style-name="Standard">
      <style:paragraph-properties fo:margin-left="0cm" fo:margin-right="0cm" fo:text-align="justify" style:justify-single-word="false" fo:text-indent="0cm" style:auto-text-indent="false"/>
      <style:text-properties fo:font-style="normal" officeooo:rsid="00590197" officeooo:paragraph-rsid="00e49064" style:font-style-asian="normal" style:font-style-complex="normal"/>
    </style:style>
    <style:style style:name="P96" style:family="paragraph" style:parent-style-name="Standard">
      <style:paragraph-properties fo:margin-left="0cm" fo:margin-right="0cm" fo:text-align="justify" style:justify-single-word="false" fo:text-indent="0cm" style:auto-text-indent="false"/>
      <style:text-properties fo:font-style="normal" officeooo:rsid="006055c8" officeooo:paragraph-rsid="006055c8" style:font-style-asian="normal" style:font-style-complex="normal"/>
    </style:style>
    <style:style style:name="P97" style:family="paragraph" style:parent-style-name="Standard">
      <style:paragraph-properties fo:margin-left="0cm" fo:margin-right="0cm" fo:text-align="justify" style:justify-single-word="false" fo:orphans="0" fo:widows="0" fo:hyphenation-ladder-count="no-limit" fo:text-indent="0cm" style:auto-text-indent="false" style:punctuation-wrap="simple"/>
      <style:text-properties fo:color="#ff0000" style:text-outline="false" style:text-line-through-style="none" style:text-line-through-type="none" style:font-name="NewsGotT" fo:font-size="10pt" fo:language="es" fo:country="ES" fo:font-style="normal" fo:text-shadow="none" style:text-underline-style="none" fo:font-weight="normal" officeooo:rsid="00b5074d" officeooo:paragraph-rsid="00e20db7" style:font-name-asian="YLWHHJ+NewsGotT" style:font-size-asian="10pt" style:font-style-asian="normal" style:font-weight-asian="normal" style:font-name-complex="YLWHHJ+NewsGotT" style:font-size-complex="10pt" style:language-complex="ar" style:country-complex="SA" style:font-style-complex="normal" style:font-weight-complex="normal" style:text-emphasize="none" style:text-overline-style="none" style:text-overline-color="font-color" fo:hyphenate="false" fo:hyphenation-remain-char-count="2" fo:hyphenation-push-char-count="2"/>
    </style:style>
    <style:style style:name="P98" style:family="paragraph" style:parent-style-name="Standard">
      <style:paragraph-properties fo:margin-left="0cm" fo:margin-right="0cm" fo:text-indent="0cm" style:auto-text-indent="false"/>
      <style:text-properties fo:font-style="italic" officeooo:rsid="00587155" officeooo:paragraph-rsid="00587155" style:font-style-asian="italic" style:font-style-complex="italic"/>
    </style:style>
    <style:style style:name="P99" style:family="paragraph" style:parent-style-name="WW-Sangría_20_2_20_de_20_t._20_independiente">
      <style:paragraph-properties fo:margin-left="0cm" fo:margin-right="0cm" fo:line-height="150%" fo:text-align="center" style:justify-single-word="false" fo:text-indent="0cm" style:auto-text-indent="false"/>
      <style:text-properties style:font-name="NewsGotT" fo:font-size="11pt" officeooo:paragraph-rsid="001d8426" style:font-size-asian="11pt" style:font-name-complex="Arial" style:font-size-complex="11pt"/>
    </style:style>
    <style:style style:name="P100" style:family="paragraph" style:parent-style-name="WW-Sangría_20_2_20_de_20_t._20_independiente">
      <style:paragraph-properties fo:margin-left="0cm" fo:margin-right="0cm" fo:line-height="100%" fo:text-align="center" style:justify-single-word="false" fo:text-indent="0cm" style:auto-text-indent="false"/>
      <style:text-properties style:font-name="NewsGotT" fo:font-size="11pt" fo:font-weight="normal" officeooo:paragraph-rsid="001d8426" style:font-size-asian="11pt" style:font-weight-asian="normal" style:font-name-complex="Arial" style:font-size-complex="11pt" style:font-weight-complex="normal"/>
    </style:style>
    <style:style style:name="P101" style:family="paragraph" style:parent-style-name="WW-Sangría_20_2_20_de_20_t._20_independiente">
      <style:paragraph-properties fo:margin-left="0cm" fo:margin-right="0cm" fo:line-height="100%" fo:text-align="justify" style:justify-single-word="false" fo:text-indent="0cm" style:auto-text-indent="false"/>
      <style:text-properties fo:font-variant="normal" fo:text-transform="none" fo:color="#000000" style:font-name="NewsGotT1" fo:font-size="11pt" fo:language="es" fo:country="ES" fo:font-weight="normal" officeooo:paragraph-rsid="001d8426" fo:background-color="transparent" style:font-name-asian="NewsGotT1" style:font-size-asian="11pt" style:font-weight-asian="normal" style:font-name-complex="NewsGotT1" style:font-size-complex="11pt" style:language-complex="ar" style:country-complex="SA" style:font-weight-complex="normal"/>
    </style:style>
    <style:style style:name="P102" style:family="paragraph" style:parent-style-name="Standard">
      <style:paragraph-properties fo:margin-left="0cm" fo:margin-right="0cm" fo:text-align="justify" style:justify-single-word="false" fo:text-indent="0cm" style:auto-text-indent="false" fo:break-before="pag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paragraph-rsid="00d21462"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03" style:family="paragraph" style:parent-style-name="Párrafo_20_Nivel_20_1">
      <style:paragraph-properties fo:margin-left="0cm" fo:margin-right="0cm" fo:text-align="justify" style:justify-single-word="false" fo:orphans="2" fo:widows="2" fo:text-indent="0cm" style:auto-text-indent="false" fo:break-before="page" style:writing-mode="lr-tb">
        <style:tab-stops/>
      </style:paragraph-properties>
      <style:text-properties style:use-window-font-color="true" style:font-name="NewsGotT" fo:font-size="12pt" fo:language="es" fo:country="ES" fo:font-weight="bold" officeooo:rsid="00c79ba3" officeooo:paragraph-rsid="00c98461" style:font-name-asian="Times New Roman" style:font-size-asian="12pt" style:font-weight-asian="bold" style:font-name-complex="Times New Roman" style:font-size-complex="10pt" style:language-complex="ar" style:country-complex="SA" style:font-weight-complex="bold"/>
    </style:style>
    <style:style style:name="P104" style:family="paragraph" style:parent-style-name="Text_20_body">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4a2192" officeooo:paragraph-rsid="00bb5c9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05" style:family="paragraph" style:parent-style-name="Text_20_body">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20db7" officeooo:paragraph-rsid="00e20db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06"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officeooo:paragraph-rsid="00c02883"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07"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0b122" officeooo:paragraph-rsid="00c0b122"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08"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577b4" officeooo:paragraph-rsid="00c577b4"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0ef25" officeooo:paragraph-rsid="00c577b4"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10"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20db7" officeooo:paragraph-rsid="00e20db7"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11" style:family="paragraph" style:parent-style-name="Text_20_body">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bc35f7"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12" style:family="paragraph" style:parent-style-name="Text_20_body">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5b02dc" officeooo:paragraph-rsid="005b02dc" style:font-name-asian="Times New Roman" style:font-size-asian="12pt"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P113" style:family="paragraph" style:parent-style-name="Text_20_body">
      <style:paragraph-properties fo:margin-left="0cm" fo:margin-right="0cm" fo:text-indent="0cm" style:auto-text-indent="false"/>
      <style:text-properties fo:language="es" fo:country="ES"/>
    </style:style>
    <style:style style:name="P114" style:family="paragraph" style:parent-style-name="Text_20_body">
      <style:paragraph-properties fo:margin-left="0cm" fo:margin-right="0cm" fo:text-align="justify" style:justify-single-word="false" fo:text-indent="0cm" style:auto-text-indent="false"/>
      <style:text-properties officeooo:paragraph-rsid="00c577b4"/>
    </style:style>
    <style:style style:name="P115" style:family="paragraph" style:parent-style-name="Text_20_body">
      <style:paragraph-properties fo:margin-left="0cm" fo:margin-right="0cm" fo:text-align="justify" style:justify-single-word="false" fo:text-indent="0cm" style:auto-text-indent="false"/>
      <style:text-properties officeooo:rsid="00e20db7" officeooo:paragraph-rsid="00e20db7"/>
    </style:style>
    <style:style style:name="P116" style:family="paragraph" style:parent-style-name="Text_20_body">
      <style:paragraph-properties fo:margin-left="0cm" fo:margin-right="0cm" fo:text-indent="0cm" style:auto-text-indent="false"/>
      <style:text-properties style:font-name="NewsGotT" fo:font-size="10pt" officeooo:rsid="0069bb90" officeooo:paragraph-rsid="00e20db7" style:letter-kerning="true" style:font-name-asian="YLWHHJ+NewsGotT" style:font-size-asian="10pt" style:font-name-complex="YLWHHJ+NewsGotT" style:font-size-complex="10pt"/>
    </style:style>
    <style:style style:name="P117" style:family="paragraph" style:parent-style-name="Párrafo_20_Nivel_20_1">
      <style:paragraph-properties fo:margin-left="0cm" fo:margin-right="0cm" fo:orphans="2" fo:widows="2" fo:text-indent="0cm" style:auto-text-indent="false" fo:background-color="transparent" style:writing-mode="lr-tb">
        <style:background-image/>
      </style:paragraph-properties>
      <style:text-properties style:use-window-font-color="true" style:font-name="NewsGotT" fo:font-size="12pt" fo:language="es" fo:country="ES" officeooo:paragraph-rsid="01019463" style:font-name-asian="Times New Roman" style:font-size-asian="12pt" style:font-name-complex="Times New Roman" style:font-size-complex="10pt" style:language-complex="ar" style:country-complex="SA"/>
    </style:style>
    <style:style style:name="P118" style:family="paragraph" style:parent-style-name="Footer">
      <style:paragraph-properties fo:text-align="center" style:justify-single-word="false"/>
    </style:style>
    <style:style style:name="P119" style:family="paragraph" style:parent-style-name="Footer">
      <style:paragraph-properties fo:text-align="end" style:justify-single-word="false"/>
      <style:text-properties fo:font-size="12pt" fo:font-style="italic" style:font-size-asian="12pt" style:font-style-asian="italic"/>
    </style:style>
    <style:style style:name="P120" style:family="paragraph" style:parent-style-name="Footnote">
      <style:paragraph-properties fo:text-align="justify" style:justify-single-word="false"/>
      <style:text-properties officeooo:rsid="002452b0" officeooo:paragraph-rsid="002452b0"/>
    </style:style>
    <style:style style:name="P121" style:family="paragraph" style:parent-style-name="Footnote">
      <style:text-properties officeooo:rsid="006055c8" officeooo:paragraph-rsid="006055c8"/>
    </style:style>
    <style:style style:name="P122" style:family="paragraph" style:parent-style-name="Footnote">
      <style:paragraph-properties fo:text-align="justify" style:justify-single-word="false"/>
      <style:text-properties officeooo:rsid="008c3297" officeooo:paragraph-rsid="008d56c0"/>
    </style:style>
    <style:style style:name="P123" style:family="paragraph" style:parent-style-name="Footnote">
      <style:text-properties officeooo:rsid="0090ea7e" officeooo:paragraph-rsid="0090ea7e"/>
    </style:style>
    <style:style style:name="P124" style:family="paragraph" style:parent-style-name="Footnote">
      <style:paragraph-properties fo:text-align="justify" style:justify-single-word="false"/>
      <style:text-properties officeooo:rsid="0090ea7e" officeooo:paragraph-rsid="0090ea7e"/>
    </style:style>
    <style:style style:name="P125" style:family="paragraph" style:parent-style-name="Footnote">
      <style:paragraph-properties fo:text-align="justify" style:justify-single-word="false"/>
      <style:text-properties officeooo:rsid="00322aba" officeooo:paragraph-rsid="00322aba"/>
    </style:style>
    <style:style style:name="P126" style:family="paragraph" style:parent-style-name="Footnote">
      <style:paragraph-properties fo:text-align="justify" style:justify-single-word="false"/>
      <style:text-properties officeooo:rsid="003b2734" officeooo:paragraph-rsid="003b2734"/>
    </style:style>
    <style:style style:name="P127" style:family="paragraph" style:parent-style-name="Footnote">
      <style:text-properties officeooo:rsid="010c0489" officeooo:paragraph-rsid="010c0489"/>
    </style:style>
    <style:style style:name="P128" style:family="paragraph" style:parent-style-name="Footnote">
      <style:paragraph-properties fo:text-align="justify" style:justify-single-word="false"/>
      <style:text-properties officeooo:rsid="0098803c" officeooo:paragraph-rsid="0098803c"/>
    </style:style>
    <style:style style:name="P129" style:family="paragraph" style:parent-style-name="Standard">
      <style:text-properties fo:font-size="11pt" style:font-size-asian="11pt"/>
    </style:style>
    <style:style style:name="P130" style:family="paragraph" style:parent-style-name="Standard">
      <style:paragraph-properties style:snap-to-layout-grid="false"/>
      <style:text-properties fo:font-size="11pt" style:font-size-asian="11pt"/>
    </style:style>
    <style:style style:name="P131" style:family="paragraph" style:parent-style-name="Standard">
      <style:paragraph-properties style:snap-to-layout-grid="false"/>
      <style:text-properties fo:font-size="11pt" officeooo:rsid="001adf51" officeooo:paragraph-rsid="001adf51" style:font-size-asian="11pt"/>
    </style:style>
    <style:style style:name="P132" style:family="paragraph" style:parent-style-name="Standard">
      <style:paragraph-properties style:snap-to-layout-grid="false"/>
      <style:text-properties fo:font-size="11pt" officeooo:rsid="001adf51" officeooo:paragraph-rsid="00a0d870" style:font-size-asian="11pt"/>
    </style:style>
    <style:style style:name="P133" style:family="paragraph" style:parent-style-name="Standard">
      <style:paragraph-properties style:snap-to-layout-grid="false"/>
      <style:text-properties fo:font-size="11pt" officeooo:rsid="001adf51" officeooo:paragraph-rsid="0104baed" style:font-size-asian="11pt"/>
    </style:style>
    <style:style style:name="P134" style:family="paragraph" style:parent-style-name="Standard">
      <style:paragraph-properties style:snap-to-layout-grid="false"/>
      <style:text-properties fo:font-size="11pt" officeooo:rsid="00a0d870" officeooo:paragraph-rsid="00a0d870" style:font-size-asian="11pt"/>
    </style:style>
    <style:style style:name="P135" style:family="paragraph" style:parent-style-name="Standard">
      <style:paragraph-properties style:snap-to-layout-grid="false"/>
      <style:text-properties fo:font-size="11pt" officeooo:rsid="00a0d870" officeooo:paragraph-rsid="0104baed" style:font-size-asian="11pt"/>
    </style:style>
    <style:style style:name="P136" style:family="paragraph" style:parent-style-name="Standard">
      <style:paragraph-properties style:snap-to-layout-grid="false"/>
      <style:text-properties fo:font-size="11pt" officeooo:rsid="00a29163" officeooo:paragraph-rsid="00a29163" style:font-size-asian="11pt"/>
    </style:style>
    <style:style style:name="P137" style:family="paragraph" style:parent-style-name="Standard">
      <style:paragraph-properties style:snap-to-layout-grid="false"/>
      <style:text-properties fo:font-size="11pt" officeooo:rsid="0104baed" officeooo:paragraph-rsid="0104baed" style:font-size-asian="11pt"/>
    </style:style>
    <style:style style:name="P138"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39" style:family="paragraph" style:parent-style-name="Standard">
      <style:paragraph-properties style:snap-to-layout-grid="false"/>
      <style:text-properties fo:font-size="11pt" fo:font-weight="bold" style:font-size-asian="11pt" style:font-weight-asian="bold"/>
    </style:style>
    <style:style style:name="P140" style:family="paragraph" style:parent-style-name="Standard">
      <style:paragraph-properties fo:line-height="100%" fo:text-align="justify" style:justify-single-word="false"/>
      <style:text-properties fo:font-size="11pt" fo:language="en" fo:country="GB" fo:font-weight="normal" officeooo:paragraph-rsid="001d8426" style:font-size-asian="11pt" style:font-weight-asian="normal" style:font-name-complex="Arial" style:font-size-complex="11pt" style:font-weight-complex="normal"/>
    </style:style>
    <style:style style:name="P141" style:family="paragraph" style:parent-style-name="Standard">
      <style:paragraph-properties fo:line-height="100%" fo:text-align="justify" style:justify-single-word="false"/>
      <style:text-properties fo:font-size="11pt" fo:font-weight="normal" officeooo:paragraph-rsid="001d8426" style:font-size-asian="11pt" style:font-weight-asian="normal" style:font-name-complex="Arial" style:font-size-complex="11pt" style:font-weight-complex="normal"/>
    </style:style>
    <style:style style:name="P14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10ef2"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b9f55"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66283"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7d1bf"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811aa"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339621"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8"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22aba"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9"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0ea0d"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0"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55e6c"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1"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61988"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2"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530dd1"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3"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2ef609"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4"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b2734"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3cf09e"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4f44f"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7"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3eead1"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8"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2f4a0"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70358"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0"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470358"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0c087"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15a3e"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3cfc3"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df202"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5248e"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2449e"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5f1a7d"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8"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7a3e1"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88421"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0"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7063c"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83a86"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a82f9"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bae0f"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4"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bae0f"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05b62"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6"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705b62"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7"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0b042"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8"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21201"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79"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68d38"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0"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75102d"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1"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eb006"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dd61a" officeooo:paragraph-rsid="00f97729"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18c77" officeooo:paragraph-rsid="00f97729"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1fce2" officeooo:paragraph-rsid="00f97729"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367aa" officeooo:paragraph-rsid="00f97729"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15db3" officeooo:paragraph-rsid="00f97729"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7"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815db3" officeooo:paragraph-rsid="00f97729"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8"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fbaffb" officeooo:paragraph-rsid="00fbaffb"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8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f97729"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ef609"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3b2734"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435083"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507bef"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396eae"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bold" officeooo:rsid="0067a3e1"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77063c"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5f1a7d" officeooo:paragraph-rsid="00e20db7"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99"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style="italic" fo:font-weight="bold" officeooo:rsid="005f1a7d" officeooo:paragraph-rsid="00e20db7"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20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566283" officeooo:paragraph-rsid="00e20db7"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20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610ef2" officeooo:paragraph-rsid="00e20db7"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202"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officeooo:paragraph-rsid="00be1bc6"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03"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officeooo:paragraph-rsid="008f4d96"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04"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4b025" officeooo:paragraph-rsid="009fd1e4"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05"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0944a6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06"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09488e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07"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098803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08"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0998e72"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09"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10db45f"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10"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4605d7" officeooo:paragraph-rsid="00e20db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11"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0aeb3" officeooo:paragraph-rsid="008f4d96"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12"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286b1" officeooo:paragraph-rsid="00911cc8"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13" style:family="paragraph" style:parent-style-name="Standard">
      <style:paragraph-properties fo:text-align="justify" style:justify-single-word="false"/>
      <style:text-properties style:use-window-font-color="true" style:text-outline="false" style:text-line-through-style="none" style:text-line-through-type="none" style:font-name="NewsGotT" fo:font-size="10pt" fo:language="es" fo:country="ES" fo:font-style="normal" fo:text-shadow="none" style:text-underline-style="none" fo:font-weight="normal" officeooo:rsid="00ffa97a" officeooo:paragraph-rsid="00ffa97a" style:font-name-asian="YLWHHJ+NewsGotT" style:font-size-asian="10pt" style:font-style-asian="normal" style:font-weight-asian="normal" style:font-name-complex="YLWHHJ+NewsGotT" style:font-size-complex="10pt" style:language-complex="ar" style:country-complex="SA" style:font-style-complex="normal" style:font-weight-complex="normal" style:text-emphasize="none" style:text-overline-style="none" style:text-overline-color="font-color"/>
    </style:style>
    <style:style style:name="P214" style:family="paragraph" style:parent-style-name="Standard">
      <style:paragraph-properties fo:text-align="justify" style:justify-single-word="false"/>
      <style:text-properties style:use-window-font-color="true" style:text-outline="false" style:text-line-through-style="none" style:text-line-through-type="none" style:font-name="sans-serif" fo:font-size="10pt" fo:language="es" fo:country="ES" fo:font-style="normal" fo:text-shadow="none" style:text-underline-style="none" fo:font-weight="bold" officeooo:rsid="00818c77" officeooo:paragraph-rsid="00f97729"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P215" style:family="paragraph" style:parent-style-name="Standard">
      <style:paragraph-properties fo:text-align="start" style:justify-single-word="false" style:snap-to-layout-grid="false"/>
      <style:text-properties officeooo:rsid="0069bb90" officeooo:paragraph-rsid="00e20db7"/>
    </style:style>
    <style:style style:name="P216" style:family="paragraph" style:parent-style-name="Standard">
      <style:paragraph-properties fo:text-align="center" style:justify-single-word="false"/>
    </style:style>
    <style:style style:name="P217" style:family="paragraph" style:parent-style-name="Standard">
      <style:paragraph-properties fo:text-align="justify" style:justify-single-word="false"/>
    </style:style>
    <style:style style:name="P218" style:family="paragraph" style:parent-style-name="Standard">
      <style:paragraph-properties fo:text-align="justify" style:justify-single-word="false"/>
      <style:text-properties officeooo:paragraph-rsid="00e20db7"/>
    </style:style>
    <style:style style:name="P219" style:family="paragraph" style:parent-style-name="Standard">
      <style:paragraph-properties style:snap-to-layout-grid="false"/>
    </style:style>
    <style:style style:name="P220" style:family="paragraph" style:parent-style-name="Standard">
      <style:paragraph-properties>
        <style:tab-stops>
          <style:tab-stop style:position="1.7cm"/>
          <style:tab-stop style:position="15.983cm" style:type="right" style:leader-style="dotted" style:leader-text="."/>
        </style:tab-stops>
      </style:paragraph-properties>
      <style:text-properties fo:text-transform="uppercase"/>
    </style:style>
    <style:style style:name="P221" style:family="paragraph" style:parent-style-name="Standard">
      <style:paragraph-properties fo:text-align="justify" style:justify-single-word="false"/>
      <style:text-properties officeooo:rsid="008f4d96" officeooo:paragraph-rsid="008f4d96"/>
    </style:style>
    <style:style style:name="P222" style:family="paragraph" style:parent-style-name="Standard">
      <style:paragraph-properties fo:text-align="justify" style:justify-single-word="false"/>
      <style:text-properties officeooo:rsid="00911cc8" officeooo:paragraph-rsid="00911cc8"/>
    </style:style>
    <style:style style:name="P223" style:family="paragraph" style:parent-style-name="Standard">
      <style:paragraph-properties fo:text-align="justify" style:justify-single-word="false"/>
      <style:text-properties officeooo:rsid="009b2c8a" officeooo:paragraph-rsid="009b2c8a"/>
    </style:style>
    <style:style style:name="P224" style:family="paragraph" style:parent-style-name="Standard">
      <style:paragraph-properties style:snap-to-layout-grid="false"/>
      <style:text-properties style:font-name="NewsGotT" fo:font-size="10pt" fo:letter-spacing="-0.005cm" fo:font-weight="bold" officeooo:rsid="001fe9cc" officeooo:paragraph-rsid="00af2dff" style:font-size-asian="10pt" style:font-weight-asian="bold" style:font-name-complex="NewsGotT" style:font-size-complex="10pt"/>
    </style:style>
    <style:style style:name="P225" style:family="paragraph" style:parent-style-name="Standard">
      <style:paragraph-properties style:snap-to-layout-grid="false"/>
      <style:text-properties style:font-name="NewsGotT" fo:font-size="10pt" fo:letter-spacing="-0.005cm" fo:font-weight="bold" officeooo:rsid="0024f9f4" officeooo:paragraph-rsid="00af2dff" style:font-size-asian="10pt" style:font-weight-asian="bold" style:font-name-complex="NewsGotT" style:font-size-complex="10pt"/>
    </style:style>
    <style:style style:name="P226" style:family="paragraph" style:parent-style-name="Standard">
      <style:paragraph-properties fo:text-align="center" style:justify-single-word="false" style:snap-to-layout-grid="false"/>
      <style:text-properties style:font-name="NewsGotT" fo:font-size="10pt" fo:letter-spacing="-0.005cm" fo:font-weight="normal" officeooo:rsid="001fe9cc" officeooo:paragraph-rsid="00af2dff" style:font-size-asian="10pt" style:font-weight-asian="normal" style:font-name-complex="NewsGotT" style:font-size-complex="10pt" style:font-weight-complex="normal"/>
    </style:style>
    <style:style style:name="P227" style:family="paragraph" style:parent-style-name="Standard">
      <style:paragraph-properties fo:text-align="center" style:justify-single-word="false" style:snap-to-layout-grid="false"/>
      <style:text-properties style:font-name="NewsGotT" fo:font-size="10pt" fo:letter-spacing="-0.005cm" fo:font-weight="normal" officeooo:rsid="002125f8" officeooo:paragraph-rsid="00af2dff" style:font-size-asian="10pt" style:font-weight-asian="normal" style:font-name-complex="NewsGotT" style:font-size-complex="10pt" style:font-weight-complex="normal"/>
    </style:style>
    <style:style style:name="P228" style:family="paragraph" style:parent-style-name="Standard">
      <style:paragraph-properties fo:text-align="center" style:justify-single-word="false" style:snap-to-layout-grid="false"/>
      <style:text-properties style:font-name="NewsGotT" fo:font-size="10pt" fo:letter-spacing="-0.005cm" fo:font-weight="normal" officeooo:rsid="00272061" officeooo:paragraph-rsid="00af2dff" style:font-size-asian="10pt" style:font-weight-asian="normal" style:font-name-complex="NewsGotT" style:font-size-complex="10pt" style:font-weight-complex="normal"/>
    </style:style>
    <style:style style:name="P229" style:family="paragraph" style:parent-style-name="Standard">
      <style:paragraph-properties fo:text-align="center" style:justify-single-word="false" style:snap-to-layout-grid="false"/>
      <style:text-properties style:font-name="NewsGotT" fo:font-size="10pt" fo:letter-spacing="-0.005cm" fo:font-weight="normal" officeooo:rsid="0025cdb2" officeooo:paragraph-rsid="00af2dff" style:font-size-asian="10pt" style:font-weight-asian="normal" style:font-name-complex="NewsGotT" style:font-size-complex="10pt" style:font-weight-complex="normal"/>
    </style:style>
    <style:style style:name="P230" style:family="paragraph" style:parent-style-name="Standard">
      <style:paragraph-properties fo:text-align="justify" style:justify-single-word="false"/>
      <style:text-properties style:font-name="NewsGotT" fo:font-size="10pt" officeooo:paragraph-rsid="00e20db7" style:font-name-asian="YLWHHJ+NewsGotT" style:font-size-asian="10pt" style:font-name-complex="YLWHHJ+NewsGotT" style:font-size-complex="10pt"/>
    </style:style>
    <style:style style:name="P231" style:family="paragraph" style:parent-style-name="Standard">
      <style:paragraph-properties fo:text-align="justify" style:justify-single-word="false" fo:orphans="0" fo:widows="0" fo:hyphenation-ladder-count="no-limit" style:punctuation-wrap="simple"/>
      <style:text-properties style:font-name="NewsGotT" fo:font-size="10pt" officeooo:paragraph-rsid="00e20db7" style:font-name-asian="YLWHHJ+NewsGotT" style:font-size-asian="10pt" style:font-name-complex="YLWHHJ+NewsGotT" style:font-size-complex="10pt" fo:hyphenate="false" fo:hyphenation-remain-char-count="2" fo:hyphenation-push-char-count="2"/>
    </style:style>
    <style:style style:name="P232" style:family="paragraph" style:parent-style-name="Standard">
      <style:paragraph-properties fo:text-align="justify" style:justify-single-word="false"/>
      <style:text-properties style:font-name="NewsGotT" fo:font-size="10pt" officeooo:paragraph-rsid="00f97729" style:font-name-asian="YLWHHJ+NewsGotT" style:font-size-asian="10pt" style:font-name-complex="YLWHHJ+NewsGotT" style:font-size-complex="10pt"/>
    </style:style>
    <style:style style:name="P233" style:family="paragraph" style:parent-style-name="Standard">
      <style:paragraph-properties fo:text-align="justify" style:justify-single-word="false"/>
      <style:text-properties style:font-name="NewsGotT" fo:font-size="10pt" officeooo:rsid="00fe8dbb" officeooo:paragraph-rsid="00fe8dbb" style:font-name-asian="YLWHHJ+NewsGotT" style:font-size-asian="10pt" style:font-name-complex="YLWHHJ+NewsGotT" style:font-size-complex="10pt"/>
    </style:style>
    <style:style style:name="P234" style:family="paragraph" style:parent-style-name="Standard">
      <style:paragraph-properties fo:text-align="justify" style:justify-single-word="false" fo:orphans="0" fo:widows="0" fo:hyphenation-ladder-count="no-limit" style:punctuation-wrap="simple"/>
      <style:text-properties style:font-name="NewsGotT" fo:font-size="10pt" officeooo:rsid="0069bb90" officeooo:paragraph-rsid="00e20db7" style:letter-kerning="true" style:font-name-asian="YLWHHJ+NewsGotT" style:font-size-asian="10pt" style:font-name-complex="YLWHHJ+NewsGotT" style:font-size-complex="10pt" fo:hyphenate="false" fo:hyphenation-remain-char-count="2" fo:hyphenation-push-char-count="2"/>
    </style:style>
    <style:style style:name="P235" style:family="paragraph" style:parent-style-name="Standard">
      <style:paragraph-properties fo:text-align="justify" style:justify-single-word="false"/>
      <style:text-properties style:font-name="NewsGotT" fo:font-size="10pt" officeooo:rsid="0069bb90" officeooo:paragraph-rsid="009b2c8a" style:letter-kerning="true" style:font-name-asian="YLWHHJ+NewsGotT" style:font-size-asian="10pt" style:font-name-complex="YLWHHJ+NewsGotT" style:font-size-complex="10pt"/>
    </style:style>
    <style:style style:name="P236" style:family="paragraph" style:parent-style-name="Standard">
      <style:paragraph-properties fo:text-align="justify" style:justify-single-word="false" fo:orphans="0" fo:widows="0" fo:hyphenation-ladder-count="no-limit" style:punctuation-wrap="simple"/>
      <style:text-properties style:font-name="NewsGotT" officeooo:paragraph-rsid="00e20db7" style:letter-kerning="true" style:font-name-complex="NewsGotT" fo:hyphenate="false" fo:hyphenation-remain-char-count="2" fo:hyphenation-push-char-count="2"/>
    </style:style>
    <style:style style:name="P237" style:family="paragraph" style:parent-style-name="Standard">
      <style:paragraph-properties fo:text-align="start" style:justify-single-word="false" style:snap-to-layout-grid="false"/>
      <style:text-properties officeooo:paragraph-rsid="00e20db7"/>
    </style:style>
    <style:style style:name="P238" style:family="paragraph" style:parent-style-name="Standard">
      <style:paragraph-properties fo:text-align="start" style:justify-single-word="false" style:snap-to-layout-grid="false"/>
      <style:text-properties officeooo:rsid="0042de6d" officeooo:paragraph-rsid="00e20db7"/>
    </style:style>
    <style:style style:name="P239" style:family="paragraph" style:parent-style-name="Standard">
      <style:paragraph-properties fo:text-align="start" style:justify-single-word="false" style:snap-to-layout-grid="false"/>
      <style:text-properties officeooo:rsid="00507bef" officeooo:paragraph-rsid="00e20db7"/>
    </style:style>
    <style:style style:name="P240" style:family="paragraph" style:parent-style-name="Standard">
      <style:paragraph-properties fo:text-align="start" style:justify-single-word="false" style:snap-to-layout-grid="false"/>
      <style:text-properties officeooo:rsid="00668d38" officeooo:paragraph-rsid="00e20db7"/>
    </style:style>
    <style:style style:name="P241" style:family="paragraph" style:parent-style-name="Standard">
      <style:paragraph-properties fo:text-align="start" style:justify-single-word="false" style:snap-to-layout-grid="false"/>
      <style:text-properties officeooo:rsid="00785775" officeooo:paragraph-rsid="00f97729"/>
    </style:style>
    <style:style style:name="P242" style:family="paragraph" style:parent-style-name="Standard">
      <style:paragraph-properties>
        <style:tab-stops>
          <style:tab-stop style:position="15.983cm" style:leader-style="dotted" style:leader-text="."/>
          <style:tab-stop style:position="16.499cm" style:type="right" style:leader-style="dotted" style:leader-text="."/>
        </style:tab-stops>
      </style:paragraph-properties>
    </style:style>
    <style:style style:name="P243" style:family="paragraph" style:parent-style-name="Text_20_body">
      <style:text-properties style:use-window-font-color="true" style:font-name="NewsGotT" fo:font-size="12pt" fo:language="es" fo:country="ES" fo:font-style="normal" officeooo:rsid="00ae3ca8" style:font-name-asian="Times New Roman" style:font-size-asian="12pt" style:font-style-asian="normal" style:font-name-complex="Times New Roman" style:font-size-complex="10pt" style:language-complex="ar" style:country-complex="SA" style:font-style-complex="normal"/>
    </style:style>
    <style:style style:name="P244" style:family="paragraph" style:parent-style-name="Text_20_body">
      <style:text-properties style:use-window-font-color="true" style:font-name="NewsGotT" fo:font-size="12pt" fo:language="es" fo:country="ES" fo:font-style="normal" officeooo:paragraph-rsid="00c9574f" style:font-name-asian="Times New Roman" style:font-size-asian="12pt" style:font-style-asian="normal" style:font-name-complex="Times New Roman" style:font-size-complex="10pt" style:language-complex="ar" style:country-complex="SA" style:font-style-complex="normal"/>
    </style:style>
    <style:style style:name="P245" style:family="paragraph" style:parent-style-name="Text_20_body">
      <style:text-properties style:use-window-font-color="true" style:font-name="NewsGotT" fo:font-size="12pt" fo:language="es" fo:country="ES" fo:font-style="normal" officeooo:rsid="00a880af" style:font-name-asian="Times New Roman" style:font-size-asian="12pt" style:font-style-asian="normal" style:font-name-complex="Times New Roman" style:font-size-complex="10pt" style:language-complex="ar" style:country-complex="SA" style:font-style-complex="normal"/>
    </style:style>
    <style:style style:name="P246" style:family="paragraph" style:parent-style-name="Text_20_body">
      <style:text-properties style:use-window-font-color="true" style:font-name="NewsGotT" fo:font-size="12pt" fo:language="es" fo:country="ES" fo:font-style="normal" officeooo:rsid="00a880af" officeooo:paragraph-rsid="00a880af" style:font-name-asian="Times New Roman" style:font-size-asian="12pt" style:font-style-asian="normal" style:font-name-complex="Times New Roman" style:font-size-complex="10pt" style:language-complex="ar" style:country-complex="SA" style:font-style-complex="normal"/>
    </style:style>
    <style:style style:name="P247" style:family="paragraph" style:parent-style-name="Text_20_body">
      <style:text-properties style:use-window-font-color="true" style:font-name="NewsGotT" fo:font-size="12pt" fo:language="es" fo:country="ES" fo:font-style="normal" officeooo:rsid="00a880af" officeooo:paragraph-rsid="00aab237" style:font-name-asian="Times New Roman" style:font-size-asian="12pt" style:font-style-asian="normal" style:font-name-complex="Times New Roman" style:font-size-complex="10pt" style:language-complex="ar" style:country-complex="SA" style:font-style-complex="normal"/>
    </style:style>
    <style:style style:name="P248" style:family="paragraph" style:parent-style-name="Text_20_body">
      <style:text-properties style:use-window-font-color="true" style:font-name="NewsGotT" fo:font-size="12pt" fo:language="es" fo:country="ES" fo:font-style="normal" officeooo:rsid="00a8dd20" officeooo:paragraph-rsid="00a8dd20" style:font-name-asian="Times New Roman" style:font-size-asian="12pt" style:font-style-asian="normal" style:font-name-complex="Times New Roman" style:font-size-complex="10pt" style:language-complex="ar" style:country-complex="SA" style:font-style-complex="normal"/>
    </style:style>
    <style:style style:name="P249" style:family="paragraph" style:parent-style-name="Text_20_body">
      <style:text-properties style:use-window-font-color="true" style:font-name="NewsGotT" fo:font-size="12pt" fo:language="es" fo:country="ES" fo:font-style="normal" officeooo:rsid="00b5074d" officeooo:paragraph-rsid="00b5074d" style:font-name-asian="Times New Roman" style:font-size-asian="12pt" style:font-style-asian="normal" style:font-name-complex="Times New Roman" style:font-size-complex="10pt" style:language-complex="ar" style:country-complex="SA" style:font-style-complex="normal"/>
    </style:style>
    <style:style style:name="P250" style:family="paragraph" style:parent-style-name="Text_20_body">
      <style:text-properties style:use-window-font-color="true" style:font-name="NewsGotT" fo:font-size="12pt" fo:language="es" fo:country="ES" fo:font-style="normal" officeooo:rsid="00a9a656" style:font-name-asian="Times New Roman" style:font-size-asian="12pt" style:font-style-asian="normal" style:font-name-complex="Times New Roman" style:font-size-complex="10pt" style:language-complex="ar" style:country-complex="SA" style:font-style-complex="normal"/>
    </style:style>
    <style:style style:name="P251" style:family="paragraph" style:parent-style-name="Text_20_body">
      <style:text-properties style:use-window-font-color="true" style:font-name="NewsGotT" fo:font-size="12pt" fo:language="es" fo:country="ES" fo:font-style="normal" officeooo:rsid="00e8ecf5" officeooo:paragraph-rsid="00e8ecf5" style:font-name-asian="Times New Roman" style:font-size-asian="12pt" style:font-style-asian="normal" style:font-name-complex="Times New Roman" style:font-size-complex="10pt" style:language-complex="ar" style:country-complex="SA" style:font-style-complex="normal"/>
    </style:style>
    <style:style style:name="P252" style:family="paragraph" style:parent-style-name="Text_20_body">
      <style:text-properties style:use-window-font-color="true" style:font-name="NewsGotT" fo:font-size="12pt" fo:language="es" fo:country="ES" fo:font-style="normal" officeooo:rsid="00af2dff" style:font-name-asian="Times New Roman" style:font-size-asian="12pt" style:font-style-asian="normal" style:font-name-complex="Times New Roman" style:font-size-complex="10pt" style:language-complex="ar" style:country-complex="SA"/>
    </style:style>
    <style:style style:name="P253" style:family="paragraph" style:parent-style-name="Text_20_body">
      <style:text-properties style:use-window-font-color="true" style:font-name="NewsGotT" fo:font-size="12pt" fo:language="es" fo:country="ES" fo:font-style="normal" fo:font-weight="normal" officeooo:rsid="00af2dff" style:letter-kerning="true" style:font-name-asian="Times New Roman" style:font-size-asian="12pt" style:language-asian="zxx" style:country-asian="none" style:font-style-asian="normal" style:font-weight-asian="normal" style:font-name-complex="Times New Roman" style:font-size-complex="10pt" style:language-complex="ar" style:country-complex="SA" style:font-weight-complex="normal"/>
    </style:style>
    <style:style style:name="P254" style:family="paragraph" style:parent-style-name="Text_20_body">
      <style:text-properties style:use-window-font-color="true" style:font-name="NewsGotT" fo:font-size="12pt" fo:language="es" fo:country="ES" officeooo:paragraph-rsid="00a880af" style:font-name-asian="Times New Roman" style:font-size-asian="12pt" style:font-name-complex="Times New Roman" style:font-size-complex="10pt" style:language-complex="ar" style:country-complex="SA"/>
    </style:style>
    <style:style style:name="P255" style:family="paragraph" style:parent-style-name="Text_20_body">
      <style:text-properties style:use-window-font-color="true" style:font-name="NewsGotT" fo:font-size="12pt" fo:language="es" fo:country="ES" officeooo:rsid="00a8dd20" officeooo:paragraph-rsid="00a8dd20" style:font-name-asian="Times New Roman" style:font-size-asian="12pt" style:font-name-complex="Times New Roman" style:font-size-complex="10pt" style:language-complex="ar" style:country-complex="SA"/>
    </style:style>
    <style:style style:name="P256" style:family="paragraph" style:parent-style-name="Text_20_body">
      <style:text-properties style:use-window-font-color="true" style:font-name="NewsGotT" fo:font-size="12pt" fo:language="zxx" fo:country="none" fo:font-weight="bold" officeooo:rsid="001adf51" officeooo:paragraph-rsid="00abc2d0" style:letter-kerning="true" style:font-name-asian="Times New Roman" style:font-size-asian="12pt" style:language-asian="zxx" style:country-asian="none" style:font-weight-asian="bold" style:font-name-complex="Times New Roman" style:font-size-complex="10pt" style:language-complex="ar" style:country-complex="SA"/>
    </style:style>
    <style:style style:name="P257"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eb175" fo:background-color="transparent"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58"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eb175" officeooo:paragraph-rsid="00ceb175" fo:background-color="transparent"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59"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1083927" fo:background-color="transparent"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0"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108a9c6" officeooo:paragraph-rsid="0108a9c6" fo:background-color="transparent"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1"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2"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officeooo:paragraph-rsid="00fd72eb"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3"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4"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0cd172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5"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0c0fd" officeooo:paragraph-rsid="00e0c0f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6"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0c0fd" officeooo:paragraph-rsid="00e15bf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7"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1d658" officeooo:paragraph-rsid="00e15bf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8"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5793b" officeooo:paragraph-rsid="00d5793b"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69"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97da2" officeooo:paragraph-rsid="00dab854"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70"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d1721" officeooo:paragraph-rsid="00cd172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71"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f7b0dc" officeooo:paragraph-rsid="00f7b0d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72"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ab854" officeooo:paragraph-rsid="00dab854"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73"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f83260" officeooo:paragraph-rsid="00f8326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74" style:family="paragraph" style:parent-style-name="Text_20_body">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f97729" officeooo:paragraph-rsid="00f97729"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275" style:family="paragraph" style:parent-style-name="Text_20_body">
      <style:text-properties style:use-window-font-color="true" style:text-outline="false" style:text-line-through-style="none" style:text-line-through-type="none" style:font-name="sans-serif" fo:font-size="12pt" fo:language="es" fo:country="ES" fo:font-style="normal" fo:text-shadow="none" style:text-underline-style="none" fo:font-weight="bold" officeooo:rsid="00879d7e" officeooo:paragraph-rsid="00dab854"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276" style:family="paragraph" style:parent-style-name="Text_20_body">
      <style:text-properties officeooo:paragraph-rsid="00e0c0fd"/>
    </style:style>
    <style:style style:name="P277" style:family="paragraph" style:parent-style-name="Text_20_body">
      <style:text-properties fo:font-style="normal" style:font-style-asian="normal" style:font-style-complex="normal"/>
    </style:style>
    <style:style style:name="P278" style:family="paragraph" style:parent-style-name="Text_20_body">
      <style:text-properties fo:font-style="normal" fo:font-weight="bold" officeooo:rsid="002ef057" style:font-style-asian="normal" style:font-weight-asian="bold" style:font-style-complex="normal" style:font-weight-complex="bold"/>
    </style:style>
    <style:style style:name="P279" style:family="paragraph" style:parent-style-name="Text_20_body">
      <style:text-properties fo:font-style="normal" fo:font-weight="bold" officeooo:rsid="002ef057" officeooo:paragraph-rsid="00b5074d" style:font-style-asian="normal" style:font-weight-asian="bold" style:font-style-complex="normal" style:font-weight-complex="bold"/>
    </style:style>
    <style:style style:name="P280" style:family="paragraph" style:parent-style-name="Text_20_body">
      <style:text-properties fo:font-style="normal" fo:background-color="transparent" style:font-style-asian="normal" style:font-style-complex="normal"/>
    </style:style>
    <style:style style:name="P281" style:family="paragraph" style:parent-style-name="Text_20_body">
      <style:text-properties fo:font-style="normal" officeooo:paragraph-rsid="00ceb175" fo:background-color="transparent" style:font-style-asian="normal" style:font-style-complex="normal"/>
    </style:style>
    <style:style style:name="P282" style:family="paragraph" style:parent-style-name="Text_20_body">
      <style:text-properties style:font-name="NewsGotT" style:font-name-complex="Times New Roman"/>
    </style:style>
    <style:style style:name="P283" style:family="paragraph" style:parent-style-name="Text_20_body">
      <style:text-properties style:font-name="NewsGotT" style:letter-kerning="true" style:font-name-complex="NewsGotT"/>
    </style:style>
    <style:style style:name="P284" style:family="paragraph" style:parent-style-name="Text_20_body">
      <style:text-properties style:font-name="NewsGotT" fo:font-size="10pt" officeooo:paragraph-rsid="00e20db7" style:letter-kerning="true" style:font-name-asian="YLWHHJ+NewsGotT" style:font-size-asian="10pt" style:font-name-complex="YLWHHJ+NewsGotT" style:font-size-complex="10pt"/>
    </style:style>
    <style:style style:name="P285" style:family="paragraph" style:parent-style-name="Text_20_body">
      <style:text-properties officeooo:rsid="00aab237" officeooo:paragraph-rsid="00aab237"/>
    </style:style>
    <style:style style:name="P286" style:family="paragraph" style:parent-style-name="Text_20_body">
      <style:text-properties officeooo:paragraph-rsid="00b5074d"/>
    </style:style>
    <style:style style:name="P287" style:family="paragraph" style:parent-style-name="Text_20_body">
      <style:text-properties officeooo:paragraph-rsid="00ceb175"/>
    </style:style>
    <style:style style:name="P288" style:family="paragraph" style:parent-style-name="Text_20_body">
      <style:text-properties officeooo:paragraph-rsid="00d5793b"/>
    </style:style>
    <style:style style:name="P289" style:family="paragraph" style:parent-style-name="Text_20_body">
      <style:text-properties officeooo:paragraph-rsid="00dab854"/>
    </style:style>
    <style:style style:name="P290" style:family="paragraph" style:parent-style-name="Text_20_body">
      <style:text-properties officeooo:paragraph-rsid="00e15bf1"/>
    </style:style>
    <style:style style:name="P291" style:family="paragraph" style:parent-style-name="Text_20_body">
      <style:text-properties officeooo:rsid="00e1d658" officeooo:paragraph-rsid="00e1d658"/>
    </style:style>
    <style:style style:name="P292" style:family="paragraph" style:parent-style-name="Text_20_body">
      <style:text-properties officeooo:rsid="00e20db7" officeooo:paragraph-rsid="00e20db7"/>
    </style:style>
    <style:style style:name="P293" style:family="paragraph" style:parent-style-name="Text_20_body">
      <style:text-properties officeooo:rsid="00f83260" officeooo:paragraph-rsid="00f83260"/>
    </style:style>
    <style:style style:name="P294" style:family="paragraph" style:parent-style-name="Párrafo_20_Nivel_20_1">
      <style:paragraph-properties fo:orphans="2" fo:widows="2" style:writing-mode="lr-tb"/>
      <style:text-properties style:use-window-font-color="true" style:font-name="NewsGotT" fo:font-size="12pt" fo:language="es" fo:country="ES" officeooo:rsid="001f1639" officeooo:paragraph-rsid="001f1639" fo:background-color="#ffffff" style:font-name-asian="Times New Roman" style:font-size-asian="12pt" style:font-name-complex="Times New Roman" style:font-size-complex="10pt" style:language-complex="ar" style:country-complex="SA"/>
    </style:style>
    <style:style style:name="P295" style:family="paragraph" style:parent-style-name="Párrafo_20_Nivel_20_1">
      <style:paragraph-properties fo:orphans="2" fo:widows="2" style:writing-mode="lr-tb"/>
      <style:text-properties style:use-window-font-color="true" style:font-name="NewsGotT" fo:font-size="12pt" fo:language="es" fo:country="ES" style:font-name-asian="Times New Roman" style:font-size-asian="12pt" style:font-name-complex="Times New Roman" style:font-size-complex="10pt" style:language-complex="ar" style:country-complex="SA"/>
    </style:style>
    <style:style style:name="P296" style:family="paragraph" style:parent-style-name="Heading">
      <style:paragraph-properties fo:text-align="center" style:justify-single-word="false"/>
      <style:text-properties style:font-name="NewsGotT" fo:font-size="14pt" fo:font-weight="bold" style:font-size-asian="14pt" style:font-weight-asian="bold"/>
    </style:style>
    <style:style style:name="P297" style:family="paragraph" style:parent-style-name="Heading">
      <style:text-properties style:font-name="NewsGotT" fo:font-size="12pt" style:font-size-asian="12pt"/>
    </style:style>
    <style:style style:name="P298" style:family="paragraph" style:parent-style-name="Standard">
      <style:paragraph-properties fo:margin-left="0cm" fo:margin-right="0cm" fo:margin-top="0.212cm" fo:margin-bottom="0cm" style:contextual-spacing="false" fo:text-align="end" style:justify-single-word="false" fo:text-indent="9.001cm" style:auto-text-indent="false">
        <style:tab-stops>
          <style:tab-stop style:position="7.5cm" style:type="center"/>
          <style:tab-stop style:position="15cm" style:type="right"/>
        </style:tab-stops>
      </style:paragraph-properties>
      <style:text-properties fo:font-weight="bold" style:font-weight-asian="bold"/>
    </style:style>
    <style:style style:name="P299" style:family="paragraph" style:parent-style-name="Header">
      <style:paragraph-properties fo:margin-left="0cm" fo:margin-right="0cm" fo:text-align="end" style:justify-single-word="false" fo:text-indent="9.001cm" style:auto-text-indent="false"/>
    </style:style>
    <style:style style:name="P300" style:family="paragraph" style:parent-style-name="Standard">
      <style:paragraph-properties fo:margin-top="0cm" fo:margin-bottom="0.141cm" style:contextual-spacing="false" fo:text-align="center" style:justify-single-word="false"/>
      <style:text-properties fo:font-style="italic" style:font-style-asian="italic"/>
    </style:style>
    <style:style style:name="P301" style:family="paragraph" style:parent-style-name="Standard">
      <style:paragraph-properties fo:margin-top="0cm" fo:margin-bottom="0.141cm" style:contextual-spacing="false" fo:text-align="center" style:justify-single-word="false"/>
      <style:text-properties fo:font-size="14pt" fo:font-style="italic" fo:font-weight="bold" style:font-size-asian="14pt" style:font-style-asian="italic" style:font-weight-asian="bold"/>
    </style:style>
    <style:style style:name="P302" style:family="paragraph" style:parent-style-name="Standard">
      <style:paragraph-properties fo:text-align="justify" style:justify-single-word="false" fo:break-before="page"/>
    </style:style>
    <style:style style:name="P303" style:family="paragraph" style:parent-style-name="Text_20_body">
      <style:paragraph-properties fo:break-before="page"/>
      <style:text-properties style:use-window-font-color="true" style:text-outline="false" style:text-line-through-style="none" style:text-line-through-type="none" style:font-name="sans-serif" fo:font-size="12pt" fo:language="es" fo:country="ES" fo:font-style="normal" fo:text-shadow="none" style:text-underline-style="none" fo:font-weight="bold" officeooo:rsid="00879d7e" officeooo:paragraph-rsid="00dab854"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304" style:family="paragraph" style:parent-style-name="Text_20_body">
      <style:paragraph-properties fo:break-before="pag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d1721" officeooo:paragraph-rsid="00cd172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05" style:family="paragraph" style:parent-style-name="Párrafo_20_Nivel_20_1">
      <style:paragraph-properties fo:break-before="page" fo:background-color="transparent">
        <style:background-image/>
      </style:paragraph-properties>
      <style:text-properties style:use-window-font-color="true" style:font-name="NewsGotT" fo:font-size="10pt" fo:font-weight="bold" style:font-name-asian="NewsGotT-Regu" style:font-size-asian="10pt" style:font-weight-asian="bold" style:font-name-complex="NewsGotT-Regu" style:font-size-complex="10pt" style:font-weight-complex="bold"/>
    </style:style>
    <style:style style:name="P306" style:family="paragraph" style:parent-style-name="Index_20_Heading">
      <style:paragraph-properties fo:text-align="center" style:justify-single-word="false"/>
      <style:text-properties style:font-name="NewsGotT"/>
    </style:style>
    <style:style style:name="P307" style:family="paragraph" style:parent-style-name="Texto_20_comentario">
      <style:paragraph-properties fo:text-align="justify" style:justify-single-word="false"/>
    </style:style>
    <style:style style:name="P308" style:family="paragraph" style:parent-style-name="Texto_20_comentario">
      <style:paragraph-properties fo:text-align="justify" style:justify-single-word="false"/>
      <style:text-properties fo:color="#00ff00" style:font-name="NewsGotT"/>
    </style:style>
    <style:style style:name="P309" style:family="paragraph" style:parent-style-name="Standard">
      <style:paragraph-properties fo:margin-left="-0.026cm" fo:margin-right="0cm" fo:text-align="justify" style:justify-single-word="false" fo:text-indent="1.244cm" style:auto-text-indent="false"/>
      <style:text-properties fo:font-variant="normal" fo:text-transform="none" fo:color="#000000" style:font-name="NewsGotT" fo:font-size="11pt" fo:language="es" fo:country="ES" fo:font-weight="normal" officeooo:paragraph-rsid="001d8426" fo:background-color="transparent" style:font-name-asian="NewsGotT1" style:font-size-asian="11pt" style:font-weight-asian="normal" style:font-name-complex="Arial" style:font-size-complex="11pt" style:language-complex="ar" style:country-complex="SA" style:font-weight-complex="normal"/>
    </style:style>
    <style:style style:name="P310" style:family="paragraph" style:parent-style-name="Header">
      <style:paragraph-properties>
        <style:tab-stops/>
      </style:paragraph-properties>
      <style:text-properties officeooo:paragraph-rsid="001d8426"/>
    </style:style>
    <style:style style:name="P311" style:family="paragraph" style:parent-style-name="Table_20_Contents">
      <style:text-properties officeooo:rsid="001d37de" officeooo:paragraph-rsid="001d37de"/>
    </style:style>
    <style:style style:name="P312" style:family="paragraph" style:parent-style-name="WW-Sangría_20_2_20_de_20_t._20_independiente">
      <style:text-properties fo:font-size="11pt" officeooo:paragraph-rsid="001d8426" style:font-size-asian="11pt" style:font-name-complex="Arial" style:font-size-complex="11pt"/>
    </style:style>
    <style:style style:name="P313" style:family="paragraph" style:parent-style-name="Párrafo_20_Nivel_20_1">
      <style:text-properties officeooo:rsid="001f1639" officeooo:paragraph-rsid="001f1639"/>
    </style:style>
    <style:style style:name="P314" style:family="paragraph" style:parent-style-name="Párrafo_20_Nivel_20_1">
      <style:text-properties officeooo:paragraph-rsid="00e49064"/>
    </style:style>
    <style:style style:name="P315" style:family="paragraph" style:parent-style-name="Párrafo_20_Nivel_20_1">
      <style:text-properties fo:font-style="normal" fo:font-weight="bold" officeooo:rsid="00a52b2c" officeooo:paragraph-rsid="00a52b2c" style:font-style-asian="normal" style:font-weight-asian="bold" style:font-style-complex="normal" style:font-weight-complex="bold"/>
    </style:style>
    <style:style style:name="P316" style:family="paragraph" style:parent-style-name="Párrafo_20_Nivel_20_1">
      <style:text-properties style:use-window-font-color="true" style:text-outline="false" style:text-line-through-style="none" style:text-line-through-type="none" style:font-name="sans-serif" fo:font-size="12pt" fo:language="es" fo:country="ES" fo:font-style="normal" fo:text-shadow="none" style:text-underline-style="none" fo:font-weight="bold" officeooo:rsid="008f4d96" officeooo:paragraph-rsid="009fd1e4"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317" style:family="paragraph" style:parent-style-name="Párrafo_20_Nivel_20_1">
      <style:text-properties officeooo:paragraph-rsid="00ee7667"/>
    </style:style>
    <style:style style:name="P318" style:family="paragraph" style:parent-style-name="Párrafo_20_Nivel_20_1">
      <style:text-properties officeooo:paragraph-rsid="001f1639"/>
    </style:style>
    <style:style style:name="P319" style:family="paragraph" style:parent-style-name="Text_20_body">
      <style:paragraph-properties fo:margin-top="0cm" fo:margin-bottom="0.499cm" style:contextual-spacing="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b02d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20" style:family="paragraph" style:parent-style-name="Text_20_body">
      <style:paragraph-properties fo:margin-top="0cm" fo:margin-bottom="0.499cm" style:contextual-spacing="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b02dc" officeooo:paragraph-rsid="005b02d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21" style:family="paragraph" style:parent-style-name="Text_20_body">
      <style:paragraph-properties fo:margin-top="0cm" fo:margin-bottom="0.499cm" style:contextual-spacing="false"/>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5b02dc" officeooo:paragraph-rsid="005b02dc" style:font-name-asian="Times New Roman" style:font-size-asian="12pt"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P322" style:family="paragraph" style:parent-style-name="Text_20_body">
      <style:paragraph-properties fo:margin-top="0cm" fo:margin-bottom="0.499cm" style:contextual-spacing="false"/>
      <style:text-properties officeooo:paragraph-rsid="006403b3"/>
    </style:style>
    <style:style style:name="P323" style:family="paragraph" style:parent-style-name="Text_20_body">
      <style:paragraph-properties fo:margin-top="0cm" fo:margin-bottom="0.499cm" style:contextual-spacing="false"/>
      <style:text-properties officeooo:rsid="0065f4d5" officeooo:paragraph-rsid="006bd42a"/>
    </style:style>
    <style:style style:name="P324" style:family="paragraph" style:parent-style-name="Text_20_body">
      <style:paragraph-properties fo:margin-top="0cm" fo:margin-bottom="0.499cm" style:contextual-spacing="false"/>
      <style:text-properties officeooo:rsid="00709332" officeooo:paragraph-rsid="00709332"/>
    </style:style>
    <style:style style:name="P325" style:family="paragraph" style:parent-style-name="Text_20_body">
      <style:paragraph-properties fo:margin-top="0cm" fo:margin-bottom="0.499cm" style:contextual-spacing="false"/>
      <style:text-properties fo:font-weight="normal" officeooo:rsid="007b5604" officeooo:paragraph-rsid="007b5604" style:font-weight-asian="normal" style:font-weight-complex="normal"/>
    </style:style>
    <style:style style:name="P326" style:family="paragraph" style:parent-style-name="Text_20_body">
      <style:paragraph-properties fo:margin-top="0cm" fo:margin-bottom="0.499cm" style:contextual-spacing="false"/>
      <style:text-properties fo:font-weight="normal" officeooo:rsid="007bbcf2" officeooo:paragraph-rsid="007bbcf2" style:font-weight-asian="normal" style:font-weight-complex="normal"/>
    </style:style>
    <style:style style:name="P327" style:family="paragraph" style:parent-style-name="Text_20_body">
      <style:paragraph-properties fo:margin-top="0cm" fo:margin-bottom="0.499cm" style:contextual-spacing="false"/>
      <style:text-properties fo:font-weight="normal" officeooo:rsid="007c5a6d" officeooo:paragraph-rsid="007c5a6d" style:font-weight-asian="normal" style:font-weight-complex="normal"/>
    </style:style>
    <style:style style:name="P328" style:family="paragraph" style:parent-style-name="Text_20_body">
      <style:paragraph-properties fo:margin-top="0cm" fo:margin-bottom="0.499cm" style:contextual-spacing="false"/>
      <style:text-properties officeooo:paragraph-rsid="0073878b"/>
    </style:style>
    <style:style style:name="P329" style:family="paragraph" style:parent-style-name="Text_20_body">
      <style:paragraph-properties fo:margin-top="0cm" fo:margin-bottom="0.499cm" style:contextual-spacing="false"/>
      <style:text-properties officeooo:paragraph-rsid="0076b25b"/>
    </style:style>
    <style:style style:name="P330" style:family="paragraph" style:parent-style-name="Text_20_body">
      <style:paragraph-properties fo:margin-top="0cm" fo:margin-bottom="0.499cm" style:contextual-spacing="false"/>
      <style:text-properties style:font-name="sans-serif" fo:font-size="12pt" fo:font-style="normal" fo:font-weight="normal" officeooo:rsid="007c5a6d" officeooo:paragraph-rsid="007c5a6d" style:font-style-asian="normal" style:font-weight-asian="normal" style:font-style-complex="normal" style:font-weight-complex="normal"/>
    </style:style>
    <style:style style:name="P331" style:family="paragraph" style:parent-style-name="Párrafo_20_Nivel_20_3">
      <style:text-properties officeooo:paragraph-rsid="00c79ba3"/>
    </style:style>
    <style:style style:name="P332" style:family="paragraph" style:parent-style-name="Párrafo_20_Nivel_20_3">
      <style:text-properties style:use-window-font-color="true" style:font-name="NewsGotT" fo:font-size="12pt" fo:language="es" fo:country="ES" fo:font-weight="bold" officeooo:rsid="00c79ba3" officeooo:paragraph-rsid="00c79ba3" style:font-name-asian="Times New Roman" style:font-size-asian="12pt" style:font-weight-asian="bold" style:font-name-complex="Times New Roman" style:font-size-complex="10pt" style:language-complex="ar" style:country-complex="SA" style:font-weight-complex="bold"/>
    </style:style>
    <style:style style:name="P333" style:family="paragraph" style:parent-style-name="Párrafo_20_Nivel_20_3">
      <style:text-properties officeooo:paragraph-rsid="00e2a226"/>
    </style:style>
    <style:style style:name="P334" style:family="paragraph" style:parent-style-name="Standard">
      <style:paragraph-properties fo:text-align="center" style:justify-single-word="false" fo:background-color="#e6e6ff" style:snap-to-layout-grid="false">
        <style:background-image/>
      </style:paragraph-properties>
      <style:text-properties style:use-window-font-color="true" style:font-name="NewsGotT" fo:font-size="10pt" fo:letter-spacing="-0.005cm" fo:language="es" fo:country="ES" fo:font-weight="bold" officeooo:rsid="00721201"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335" style:family="paragraph" style:parent-style-name="Standard">
      <style:paragraph-properties fo:text-align="center" style:justify-single-word="false" fo:background-color="#e6e6ff" style:snap-to-layout-grid="false">
        <style:background-image/>
      </style:paragraph-properties>
      <style:text-properties style:use-window-font-color="true" style:font-name="NewsGotT" fo:font-size="10pt" fo:letter-spacing="-0.005cm" fo:language="es" fo:country="ES" fo:font-weight="bold" officeooo:rsid="0070b042" officeooo:paragraph-rsid="00e20db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336" style:family="paragraph" style:parent-style-name="Párrafo_20_Nivel_20_2">
      <style:text-properties officeooo:rsid="00e8ecf5"/>
    </style:style>
    <style:style style:name="P337" style:family="paragraph" style:parent-style-name="Párrafo_20_Nivel_20_1">
      <style:paragraph-properties fo:background-color="transparent">
        <style:background-image/>
      </style:paragraph-properties>
      <style:text-properties style:use-window-font-color="true" style:font-name="NewsGotT" fo:font-size="10pt" fo:font-weight="bold" style:font-name-asian="NewsGotT-Regu" style:font-size-asian="10pt" style:font-weight-asian="bold" style:font-name-complex="NewsGotT-Regu" style:font-size-complex="10pt" style:font-weight-complex="bold"/>
    </style:style>
    <style:style style:name="P338" style:family="paragraph" style:parent-style-name="Párrafo_20_Nivel_20_4">
      <style:text-properties fo:font-style="italic" fo:font-weight="bold" officeooo:rsid="00cb42d4" style:font-weight-asian="bold" style:font-weight-complex="bold"/>
    </style:style>
    <style:style style:name="P339" style:family="paragraph" style:parent-style-name="Párrafo_20_Nivel_20_4">
      <style:text-properties fo:font-style="italic" fo:font-weight="bold" officeooo:rsid="00cb42d4" officeooo:paragraph-rsid="00cb42d4" style:font-weight-asian="bold" style:font-weight-complex="bold"/>
    </style:style>
    <style:style style:name="P340" style:family="paragraph" style:parent-style-name="Contents_20_1">
      <style:paragraph-properties>
        <style:tab-stops>
          <style:tab-stop style:position="15.983cm" style:leader-style="dotted" style:leader-text="."/>
          <style:tab-stop style:position="16.499cm" style:type="right" style:leader-style="dotted" style:leader-text="."/>
        </style:tab-stops>
      </style:paragraph-properties>
    </style:style>
    <style:style style:name="P341" style:family="paragraph" style:parent-style-name="Contents_20_2">
      <style:paragraph-properties>
        <style:tab-stops>
          <style:tab-stop style:position="15.983cm" style:leader-style="dotted" style:leader-text="."/>
          <style:tab-stop style:position="16.499cm" style:type="right" style:leader-style="dotted" style:leader-text="."/>
        </style:tab-stops>
      </style:paragraph-properties>
    </style:style>
    <style:style style:name="P342" style:family="paragraph" style:parent-style-name="Contents_20_3">
      <style:paragraph-properties>
        <style:tab-stops>
          <style:tab-stop style:position="15.983cm" style:leader-style="dotted" style:leader-text="."/>
          <style:tab-stop style:position="16.499cm" style:type="right" style:leader-style="dotted" style:leader-text="."/>
        </style:tab-stops>
      </style:paragraph-properties>
    </style:style>
    <style:style style:name="P343" style:family="paragraph" style:parent-style-name="Standard">
      <style:paragraph-properties fo:break-before="page"/>
      <style:text-properties fo:language="es" fo:country="ES" officeooo:paragraph-rsid="00af2dff"/>
    </style:style>
    <style:style style:name="P344" style:family="paragraph" style:parent-style-name="Standard" style:list-style-name="L6">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officeooo:paragraph-rsid="009fd1e4"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45" style:family="paragraph" style:parent-style-name="Standard" style:list-style-name="L15">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0944a6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46" style:family="paragraph" style:parent-style-name="Standard" style:list-style-name="L16">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097195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47" style:family="paragraph" style:parent-style-name="Standard" style:list-style-name="L17">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098803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48" style:family="paragraph" style:parent-style-name="Standard" style:list-style-name="L17">
      <style:paragraph-properties fo:text-align="justify" style:justify-single-word="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officeooo:paragraph-rsid="00998e72"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49" style:family="paragraph" style:parent-style-name="Standard" style:list-style-name="L7">
      <style:paragraph-properties fo:text-align="start" style:justify-single-word="false" style:snap-to-layout-grid="false"/>
      <style:text-properties style:use-window-font-color="true" style:font-name="NewsGotT" fo:font-size="10pt" fo:letter-spacing="-0.005cm" fo:language="es" fo:country="ES" fo:font-weight="normal" officeooo:rsid="002ef609"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350" style:family="paragraph" style:parent-style-name="Standard" style:list-style-name="L10">
      <style:paragraph-properties fo:text-align="start" style:justify-single-word="false" style:snap-to-layout-grid="false"/>
      <style:text-properties style:use-window-font-color="true" style:font-name="NewsGotT" fo:font-size="10pt" fo:letter-spacing="-0.005cm" fo:language="es" fo:country="ES" fo:font-weight="normal" officeooo:rsid="003cf09e"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351" style:family="paragraph" style:parent-style-name="Standard" style:list-style-name="L12">
      <style:paragraph-properties fo:text-align="justify" style:justify-single-word="false" style:snap-to-layout-grid="false"/>
      <style:text-properties style:use-window-font-color="true" style:font-name="NewsGotT" fo:font-size="10pt" fo:letter-spacing="-0.005cm" fo:language="es" fo:country="ES" fo:font-weight="normal" officeooo:rsid="0063cfc3"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352" style:family="paragraph" style:parent-style-name="Standard" style:list-style-name="L13">
      <style:paragraph-properties fo:text-align="justify" style:justify-single-word="false" style:snap-to-layout-grid="false"/>
      <style:text-properties style:use-window-font-color="true" style:font-name="NewsGotT" fo:font-size="10pt" fo:letter-spacing="-0.005cm" fo:language="es" fo:country="ES" fo:font-weight="normal" officeooo:rsid="0067a3e1"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353"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61988" officeooo:paragraph-rsid="011090e8"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354" style:family="paragraph" style:parent-style-name="Standard" style:list-style-name="L6">
      <style:paragraph-properties fo:text-align="justify" style:justify-single-word="false"/>
      <style:text-properties officeooo:paragraph-rsid="009fd1e4"/>
    </style:style>
    <style:style style:name="P355" style:family="paragraph" style:parent-style-name="Standard" style:list-style-name="L6">
      <style:paragraph-properties fo:text-align="justify" style:justify-single-word="false"/>
      <style:text-properties officeooo:rsid="008a80c7" officeooo:paragraph-rsid="009fd1e4"/>
    </style:style>
    <style:style style:name="P356" style:family="paragraph" style:parent-style-name="Standard" style:list-style-name="L6">
      <style:paragraph-properties fo:text-align="justify" style:justify-single-word="false"/>
      <style:text-properties officeooo:rsid="008b1241" officeooo:paragraph-rsid="009fd1e4"/>
    </style:style>
    <style:style style:name="P357" style:family="paragraph" style:parent-style-name="Standard" style:list-style-name="L10">
      <style:paragraph-properties fo:text-align="start" style:justify-single-word="false" style:snap-to-layout-grid="false"/>
      <style:text-properties officeooo:rsid="003cf09e" officeooo:paragraph-rsid="00e20db7"/>
    </style:style>
    <style:style style:name="P358" style:family="paragraph" style:parent-style-name="Standard" style:list-style-name="L31">
      <style:paragraph-properties fo:text-align="justify" style:justify-single-word="false"/>
      <style:text-properties fo:color="#ff0000" fo:font-style="italic" officeooo:rsid="006055c8" officeooo:paragraph-rsid="006055c8" style:font-style-asian="italic" style:font-style-complex="italic"/>
    </style:style>
    <style:style style:name="P359" style:family="paragraph" style:parent-style-name="Standard" style:list-style-name="L6">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officeooo:paragraph-rsid="00bb5c9a"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60" style:family="paragraph" style:parent-style-name="Standard" style:list-style-name="L24">
      <style:paragraph-properties fo:margin-left="1.249cm" fo:margin-right="0cm" fo:text-indent="-0.635cm" style:auto-text-indent="false"/>
    </style:style>
    <style:style style:name="P361" style:family="paragraph" style:parent-style-name="Standard">
      <style:paragraph-properties fo:text-align="justify" style:justify-single-word="false" fo:background-color="transparent" style:snap-to-layout-grid="false">
        <style:background-image/>
      </style:paragraph-properties>
      <style:text-properties style:use-window-font-color="true" style:font-name="NewsGotT" fo:font-size="10pt" fo:letter-spacing="-0.005cm" fo:language="es" fo:country="ES" fo:font-weight="normal" officeooo:rsid="00402dcc" officeooo:paragraph-rsid="00e20db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362" style:family="paragraph" style:parent-style-name="Párrafo_20_Nivel_20_1" style:list-style-name="L1">
      <style:text-properties officeooo:paragraph-rsid="00a397ed"/>
    </style:style>
    <style:style style:name="P363" style:family="paragraph" style:parent-style-name="Párrafo_20_Nivel_20_1" style:list-style-name="L1">
      <style:text-properties officeooo:paragraph-rsid="00a52b2c"/>
    </style:style>
    <style:style style:name="P364" style:family="paragraph" style:parent-style-name="Párrafo_20_Nivel_20_1" style:list-style-name="L1">
      <style:text-properties officeooo:rsid="00e58d2c" officeooo:paragraph-rsid="00e58d2c"/>
    </style:style>
    <style:style style:name="P365" style:family="paragraph" style:parent-style-name="Párrafo_20_Nivel_20_1" style:list-style-name="L1">
      <style:text-properties fo:font-style="normal" fo:font-weight="normal" officeooo:rsid="002ef057" officeooo:paragraph-rsid="00a52b2c" style:font-style-asian="normal" style:font-weight-asian="normal" style:font-style-complex="normal" style:font-weight-complex="normal"/>
    </style:style>
    <style:style style:name="P366" style:family="paragraph" style:parent-style-name="Párrafo_20_Nivel_20_1" style:list-style-name="">
      <style:paragraph-properties fo:text-align="justify" style:justify-single-word="false" fo:orphans="2" fo:widows="2"/>
      <style:text-properties style:text-underline-style="solid" style:text-underline-width="auto" style:text-underline-color="font-color" officeooo:rsid="00235c94" officeooo:paragraph-rsid="00235c94"/>
    </style:style>
    <style:style style:name="P367" style:family="paragraph" style:parent-style-name="Párrafo_20_Nivel_20_1" style:list-style-name="">
      <style:paragraph-properties fo:margin-left="0cm" fo:margin-right="0cm" fo:text-align="justify" style:justify-single-word="false" fo:orphans="2" fo:widows="2" fo:text-indent="0cm" style:auto-text-indent="false" fo:break-before="page"/>
      <style:text-properties style:text-underline-style="solid" style:text-underline-width="auto" style:text-underline-color="font-color" officeooo:rsid="0025513a" officeooo:paragraph-rsid="0025513a"/>
    </style:style>
    <style:style style:name="P368" style:family="paragraph" style:parent-style-name="Párrafo_20_Nivel_20_1" style:list-style-name="">
      <style:paragraph-properties fo:margin-left="0cm" fo:margin-right="0cm" fo:text-align="justify" style:justify-single-word="false" fo:orphans="2" fo:widows="2" fo:text-indent="0cm" style:auto-text-indent="false"/>
      <style:text-properties style:text-underline-style="solid" style:text-underline-width="auto" style:text-underline-color="font-color" officeooo:rsid="0025513a" officeooo:paragraph-rsid="0025513a"/>
    </style:style>
    <style:style style:name="P369" style:family="paragraph" style:parent-style-name="Párrafo_20_Nivel_20_1" style:list-style-name="L24" style:master-page-name="">
      <style:paragraph-properties fo:margin-left="0cm" fo:margin-right="0cm" fo:text-align="justify" style:justify-single-word="false" fo:orphans="2" fo:widows="2" fo:text-indent="0cm" style:auto-text-indent="false" style:page-number="auto" style:writing-mode="lr-tb">
        <style:tab-stops/>
      </style:paragraph-properties>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79ba3" officeooo:paragraph-rsid="00c98461" style:font-name-asian="Times New Roman" style:font-size-asian="12pt" style:font-style-asian="normal" style:font-weight-asian="normal" style:font-name-complex="Times New Roman" style:font-size-complex="10pt" style:language-complex="ar" style:country-complex="SA" style:font-weight-complex="bold" style:text-emphasize="none"/>
    </style:style>
    <style:style style:name="P370" style:family="paragraph" style:parent-style-name="Párrafo_20_Nivel_20_1" style:list-style-name="L24">
      <style:paragraph-properties fo:margin-left="0cm" fo:margin-right="0cm" fo:text-align="justify" style:justify-single-word="false" fo:orphans="2" fo:widows="2" fo:text-indent="0cm" style:auto-text-indent="false" style:writing-mode="lr-tb">
        <style:tab-stops/>
      </style:paragraph-properties>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79ba3" officeooo:paragraph-rsid="00c98461" style:font-name-asian="Times New Roman" style:font-size-asian="12pt" style:font-style-asian="normal" style:font-weight-asian="normal" style:font-name-complex="Times New Roman" style:font-size-complex="10pt" style:language-complex="ar" style:country-complex="SA" style:font-weight-complex="bold" style:text-emphasize="none"/>
    </style:style>
    <style:style style:name="P371" style:family="paragraph" style:parent-style-name="Párrafo_20_Nivel_20_1" style:list-style-name="L24">
      <style:paragraph-properties fo:margin-left="0cm" fo:margin-right="0cm" fo:orphans="2" fo:widows="2" fo:text-indent="0cm" style:auto-text-indent="false" style:writing-mode="lr-tb">
        <style:tab-stops/>
      </style:paragraph-properties>
      <style:text-properties style:use-window-font-color="true" style:font-name="NewsGotT" fo:font-size="12pt" fo:language="es" fo:country="ES" style:font-name-asian="Times New Roman" style:font-size-asian="12pt" style:font-name-complex="Times New Roman" style:font-size-complex="10pt" style:language-complex="ar" style:country-complex="SA"/>
    </style:style>
    <style:style style:name="P372" style:family="paragraph" style:parent-style-name="Párrafo_20_Nivel_20_1" style:list-style-name="L24">
      <style:paragraph-properties fo:margin-left="0cm" fo:margin-right="0cm" fo:orphans="2" fo:widows="2" fo:text-indent="0cm" style:auto-text-indent="false" style:writing-mode="lr-tb">
        <style:tab-stops/>
      </style:paragraph-properties>
      <style:text-properties officeooo:rsid="00cb42d4" officeooo:paragraph-rsid="00cb42d4"/>
    </style:style>
    <style:style style:name="P373" style:family="paragraph" style:parent-style-name="Párrafo_20_Nivel_20_1" style:list-style-name="L24">
      <style:paragraph-properties fo:margin-left="0cm" fo:margin-right="0cm" fo:orphans="2" fo:widows="2" fo:text-indent="0cm" style:auto-text-indent="false" style:writing-mode="lr-tb">
        <style:tab-stops/>
      </style:paragraph-properties>
      <style:text-properties fo:font-style="italic" fo:font-weight="bold" officeooo:rsid="00c98461" officeooo:paragraph-rsid="00cb42d4" style:font-weight-asian="bold" style:font-weight-complex="bold"/>
    </style:style>
    <style:style style:name="P374" style:family="paragraph" style:parent-style-name="Párrafo_20_Nivel_20_1" style:list-style-name="L32">
      <style:paragraph-properties fo:orphans="2" fo:widows="2" style:writing-mode="lr-tb"/>
      <style:text-properties style:use-window-font-color="true" style:font-name="NewsGotT" fo:font-size="12pt" fo:language="es" fo:country="ES" officeooo:rsid="006865b7" officeooo:paragraph-rsid="006865b7" style:font-name-asian="Times New Roman" style:font-size-asian="12pt" style:font-name-complex="Times New Roman" style:font-size-complex="10pt" style:language-complex="ar" style:country-complex="SA"/>
    </style:style>
    <style:style style:name="P375" style:family="paragraph" style:parent-style-name="Párrafo_20_Nivel_20_1" style:list-style-name="L33">
      <style:paragraph-properties fo:orphans="2" fo:widows="2" style:writing-mode="lr-tb"/>
      <style:text-properties style:use-window-font-color="true" style:font-name="NewsGotT" fo:font-size="12pt" fo:language="es" fo:country="ES" officeooo:rsid="00ddcb05" officeooo:paragraph-rsid="00ddcb05" style:font-name-asian="Times New Roman" style:font-size-asian="12pt" style:font-name-complex="Times New Roman" style:font-size-complex="10pt" style:language-complex="ar" style:country-complex="SA"/>
    </style:style>
    <style:style style:name="P376" style:family="paragraph" style:parent-style-name="Párrafo_20_Nivel_20_1" style:list-style-name="L33">
      <style:paragraph-properties fo:orphans="2" fo:widows="2" style:writing-mode="lr-tb"/>
      <style:text-properties style:use-window-font-color="true" style:font-name="NewsGotT" fo:font-size="12pt" fo:language="es" fo:country="ES" officeooo:paragraph-rsid="00ddcb05" style:font-name-asian="Times New Roman" style:font-size-asian="12pt" style:font-name-complex="Times New Roman" style:font-size-complex="10pt" style:language-complex="ar" style:country-complex="SA"/>
    </style:style>
    <style:style style:name="P377" style:family="paragraph" style:parent-style-name="Heading_20_1">
      <style:text-properties officeooo:paragraph-rsid="00a397ed"/>
    </style:style>
    <style:style style:name="P378" style:family="paragraph" style:parent-style-name="Heading_20_1">
      <style:text-properties officeooo:paragraph-rsid="00a52b2c"/>
    </style:style>
    <style:style style:name="P379" style:family="paragraph" style:parent-style-name="Heading_20_1">
      <style:text-properties style:use-window-font-color="true" style:font-name="NewsGotT" fo:font-size="12pt" fo:language="es" fo:country="ES" fo:font-style="normal" fo:font-weight="bold" officeooo:rsid="00a52b2c" officeooo:paragraph-rsid="00b5074d"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P380" style:family="paragraph" style:parent-style-name="Heading_20_1">
      <style:text-properties fo:font-style="normal" style:font-style-asian="normal" style:font-style-complex="normal"/>
    </style:style>
    <style:style style:name="P381" style:family="paragraph" style:parent-style-name="Heading_20_1">
      <style:text-properties officeooo:paragraph-rsid="00e49064"/>
    </style:style>
    <style:style style:name="P382" style:family="paragraph" style:parent-style-name="Heading_20_1">
      <style:paragraph-properties fo:break-before="page"/>
    </style:style>
    <style:style style:name="P383" style:family="paragraph" style:parent-style-name="Heading_20_1">
      <style:paragraph-properties fo:break-before="page"/>
      <style:text-properties officeooo:rsid="00e8ecf5" officeooo:paragraph-rsid="00e8ecf5"/>
    </style:style>
    <style:style style:name="P384" style:family="paragraph" style:parent-style-name="Heading_20_1">
      <style:paragraph-properties fo:break-before="page"/>
      <style:text-properties officeooo:rsid="00e2a226" officeooo:paragraph-rsid="00ee7667"/>
    </style:style>
    <style:style style:name="P385" style:family="paragraph" style:parent-style-name="Heading_20_1" style:list-style-name="">
      <style:paragraph-properties fo:text-align="justify" style:justify-single-word="false" fo:orphans="2" fo:widows="2" fo:break-before="page"/>
      <style:text-properties style:use-window-font-color="true" style:font-name="NewsGotT" fo:font-size="12pt" fo:language="zxx" fo:country="none" style:text-underline-style="none" fo:font-weight="bold" officeooo:rsid="00235c94" officeooo:paragraph-rsid="00e2a226" style:letter-kerning="true" style:font-name-asian="Times New Roman" style:font-size-asian="12pt" style:language-asian="zxx" style:country-asian="none" style:font-weight-asian="bold" style:font-name-complex="Times New Roman" style:font-size-complex="10pt" style:language-complex="ar" style:country-complex="SA"/>
    </style:style>
    <style:style style:name="P386" style:family="paragraph" style:parent-style-name="Text_20_body" style:list-style-name="L2">
      <style:text-properties style:use-window-font-color="true" style:font-name="NewsGotT" fo:font-size="12pt" fo:language="es" fo:country="ES" fo:font-style="normal" officeooo:rsid="00a8dd20" officeooo:paragraph-rsid="00a8dd20" style:font-name-asian="Times New Roman" style:font-size-asian="12pt" style:font-style-asian="normal" style:font-name-complex="Times New Roman" style:font-size-complex="10pt" style:language-complex="ar" style:country-complex="SA" style:font-style-complex="normal"/>
    </style:style>
    <style:style style:name="P387" style:family="paragraph" style:parent-style-name="Text_20_body" style:list-style-name="L8">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eb175" fo:background-color="transparent"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88" style:family="paragraph" style:parent-style-name="Text_20_body" style:list-style-name="L9">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89" style:family="paragraph" style:parent-style-name="Text_20_body" style:list-style-name="L11">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90" style:family="paragraph" style:parent-style-name="Text_20_body" style:list-style-name="L11">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officeooo:paragraph-rsid="00b7ce5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91" style:family="paragraph" style:parent-style-name="Text_20_body" style:list-style-name="L9">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5793b" officeooo:paragraph-rsid="00d5793b"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92" style:family="paragraph" style:parent-style-name="Text_20_body" style:list-style-name="L9">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fc9a1c" officeooo:paragraph-rsid="00fc9a1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93" style:family="paragraph" style:parent-style-name="Text_20_body" style:list-style-name="L9">
      <style:text-properties fo:color="#ff0000" style:text-outline="false" style:text-line-through-style="none" style:text-line-through-type="none" style:font-name="NewsGotT" fo:font-size="12pt" fo:language="es" fo:country="ES" fo:font-style="normal" fo:text-shadow="none" style:text-underline-style="none" fo:font-weight="normal" officeooo:rsid="00b674a7" officeooo:paragraph-rsid="00b674a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94" style:family="paragraph" style:parent-style-name="Text_20_body" style:list-style-name="">
      <style:text-properties officeooo:rsid="00f41bb2" officeooo:paragraph-rsid="00f41bb2"/>
    </style:style>
    <style:style style:name="P395" style:family="paragraph" style:parent-style-name="Text_20_body">
      <style:paragraph-properties fo:margin-left="0.053cm" fo:margin-right="0cm" fo:text-indent="-0.026cm" style:auto-text-indent="false">
        <style:tab-stops/>
      </style:paragraph-properties>
      <style:text-properties style:use-window-font-color="true" style:font-name="NewsGotT" fo:font-size="12pt" fo:language="es" fo:country="ES" fo:font-style="normal" officeooo:rsid="00aab237" officeooo:paragraph-rsid="00ad28d4" style:font-name-asian="Times New Roman" style:font-size-asian="12pt" style:font-style-asian="normal" style:font-name-complex="Times New Roman" style:font-size-complex="10pt" style:language-complex="ar" style:country-complex="SA" style:font-style-complex="normal"/>
    </style:style>
    <style:style style:name="P396" style:family="paragraph" style:parent-style-name="Text_20_body" style:list-style-name="L3" style:master-page-name="">
      <style:paragraph-properties fo:margin-left="0cm" fo:margin-right="0cm" fo:text-indent="0cm" style:auto-text-indent="false" style:page-number="auto"/>
      <style:text-properties style:use-window-font-color="true" style:font-name="NewsGotT" fo:font-size="12pt" fo:language="es" fo:country="ES" fo:font-style="normal" officeooo:rsid="00adfbdc" officeooo:paragraph-rsid="00adfbdc" style:font-name-asian="Times New Roman" style:font-size-asian="12pt" style:font-style-asian="normal" style:font-name-complex="Times New Roman" style:font-size-complex="10pt" style:language-complex="ar" style:country-complex="SA" style:font-style-complex="normal"/>
    </style:style>
    <style:style style:name="P397" style:family="paragraph" style:parent-style-name="Text_20_body">
      <style:paragraph-properties fo:margin-left="0cm" fo:margin-right="0cm" fo:text-indent="0cm" style:auto-text-indent="false"/>
      <style:text-properties style:use-window-font-color="true" style:font-name="NewsGotT" fo:font-size="12pt" fo:language="es" fo:country="ES" fo:font-style="normal" officeooo:rsid="00aab237" style:font-name-asian="Times New Roman" style:font-size-asian="12pt" style:font-style-asian="normal" style:font-name-complex="Times New Roman" style:font-size-complex="10pt" style:language-complex="ar" style:country-complex="SA" style:font-style-complex="normal"/>
    </style:style>
    <style:style style:name="P398" style:family="paragraph" style:parent-style-name="Text_20_body">
      <style:paragraph-properties fo:margin-left="0cm" fo:margin-right="0cm" fo:text-indent="0cm" style:auto-text-indent="false"/>
      <style:text-properties style:use-window-font-color="true" style:font-name="NewsGotT" fo:font-size="12pt" fo:language="es" fo:country="ES" fo:font-style="normal" officeooo:rsid="00aab237" officeooo:paragraph-rsid="00adfbdc" style:font-name-asian="Times New Roman" style:font-size-asian="12pt" style:font-style-asian="normal" style:font-name-complex="Times New Roman" style:font-size-complex="10pt" style:language-complex="ar" style:country-complex="SA" style:font-style-complex="normal"/>
    </style:style>
    <style:style style:name="P399" style:family="paragraph" style:parent-style-name="Text_20_body">
      <style:paragraph-properties fo:margin-left="0cm" fo:margin-right="0cm" fo:text-indent="0cm" style:auto-text-indent="false"/>
      <style:text-properties style:use-window-font-color="true" style:font-name="NewsGotT" fo:font-size="12pt" fo:language="es" fo:country="ES" fo:font-style="normal" officeooo:rsid="00ae3ca8" officeooo:paragraph-rsid="00af2dff" style:font-name-asian="Times New Roman" style:font-size-asian="12pt" style:font-style-asian="normal" style:font-name-complex="Times New Roman" style:font-size-complex="10pt" style:language-complex="ar" style:country-complex="SA" style:font-style-complex="normal"/>
    </style:style>
    <style:style style:name="P400" style:family="paragraph" style:parent-style-name="Text_20_body" style:list-style-name="L5">
      <style:paragraph-properties fo:margin-left="0cm" fo:margin-right="0cm" fo:text-indent="0cm" style:auto-text-indent="false"/>
      <style:text-properties style:use-window-font-color="true" style:font-name="NewsGotT" fo:font-size="12pt" fo:language="es" fo:country="ES" fo:font-style="normal" officeooo:rsid="00af2dff" style:font-name-asian="Times New Roman" style:font-size-asian="12pt" style:font-style-asian="normal" style:font-name-complex="Times New Roman" style:font-size-complex="10pt" style:language-complex="ar" style:country-complex="SA"/>
    </style:style>
    <style:style style:name="P401" style:family="paragraph" style:parent-style-name="Text_20_body">
      <style:paragraph-properties fo:margin-left="0cm" fo:margin-right="0cm" fo:text-indent="0cm" style:auto-text-indent="false"/>
      <style:text-properties style:use-window-font-color="true" style:font-name="NewsGotT" fo:font-size="12pt" fo:language="es" fo:country="ES" fo:font-style="normal" fo:font-weight="bold" officeooo:rsid="00af2dff" style:letter-kerning="true" style:font-name-asian="Times New Roman" style:font-size-asian="12pt" style:language-asian="zxx" style:country-asian="none" style:font-style-asian="normal" style:font-weight-asian="bold" style:font-name-complex="Times New Roman" style:font-size-complex="10pt" style:language-complex="ar" style:country-complex="SA" style:font-weight-complex="bold"/>
    </style:style>
    <style:style style:name="P402" style:family="paragraph" style:parent-style-name="Text_20_body" style:list-style-name="L6">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bece08" officeooo:paragraph-rsid="00bece08"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03" style:family="paragraph" style:parent-style-name="Text_20_body" style:list-style-name="L6">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02883" officeooo:paragraph-rsid="00c02883"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04" style:family="paragraph" style:parent-style-name="Text_20_body" style:list-style-name="L6">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officeooo:paragraph-rsid="00c02883"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05" style:family="paragraph" style:parent-style-name="Text_20_body" style:list-style-name="L6">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bc35f7"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06" style:family="paragraph" style:parent-style-name="Text_20_body" style:list-style-name="L24">
      <style:paragraph-properties fo:margin-left="0cm" fo:margin-right="0cm"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79ba3" officeooo:paragraph-rsid="00c79ba3" style:font-name-asian="Times New Roman" style:font-size-asian="12pt" style:font-style-asian="normal" style:font-weight-asian="normal" style:font-name-complex="Times New Roman" style:font-size-complex="10pt" style:language-complex="ar" style:country-complex="SA" style:font-weight-complex="bold" style:text-emphasize="none"/>
    </style:style>
    <style:style style:name="P407" style:family="paragraph" style:parent-style-name="Text_20_body" style:list-style-name="L4">
      <style:paragraph-properties fo:margin-left="0cm" fo:margin-right="0cm" fo:text-indent="0cm" style:auto-text-indent="false"/>
      <style:text-properties officeooo:paragraph-rsid="00adfbdc"/>
    </style:style>
    <style:style style:name="P408" style:family="paragraph" style:parent-style-name="Text_20_body">
      <style:paragraph-properties fo:margin-left="0cm" fo:margin-right="0cm" fo:text-indent="0cm" style:auto-text-indent="false"/>
      <style:text-properties officeooo:rsid="00ae3ca8" officeooo:paragraph-rsid="00af2dff"/>
    </style:style>
    <style:style style:name="P409" style:family="paragraph" style:parent-style-name="Text_20_body" style:list-style-name="L24">
      <style:paragraph-properties fo:margin-left="0cm" fo:margin-right="0cm" fo:text-indent="0cm" style:auto-text-indent="false"/>
      <style:text-properties officeooo:paragraph-rsid="00c98461"/>
    </style:style>
    <style:style style:name="P410" style:family="paragraph" style:parent-style-name="Text_20_body">
      <style:paragraph-properties fo:margin-left="0cm" fo:margin-right="0cm" fo:text-indent="0cm" style:auto-text-indent="false" fo:background-color="transparent" fo:padding="0.049cm" fo:border-left="0.06pt solid #000000" fo:border-right="0.06pt solid #000000" fo:border-top="none" fo:border-bottom="none" style:shadow="none">
        <style:background-image/>
      </style:paragraph-properties>
      <style:text-properties style:use-window-font-color="true" style:font-name="NewsGotT" fo:font-size="12pt" fo:language="es" fo:country="ES" fo:font-style="normal" fo:font-weight="bold" officeooo:rsid="00af2dff" style:letter-kerning="true" style:font-name-asian="Times New Roman" style:font-size-asian="12pt" style:language-asian="zxx" style:country-asian="none" style:font-style-asian="normal" style:font-weight-asian="bold" style:font-name-complex="Times New Roman" style:font-size-complex="10pt" style:language-complex="ar" style:country-complex="SA" style:font-weight-complex="bold"/>
    </style:style>
    <style:style style:name="P411" style:family="paragraph" style:parent-style-name="Text_20_body" style:list-style-name="L11">
      <style:paragraph-properties fo:margin-left="0cm" fo:margin-right="0cm" fo:text-indent="0cm" style:auto-text-indent="false" style:shadow="none"/>
      <style:text-properties officeooo:paragraph-rsid="00b7ce5a"/>
    </style:style>
    <style:style style:name="P412" style:family="paragraph" style:parent-style-name="Text_20_body" style:list-style-name="L5">
      <style:paragraph-properties fo:orphans="2" fo:widows="2" style:writing-mode="lr-tb"/>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a52b2c" officeooo:paragraph-rsid="00af2dff" style:letter-kerning="true"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13" style:family="paragraph" style:parent-style-name="Text_20_body" style:list-style-name="L14">
      <style:paragraph-properties fo:margin-top="0cm" fo:margin-bottom="0.499cm" style:contextual-spacing="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e04c5" officeooo:paragraph-rsid="005e04c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14" style:family="paragraph" style:parent-style-name="Text_20_body" style:list-style-name="L14">
      <style:paragraph-properties fo:margin-top="0cm" fo:margin-bottom="0.499cm" style:contextual-spacing="false"/>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6307be" officeooo:paragraph-rsid="006307b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15" style:family="paragraph" style:parent-style-name="Text_20_body" style:list-style-name="L9">
      <style:paragraph-properties fo:background-color="#ffff00">
        <style:background-image/>
      </style:paragraph-properties>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3ec8f" officeooo:paragraph-rsid="00d3ec8f"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16" style:family="paragraph" style:parent-style-name="Heading_20_3">
      <style:text-properties fo:font-style="normal" officeooo:paragraph-rsid="00d21462" style:font-style-asian="normal" style:font-style-complex="normal"/>
    </style:style>
    <style:style style:name="P417" style:family="paragraph" style:parent-style-name="Heading_20_3">
      <style:text-properties officeooo:rsid="00e2a226" officeooo:paragraph-rsid="00e2a226"/>
    </style:style>
    <style:style style:name="P418" style:family="paragraph" style:parent-style-name="Heading_20_3">
      <style:text-properties style:use-window-font-color="true" style:font-name="NewsGotT" fo:font-size="12pt" fo:language="es" fo:country="ES" fo:font-weight="bold" officeooo:rsid="00c79ba3" officeooo:paragraph-rsid="00c79ba3" style:font-name-asian="Times New Roman" style:font-size-asian="12pt" style:font-weight-asian="bold" style:font-name-complex="Times New Roman" style:font-size-complex="10pt" style:language-complex="ar" style:country-complex="SA" style:font-weight-complex="bold"/>
    </style:style>
    <style:style style:name="P419" style:family="paragraph" style:parent-style-name="Heading_20_3">
      <style:paragraph-properties fo:orphans="2" fo:widows="2" style:writing-mode="lr-tb"/>
      <style:text-properties style:use-window-font-color="true" style:font-name="NewsGotT" fo:font-size="12pt" style:font-name-asian="Times New Roman" style:font-size-asian="12pt" style:font-name-complex="Times New Roman" style:font-size-complex="10pt" style:language-complex="ar" style:country-complex="SA"/>
    </style:style>
    <style:style style:name="P420" style:family="paragraph" style:parent-style-name="Heading_20_3">
      <style:paragraph-properties fo:margin-left="0cm" fo:margin-right="0cm" fo:text-align="justify" style:justify-single-word="false" fo:orphans="2" fo:widows="2" fo:text-indent="0cm" style:auto-text-indent="false" style:writing-mode="lr-tb">
        <style:tab-stops/>
      </style:paragraph-properties>
      <style:text-properties officeooo:rsid="00c79ba3" officeooo:paragraph-rsid="00c9574f"/>
    </style:style>
    <style:style style:name="P421" style:family="paragraph" style:parent-style-name="Heading_20_3">
      <style:paragraph-properties fo:margin-left="0cm" fo:margin-right="0cm" fo:text-align="justify" style:justify-single-word="false" fo:orphans="2" fo:widows="2" fo:text-indent="0cm" style:auto-text-indent="false" style:writing-mode="lr-tb">
        <style:tab-stops/>
      </style:paragraph-properties>
      <style:text-properties style:use-window-font-color="true" style:font-name="NewsGotT" fo:font-size="12pt" fo:language="es" fo:country="ES" officeooo:rsid="00c79ba3" officeooo:paragraph-rsid="00c98461" style:font-name-asian="Times New Roman" style:font-size-asian="12pt" style:font-name-complex="Times New Roman" style:font-size-complex="10pt" style:language-complex="ar" style:country-complex="SA"/>
    </style:style>
    <style:style style:name="P422" style:family="paragraph" style:parent-style-name="Heading_20_2">
      <style:text-properties officeooo:rsid="003085b9"/>
    </style:style>
    <style:style style:name="P423" style:family="paragraph" style:parent-style-name="Heading_20_2">
      <style:text-properties fo:font-weight="bold" style:font-weight-asian="bold" style:font-weight-complex="bold"/>
    </style:style>
    <style:style style:name="P424" style:family="paragraph" style:parent-style-name="Heading_20_2">
      <style:text-properties fo:background-color="#ffffff"/>
    </style:style>
    <style:style style:name="P425" style:family="paragraph" style:parent-style-name="Heading_20_2">
      <style:paragraph-properties fo:break-before="page"/>
    </style:style>
    <style:style style:name="P426" style:family="paragraph" style:parent-style-name="Heading_20_2">
      <style:paragraph-properties fo:margin-left="0cm" fo:margin-right="0cm" fo:text-indent="0cm" style:auto-text-indent="false" fo:break-before="page"/>
      <style:text-properties style:use-window-font-color="true" style:text-outline="false" style:text-line-through-style="none" style:text-line-through-type="none" style:font-name="NewsGotT" fo:font-size="12pt" fo:language="zxx" fo:country="none" fo:font-style="normal" fo:text-shadow="none" style:text-underline-style="none" fo:font-weight="bold" officeooo:rsid="004a2192" officeooo:paragraph-rsid="00bb5c9a" style:font-name-asian="Times New Roman" style:font-size-asian="12pt" style:font-style-asian="normal" style:font-weight-asian="bold" style:font-name-complex="Times New Roman" style:font-size-complex="10pt" style:language-complex="ar" style:country-complex="SA" style:font-style-complex="normal" style:font-weight-complex="normal" style:text-emphasize="none" style:text-overline-style="none" style:text-overline-color="font-color"/>
    </style:style>
    <style:style style:name="P427" style:family="paragraph" style:parent-style-name="Heading_20_2">
      <style:paragraph-properties fo:margin-left="0cm" fo:margin-right="0cm" fo:text-indent="0cm" style:auto-text-indent="false" fo:break-before="page"/>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cd7dca" officeooo:paragraph-rsid="00cd7dca"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428" style:family="paragraph" style:parent-style-name="Heading_20_2">
      <style:paragraph-properties fo:margin-left="0cm" fo:margin-right="0cm" fo:text-indent="0cm" style:auto-text-indent="false"/>
      <style:text-properties officeooo:paragraph-rsid="00cc97ca"/>
    </style:style>
    <style:style style:name="P429" style:family="paragraph" style:parent-style-name="Heading_20_2">
      <style:paragraph-properties fo:margin-left="0cm" fo:margin-right="0cm" fo:orphans="2" fo:widows="2" fo:text-indent="0cm" style:auto-text-indent="false" style:writing-mode="lr-tb"/>
      <style:text-properties style:use-window-font-color="true" style:font-name="NewsGotT" fo:font-size="12pt" fo:language="es" fo:country="ES" officeooo:paragraph-rsid="00714fc8" style:font-name-asian="Times New Roman" style:font-size-asian="12pt" style:font-name-complex="Times New Roman" style:font-size-complex="10pt" style:language-complex="ar" style:country-complex="SA"/>
    </style:style>
    <style:style style:name="P430" style:family="paragraph" style:parent-style-name="Heading_20_2">
      <style:paragraph-properties fo:orphans="2" fo:widows="2" style:writing-mode="lr-tb"/>
      <style:text-properties style:use-window-font-color="true" style:font-name="NewsGotT" fo:font-size="12pt" style:font-name-asian="Times New Roman" style:font-size-asian="12pt" style:font-name-complex="Times New Roman" style:font-size-complex="10pt" style:language-complex="ar" style:country-complex="SA"/>
    </style:style>
    <style:style style:name="P431" style:family="paragraph" style:parent-style-name="Heading_20_4">
      <style:text-properties officeooo:rsid="00cb42d4" officeooo:paragraph-rsid="00cb42d4"/>
    </style:style>
    <style:style style:name="P432" style:family="paragraph" style:parent-style-name="Heading_20_4">
      <style:text-properties style:use-window-font-color="true" style:font-name="NewsGotT" fo:font-size="12pt" fo:font-weight="bold" style:font-name-asian="Times New Roman" style:font-size-asian="12pt" style:font-weight-asian="bold" style:font-name-complex="Times New Roman" style:font-size-complex="10pt" style:language-complex="ar" style:country-complex="SA" style:font-weight-complex="bold"/>
    </style:style>
    <style:style style:name="P433" style:family="paragraph" style:parent-style-name="Heading_20_4">
      <style:text-properties fo:font-weight="bold" officeooo:rsid="0069d949" style:font-weight-asian="bold" style:font-weight-complex="bold"/>
    </style:style>
    <style:style style:name="P434" style:family="paragraph" style:parent-style-name="Párrafo_20_Nivel_20_2" style:list-style-name="L1">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3ae78e" officeooo:paragraph-rsid="00b5074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35" style:family="paragraph" style:parent-style-name="Párrafo_20_Nivel_20_2" style:list-style-name="L1">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2ef057" officeooo:paragraph-rsid="00b5074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36" style:family="paragraph" style:parent-style-name="Párrafo_20_Nivel_20_2" style:list-style-name="L1">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71b48" officeooo:paragraph-rsid="00e71b48"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37" style:family="paragraph" style:parent-style-name="Párrafo_20_Nivel_20_2" style:list-style-name="L34">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b5074d" officeooo:paragraph-rsid="00b5074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438" style:family="paragraph" style:parent-style-name="Párrafo_20_Nivel_20_3" style:list-style-name="L18"/>
    <style:style style:name="P439" style:family="paragraph" style:parent-style-name="Párrafo_20_Nivel_20_3" style:list-style-name="L19"/>
    <style:style style:name="P440" style:family="paragraph" style:parent-style-name="Párrafo_20_Nivel_20_3" style:list-style-name="L20"/>
    <style:style style:name="P441" style:family="paragraph" style:parent-style-name="Párrafo_20_Nivel_20_3" style:list-style-name="L21"/>
    <style:style style:name="P442" style:family="paragraph" style:parent-style-name="Párrafo_20_Nivel_20_3" style:list-style-name="L22"/>
    <style:style style:name="P443" style:family="paragraph" style:parent-style-name="Párrafo_20_Nivel_20_3" style:list-style-name="L23"/>
    <style:style style:name="P444" style:family="paragraph" style:parent-style-name="Párrafo_20_Nivel_20_3" style:list-style-name="L25"/>
    <style:style style:name="P445" style:family="paragraph" style:parent-style-name="Párrafo_20_Nivel_20_3" style:list-style-name="L26"/>
    <style:style style:name="P446" style:family="paragraph" style:parent-style-name="Párrafo_20_Nivel_20_3" style:list-style-name="L27"/>
    <style:style style:name="P447" style:family="paragraph" style:parent-style-name="Párrafo_20_Nivel_20_3" style:list-style-name="L27">
      <style:text-properties officeooo:paragraph-rsid="00ec3307"/>
    </style:style>
    <style:style style:name="P448" style:family="paragraph" style:parent-style-name="Párrafo_20_Nivel_20_3" style:list-style-name="L29"/>
    <style:style style:name="P449" style:family="paragraph" style:parent-style-name="Párrafo_20_Nivel_20_3" style:list-style-name="L30"/>
    <style:style style:name="P450" style:family="paragraph" style:parent-style-name="Párrafo_20_Nivel_20_3" style:list-style-name="L24">
      <style:paragraph-properties fo:margin-left="0cm" fo:margin-right="0cm" fo:text-indent="0cm" style:auto-text-indent="false"/>
    </style:style>
    <style:style style:name="P451" style:family="paragraph" style:parent-style-name="Párrafo_20_Nivel_20_3" style:list-style-name="L24">
      <style:paragraph-properties fo:margin-left="0cm" fo:margin-right="0cm" fo:text-indent="0cm" style:auto-text-indent="false"/>
      <style:text-properties officeooo:paragraph-rsid="007ffef1"/>
    </style:style>
    <style:style style:name="P452" style:family="paragraph" style:parent-style-name="Párrafo_20_Nivel_20_3" style:list-style-name="L28">
      <style:paragraph-properties fo:margin-left="0cm" fo:margin-right="0cm" fo:margin-top="0.212cm" fo:margin-bottom="0cm" style:contextual-spacing="false"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Times New Roman" style:font-size-complex="10pt" style:language-complex="ar" style:country-complex="SA"/>
    </style:style>
    <style:style style:name="P453" style:family="paragraph" style:parent-style-name="Párrafo_20_Nivel_20_3" style:list-style-name="L30">
      <style:paragraph-properties fo:break-before="page"/>
    </style:style>
    <style:style style:name="P454" style:family="paragraph" style:parent-style-name="Footer" style:master-page-name="Standard">
      <style:paragraph-properties style:page-number="auto"/>
    </style:style>
    <style:style style:name="P455" style:family="paragraph" style:parent-style-name="Index_20_Heading" style:master-page-name="Convertir_20_1">
      <style:paragraph-properties fo:text-align="center" style:justify-single-word="false" style:page-number="auto"/>
      <style:text-properties style:font-name="NewsGotT"/>
    </style:style>
    <style:style style:name="T1" style:family="text">
      <style:text-properties officeooo:rsid="0104baed"/>
    </style:style>
    <style:style style:name="T2" style:family="text">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e0c0fd" style:font-name-asian="Times New Roman" style:font-size-asian="12pt"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T3" style:family="text">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514f57" style:font-name-asian="Times New Roman" style:font-size-asian="12pt"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T4" style:family="text">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3cb0b5" style:font-name-asian="Times New Roman" style:font-size-asian="12pt"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T5" style:family="text">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54f641" style:font-name-asian="Times New Roman" style:font-size-asian="12pt"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T6" style:family="text">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879d7e" style:font-name-asian="Times New Roman" style:font-size-asian="12pt"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T7" style:family="text">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c02883" style:font-name-asian="Times New Roman" style:font-size-asian="12pt" style:language-asian="zxx" style:country-asian="none"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T8" style:family="text">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c0ef25" style:font-name-asian="Times New Roman" style:font-size-asian="12pt" style:language-asian="zxx" style:country-asian="none"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T9" style:family="text">
      <style:text-properties style:use-window-font-color="true" style:text-outline="false" style:text-line-through-style="none" style:text-line-through-type="none" style:font-name="NewsGotT" fo:font-size="12pt" fo:language="es" fo:country="ES" fo:font-style="italic" fo:text-shadow="none" style:text-underline-style="none" fo:font-weight="normal" officeooo:rsid="00ceb175" fo:background-color="transparent" loext:char-shading-value="0" style:font-name-asian="Times New Roman" style:font-size-asian="12pt" style:font-style-asian="italic" style:font-weight-asian="normal" style:font-name-complex="Times New Roman" style:font-size-complex="10pt" style:language-complex="ar" style:country-complex="SA" style:font-style-complex="italic" style:font-weight-complex="normal" style:text-emphasize="none" style:text-overline-style="none" style:text-overline-color="font-color"/>
    </style:style>
    <style:style style:name="T10" style:family="text">
      <style:text-properties style:use-window-font-color="true" style:text-outline="false" style:text-line-through-style="none" style:text-line-through-type="none" style:font-name="NewsGotT" fo:font-size="12pt" fo:language="es" fo:country="ES" fo:font-style="italic" fo:text-shadow="none" style:text-underline-style="none" fo:font-weight="bold" officeooo:rsid="003cb0b5" style:font-name-asian="Times New Roman" style:font-size-asian="12pt" style:font-style-asian="italic" style:font-weight-asian="bold" style:font-name-complex="Times New Roman" style:font-size-complex="10pt" style:language-complex="ar" style:country-complex="SA" style:font-style-complex="italic" style:font-weight-complex="bold" style:text-emphasize="none" style:text-overline-style="none" style:text-overline-color="font-color"/>
    </style:style>
    <style:style style:name="T11"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3cb0b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14f5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edf1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15"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619e5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624373"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e04c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6305bb"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19"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54f64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6403b3"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65f4d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79d7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6801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b124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0aeb3"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0ea7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286b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944a6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b4703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eb175"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d7dc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3ec8f"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5793b"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70ee8"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97da2"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9d82b"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7"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dab854"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88679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0c0f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15bf1"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1d658"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20db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3"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c330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4"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ecfc2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5"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10e1acb"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6"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7"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bc35f7"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8"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0b122"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49"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0ef25"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50"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43712"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51"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577b4"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52"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6133b"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53"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normal" officeooo:rsid="00ceb175" fo:background-color="transparent" loext:char-shading-value="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T54"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55"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6305bb"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56"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6403b3"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57"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879d7e"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58"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868010"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59"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8b1241"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0"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90aeb3"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1"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bb5c9a"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2"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cd7dca"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3"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d3ec8f"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4"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d5793b"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5"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d70ee8"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6"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e0c0fd"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7"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e15bf1"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8"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e1d658"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69"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e20db7"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70"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c43712"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71" style:family="text">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c577b4"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T72" style:family="text">
      <style:text-properties style:use-window-font-color="true" style:text-outline="false" style:text-line-through-style="none" style:text-line-through-type="none" style:font-name="NewsGotT" fo:font-size="12pt" fo:language="es" fo:country="ES" fo:text-shadow="none" style:text-underline-style="none" fo:font-weight="normal" officeooo:rsid="00879d7e" style:font-name-asian="Times New Roman" style:font-size-asian="12pt" style:font-weight-asian="normal" style:font-name-complex="Times New Roman" style:font-size-complex="10pt" style:language-complex="ar" style:country-complex="SA" style:font-weight-complex="normal" style:text-emphasize="none" style:text-overline-style="none" style:text-overline-color="font-color"/>
    </style:style>
    <style:style style:name="T73" style:family="text">
      <style:text-properties style:use-window-font-color="true" style:text-outline="false" style:text-line-through-style="none" style:text-line-through-type="none" style:font-name="NewsGotT" fo:font-size="12pt" fo:language="es" fo:country="ES" fo:text-shadow="none" style:text-underline-style="none" fo:font-weight="bold" officeooo:rsid="00879d7e" style:font-name-asian="Times New Roman" style:font-size-asian="12pt" style:font-weight-asian="bold" style:font-name-complex="Times New Roman" style:font-size-complex="10pt" style:language-complex="ar" style:country-complex="SA" style:font-weight-complex="bold" style:text-emphasize="none" style:text-overline-style="none" style:text-overline-color="font-color"/>
    </style:style>
    <style:style style:name="T74" style:family="text">
      <style:text-properties style:use-window-font-color="true" style:text-outline="false" style:text-line-through-style="none" style:text-line-through-type="none" fo:font-size="12pt" fo:language="es" fo:country="ES" fo:font-style="normal" fo:text-shadow="none" style:text-underline-style="none" fo:font-weight="normal" officeooo:rsid="00879d7e" style:font-name-asian="Times New Roman" style:font-size-asian="12pt" style:font-style-asian="normal" style:font-weight-asian="normal" style:font-size-complex="10pt" style:language-complex="ar" style:country-complex="SA" style:font-style-complex="normal" style:font-weight-complex="normal" style:text-emphasize="none" style:text-overline-style="none" style:text-overline-color="font-color"/>
    </style:style>
    <style:style style:name="T75" style:family="text">
      <style:text-properties style:use-window-font-color="true" style:text-outline="false" style:text-line-through-style="none" style:text-line-through-type="none" fo:font-size="12pt" fo:language="es" fo:country="ES" fo:font-style="normal" fo:text-shadow="none" style:text-underline-style="none" fo:font-weight="normal" officeooo:rsid="00e20db7" style:font-name-asian="Times New Roman" style:font-size-asian="12pt" style:font-style-asian="normal" style:font-weight-asian="normal" style:font-size-complex="10pt" style:language-complex="ar" style:country-complex="SA" style:font-style-complex="normal" style:font-weight-complex="normal" style:text-emphasize="none" style:text-overline-style="none" style:text-overline-color="font-color"/>
    </style:style>
    <style:style style:name="T76" style:family="text">
      <style:text-properties style:use-window-font-color="true" style:font-name="NewsGotT" fo:font-size="10pt" fo:letter-spacing="-0.005cm" fo:language="es" fo:country="ES" fo:font-weight="normal"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77" style:family="text">
      <style:text-properties style:use-window-font-color="true" style:font-name="NewsGotT" fo:font-size="10pt" fo:letter-spacing="-0.005cm" fo:language="es" fo:country="ES" fo:font-weight="normal" officeooo:rsid="006bae0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78" style:family="text">
      <style:text-properties style:use-window-font-color="true" style:font-name="NewsGotT" fo:font-size="10pt" fo:letter-spacing="-0.005cm" fo:language="es" fo:country="ES" fo:font-weight="normal" officeooo:rsid="003b2734"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79" style:family="text">
      <style:text-properties style:use-window-font-color="true" style:font-name="NewsGotT" fo:font-size="10pt" fo:letter-spacing="-0.005cm" fo:language="es" fo:country="ES" fo:font-weight="normal" officeooo:rsid="003cf0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80" style:family="text">
      <style:text-properties style:use-window-font-color="true" style:font-name="NewsGotT" fo:font-size="10pt" fo:letter-spacing="-0.005cm" fo:language="es" fo:country="ES" fo:font-weight="normal" officeooo:rsid="0044f44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81" style:family="text">
      <style:text-properties style:use-window-font-color="true" style:font-name="NewsGotT" fo:font-size="10pt" fo:letter-spacing="-0.005cm" fo:language="es" fo:country="ES" fo:font-weight="normal" officeooo:rsid="0050c08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82" style:family="text">
      <style:text-properties style:use-window-font-color="true" style:font-name="NewsGotT" fo:font-size="10pt" fo:letter-spacing="-0.005cm" fo:language="es" fo:country="ES" fo:font-weight="normal" officeooo:rsid="00557ce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83" style:family="text">
      <style:text-properties style:use-window-font-color="true" style:font-name="NewsGotT" fo:font-size="10pt" fo:letter-spacing="-0.005cm" fo:language="es" fo:country="ES" fo:font-weight="normal" officeooo:rsid="007dd61a"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84" style:family="text">
      <style:text-properties style:use-window-font-color="true" style:font-name="NewsGotT" fo:font-size="10pt" fo:letter-spacing="-0.005cm" fo:language="es" fo:country="ES" fo:font-weight="normal" officeooo:rsid="00fe8dbb"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85" style:family="text">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T86" style:family="text">
      <style:text-properties style:use-window-font-color="true" style:font-name="NewsGotT" fo:font-size="12pt" fo:language="es" fo:country="ES" fo:background-color="#ffffff" loext:char-shading-value="0" style:font-name-asian="Times New Roman" style:font-size-asian="12pt" style:font-name-complex="Times New Roman" style:font-size-complex="10pt" style:language-complex="ar" style:country-complex="SA"/>
    </style:style>
    <style:style style:name="T87" style:family="text">
      <style:text-properties style:use-window-font-color="true" style:font-name="NewsGotT" fo:font-size="12pt" fo:language="es" fo:country="ES" officeooo:rsid="00f2be95" fo:background-color="#ffffff" loext:char-shading-value="0" style:font-name-asian="Times New Roman" style:font-size-asian="12pt" style:font-name-complex="Times New Roman" style:font-size-complex="10pt" style:language-complex="ar" style:country-complex="SA"/>
    </style:style>
    <style:style style:name="T88" style:family="text">
      <style:text-properties style:use-window-font-color="true" style:font-name="NewsGotT" fo:font-size="12pt" fo:language="es" fo:country="ES" fo:font-style="normal" style:font-name-asian="Times New Roman" style:font-size-asian="12pt" style:font-style-asian="normal" style:font-name-complex="Times New Roman" style:font-size-complex="10pt" style:language-complex="ar" style:country-complex="SA" style:font-style-complex="normal"/>
    </style:style>
    <style:style style:name="T89" style:family="text">
      <style:text-properties style:use-window-font-color="true" style:font-name="NewsGotT" fo:font-size="12pt" fo:language="es" fo:country="ES" fo:font-style="normal" officeooo:rsid="00a52b2c" style:font-name-asian="Times New Roman" style:font-size-asian="12pt" style:font-style-asian="normal" style:font-name-complex="Times New Roman" style:font-size-complex="10pt" style:language-complex="ar" style:country-complex="SA" style:font-style-complex="normal"/>
    </style:style>
    <style:style style:name="T90" style:family="text">
      <style:text-properties style:use-window-font-color="true" style:font-name="NewsGotT" fo:font-size="12pt" fo:language="es" fo:country="ES" fo:font-style="normal" officeooo:rsid="00a9a656" style:font-name-asian="Times New Roman" style:font-size-asian="12pt" style:font-style-asian="normal" style:font-name-complex="Times New Roman" style:font-size-complex="10pt" style:language-complex="ar" style:country-complex="SA" style:font-style-complex="normal"/>
    </style:style>
    <style:style style:name="T91" style:family="text">
      <style:text-properties style:use-window-font-color="true" style:font-name="NewsGotT" fo:font-size="12pt" fo:language="es" fo:country="ES" fo:font-style="normal" officeooo:rsid="00aab237" style:font-name-asian="Times New Roman" style:font-size-asian="12pt" style:font-style-asian="normal" style:font-name-complex="Times New Roman" style:font-size-complex="10pt" style:language-complex="ar" style:country-complex="SA" style:font-style-complex="normal"/>
    </style:style>
    <style:style style:name="T92" style:family="text">
      <style:text-properties style:use-window-font-color="true" style:font-name="NewsGotT" fo:font-size="12pt" fo:language="es" fo:country="ES" fo:font-style="normal" officeooo:rsid="00abc2d0" style:font-name-asian="Times New Roman" style:font-size-asian="12pt" style:font-style-asian="normal" style:font-name-complex="Times New Roman" style:font-size-complex="10pt" style:language-complex="ar" style:country-complex="SA" style:font-style-complex="normal"/>
    </style:style>
    <style:style style:name="T93" style:family="text">
      <style:text-properties style:use-window-font-color="true" style:font-name="NewsGotT" fo:font-size="12pt" fo:language="es" fo:country="ES" fo:font-style="normal" officeooo:rsid="00af2dff" style:font-name-asian="Times New Roman" style:font-size-asian="12pt" style:font-style-asian="normal" style:font-name-complex="Times New Roman" style:font-size-complex="10pt" style:language-complex="ar" style:country-complex="SA" style:font-style-complex="normal"/>
    </style:style>
    <style:style style:name="T94" style:family="text">
      <style:text-properties style:use-window-font-color="true" style:font-name="NewsGotT" fo:font-size="12pt" fo:language="es" fo:country="ES" fo:font-style="normal" officeooo:rsid="00adfbdc" style:font-name-asian="Times New Roman" style:font-size-asian="12pt" style:font-style-asian="normal" style:font-name-complex="Times New Roman" style:font-size-complex="10pt" style:language-complex="ar" style:country-complex="SA" style:font-style-complex="normal"/>
    </style:style>
    <style:style style:name="T95" style:family="text">
      <style:text-properties style:use-window-font-color="true" style:font-name="NewsGotT" fo:font-size="12pt" fo:language="es" fo:country="ES" fo:font-style="normal" fo:font-weight="bold"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T96" style:family="text">
      <style:text-properties style:use-window-font-color="true" style:font-name="NewsGotT" fo:font-size="12pt" fo:language="es" fo:country="ES" style:font-name-asian="Times New Roman" style:font-size-asian="12pt" style:font-name-complex="Times New Roman" style:font-size-complex="10pt" style:language-complex="ar" style:country-complex="SA"/>
    </style:style>
    <style:style style:name="T97" style:family="text">
      <style:text-properties style:use-window-font-color="true" style:font-name="NewsGotT" fo:font-size="12pt" fo:language="es" fo:country="ES" officeooo:rsid="0069d949" style:font-name-asian="Times New Roman" style:font-size-asian="12pt" style:font-name-complex="Times New Roman" style:font-size-complex="10pt" style:language-complex="ar" style:country-complex="SA"/>
    </style:style>
    <style:style style:name="T98" style:family="text">
      <style:text-properties style:use-window-font-color="true" style:font-name="NewsGotT" fo:font-size="12pt" fo:language="es" fo:country="ES" officeooo:rsid="00714fc8" style:font-name-asian="Times New Roman" style:font-size-asian="12pt" style:font-name-complex="Times New Roman" style:font-size-complex="10pt" style:language-complex="ar" style:country-complex="SA"/>
    </style:style>
    <style:style style:name="T99" style:family="text">
      <style:text-properties style:use-window-font-color="true" style:font-name="NewsGotT" fo:font-size="12pt" fo:language="es" fo:country="ES" fo:font-style="italic" fo:font-weight="bold" style:font-name-asian="Times New Roman" style:font-size-asian="12pt" style:font-weight-asian="bold" style:font-name-complex="Times New Roman" style:font-size-complex="10pt" style:language-complex="ar" style:country-complex="SA" style:font-weight-complex="bold"/>
    </style:style>
    <style:style style:name="T100" style:family="text">
      <style:text-properties style:use-window-font-color="true" style:font-name="NewsGotT" fo:font-size="12pt" fo:language="es" fo:country="ES" fo:font-style="italic" fo:font-weight="bold" officeooo:rsid="00c9574f" style:font-name-asian="Times New Roman" style:font-size-asian="12pt" style:font-weight-asian="bold" style:font-name-complex="Times New Roman" style:font-size-complex="10pt" style:language-complex="ar" style:country-complex="SA" style:font-weight-complex="bold"/>
    </style:style>
    <style:style style:name="T101" style:family="text">
      <style:text-properties style:use-window-font-color="true" style:font-name="NewsGotT" fo:font-size="11pt" fo:language="es" fo:country="E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style>
    <style:style style:name="T102" style:family="text">
      <style:text-properties style:use-window-font-color="true" style:font-name="NewsGotT" fo:font-size="11pt" fo:language="es" fo:country="ES" fo:font-style="normal" fo:font-weight="normal" style:font-name-asian="Times New Roman" style:font-size-asian="11pt" style:font-style-asian="normal" style:font-weight-asian="normal" style:font-name-complex="Arial" style:font-size-complex="11pt" style:language-complex="ar" style:country-complex="SA" style:font-style-complex="normal"/>
    </style:style>
    <style:style style:name="T103" style:family="text">
      <style:text-properties style:use-window-font-color="true" fo:language="es" fo:country="ES" style:language-complex="ar" style:country-complex="SA"/>
    </style:style>
    <style:style style:name="T104" style:family="text">
      <style:text-properties style:use-window-font-color="true" fo:language="es" fo:country="ES" fo:font-weight="bold" style:font-weight-asian="bold" style:language-complex="ar" style:country-complex="SA" style:font-weight-complex="bold"/>
    </style:style>
    <style:style style:name="T105" style:family="text">
      <style:text-properties officeooo:rsid="001adf51"/>
    </style:style>
    <style:style style:name="T106" style:family="text">
      <style:text-properties officeooo:rsid="001b24c0"/>
    </style:style>
    <style:style style:name="T107" style:family="text">
      <style:text-properties fo:font-style="normal" style:font-style-asian="normal" style:font-style-complex="normal"/>
    </style:style>
    <style:style style:name="T108" style:family="text">
      <style:text-properties fo:font-style="normal" officeooo:rsid="00a52b2c" style:font-style-asian="normal" style:font-style-complex="normal"/>
    </style:style>
    <style:style style:name="T109" style:family="text">
      <style:text-properties fo:font-style="normal" officeooo:rsid="00a880af" style:font-style-asian="normal" style:font-style-complex="normal"/>
    </style:style>
    <style:style style:name="T110" style:family="text">
      <style:text-properties fo:font-style="normal" officeooo:rsid="00a8dd20" style:font-style-asian="normal" style:font-style-complex="normal"/>
    </style:style>
    <style:style style:name="T111" style:family="text">
      <style:text-properties fo:font-style="normal" officeooo:rsid="00ad28d4" style:font-style-asian="normal" style:font-style-complex="normal"/>
    </style:style>
    <style:style style:name="T112" style:family="text">
      <style:text-properties fo:font-style="normal" officeooo:rsid="00abc2d0" style:font-style-asian="normal" style:font-style-complex="normal"/>
    </style:style>
    <style:style style:name="T113" style:family="text">
      <style:text-properties fo:font-style="normal" officeooo:rsid="00e8ecf5" style:font-style-asian="normal" style:font-style-complex="normal"/>
    </style:style>
    <style:style style:name="T114" style:family="text">
      <style:text-properties fo:font-style="normal" fo:font-weight="bold" officeooo:rsid="00a52b2c" style:font-style-asian="normal" style:font-weight-asian="bold" style:font-style-complex="normal" style:font-weight-complex="bold"/>
    </style:style>
    <style:style style:name="T115" style:family="text">
      <style:text-properties fo:font-style="normal" fo:font-weight="bold" officeooo:rsid="00a71992" style:font-style-asian="normal" style:font-weight-asian="bold" style:font-style-complex="normal" style:font-weight-complex="bold"/>
    </style:style>
    <style:style style:name="T116" style:family="text">
      <style:text-properties fo:font-style="normal" fo:font-weight="bold" officeooo:rsid="00a8dd20" style:font-style-asian="normal" style:font-weight-asian="bold" style:font-style-complex="normal" style:font-weight-complex="bold"/>
    </style:style>
    <style:style style:name="T117" style:family="text">
      <style:text-properties fo:font-style="normal" fo:font-weight="bold" officeooo:rsid="00a880af" style:font-style-asian="normal" style:font-weight-asian="bold" style:font-style-complex="normal" style:font-weight-complex="bold"/>
    </style:style>
    <style:style style:name="T118" style:family="text">
      <style:text-properties fo:font-style="normal" fo:font-weight="bold" officeooo:rsid="00e8ecf5" style:font-style-asian="normal" style:font-weight-asian="bold" style:font-style-complex="normal" style:font-weight-complex="bold"/>
    </style:style>
    <style:style style:name="T119" style:family="text">
      <style:text-properties officeooo:rsid="001d37de"/>
    </style:style>
    <style:style style:name="T120" style:family="text">
      <style:text-properties fo:font-size="11pt" style:font-size-asian="11pt"/>
    </style:style>
    <style:style style:name="T121" style:family="text">
      <style:text-properties fo:font-size="11pt" style:font-size-asian="11pt" style:font-name-complex="Arial" style:font-size-complex="11pt"/>
    </style:style>
    <style:style style:name="T122" style:family="text">
      <style:text-properties fo:font-size="11pt" style:font-size-asian="11pt" style:font-size-complex="11pt"/>
    </style:style>
    <style:style style:name="T123" style:family="text">
      <style:text-properties fo:font-size="11pt" officeooo:rsid="001d8426" style:font-size-asian="11pt" style:font-size-complex="11pt"/>
    </style:style>
    <style:style style:name="T124" style:family="text">
      <style:text-properties fo:font-size="11pt" fo:font-weight="bold" style:font-size-asian="11pt" style:font-weight-asian="bold" style:font-name-complex="Arial" style:font-size-complex="11pt" style:font-weight-complex="bold"/>
    </style:style>
    <style:style style:name="T125" style:family="text">
      <style:text-properties fo:font-size="11pt" fo:font-weight="bold" officeooo:rsid="001d8426" style:font-size-asian="11pt" style:font-weight-asian="bold" style:font-name-complex="Arial" style:font-size-complex="11pt" style:font-weight-complex="bold"/>
    </style:style>
    <style:style style:name="T126" style:family="text">
      <style:text-properties fo:font-size="11pt" fo:font-weight="bold" style:font-size-asian="11pt" style:font-weight-asian="bold" style:font-size-complex="11pt" style:font-weight-complex="bold"/>
    </style:style>
    <style:style style:name="T127" style:family="text">
      <style:text-properties fo:font-variant="normal" fo:text-transform="none" fo:letter-spacing="normal" fo:font-style="normal" fo:font-weight="normal"/>
    </style:style>
    <style:style style:name="T128" style:family="text">
      <style:text-properties fo:font-weight="bold" style:font-weight-asian="bold" style:font-weight-complex="bold"/>
    </style:style>
    <style:style style:name="T129" style:family="text">
      <style:text-properties fo:font-weight="bold" officeooo:rsid="0056c0fc" style:font-weight-asian="bold" style:font-weight-complex="bold"/>
    </style:style>
    <style:style style:name="T130" style:family="text">
      <style:text-properties fo:font-weight="bold" officeooo:rsid="0054f641" style:font-weight-asian="bold" style:font-weight-complex="bold"/>
    </style:style>
    <style:style style:name="T131" style:family="text">
      <style:text-properties fo:font-weight="bold" officeooo:rsid="006865b7" style:font-weight-asian="bold" style:font-weight-complex="bold"/>
    </style:style>
    <style:style style:name="T132" style:family="text">
      <style:text-properties fo:font-weight="bold" officeooo:rsid="0069d949" style:font-weight-asian="bold" style:font-weight-complex="bold"/>
    </style:style>
    <style:style style:name="T133" style:family="text">
      <style:text-properties fo:font-weight="bold" officeooo:rsid="002ef057" style:font-weight-asian="bold" style:font-weight-complex="bold"/>
    </style:style>
    <style:style style:name="T134" style:family="text">
      <style:text-properties fo:font-weight="bold" officeooo:rsid="00a397ed" style:font-weight-asian="bold" style:font-weight-complex="bold"/>
    </style:style>
    <style:style style:name="T135" style:family="text">
      <style:text-properties fo:font-weight="bold" officeooo:rsid="0088679d" style:font-weight-asian="bold" style:font-weight-complex="bold"/>
    </style:style>
    <style:style style:name="T136" style:family="text">
      <style:text-properties fo:font-weight="bold" officeooo:rsid="00cd1721" style:font-weight-asian="bold" style:font-weight-complex="bold"/>
    </style:style>
    <style:style style:name="T137" style:family="text">
      <style:text-properties fo:font-weight="bold" officeooo:rsid="00ceb175" style:font-weight-asian="bold" style:font-weight-complex="bold"/>
    </style:style>
    <style:style style:name="T138" style:family="text">
      <style:text-properties fo:font-weight="bold" officeooo:rsid="00d5793b" style:font-weight-asian="bold" style:font-weight-complex="bold"/>
    </style:style>
    <style:style style:name="T139" style:family="text">
      <style:text-properties fo:font-weight="bold" officeooo:rsid="00402dcc" style:font-weight-asian="bold" style:font-weight-complex="bold"/>
    </style:style>
    <style:style style:name="T140" style:family="text">
      <style:text-properties fo:font-weight="bold" officeooo:rsid="00ecfc2d" style:font-weight-asian="bold" style:font-weight-complex="bold"/>
    </style:style>
    <style:style style:name="T141" style:family="text">
      <style:text-properties fo:font-weight="bold" officeooo:rsid="00ef6a3b" style:font-weight-asian="bold" style:font-weight-complex="bold"/>
    </style:style>
    <style:style style:name="T142" style:family="text">
      <style:text-properties fo:font-weight="bold" officeooo:rsid="00f2be95" style:font-weight-asian="bold" style:font-weight-complex="bold"/>
    </style:style>
    <style:style style:name="T143" style:family="text">
      <style:text-properties fo:font-weight="normal" style:font-weight-asian="normal" style:font-weight-complex="normal"/>
    </style:style>
    <style:style style:name="T144" style:family="text">
      <style:text-properties fo:font-weight="normal" officeooo:rsid="00a397ed" style:font-weight-asian="normal" style:font-weight-complex="normal"/>
    </style:style>
    <style:style style:name="T145" style:family="text">
      <style:text-properties fo:font-weight="normal" officeooo:rsid="002ef057" style:font-weight-asian="normal" style:font-weight-complex="normal"/>
    </style:style>
    <style:style style:name="T146" style:family="text">
      <style:text-properties fo:font-style="italic" style:font-style-asian="italic" style:font-style-complex="italic"/>
    </style:style>
    <style:style style:name="T147" style:family="text">
      <style:text-properties fo:font-style="italic" officeooo:rsid="00514f57" style:font-style-asian="italic" style:font-style-complex="italic"/>
    </style:style>
    <style:style style:name="T148" style:family="text">
      <style:text-properties fo:font-style="italic" officeooo:rsid="00c0b122" style:font-style-asian="italic" style:font-style-complex="italic"/>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fo:font-style="italic" fo:font-weight="bold" officeooo:rsid="00514f57" style:font-style-asian="italic" style:font-weight-asian="bold" style:font-style-complex="italic" style:font-weight-complex="bold"/>
    </style:style>
    <style:style style:name="T151" style:family="text">
      <style:text-properties fo:font-style="italic" fo:font-weight="bold" style:font-weight-asian="bold" style:font-weight-complex="bold"/>
    </style:style>
    <style:style style:name="T152" style:family="text">
      <style:text-properties fo:font-style="italic" fo:font-weight="bold" officeooo:rsid="00c98461" style:font-weight-asian="bold" style:font-weight-complex="bold"/>
    </style:style>
    <style:style style:name="T153" style:family="text">
      <style:text-properties fo:font-style="italic" fo:font-weight="bold" officeooo:rsid="00cb42d4" style:font-weight-asian="bold" style:font-weight-complex="bold"/>
    </style:style>
    <style:style style:name="T154" style:family="text">
      <style:text-properties fo:background-color="#ffffff" loext:char-shading-value="0"/>
    </style:style>
    <style:style style:name="T155" style:family="text">
      <style:text-properties style:font-name="NewsGotT" fo:font-size="12pt" fo:language="es" fo:country="ES" style:font-name-asian="Times New Roman" style:font-size-asian="12pt" style:font-name-complex="Times New Roman" style:font-size-complex="10pt" style:language-complex="ar" style:country-complex="SA"/>
    </style:style>
    <style:style style:name="T156" style:family="text">
      <style:text-properties officeooo:rsid="001d8426"/>
    </style:style>
    <style:style style:name="T157" style:family="text">
      <style:text-properties fo:color="#ff0000" fo:font-style="italic" style:font-style-asian="italic" style:font-style-complex="italic"/>
    </style:style>
    <style:style style:name="T158" style:family="text">
      <style:text-properties officeooo:rsid="002ef057"/>
    </style:style>
    <style:style style:name="T159" style:family="text">
      <style:text-properties officeooo:rsid="0048366b"/>
    </style:style>
    <style:style style:name="T160" style:family="text">
      <style:text-properties officeooo:rsid="004a2192"/>
    </style:style>
    <style:style style:name="T161" style:family="text">
      <style:text-properties officeooo:rsid="004c4917"/>
    </style:style>
    <style:style style:name="T162" style:family="text">
      <style:text-properties officeooo:rsid="00514f57"/>
    </style:style>
    <style:style style:name="T163" style:family="text">
      <style:text-properties officeooo:rsid="00528ed1"/>
    </style:style>
    <style:style style:name="T164" style:family="text">
      <style:text-properties officeooo:rsid="00530868"/>
    </style:style>
    <style:style style:name="T165" style:family="text">
      <style:text-properties officeooo:rsid="0054f641"/>
    </style:style>
    <style:style style:name="T166" style:family="text">
      <style:text-properties officeooo:rsid="00590197"/>
    </style:style>
    <style:style style:name="T167" style:family="text">
      <style:text-properties officeooo:rsid="005c0ee7"/>
    </style:style>
    <style:style style:name="T168" style:family="text">
      <style:text-properties officeooo:rsid="005edf1e"/>
    </style:style>
    <style:style style:name="T169" style:family="text">
      <style:text-properties officeooo:rsid="0060a357"/>
    </style:style>
    <style:style style:name="T170" style:family="text">
      <style:text-properties officeooo:rsid="00619e5c"/>
    </style:style>
    <style:style style:name="T171" style:family="text">
      <style:text-properties officeooo:rsid="006307be"/>
    </style:style>
    <style:style style:name="T172" style:family="text">
      <style:text-properties style:font-name="sans-serif"/>
    </style:style>
    <style:style style:name="T173" style:family="text">
      <style:text-properties style:font-name="sans-serif" fo:font-size="12pt"/>
    </style:style>
    <style:style style:name="T174" style:family="text">
      <style:text-properties style:font-name="sans-serif" fo:font-size="12pt" fo:font-style="normal" style:font-style-asian="normal" style:font-style-complex="normal"/>
    </style:style>
    <style:style style:name="T175" style:family="text">
      <style:text-properties style:font-name="sans-serif" fo:font-size="12pt" fo:font-style="normal" officeooo:rsid="0071f854" style:font-style-asian="normal" style:font-style-complex="normal"/>
    </style:style>
    <style:style style:name="T176" style:family="text">
      <style:text-properties style:font-name="sans-serif" fo:font-size="12pt" fo:font-style="normal" officeooo:rsid="0073878b" style:font-style-asian="normal" style:font-style-complex="normal"/>
    </style:style>
    <style:style style:name="T177" style:family="text">
      <style:text-properties style:font-name="sans-serif" fo:font-size="12pt" fo:font-style="normal" officeooo:rsid="0074df21" style:font-style-asian="normal" style:font-style-complex="normal"/>
    </style:style>
    <style:style style:name="T178" style:family="text">
      <style:text-properties style:font-name="sans-serif" fo:font-size="12pt" fo:font-style="normal" officeooo:rsid="0076b25b" style:font-style-asian="normal" style:font-style-complex="normal"/>
    </style:style>
    <style:style style:name="T179" style:family="text">
      <style:text-properties style:font-name="sans-serif" fo:font-size="12pt" fo:font-style="normal" officeooo:rsid="007769bc" style:font-style-asian="normal" style:font-style-complex="normal"/>
    </style:style>
    <style:style style:name="T180" style:family="text">
      <style:text-properties style:font-name="sans-serif" fo:font-size="12pt" fo:font-style="normal" officeooo:rsid="007930a0" style:font-style-asian="normal" style:font-style-complex="normal"/>
    </style:style>
    <style:style style:name="T181" style:family="text">
      <style:text-properties style:font-name="sans-serif" fo:font-size="12pt" fo:font-style="normal" officeooo:rsid="0079e80d" style:font-style-asian="normal" style:font-style-complex="normal"/>
    </style:style>
    <style:style style:name="T182" style:family="text">
      <style:text-properties style:font-name="sans-serif" fo:font-size="12pt" fo:font-style="normal" officeooo:rsid="007c5a6d" style:font-style-asian="normal" style:font-style-complex="normal"/>
    </style:style>
    <style:style style:name="T183" style:family="text">
      <style:text-properties style:font-name="sans-serif" fo:font-size="12pt" fo:font-style="normal" officeooo:rsid="007d98f2" style:font-style-asian="normal" style:font-style-complex="normal"/>
    </style:style>
    <style:style style:name="T184" style:family="text">
      <style:text-properties style:font-name="sans-serif" fo:font-size="12pt" fo:font-style="normal" fo:font-weight="bold" style:font-style-asian="normal" style:font-weight-asian="bold" style:font-style-complex="normal" style:font-weight-complex="bold"/>
    </style:style>
    <style:style style:name="T185" style:family="text">
      <style:text-properties style:font-name="sans-serif" fo:font-size="12pt" fo:font-style="normal" fo:font-weight="bold" officeooo:rsid="0071e74d" style:font-style-asian="normal" style:font-weight-asian="bold" style:font-style-complex="normal" style:font-weight-complex="bold"/>
    </style:style>
    <style:style style:name="T186" style:family="text">
      <style:text-properties style:font-name="sans-serif" fo:font-size="12pt" fo:font-style="normal" fo:font-weight="bold" officeooo:rsid="0076b25b" style:font-style-asian="normal" style:font-weight-asian="bold" style:font-style-complex="normal" style:font-weight-complex="bold"/>
    </style:style>
    <style:style style:name="T187" style:family="text">
      <style:text-properties style:font-name="sans-serif" fo:font-size="12pt" fo:font-style="normal" fo:font-weight="bold" officeooo:rsid="0079e80d" style:font-style-asian="normal" style:font-weight-asian="bold" style:font-style-complex="normal" style:font-weight-complex="bold"/>
    </style:style>
    <style:style style:name="T188" style:family="text">
      <style:text-properties style:font-name="sans-serif" fo:font-size="12pt" fo:font-style="normal" fo:font-weight="bold" officeooo:rsid="007d98f2" style:font-style-asian="normal" style:font-weight-asian="bold" style:font-style-complex="normal" style:font-weight-complex="bold"/>
    </style:style>
    <style:style style:name="T189" style:family="text">
      <style:text-properties style:font-name="sans-serif" fo:font-size="12pt" officeooo:rsid="00714fc8"/>
    </style:style>
    <style:style style:name="T190" style:family="text">
      <style:text-properties style:font-name="sans-serif" fo:font-size="12pt" officeooo:rsid="0079e80d"/>
    </style:style>
    <style:style style:name="T191" style:family="text">
      <style:text-properties style:font-name="sans-serif" officeooo:rsid="00879d7e"/>
    </style:style>
    <style:style style:name="T192" style:family="text">
      <style:text-properties style:font-name="sans-serif" officeooo:rsid="00cc97ca"/>
    </style:style>
    <style:style style:name="T193" style:family="text">
      <style:text-properties officeooo:rsid="0067bb45"/>
    </style:style>
    <style:style style:name="T194" style:family="text">
      <style:text-properties officeooo:rsid="006865b7"/>
    </style:style>
    <style:style style:name="T195" style:family="text">
      <style:text-properties officeooo:rsid="0070924e"/>
    </style:style>
    <style:style style:name="T196" style:family="text">
      <style:text-properties officeooo:rsid="00879d7e"/>
    </style:style>
    <style:style style:name="T197" style:family="text">
      <style:text-properties officeooo:rsid="0088679d"/>
    </style:style>
    <style:style style:name="T198" style:family="text">
      <style:text-properties officeooo:rsid="0088aa56"/>
    </style:style>
    <style:style style:name="T199" style:family="text">
      <style:text-properties officeooo:rsid="008b1241"/>
    </style:style>
    <style:style style:name="T200" style:family="text">
      <style:text-properties officeooo:rsid="008c5944"/>
    </style:style>
    <style:style style:name="T201" style:family="text">
      <style:text-properties officeooo:rsid="009b2c8a"/>
    </style:style>
    <style:style style:name="T202" style:family="text">
      <style:text-properties officeooo:rsid="009fd1e4"/>
    </style:style>
    <style:style style:name="T203" style:family="text">
      <style:text-properties officeooo:rsid="00a0d870"/>
    </style:style>
    <style:style style:name="T204" style:family="text">
      <style:text-properties officeooo:rsid="00a397ed"/>
    </style:style>
    <style:style style:name="T205" style:family="text">
      <style:text-properties officeooo:rsid="00af2dff"/>
    </style:style>
    <style:style style:name="T206" style:family="text">
      <style:text-properties officeooo:rsid="0024f9f4"/>
    </style:style>
    <style:style style:name="T207" style:family="text">
      <style:text-properties officeooo:rsid="0025cdb2"/>
    </style:style>
    <style:style style:name="T208" style:family="text">
      <style:text-properties style:letter-kerning="true" style:language-asian="zxx" style:country-asian="none"/>
    </style:style>
    <style:style style:name="T209" style:family="text">
      <style:text-properties officeooo:rsid="00b0b99c" style:letter-kerning="true" style:language-asian="zxx" style:country-asian="none"/>
    </style:style>
    <style:style style:name="T210" style:family="text">
      <style:text-properties style:language-asian="zxx" style:country-asian="none"/>
    </style:style>
    <style:style style:name="T211" style:family="text">
      <style:text-properties officeooo:rsid="004c4917" style:language-asian="zxx" style:country-asian="none"/>
    </style:style>
    <style:style style:name="T212" style:family="text">
      <style:text-properties officeooo:rsid="00bb5c9a" style:language-asian="zxx" style:country-asian="none"/>
    </style:style>
    <style:style style:name="T213" style:family="text">
      <style:text-properties officeooo:rsid="00c2ad58" style:language-asian="zxx" style:country-asian="none"/>
    </style:style>
    <style:style style:name="T214" style:family="text">
      <style:text-properties officeooo:rsid="00c02883"/>
    </style:style>
    <style:style style:name="T215" style:family="text">
      <style:text-properties officeooo:rsid="00c0b122"/>
    </style:style>
    <style:style style:name="T216" style:family="text">
      <style:text-properties officeooo:rsid="00c98461"/>
    </style:style>
    <style:style style:name="T217" style:family="text">
      <style:text-properties officeooo:rsid="00cc4397"/>
    </style:style>
    <style:style style:name="T218" style:family="text">
      <style:text-properties officeooo:rsid="00cc97ca"/>
    </style:style>
    <style:style style:name="T219" style:family="text">
      <style:text-properties officeooo:rsid="00cd1721"/>
    </style:style>
    <style:style style:name="T220" style:family="text">
      <style:text-properties officeooo:rsid="00ceb175"/>
    </style:style>
    <style:style style:name="T221" style:family="text">
      <style:text-properties fo:background-color="transparent" loext:char-shading-value="0"/>
    </style:style>
    <style:style style:name="T222" style:family="text">
      <style:text-properties officeooo:rsid="00ceb175" fo:background-color="transparent" loext:char-shading-value="0"/>
    </style:style>
    <style:style style:name="T223" style:family="text">
      <style:text-properties officeooo:rsid="00d21462" fo:background-color="transparent" loext:char-shading-value="0"/>
    </style:style>
    <style:style style:name="T224" style:family="text">
      <style:text-properties officeooo:rsid="00cf544c"/>
    </style:style>
    <style:style style:name="T225" style:family="text">
      <style:text-properties officeooo:rsid="00d02ba4"/>
    </style:style>
    <style:style style:name="T226" style:family="text">
      <style:text-properties officeooo:rsid="00d5793b"/>
    </style:style>
    <style:style style:name="T227" style:family="text">
      <style:text-properties style:text-underline-style="solid" style:text-underline-width="auto" style:text-underline-color="font-color"/>
    </style:style>
    <style:style style:name="T228" style:family="text">
      <style:text-properties officeooo:rsid="00dc1d1c"/>
    </style:style>
    <style:style style:name="T229" style:family="text">
      <style:text-properties officeooo:rsid="00ddcb05"/>
    </style:style>
    <style:style style:name="T230" style:family="text">
      <style:text-properties officeooo:rsid="00dfb001"/>
    </style:style>
    <style:style style:name="T231" style:family="text">
      <style:text-properties officeooo:rsid="00375627"/>
    </style:style>
    <style:style style:name="T232" style:family="text">
      <style:text-properties officeooo:rsid="00361988"/>
    </style:style>
    <style:style style:name="T233" style:family="text">
      <style:text-properties officeooo:rsid="00530dd1"/>
    </style:style>
    <style:style style:name="T234" style:family="text">
      <style:text-properties officeooo:rsid="003cf09e"/>
    </style:style>
    <style:style style:name="T235" style:family="text">
      <style:text-properties officeooo:rsid="00429a89"/>
    </style:style>
    <style:style style:name="T236" style:family="text">
      <style:text-properties officeooo:rsid="00470358"/>
    </style:style>
    <style:style style:name="T237" style:family="text">
      <style:text-properties officeooo:rsid="005bff84"/>
    </style:style>
    <style:style style:name="T238" style:family="text">
      <style:text-properties officeooo:rsid="0048e8ea"/>
    </style:style>
    <style:style style:name="T239" style:family="text">
      <style:text-properties officeooo:rsid="00515a3e"/>
    </style:style>
    <style:style style:name="T240" style:family="text">
      <style:text-properties officeooo:rsid="0050c087"/>
    </style:style>
    <style:style style:name="T241" style:family="text">
      <style:text-properties officeooo:rsid="0063cfc3"/>
    </style:style>
    <style:style style:name="T242" style:family="text">
      <style:text-properties officeooo:rsid="0062449e"/>
    </style:style>
    <style:style style:name="T243" style:family="text">
      <style:text-properties officeooo:rsid="00688421"/>
    </style:style>
    <style:style style:name="T244" style:family="text">
      <style:text-properties officeooo:rsid="00694926"/>
    </style:style>
    <style:style style:name="T245" style:family="text">
      <style:text-properties officeooo:rsid="006b9f55"/>
    </style:style>
    <style:style style:name="T246" style:family="text">
      <style:text-properties officeooo:rsid="00705b62"/>
    </style:style>
    <style:style style:name="T247" style:family="text">
      <style:text-properties officeooo:rsid="00e2a226"/>
    </style:style>
    <style:style style:name="T248" style:family="text">
      <style:text-properties officeooo:rsid="00e49064"/>
    </style:style>
    <style:style style:name="T249" style:family="text">
      <style:text-properties officeooo:rsid="00e7e5a3"/>
    </style:style>
    <style:style style:name="T250" style:family="text">
      <style:text-properties officeooo:rsid="00e99dc7"/>
    </style:style>
    <style:style style:name="T251" style:family="text">
      <style:text-properties officeooo:rsid="00eab985"/>
    </style:style>
    <style:style style:name="T252" style:family="text">
      <style:text-properties officeooo:rsid="00ec3307"/>
    </style:style>
    <style:style style:name="T253" style:family="text">
      <style:text-properties officeooo:rsid="00ecfc2d"/>
    </style:style>
    <style:style style:name="T254" style:family="text">
      <style:text-properties officeooo:rsid="00ef6a3b"/>
    </style:style>
    <style:style style:name="T255" style:family="text">
      <style:text-properties officeooo:rsid="00efe2d2"/>
    </style:style>
    <style:style style:name="T256" style:family="text">
      <style:text-properties officeooo:rsid="00f2be95"/>
    </style:style>
    <style:style style:name="T257" style:family="text">
      <style:text-properties officeooo:rsid="00815db3"/>
    </style:style>
    <style:style style:name="T258" style:family="text">
      <style:text-properties officeooo:rsid="00fbaffb"/>
    </style:style>
    <style:style style:name="T259" style:family="text">
      <style:text-properties officeooo:rsid="00fc9a1c"/>
    </style:style>
    <style:style style:name="T260" style:family="text">
      <style:text-properties officeooo:rsid="00fd72eb"/>
    </style:style>
    <style:style style:name="T261" style:family="text">
      <style:text-properties officeooo:rsid="00fe8dbb"/>
    </style:style>
    <style:style style:name="T262" style:family="text">
      <style:text-properties officeooo:rsid="00fe9749"/>
    </style:style>
    <style:style style:name="T263" style:family="text">
      <style:text-properties officeooo:rsid="0106931a"/>
    </style:style>
    <style:style style:name="T264" style:family="text">
      <style:text-properties officeooo:rsid="010a56fd"/>
    </style:style>
    <style:style style:name="T265" style:family="text">
      <style:text-properties officeooo:rsid="010c0489"/>
    </style:style>
    <style:style style:name="T266" style:family="text">
      <style:text-properties officeooo:rsid="010db45f"/>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4"/>
      <text:p text:style-name="P298"><draw:frame draw:style-name="fr1" draw:name="gráficos1" text:anchor-type="char" svg:x="-0.009cm" svg:y="0.138cm" svg:width="5.588cm" svg:height="0.593cm" draw:z-index="0"><draw:image xlink:href="Pictures/2000001900007DAD00000D55A49C0BE0.wmf" xlink:type="simple" xlink:show="embed" xlink:actuate="onLoad"/></draw:frame>CONSEJERÍA DE HACIENDA Y ADMINISTRACIÓN PÚBLICA</text:p>
      <text:p text:style-name="P299">Dirección General de Política Digital</text:p>
      <text:p text:style-name="P216"/>
      <text:p text:style-name="P308"/>
      <text:p text:style-name="Standard"/>
      <text:p text:style-name="Standard"/>
      <text:p text:style-name="Standard"/>
      <text:p text:style-name="Standard"/>
      <text:p text:style-name="Standard"/>
      <text:p text:style-name="Standard"/>
      <text:p text:style-name="Standard"/>
      <text:p text:style-name="Standard"/>
      <text:p text:style-name="Standard"/>
      <text:p text:style-name="P216"/>
      <text:p text:style-name="P296"><text:title>Guia de Uso Interno de  Revisión de Solicitudes de Informes Vinculantes</text:title></text:p>
      <text:p text:style-name="P296"><text:subject/></text:p>
      <text:p text:style-name="P301"/>
      <text:p text:style-name="P300"/>
      <text:p text:style-name="P300"/>
      <text:p text:style-name="P300"/>
      <text:p text:style-name="P300"/>
      <text:p text:style-name="P297"/>
      <text:p text:style-name="P297"/>
      <text:p text:style-name="P297"/>
      <text:p text:style-name="P297"/>
      <text:p text:style-name="P297"/>
      <text:p text:style-name="P297"/>
      <text:p text:style-name="P297"/>
      <text:p text:style-name="P297"/>
      <text:p text:style-name="P297"/>
      <text:p text:style-name="P119"><text:span text:style-name="T105">10</text:span> de <text:span text:style-name="T105">Junio </text:span>de 2014</text:p>
      <text:p text:style-name="P455">Hoja de Control del Documento</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38">Información del Documento</text:p>
          </table:table-cell>
          <table:covered-table-cell/>
          <table:covered-table-cell/>
          <table:covered-table-cell/>
        </table:table-row>
        <table:table-row table:style-name="Tabla1.1">
          <table:table-cell table:style-name="Tabla1.A2" office:value-type="string">
            <text:p text:style-name="P139">Título</text:p>
          </table:table-cell>
          <table:table-cell table:style-name="Tabla1.B2" table:number-columns-spanned="3" office:value-type="string">
            <text:p text:style-name="P219"><text:span text:style-name="T120"><text:title>Guia de Uso Interno de  Revisión de Solicitudes de Informes Vinculantes</text:title></text:span><text:span text:style-name="T120"> </text:span></text:p>
            <text:p text:style-name="P129"><text:subject/></text:p>
          </table:table-cell>
          <table:covered-table-cell/>
          <table:covered-table-cell/>
        </table:table-row>
        <table:table-row table:style-name="Tabla1.1">
          <table:table-cell table:style-name="Tabla1.A2" office:value-type="string">
            <text:p text:style-name="P139">Nombre del fichero</text:p>
          </table:table-cell>
          <table:table-cell table:style-name="Tabla1.B7" table:number-columns-spanned="3" office:value-type="string">
            <text:p text:style-name="P130"><text:file-name text:display="name-and-extension">GuiaUsoInternoRevisionSolicitudesINFOCORv2_9JSOP.odt</text:file-name></text:p>
          </table:table-cell>
          <table:covered-table-cell/>
          <table:covered-table-cell/>
        </table:table-row>
        <table:table-row table:style-name="Tabla1.1">
          <table:table-cell table:style-name="Tabla1.A2" office:value-type="string">
            <text:p text:style-name="P139">Versión</text:p>
          </table:table-cell>
          <table:table-cell table:style-name="Tabla1.B7" table:number-columns-spanned="3" office:value-type="string">
            <text:p text:style-name="P130">2.<text:span text:style-name="T1">8</text:span></text:p>
          </table:table-cell>
          <table:covered-table-cell/>
          <table:covered-table-cell/>
        </table:table-row>
        <table:table-row table:style-name="Tabla1.1">
          <table:table-cell table:style-name="Tabla1.A2" office:value-type="string">
            <text:p text:style-name="P139">Elaborado por</text:p>
          </table:table-cell>
          <table:table-cell table:style-name="Tabla1.B6" office:value-type="string">
            <text:p text:style-name="P136">Juan Sebastián Ojeda Pérez</text:p>
            <text:p text:style-name="P136">Alvaro Zabala Ordóñez</text:p>
          </table:table-cell>
          <table:table-cell table:style-name="Tabla1.A2" office:value-type="string">
            <text:p text:style-name="P139">Fecha Elaboración</text:p>
          </table:table-cell>
          <table:table-cell table:style-name="Tabla1.D6" office:value-type="string">
            <text:p text:style-name="P137">10/06/2014</text:p>
          </table:table-cell>
        </table:table-row>
        <table:table-row table:style-name="Tabla1.1">
          <table:table-cell table:style-name="Tabla1.A2" office:value-type="string">
            <text:p text:style-name="P139">Aprobado por</text:p>
          </table:table-cell>
          <table:table-cell table:style-name="Tabla1.B6" office:value-type="string">
            <text:p text:style-name="P130"/>
          </table:table-cell>
          <table:table-cell table:style-name="Tabla1.A2" office:value-type="string">
            <text:p text:style-name="P139">Fecha Aprobación</text:p>
          </table:table-cell>
          <table:table-cell table:style-name="Tabla1.D6" office:value-type="string">
            <text:p text:style-name="P130"/>
          </table:table-cell>
        </table:table-row>
        <table:table-row table:style-name="Tabla1.1">
          <table:table-cell table:style-name="Tabla1.A2" office:value-type="string">
            <text:p text:style-name="P139">Confidencialidad</text:p>
          </table:table-cell>
          <table:table-cell table:style-name="Tabla1.B7" table:number-columns-spanned="3" office:value-type="string">
            <text:p text:style-name="P130"/>
          </table:table-cell>
          <table:covered-table-cell/>
          <table:covered-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38">Control de Versiones</text:p>
          </table:table-cell>
          <table:covered-table-cell/>
          <table:covered-table-cell/>
          <table:covered-table-cell/>
        </table:table-row>
        <table:table-row table:style-name="Tabla2.1">
          <table:table-cell table:style-name="Tabla2.A2" office:value-type="string">
            <text:p text:style-name="P139">Versión</text:p>
          </table:table-cell>
          <table:table-cell table:style-name="Tabla2.A2" office:value-type="string">
            <text:p text:style-name="P139">Descripción de los cambios</text:p>
          </table:table-cell>
          <table:table-cell table:style-name="Tabla2.A2" office:value-type="string">
            <text:p text:style-name="P139">Elaborado por</text:p>
          </table:table-cell>
          <table:table-cell table:style-name="Tabla2.A1" office:value-type="string">
            <text:p text:style-name="P139">Fecha Elaboración</text:p>
          </table:table-cell>
        </table:table-row>
        <table:table-row table:style-name="Tabla2.1">
          <table:table-cell table:style-name="Tabla2.A6" office:value-type="string">
            <text:p text:style-name="P130">1.0</text:p>
          </table:table-cell>
          <table:table-cell table:style-name="Tabla2.B6" office:value-type="string">
            <text:p text:style-name="P130">Elaboración inicial del documento (Aportación inicial de los miembros de las unidades de la DGPD:SSC,SIP y SCDSH)</text:p>
          </table:table-cell>
          <table:table-cell table:style-name="Tabla2.C6" office:value-type="string">
            <text:p text:style-name="P130">JSOP</text:p>
          </table:table-cell>
          <table:table-cell table:style-name="Tabla2.D6" office:value-type="string">
            <text:p text:style-name="P130">19/03/2013</text:p>
          </table:table-cell>
        </table:table-row>
        <table:table-row table:style-name="Tabla2.1">
          <table:table-cell table:style-name="Tabla2.A6" office:value-type="string">
            <text:p text:style-name="P130">1.1</text:p>
          </table:table-cell>
          <table:table-cell table:style-name="Tabla2.B6" office:value-type="string">
            <text:p text:style-name="P130">Revisión del documento</text:p>
          </table:table-cell>
          <table:table-cell table:style-name="Tabla2.C6" office:value-type="string">
            <text:p text:style-name="P130">JSOP</text:p>
          </table:table-cell>
          <table:table-cell table:style-name="Tabla2.D6" office:value-type="string">
            <text:p text:style-name="P130">15/04/2013</text:p>
          </table:table-cell>
        </table:table-row>
        <table:table-row table:style-name="Tabla2.1">
          <table:table-cell table:style-name="Tabla2.A6" office:value-type="string">
            <text:p text:style-name="P130">2.0</text:p>
          </table:table-cell>
          <table:table-cell table:style-name="Tabla2.B6" office:value-type="string">
            <text:p text:style-name="P130">Modificación ante los comentarios de las unidades de la DGPD (SCE,SPE,SP,SGC)</text:p>
          </table:table-cell>
          <table:table-cell table:style-name="Tabla2.C6" office:value-type="string">
            <text:p text:style-name="P130">JSOP</text:p>
          </table:table-cell>
          <table:table-cell table:style-name="Tabla2.D6" office:value-type="string">
            <text:p text:style-name="P130">11/06/2013</text:p>
          </table:table-cell>
        </table:table-row>
        <table:table-row table:style-name="Tabla2.1">
          <table:table-cell table:style-name="Tabla2.A6" office:value-type="string">
            <text:p text:style-name="P130">2.1</text:p>
          </table:table-cell>
          <table:table-cell table:style-name="Tabla2.B6" office:value-type="string">
            <text:p text:style-name="P130">Actualización ante cambios y <text:s/>los comentarios de las unidades de la DGPD (SCAE,SPE,SP,SGC,SPRO,SSC1,SSC2)</text:p>
          </table:table-cell>
          <table:table-cell table:style-name="Tabla2.C6" office:value-type="string">
            <text:p text:style-name="P130">JSOP</text:p>
          </table:table-cell>
          <table:table-cell table:style-name="Tabla2.D6" office:value-type="string">
            <text:p text:style-name="P130">24/02/2014</text:p>
          </table:table-cell>
        </table:table-row>
        <table:table-row table:style-name="Tabla2.1">
          <table:table-cell table:style-name="Tabla2.A10" office:value-type="string">
            <text:p text:style-name="P130">2.3</text:p>
          </table:table-cell>
          <table:table-cell table:style-name="Tabla2.B10" office:value-type="string">
            <text:p text:style-name="P130">Modificación del flujo y aspectos </text:p>
          </table:table-cell>
          <table:table-cell table:style-name="Tabla2.C10" office:value-type="string">
            <text:p text:style-name="P130">JSOP</text:p>
          </table:table-cell>
          <table:table-cell table:style-name="Tabla2.D10" office:value-type="string">
            <text:p text:style-name="P130">25/03/2014</text:p>
          </table:table-cell>
        </table:table-row>
        <table:table-row table:style-name="Tabla2.1">
          <table:table-cell table:style-name="Tabla2.A10" office:value-type="string">
            <text:p text:style-name="P130">2.4</text:p>
          </table:table-cell>
          <table:table-cell table:style-name="Tabla2.B10" office:value-type="string">
            <text:p text:style-name="P130">Correcciones de formato y desarrollo de algunos contenidos</text:p>
          </table:table-cell>
          <table:table-cell table:style-name="Tabla2.C10" office:value-type="string">
            <text:p text:style-name="P130">AZO</text:p>
          </table:table-cell>
          <table:table-cell table:style-name="Tabla2.D10" office:value-type="string">
            <text:p text:style-name="P130">28/03/2014</text:p>
          </table:table-cell>
        </table:table-row>
        <table:table-row table:style-name="Tabla2.1">
          <table:table-cell table:style-name="Tabla2.A10" office:value-type="string">
            <text:p text:style-name="P130">2.5</text:p>
          </table:table-cell>
          <table:table-cell table:style-name="Tabla2.B10" office:value-type="string">
            <text:p text:style-name="P130">Adecuación a la nueva DGPD</text:p>
          </table:table-cell>
          <table:table-cell table:style-name="Tabla2.C10" office:value-type="string">
            <text:p text:style-name="P130">JSOP</text:p>
          </table:table-cell>
          <table:table-cell table:style-name="Tabla2.D10" office:value-type="string">
            <text:p text:style-name="P130">03/04/2014</text:p>
          </table:table-cell>
        </table:table-row>
        <table:table-row table:style-name="Tabla2.1">
          <table:table-cell table:style-name="Tabla2.A10" office:value-type="string">
            <text:p text:style-name="P131">2.6</text:p>
          </table:table-cell>
          <table:table-cell table:style-name="Tabla2.B10" office:value-type="string">
            <text:p text:style-name="P131">Nueva version</text:p>
          </table:table-cell>
          <table:table-cell table:style-name="Tabla2.C10" office:value-type="string">
            <text:p text:style-name="P131">JSOP</text:p>
          </table:table-cell>
          <table:table-cell table:style-name="Tabla2.D10" office:value-type="string">
            <text:p text:style-name="P131">20/0<text:span text:style-name="T203">5</text:span>/2014</text:p>
          </table:table-cell>
        </table:table-row>
        <table:table-row table:style-name="Tabla2.1">
          <table:table-cell table:style-name="Tabla2.A11" office:value-type="string">
            <text:p text:style-name="P134">2.7</text:p>
          </table:table-cell>
          <table:table-cell table:style-name="Tabla2.B11" office:value-type="string">
            <text:p text:style-name="P134">Reestructuración del documento para resaltar los objetivos de política digital a los que contribuye cada revisión</text:p>
          </table:table-cell>
          <table:table-cell table:style-name="Tabla2.C11" office:value-type="string">
            <text:p text:style-name="P134">AZO</text:p>
          </table:table-cell>
          <table:table-cell table:style-name="Tabla2.D11" office:value-type="string">
            <text:p text:style-name="P132"><text:span text:style-name="T203">1</text:span>0/0<text:span text:style-name="T203">6</text:span>/2014</text:p>
          </table:table-cell>
        </table:table-row>
        <table:table-row table:style-name="Tabla2.1">
          <table:table-cell table:style-name="Tabla2.A12" office:value-type="string">
            <text:p text:style-name="P137">2.8</text:p>
          </table:table-cell>
          <table:table-cell table:style-name="Tabla2.B12" office:value-type="string">
            <text:p text:style-name="P137">Correcciones de estilo y revisión previa</text:p>
          </table:table-cell>
          <table:table-cell table:style-name="Tabla2.C12" office:value-type="string">
            <text:p text:style-name="P135">AZO</text:p>
          </table:table-cell>
          <table:table-cell table:style-name="Tabla2.D12" office:value-type="string">
            <text:p text:style-name="P133"><text:span text:style-name="T1">2</text:span>0/0<text:span text:style-name="T203">6</text:span>/2014</text:p>
          </table:table-cell>
        </table:table-row>
      </table:table>
      <text:p text:style-name="Standard"/>
      <table:table table:name="Tabla3" table:style-name="Tabla3">
        <table:table-column table:style-name="Tabla3.A"/>
        <table:table-column table:style-name="Tabla3.B"/>
        <table:table-row table:style-name="Tabla3.1">
          <table:table-cell table:style-name="Tabla3.A1" table:number-columns-spanned="2" office:value-type="string">
            <text:p text:style-name="P138">Lista de Distribución</text:p>
          </table:table-cell>
          <table:covered-table-cell/>
        </table:table-row>
        <table:table-row table:style-name="Tabla3.1">
          <table:table-cell table:style-name="Tabla3.A2" office:value-type="string">
            <text:p text:style-name="P139">Apellidos, Nombre</text:p>
          </table:table-cell>
          <table:table-cell table:style-name="Tabla3.A1" office:value-type="string">
            <text:p text:style-name="P139">Cargo / Función </text:p>
          </table:table-cell>
        </table:table-row>
        <table:table-row table:style-name="Tabla3.1">
          <table:table-cell table:style-name="Tabla3.A7" office:value-type="string">
            <text:p text:style-name="P130">Huerta Almendro, Jesus</text:p>
          </table:table-cell>
          <table:table-cell table:style-name="Tabla3.B7" office:value-type="string">
            <text:p text:style-name="P130">D.G.P.D.</text:p>
          </table:table-cell>
        </table:table-row>
        <table:table-row table:style-name="Tabla3.1">
          <table:table-cell table:style-name="Tabla3.A7" office:value-type="string">
            <text:p text:style-name="P130">Gallego Gutierrez, Luis</text:p>
          </table:table-cell>
          <table:table-cell table:style-name="Tabla3.B7" office:value-type="string">
            <text:p text:style-name="P130">Coordinación</text:p>
          </table:table-cell>
        </table:table-row>
        <table:table-row table:style-name="Tabla3.1">
          <table:table-cell table:style-name="Tabla3.A5" office:value-type="string">
            <text:p text:style-name="P130">Ceballos Guerrero, Ana</text:p>
          </table:table-cell>
          <table:table-cell table:style-name="Tabla3.B5" office:value-type="string">
            <text:p text:style-name="P130">Coordinación</text:p>
          </table:table-cell>
        </table:table-row>
        <table:table-row table:style-name="Tabla3.1">
          <table:table-cell table:style-name="Tabla3.A7" office:value-type="string">
            <text:p text:style-name="P130">Jefes Sv. D.G.P.D</text:p>
          </table:table-cell>
          <table:table-cell table:style-name="Tabla3.B7" office:value-type="string">
            <text:p text:style-name="P130"/>
          </table:table-cell>
        </table:table-row>
        <table:table-row table:style-name="Tabla3.1">
          <table:table-cell table:style-name="Tabla3.A7" office:value-type="string">
            <text:p text:style-name="P130">Técnicos de la D.G.P.D.</text:p>
          </table:table-cell>
          <table:table-cell table:style-name="Tabla3.B7" office:value-type="string">
            <text:p text:style-name="P130"/>
          </table:table-cell>
        </table:table-row>
      </table:table>
      <text:p text:style-name="Standard"/>
      <text:p text:style-name="P307"/>
      <text:p text:style-name="P302"/>
      <text:p text:style-name="P306">Índice</text:p>
      <text:p text:style-name="P217"/>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96cm" style:leader-char=" " style:with-tab="false"/>
            <text:index-entry-tab-stop style:type="left" style:position="15.9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Estilo_20_Título_20_1_20__2b__20_Negrita"/>
          </text:index-source-styles>
          <text:index-source-styles text:outline-level="2">
            <text:index-source-style text:style-name="Estilo_20_Título_20_2_20__2b__20_Negrita"/>
          </text:index-source-styles>
          <text:index-source-styles text:outline-level="3">
            <text:index-source-style text:style-name="Estilo_20_Título_20_3_20__2b__20_Negrita"/>
          </text:index-source-styles>
        </text:table-of-content-source>
        <text:index-body>
          <text:p text:style-name="P340"><text:a xlink:type="simple" xlink:href="#__RefHeading__23453_946241388"><text:s/>1. Resumen ejecutivo<text:tab/>9</text:a></text:p>
          <text:p text:style-name="P340"><text:a xlink:type="simple" xlink:href="#__RefHeading__580_774354819"><text:s/>2. Objeto del documento<text:tab/>9</text:a></text:p>
          <text:p text:style-name="P340"><text:a xlink:type="simple" xlink:href="#__RefHeading__1515_963207349"><text:s/>3. Descripción<text:tab/>9</text:a></text:p>
          <text:p text:style-name="P340"><text:a xlink:type="simple" xlink:href="#__RefHeading__23455_946241388"><text:s/>4. Contexto Normativo 10</text:a></text:p>
          <text:p text:style-name="P242"/>
          <text:p text:style-name="P340"><text:a xlink:type="simple" xlink:href="#__RefHeading__23457_946241388"><text:s/>5. Tipos de revisión aplicadas por la DGPD a las solicitudes de informe vinculante presentadas a través de INFOCOR. 10</text:a></text:p>
          <text:p text:style-name="P242"/>
          <text:p text:style-name="P340"><text:a xlink:type="simple" xlink:href="#__RefHeading__23987_946241388"><text:s/>6. Revisión Formal Previa. 11</text:a></text:p>
          <text:p text:style-name="P242"/>
          <text:p text:style-name="P341"><text:a xlink:type="simple" xlink:href="#__RefHeading__23544_946241388">(a) Sobre la legitimidad del solicitante y de los firmantes del resto de documentos del expediente.<text:tab/>11</text:a></text:p>
          <text:p text:style-name="P341"><text:a xlink:type="simple" xlink:href="#__RefHeading__5961_815760213">(b) Sobre la documentación incluida en la solicitud 12</text:a></text:p>
          <text:p text:style-name="P242"/>
          <text:p text:style-name="P340"><text:a xlink:type="simple" xlink:href="#__RefHeading__23989_946241388"><text:s/>7. Revisiones de carácter técnico. 13</text:a></text:p>
          <text:p text:style-name="P242"/>
          <text:p text:style-name="P341"><text:a xlink:type="simple" xlink:href="#__RefHeading__6215_1630940624">(a) Revisiones para garantizar la correcta definición y caracterización del objeto del contrato.<text:tab/>14</text:a></text:p>
          <text:p text:style-name="P341"><text:a xlink:type="simple" xlink:href="#__RefHeading__23991_946241388">(b) Revisiones para promover la máxima concurrencia.<text:tab/>16</text:a></text:p>
          <text:p text:style-name="P342"><text:a xlink:type="simple" xlink:href="#__RefHeading__24224_946241388"><text:s/>i. Revisiones en relación con la justificación de la unicidad del fabricante o proveedor de servicios.<text:tab/>17</text:a></text:p>
          <text:p text:style-name="P342"><text:a xlink:type="simple" xlink:href="#__RefHeading__6217_1630940624"><text:s/>ii. Revisiones en relación con la proporcionalidad existente entre necesidades de la organización y objeto de la contratación.<text:tab/>19</text:a></text:p>
          <text:p text:style-name="P341"><text:a xlink:type="simple" xlink:href="#__RefHeading__23993_946241388">(c) Revisiones para impulsar la reutilización.<text:tab/>21</text:a></text:p>
          <text:p text:style-name="P341"><text:a xlink:type="simple" xlink:href="#__RefHeading__23995_946241388">(d) Revisiones para garantizar la neutralidad tecnológica y la interoperabilidad.<text:tab/>26</text:a></text:p>
          <text:p text:style-name="P341"><text:a xlink:type="simple" xlink:href="#__RefHeading__23997_946241388">(e) Revisiones para garantizar la implantación del modelo de trazabilidad integrada de Administración Electrónica y el uso de la Administración </text:a><text:soft-page-break/><text:a xlink:type="simple" xlink:href="#__RefHeading__23997_946241388">Electrónica.<text:tab/>28</text:a></text:p>
          <text:p text:style-name="P341"><text:a xlink:type="simple" xlink:href="#__RefHeading__23999_946241388">(f) Revisiones en materia de Protección de Datos Personales y Seguridad.<text:tab/>30</text:a></text:p>
          <text:p text:style-name="P342"><text:a xlink:type="simple" xlink:href="#__RefHeading__24001_946241388"><text:s/>i. Protección de Datos Personales.<text:tab/>30</text:a></text:p>
          <text:p text:style-name="P342"><text:a xlink:type="simple" xlink:href="#__RefHeading__24003_946241388"><text:s/>ii. Seguridad de sistemas, datos y comunicaciones.<text:tab/>30</text:a></text:p>
          <text:p text:style-name="P341"><text:a xlink:type="simple" xlink:href="#__RefHeading__24005_946241388">(g) Revisiones relacionadas con la adquisición de bienes y servicios de necesaria uniformidad o pre-informados favorablemente, y con la gestión de su mantenimiento.<text:tab/>35</text:a></text:p>
          <text:p text:style-name="P341"><text:a xlink:type="simple" xlink:href="#__RefHeading__24226_946241388">(h) Revisiones destinadas a homogeneizar y normalizar las metodologías y herramientas TIC empleadas en la Junta de Andalucía.<text:tab/>38</text:a></text:p>
          <text:p text:style-name="P341"><text:a xlink:type="simple" xlink:href="#__RefHeading__24005_9462413881">(i) Revisiones destinadas a mejorar la calidad de los pliegos y a salvaguardar los intereses de la Junta de Andalucía en las contrataciones TIC. 40</text:a></text:p>
          <text:p text:style-name="P242"/>
          <text:p text:style-name="P340"><text:a xlink:type="simple" xlink:href="#__RefHeading__1254_243301100"><text:s/>8. FLUJO DE TRAMITACIÓN 41</text:a></text:p>
          <text:p text:style-name="P242"/>
          <text:p text:style-name="P342"><text:a xlink:type="simple" xlink:href="#__RefHeading__1280_243301100"><text:s/>i. Asignación de Solicitudes<text:tab/>41</text:a></text:p>
          <text:p text:style-name="P342"><text:a xlink:type="simple" xlink:href="#__RefHeading__1256_243301100"><text:s/>ii. Solicitudes INFOCOR de expedientes impulsados por la DGPD.<text:tab/>41</text:a></text:p>
          <text:p text:style-name="P342"><text:a xlink:type="simple" xlink:href="#__RefHeading__6219_1630940624"><text:s/>iii. Solicitudes INFOCOR de revisión básica.<text:tab/>41</text:a></text:p>
          <text:p text:style-name="P342"><text:a xlink:type="simple" xlink:href="#__RefHeading__1258_243301100"><text:s/>iv. Solicitudes INFOCOR de revisión extendida sin visto bueno de un Coordinador.<text:tab/>42</text:a></text:p>
          <text:p text:style-name="P342"><text:a xlink:type="simple" xlink:href="#__RefHeading__1260_243301100"><text:s/>v. Solicitudes INFOCOR de revisión extendida con el visto bueno de un Coordinador.<text:tab/>43</text:a></text:p>
          <text:p text:style-name="P342"><text:a xlink:type="simple" xlink:href="#__RefHeading__1316_243301100"><text:s/>vi. Elaboración del Informe técnico 43</text:a></text:p>
          <text:p text:style-name="P242"/>
          <text:p text:style-name="P340"><text:a xlink:type="simple" xlink:href="#__RefHeading__754_1011027824"><text:s/>ANEXO I. Reparto de áreas temáticas de responsabilidad de cada uno de los servicios de la Dirección General 44</text:a></text:p>
          <text:p text:style-name="P242"/>
          <text:p text:style-name="P341"><text:soft-page-break/><text:a xlink:type="simple" xlink:href="#__RefHeading__530_1536720578">(a) Directrices del Servicio de Innovación y Prospectiva<text:tab/>45</text:a></text:p>
          <text:p text:style-name="P341"><text:a xlink:type="simple" xlink:href="#__RefHeading__532_1536720578">(b) Directrices del Servicio de Sistemas Corporativos II<text:tab/>45</text:a></text:p>
          <text:p text:style-name="P341"><text:a xlink:type="simple" xlink:href="#__RefHeading__1262_243301100">(c) Directrices del Servicio de Producción<text:tab/>45</text:a></text:p>
          <text:p text:style-name="P341"><text:a xlink:type="simple" xlink:href="#__RefHeading__534_1536720578">(d) Directrices del Servicio de Coordinación y Desarrollo de Sistemas Horizontales<text:tab/>46</text:a></text:p>
          <text:p text:style-name="P341"><text:a xlink:type="simple" xlink:href="#__RefHeading__856_342275418">(e) Directrices del Servicio de Planificación Estrategica<text:tab/>46</text:a></text:p>
          <text:p text:style-name="P341"><text:a xlink:type="simple" xlink:href="#__RefHeading__858_342275418">(f) Directrices del Servicio de Gestión del Conocimiento<text:tab/>46</text:a></text:p>
          <text:p text:style-name="P341"><text:a xlink:type="simple" xlink:href="#__RefHeading__860_342275418">(g) Directrices del Servicio de Informática SIRhUS<text:tab/>47</text:a></text:p>
          <text:p text:style-name="P342"><text:a xlink:type="simple" xlink:href="#__RefHeading__1232_2039631457"><text:s/>i. Directrices<text:tab/>47</text:a></text:p>
          <text:p text:style-name="P341"><text:a xlink:type="simple" xlink:href="#__RefHeading__536_1536720578">(h) Directrices del Servicio de Sistemas Corporativos<text:tab/>49</text:a></text:p>
          <text:p text:style-name="P341"><text:a xlink:type="simple" xlink:href="#__RefHeading__538_1536720578">(i) Directrices del Servicio de Coordinación de Administración Electrónica 49</text:a></text:p>
          <text:p text:style-name="P242"/>
          <text:p text:style-name="P340"><text:a xlink:type="simple" xlink:href="#__RefHeading__862_342275418"><text:s/>ANEXO II: Listado de bienes y servicios TIC que son tramitados como solicitudes Solicitudes INFOCOR básicas 50</text:a></text:p>
          <text:p text:style-name="P242"/>
          <text:p text:style-name="P340"><text:a xlink:type="simple" xlink:href="#__RefHeading__6358_1630940624"><text:s/>ANEXO III. MODELO DE INFORME TÉCNICO PREPARADO POR EL PERSONAL DE LA DGPD ENCARGADO DE LA REVISIÓN DE LOS EXPEDIENTES.<text:tab/>51</text:a></text:p>
          <text:p text:style-name="P242"/>
          <text:p text:style-name="P242"/>
          <text:p text:style-name="P340"><text:a xlink:type="simple" xlink:href="#__RefHeading__866_342275418"><text:s/>ANEXO IV. MODELO DE RESOLUCIÓN DE SOLICITUD DE INFORME PRECEPTIVO Y VINCULANTE 52</text:a></text:p>
          <text:p text:style-name="P242"/>
          <text:p text:style-name="P341"/>
          <text:p text:style-name="P340"><text:a xlink:type="simple" xlink:href="#__RefHeading__23278_946241388"><text:s/>ANEXO V. MODELO DE MENSAJE DE COMUNICACIÓN DE SUBSANACIÓN A INCLUIR EN LA PLATAFORMA INFOCOR. 53</text:a></text:p>
          <text:p text:style-name="P242"/>
          <text:p text:style-name="P340"><text:soft-page-break/><text:a xlink:type="simple" xlink:href="#__RefHeading__872_342275418"><text:s/>ANEXO VI. CLÁUSULAS TIPO DE CARÁCTER OBLIGATORIO O RECOMENDADO.<text:tab/>54</text:a></text:p>
          <text:p text:style-name="P341"><text:a xlink:type="simple" xlink:href="#__RefHeading__874_342275418">(a) Confidencialidad de la información<text:tab/>54</text:a></text:p>
          <text:p text:style-name="P341"><text:a xlink:type="simple" xlink:href="#__RefHeading__876_342275418">(b) Lugar de realización<text:tab/>54</text:a></text:p>
          <text:p text:style-name="P341"><text:a xlink:type="simple" xlink:href="#__RefHeading__878_342275418">(c) Propiedad intelectual de los trabajos<text:tab/>54</text:a></text:p>
          <text:p text:style-name="P341"><text:a xlink:type="simple" xlink:href="#__RefHeading__880_342275418">(d) Inventario de bienes<text:tab/>55</text:a></text:p>
          <text:p text:style-name="P341"><text:a xlink:type="simple" xlink:href="#__RefHeading__882_342275418">(e) Seguridad<text:tab/>55</text:a></text:p>
          <text:p text:style-name="P341"><text:a xlink:type="simple" xlink:href="#__RefHeading__1318_243301100">(f) Clausula para los Sistemas de Información relacionados con Administración Electrónica<text:tab/>56</text:a></text:p>
          <text:p text:style-name="P342"><text:a xlink:type="simple" xlink:href="#__RefHeading__24007_946241388"><text:s/>i. Clausula de Rediseño Funcional y Simplificación de Procedimientos Administrativos.<text:tab/>56</text:a></text:p>
          <text:p text:style-name="P342"><text:a xlink:type="simple" xlink:href="#__RefHeading__24009_946241388"><text:s/>ii. Clausula de Rediseño Funcional y Simplificación de Procedimientos Administrativos.<text:tab/>56</text:a></text:p>
          <text:p text:style-name="P342"><text:a xlink:type="simple" xlink:href="#__RefHeading__24071_946241388"><text:s/>iii. Clausula para la definición de procedimientos administrativos por medios electrónicos.<text:tab/>57</text:a></text:p>
          <text:p text:style-name="P342"><text:a xlink:type="simple" xlink:href="#__RefHeading__24228_946241388"><text:s/>iv. Clausula sobre el uso de certificados y firma electrónica.<text:tab/>57</text:a></text:p>
          <text:p text:style-name="P341"><text:a xlink:type="simple" xlink:href="#__RefHeading__884_342275418">(g) Interoperabilidad<text:tab/>58</text:a></text:p>
          <text:p text:style-name="P341"><text:a xlink:type="simple" xlink:href="#__RefHeading__886_342275418">(h) Disponibilidad pública del software<text:tab/>58</text:a></text:p>
          <text:p text:style-name="P341"><text:a xlink:type="simple" xlink:href="#__RefHeading__6221_1630940624">(i) Tratamiento de Datos Personales.<text:tab/>59</text:a></text:p>
          <text:p text:style-name="P341"><text:a xlink:type="simple" xlink:href="#__RefHeading__888_342275418">(j) Sobre la gestión de usuarios y el control de accesos.<text:tab/>59</text:a></text:p>
          <text:p text:style-name="P341"><text:a xlink:type="simple" xlink:href="#__RefHeading__890_342275418">(k) Cláusula de conformidad e integración con el SIGC:<text:tab/>60</text:a></text:p>
          <text:p text:style-name="P341"><text:soft-page-break/><text:a xlink:type="simple" xlink:href="#__RefHeading__892_342275418">(l) Uso de infraestructuras TIC y herramientas corporativas.<text:tab/>60</text:a></text:p>
          <text:p text:style-name="P341"><text:a xlink:type="simple" xlink:href="#__RefHeading__896_342275418">(m) Desarrollo web:accesibilidad<text:tab/>61</text:a></text:p>
          <text:p text:style-name="P341"><text:a xlink:type="simple" xlink:href="#__RefHeading__1234_2039631457">(n) Arquitectura de los desarrollos con tecnología web<text:tab/>61</text:a></text:p>
          <text:p text:style-name="P341"><text:a xlink:type="simple" xlink:href="#__RefHeading__898_342275418">(o) Metodología<text:tab/>61</text:a></text:p>
          <text:p text:style-name="P341"><text:a xlink:type="simple" xlink:href="#__RefHeading__1266_243301100">(p) Conformidad con MADEJA<text:tab/>62</text:a></text:p>
        </text:index-body>
      </text:table-of-content>
      <text:p text:style-name="P220"/>
      <text:h text:style-name="P382" text:outline-level="1"><text:bookmark-start text:name="__RefHeading__23453_946241388"/>Resumen ejecutivo<text:bookmark-end text:name="__RefHeading__23453_946241388"/></text:h>
      <text:p text:style-name="P41">Este documento proporciona una guía <text:span text:style-name="T204">de carácter</text:span><text:span text:style-name="T134"> </text:span><text:span text:style-name="T144">interno</text:span> sobre las <text:span text:style-name="T143">directrices básicas</text:span><text:span text:style-name="T128"> </text:span>que un técnico debe seguir para la revisión de las solicitudes de informes preceptivos y vinculantes, <text:span text:style-name="T204">en el ámbito de competencias de la Dirección General de Política Digital de la Consejería de Hacienda y Administración Pública, como órgano directivo competente en materia de política digital. </text:span></text:p>
      <text:p text:style-name="P42">También se definen los <text:span text:style-name="T128">flujos de tramitación</text:span> que se deben seguir en función de la naturaleza y tipología de los expedientes de contratación a informar.</text:p>
      <text:p text:style-name="P33"/>
      <text:h text:style-name="Heading_20_1" text:outline-level="1"><text:bookmark-start text:name="__RefHeading__580_774354819"/>Objeto del documento<text:bookmark-end text:name="__RefHeading__580_774354819"/></text:h>
      <text:p text:style-name="P32">Proporcionar y describir las directrices que un técnico debe seguir para la revisión de las solicitudes de informes preceptivos y vinculantes. </text:p>
      <text:h text:style-name="Heading_20_1" text:outline-level="1"><text:bookmark-start text:name="__RefHeading__1515_963207349"/>Descripción <text:bookmark-end text:name="__RefHeading__1515_963207349"/></text:h>
      <text:p text:style-name="P31">La Dirección General de Política Digital <text:span text:style-name="T203">(en adelante DGPD) </text:span>se configura como Centro Directivo responsable de las competencias de la Consejería relacionadas con las políticas estratégicas de aplicación de las tecnologías de la información y de las comunicaciones en la Administración Pública de la Junta de Andalucía, de conformidad con el artículo 9 del Decreto 156/2012, de 12 de junio, por el que se regula la estructura orgánica de la Consejería de Hacienda y Administración Pública. La<text:span text:style-name="T203"> DGPD</text:span>, en virtud de dichas competencias, tiene la siguiente misión:</text:p>
      <text:p text:style-name="P35">“La <text:span text:style-name="T128">planificación, coordinación e impulso de la aplicación de las tecnologías de la información y las comunicaciones</text:span> en la Administración de la Junta de Andalucía y en sus entes instrumentales, así como de la <text:span text:style-name="T128">dirección, desarrollo y gestión</text:span> de los sistemas e infraestructuras TIC de carácter corporativo, mediante el diseño de la programación plurianual de necesidades en materia de informática y comunicaciones, de los distintos departamentos y organismos de la Administración de la Junta de Andalucía y sus entidades instrumentales. Asimismo, la elaboración y aprobación de los planes de sistemas informáticos y de comunicaciones.”</text:p>
      <text:p text:style-name="P36">Como un instrumento útil para el ejercicio de estas competencias, la Orden de 23 de octubre de 2012, por la que se desarrollan determinados aspectos de la política informática de la Junta de Andalucía establece la obligatoriedad de que la celebración de contratos de suministro y de servicios relativos a las TIC, tanto de carácter particular como general tengan un informe favorable de la Dirección General de Política Digital. El objetivo último de este informe es asegurar que las actuaciones TIC que se celebran en el seno de la Junta de Andalucía y sus entidades instrumentales están alineadas con las directrices y criterios de política informatica que la DGPD establece en el ejercicio de sus competencias. <text:span text:style-name="T158">Para tal fin, </text:span><text:span text:style-name="T133">la presente Guía Interna de Revisión pretende establecer una serie de directrices y de criterios </text:span><text:soft-page-break/><text:span text:style-name="T133">de revisión </text:span><text:span text:style-name="T145">que el personal de la DGPD (o del centro directivo sobre el que recaigan las competencias de política informática de la Junta de Andalucía) debe aplicar en el procedimiento administrativo de revisión de las solicitudes de informe vinculante.</text:span></text:p>
      <text:p text:style-name="P37"/>
      <text:h text:style-name="P377" text:outline-level="1"><text:bookmark-start text:name="__RefHeading__23455_946241388"/>Contexto Normativo <text:bookmark-end text:name="__RefHeading__23455_946241388"/></text:h>
      <text:list xml:id="list5909069029915604644" text:style-name="L1">
        <text:list-item>
          <text:p text:style-name="P364">Decreto 156/2012, de 12 de junio, por el que se regula la estructura orgánica de la Consejería de Hacienda y Administración Pública.</text:p>
        </text:list-item>
        <text:list-item>
          <text:p text:style-name="P362"><text:bookmark-start text:name="__DdeLink__899_342275418"/>Orden de 23 de octubre de 2012, por la que se desarrollan determinados aspectos de la política informática de la Junta de Andalucía y de sus entidades instrumentales<text:bookmark-end text:name="__DdeLink__899_342275418"/></text:p>
        </text:list-item>
        <text:list-item>
          <text:p text:style-name="P363">Instrucción 1/2012, de 20 de Diciembre de 2012, de la Dirección General de Política Digital sobre diversas cuestiones relacionadas con la solicitud del informe regulado en los artículos 5 y 6 de la Orden de 23 de octubre de 2012, por la que se desarrollan determinados aspectos de la política informática de la Junta de Andalucía.</text:p>
        </text:list-item>
        <text:list-item>
          <text:p text:style-name="P365">Instrucción 1/2014, de 12 de Febrero de 2014, de la Dirección General de Política Digital sobre determinados aspectos de la Contratación de bienes y servicios TIC.</text:p>
        </text:list-item>
        <text:list-item>
          <text:p text:style-name="P434">Ley 11/2007 Ley 11/2007, de 22 de junio, de acceso electrónico de los ciudadanos a los Servicios Públicos (en adelante LAECSP)</text:p>
        </text:list-item>
        <text:list-item>
          <text:p text:style-name="P435">Real Decreto Legislativo 3/2011, de 14 de noviembre, por el que se aprueba el texto refundido de la Ley de Contratos del Sector Público.</text:p>
        </text:list-item>
        <text:list-item>
          <text:p text:style-name="P436">DECISIÓN DE EJECUCIÓN DE LA COMISIÓN de 3 de abril de 2014 sobre la identificación de especificaciones técnicas TIC que se puedan usar como referencia en la contratación pública [notificada con el número C(2014) 2120] (2014/188/UE)</text:p>
        </text:list-item>
      </text:list>
      <text:p text:style-name="P38"/>
      <text:p text:style-name="P278"/>
      <text:h text:style-name="P378" text:outline-level="1"><text:bookmark-start text:name="__RefHeading__23457_946241388"/><text:span text:style-name="T116">Tipos</text:span><text:span text:style-name="T114"> de revisión </text:span><text:span text:style-name="T115">aplicadas por la DGPD a las solicitudes de informe vinculante presentadas a través de INFOCOR</text:span><text:span text:style-name="T114">.</text:span><text:bookmark-end text:name="__RefHeading__23457_946241388"/></text:h>
      <text:p text:style-name="P315"/>
      <text:p text:style-name="P254"><text:span text:style-name="T108">El procedimiento administrativo asociado a la solicitud de informe </text:span><text:span text:style-name="T109">vinculante </text:span><text:span text:style-name="T108">se inicia con la firma telemática y presentación de la solicitud en el sistema de información INFOCOR. <text:s/>En este momento la petición queda registrada en la unidad ARIES de la </text:span><text:span text:style-name="T109">DGPD, a la espera de que su estudio sea asignado a uno o varios de los técnicos de la DGPD encargados de la instrucción de expedientes de informe vinculante. La </text:span><text:span text:style-name="T117">asignación</text:span><text:span text:style-name="T109"> es realizada por el jefe del servicio de Coordinación y Desarrollo de Sistemas Horizontales, en función de la temática objeto del expediente de contratación a informar, y del reparto de áreas temáticas de responsabilidad de cada uno de los servicios de la Dirección General <text:s/></text:span><text:span text:style-name="T110">recogido en </text:span><text:span text:style-name="T113">el </text:span><text:span text:style-name="T118">anexo I</text:span><text:span text:style-name="T113">.</text:span></text:p>
      <text:p text:style-name="P246"/>
      <text:p text:style-name="P255"><text:soft-page-break/><text:span text:style-name="T109">U</text:span><text:span text:style-name="T107">na vez realizada la asignación, los técnicos deben aplicar dos tipos de revisión:</text:span></text:p>
      <text:p text:style-name="P248"/>
      <text:list xml:id="list4803086309651202340" text:style-name="L2">
        <text:list-item>
          <text:p text:style-name="P386">Revisión formal previa.</text:p>
        </text:list-item>
        <text:list-item>
          <text:p text:style-name="P386">Revisión técnica.</text:p>
        </text:list-item>
      </text:list>
      <text:p text:style-name="P248"/>
      <text:p text:style-name="P249">En los siguientes apartados se desarrolla el contenido de las comprobaciones a realizar en estos dos tipos de revisiones.</text:p>
      <text:p text:style-name="P248"/>
      <text:p text:style-name="P279"/>
      <text:h text:style-name="P379" text:outline-level="1"><text:bookmark-start text:name="__RefHeading__23987_946241388"/><text:s/>Revisión Formal Previa.<text:bookmark-end text:name="__RefHeading__23987_946241388"/></text:h>
      <text:p text:style-name="P245"/>
      <text:p text:style-name="Text_20_body"><text:span text:style-name="T89">Su finalidad es garantizar la corrección formal de las solicitudes. </text:span><text:span text:style-name="T90">En este tipo de revisión s</text:span><text:span text:style-name="T89">e analiza la legitimidad del solicitante, en cuanto a la competencia para realizar la solicitud, y la presencia de los documentos </text:span><text:span text:style-name="T91">del expediente de contratación</text:span><text:span text:style-name="T89"> </text:span><text:span text:style-name="T90">que deben formar parte de </text:span><text:span text:style-name="T91">la solicitud de informe</text:span><text:span text:style-name="T90"> en virtud de l</text:span><text:span text:style-name="T91">os</text:span><text:span text:style-name="T90"> artículo</text:span><text:span text:style-name="T91">s</text:span><text:span text:style-name="T90"> 5.4, </text:span><text:span text:style-name="T91">6.2 y 6.5</text:span><text:span text:style-name="T90"> de la Orden de 23 de Octubre de 2012 por la que se desarrollan determinados aspectos de la política informática de la Junta de Andalucía.</text:span></text:p>
      <text:p text:style-name="P250"/>
      <text:p text:style-name="P285"><text:span text:style-name="T88">Este tipo de revisión, puesto que no requiere de la aplicación de conocimiento técnico especializado, puede ser realizado por personal administrativo de forma centralizada, con el objetivo de que los expedientes que lleguen a los técnicos de la DGPD ya cumplan todos los requisitos formales establecidos. No obstante, la DGPD actualmente no dispone de <text:s/>recursos humanos suficientes por lo que deberá ser realizada por los </text:span><text:span text:style-name="T92">mismos </text:span><text:span text:style-name="T88">técnicos encargados de </text:span><text:span text:style-name="T92">realizar </text:span><text:span text:style-name="T88">la revisión </text:span><text:span text:style-name="T92">técnica </text:span><text:span text:style-name="T88">del expediente.</text:span></text:p>
      <text:p text:style-name="P247"/>
      <text:h text:style-name="Heading_20_2" text:outline-level="2" text:restart-numbering="true" text:start-value="-1"><text:bookmark-start text:name="__RefHeading__23544_946241388"/><text:span text:style-name="T112">Sobre la legitimidad del solicitante </text:span><text:span text:style-name="T111">y de los firmantes del resto de documentos del expediente</text:span><text:span text:style-name="T112">.</text:span><text:bookmark-end text:name="__RefHeading__23544_946241388"/></text:h>
      <text:p text:style-name="P256"/>
      <text:h text:style-name="P395" text:outline-level="10" text:is-list-header="true">Las solicitudes, remitidas al Director General de Política Digital, deben estar firmadas por el centro directivo con competencia TIC de la Consejería. Este requisito se puede cumplir de dos formas:</text:h>
      <text:h text:style-name="P395" text:outline-level="10" text:is-list-header="true"/>
      <text:list xml:id="list5026652498039983331" text:style-name="L3">
        <text:list-item>
          <text:list>
            <text:list-item>
              <text:list>
                <text:list-item>
                  <text:list>
                    <text:list-item>
                      <text:list>
                        <text:list-item>
                          <text:list>
                            <text:list-item>
                              <text:list>
                                <text:list-item>
                                  <text:list>
                                    <text:list-item>
                                      <text:list>
                                        <text:list-item>
                                          <text:list>
                                            <text:list-item>
                                              <text:h text:style-name="P396" text:outline-level="10">La persona que accede físicamente al sistema para firmar y presentar la solicitud <text:s/>haciendo uso de su certificado digital es el alto cargo competente, o bien tiene la firma delegada por parte de éste.</text:h>
                                            </text:list-item>
                                          </text:list>
                                        </text:list-item>
                                      </text:list>
                                    </text:list-item>
                                  </text:list>
                                </text:list-item>
                              </text:list>
                            </text:list-item>
                          </text:list>
                        </text:list-item>
                      </text:list>
                    </text:list-item>
                  </text:list>
                </text:list-item>
              </text:list>
            </text:list-item>
          </text:list>
        </text:list-item>
      </text:list>
      <text:h text:style-name="P398" text:outline-level="10" text:is-list-header="true"/>
      <text:list xml:id="list7563870208905680735" text:style-name="L4">
        <text:list-item>
          <text:list>
            <text:list-item>
              <text:list>
                <text:list-item>
                  <text:list>
                    <text:list-item>
                      <text:list>
                        <text:list-item>
                          <text:list>
                            <text:list-item>
                              <text:list>
                                <text:list-item>
                                  <text:list>
                                    <text:list-item>
                                      <text:list>
                                        <text:list-item>
                                          <text:list>
                                            <text:list-item>
                                              <text:h text:style-name="P407" text:outline-level="10"><text:span text:style-name="T94">La persona que ha firmado y presentado electrónicamente la solicitud no es competente para hacerlo, pero ha incorporado a la documentación que forma parte del expediente una solicitud, con el mismo contenido y formato que el modelo de solicitud que INFOCOR genera automáticamente, firmada por el competente. Lo ideal es que, dentro de la categorización que INFOCOR permite realizar de los documentos que se incorporan a una solicitud, este tipo aparezca como “SOLICITUD INCORPORADA”, para facilitar la tarea de revisión formal de los expedientes. No obstante, si se identifica el documento categorizado de otra forma, no es motivo para la puesta en subsanación </text:span><text:soft-page-break/><text:span text:style-name="T94">(aunque si éste no se detecta por no estar correctamente categorizado, se pueden introducir retrasos en la tramitación).</text:span></text:h>
                                            </text:list-item>
                                          </text:list>
                                        </text:list-item>
                                      </text:list>
                                    </text:list-item>
                                  </text:list>
                                </text:list-item>
                              </text:list>
                            </text:list-item>
                          </text:list>
                        </text:list-item>
                      </text:list>
                    </text:list-item>
                  </text:list>
                </text:list-item>
              </text:list>
            </text:list-item>
          </text:list>
        </text:list-item>
      </text:list>
      <text:h text:style-name="P397" text:outline-level="10" text:is-list-header="true"/>
      <text:h text:style-name="P408" text:outline-level="10" text:is-list-header="true"><text:span text:style-name="T88">En virtud de esta casuística, que hace que las solicitudes puedan llegar firmadas o no por el compentente, en la revisión formal se deben realizar una serie de comprobaciones para asegurar la legitimidad del firmante. Para ello, el técnico encargado de la revisión ha de consultar la hoja de cálculo “USUARIOS_PERFIL_DIRECTOR_GENERAL en la que se incluye </text:span><text:span text:style-name="T93">el listado de usuarios de INFOCOR que tienen permisos en el sistema para firmar y presentar solicitudes, y comprobar si la persona que ha presentado la solicitud a través de INFOCOR es competente, o tiene la firma delegada. </text:span><text:span text:style-name="T88">En el caso de que ninguna de estas personas sea la que realiza la solicitud, deben incluir un documento en el <text:s/>que aparezca la solicitud firmada por la persona competente.</text:span></text:h>
      <text:h text:style-name="P399" text:outline-level="10" text:is-list-header="true"/>
      <text:p text:style-name="P243">Si la solicitud no se encuentra en estos terminos, la solicitud no es válida y solo será válida a partir de que se incluya una solicitud formalmente valida.</text:p>
      <text:p text:style-name="P43"/>
      <text:h text:style-name="Heading_20_2" text:outline-level="2"><text:bookmark-start text:name="__RefHeading__5961_815760213"/><text:span text:style-name="T205">Sobre</text:span> la documentación incluida en la solicitud<text:bookmark-end text:name="__RefHeading__5961_815760213"/></text:h>
      <text:list xml:id="list1543391773289619588" text:style-name="L5">
        <text:list-item>
          <text:list>
            <text:list-item>
              <text:list>
                <text:list-header>
                  <text:p text:style-name="P412"/>
                  <text:p text:style-name="P400">En esta revisión se debe comprobar la presencia de los documentos del expediente de contratación que deben formar parte de la solicitud de informe en virtud de los artículos 5.4, 6.2 y 6.5 de la Orden de 23 de Octubre de 2012 por la que se desarrollan determinados aspectos de la política informática de la Junta de Andalucía. El siguiente cuadro recoge los documentos que se deben aportar a las solicitudes, en función del procedimiento de adjudicación del expediente de contratación a informar.</text:p>
                </text:list-header>
              </text:list>
            </text:list-item>
          </text:list>
        </text:list-item>
      </text:list>
      <text:p text:style-name="P1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24"><text:s/><text:span text:style-name="T206">Procedimientos </text:span>Abierto, <text:span text:style-name="T206">Negociado con y sin Publicidad, Subasta</text:span>:</text:p>
          </table:table-cell>
          <table:table-cell table:style-name="Table3.B1" office:value-type="string">
            <text:p text:style-name="P224">Modificado:</text:p>
          </table:table-cell>
          <table:table-cell table:style-name="Table3.B1" office:value-type="string">
            <text:p text:style-name="P224">Menor: </text:p>
          </table:table-cell>
          <table:table-cell table:style-name="Table3.B1" office:value-type="string">
            <text:p text:style-name="P224">Prórroga:</text:p>
          </table:table-cell>
          <table:table-cell table:style-name="Table3.B1" office:value-type="string">
            <text:p text:style-name="P224">Encargo de ejecución:</text:p>
          </table:table-cell>
          <table:table-cell table:style-name="Table3.F1" office:value-type="string">
            <text:p text:style-name="P225">Convenios o acuerdos de colaboración</text:p>
          </table:table-cell>
        </table:table-row>
        <table:table-row table:style-name="Table3.1">
          <table:table-cell table:style-name="Table3.A1" office:value-type="string">
            <text:p text:style-name="P226">MJ</text:p>
            <text:p text:style-name="P227">PPT</text:p>
            <text:p text:style-name="P227">PCAP<text:note text:id="ftn1" text:note-class="footnote"><text:note-citation>1</text:note-citation><text:note-body><text:p text:style-name="P120">En virtud del artículo 191 del TRLCSP, los poderes adjudicadores que no tengan la condic<text:span text:style-name="T263">i</text:span>ción de Administraciones Públicas pueden sustituir el PCAP por unas intrucciones que garanticen que el contrato es adjudicado a quien presente la oferta económicamente más ventajosa, y se cumplan los principios de <text:s/>publicidad, concurrencia, transparencia, confidencialidad, igualdad y no discriminación, instrucciones a las que se les debe dar publicidad. Lo habitual es que las Entidades Instrumentales recojan estas instrucciones en el propio Pliego de Prescripciones Técnicas.</text:p></text:note-body></text:note></text:p>
            <text:p text:style-name="P228"/>
          </table:table-cell>
          <table:table-cell table:style-name="Table3.B1" office:value-type="string">
            <text:p text:style-name="P226">MJ</text:p>
            <text:p text:style-name="P227">PPT <text:span text:style-name="T207">(si altera el objeto del contrato)</text:span></text:p>
            <text:p text:style-name="P227"/>
          </table:table-cell>
          <table:table-cell table:style-name="Table3.B1" office:value-type="string">
            <text:p text:style-name="P226">MJ</text:p>
          </table:table-cell>
          <table:table-cell table:style-name="Table3.B1" office:value-type="string">
            <text:p text:style-name="P226">MJ</text:p>
          </table:table-cell>
          <table:table-cell table:style-name="Table3.B1" office:value-type="string">
            <text:p text:style-name="P226">MJ</text:p>
            <text:p text:style-name="P226"><text:span text:style-name="T206">Informe propuesta, proyecto de resolución o documento equivalente:</text:span> </text:p>
          </table:table-cell>
          <table:table-cell table:style-name="Table3.F1" office:value-type="string">
            <text:p text:style-name="P229">MJ</text:p>
            <text:p text:style-name="P229">Propuesta de convenio o acuerdo</text:p>
          </table:table-cell>
        </table:table-row>
      </table:table>
      <text:h text:style-name="P343" text:outline-level="10" text:is-list-header="true"/>
      <text:p text:style-name="P253">Es importante destacar que en los contratos no sujetos a regulación armonizada impulsados por las Entidades Instrumentales no se exigirá la aportación del Pliego de Clausulas Administrativas. No obstante, en estos casos habrá que comprobar que en la MJ o en el PPT de los pliegos se incluyen una serie de instrucciones que garanticen que el contrato es adjudicado a quien presente la oferta económicamente más ventajosa.</text:p>
      <text:p text:style-name="P252"/>
      <text:p text:style-name="P252"><text:span text:style-name="T209">Además, e</text:span><text:span text:style-name="T208">n todos los documentos se deberá expresar el cargo o puesto de trabajo de la persona firmante, siendo motivo de subsanación la ausencia de dicha información.</text:span></text:p>
      <text:p text:style-name="P46"/>
      <text:h text:style-name="P410" text:outline-level="10" text:is-list-header="true">Si la documentación que acompaña a la solicitud no cumple los requisitos de revisión formal indicados, la solicitud deberá ser puesta en subsanación.</text:h>
      <text:h text:style-name="P401" text:outline-level="10" text:is-list-header="true"/>
      <text:h text:style-name="P380" text:outline-level="1"><text:bookmark-start text:name="__RefHeading__23989_946241388"/><text:s/>Revisiones de carácter técnico.<text:bookmark-end text:name="__RefHeading__23989_946241388"/></text:h>
      <text:p text:style-name="P316"/>
      <text:p text:style-name="P82">La DGPD <text:span text:style-name="T197">ostenta</text:span>, entre sus <text:span text:style-name="T199">funciones</text:span>, las <text:span text:style-name="T196">siguientes (art. 3 de la Orden de 23 de Octubre de 2012, por la que se desarrollan determinados aspectos de la política informática de la Junta de Andalucía):</text:span></text:p>
      <text:p text:style-name="P82"/>
      <text:list xml:id="list8878827693313386305" text:style-name="L6">
        <text:list-item>
          <text:p text:style-name="P344">Dirección, impulso y gestión de la Política Informática de la Junta de Andalucía.</text:p>
        </text:list-item>
        <text:list-item>
          <text:p text:style-name="P354"><text:span text:style-name="T22">D</text:span><text:span text:style-name="T23">efinición de los </text:span><text:span text:style-name="T58">bienes informáticos físicos y lógicos de uso corporativo</text:span><text:span text:style-name="T23">.</text:span></text:p>
        </text:list-item>
        <text:list-item>
          <text:p text:style-name="P354"><text:span text:style-name="T22">Propuesta, impulso, dirección, desarrollo y gestión de los </text:span><text:span text:style-name="T57">sistemas e infraestructuras informáticas comune</text:span><text:span text:style-name="T61">s</text:span><text:span text:style-name="T57"><text:note text:id="ftn2" text:note-class="footnote"><text:note-citation>2</text:note-citation><text:note-body><text:p text:style-name="P123">Tienen la consideración de infraestructuras informáticas comunes de la Junta de Andalucía <text:span text:style-name="T200">el registro telemático único, la plataforma de firma electrónica, <text:s/>la plataforma de presentación telemática de declaraciones o autoliquidaciones de carácter tributario. </text:span></text:p></text:note-body></text:note></text:span><text:span text:style-name="T22"> de la Administración Pública de la Junta de Andalucía y de sus entidades instrumentales, con especial referencia a la implantación del modelo de trazabilidad integrada de Administración Electrónica. </text:span></text:p>
        </text:list-item>
        <text:list-item>
          <text:p text:style-name="P354"><text:span text:style-name="T22">Dirección, administración y gestión integral de los </text:span><text:span text:style-name="T57">Sistemas Corporativos GIRO, ERIS-G3, JUPITER, SIRHUS, SUR</text:span><text:span text:style-name="T22"> y aquellos sistemas que adquieran dicha condición</text:span><text:span text:style-name="T22"><text:note text:id="ftn3" text:note-class="footnote"><text:note-citation>3</text:note-citation><text:note-body><text:p text:style-name="P122">Además de los sistemas citados explícitamente en la Orden, en la Junta de Andalucía tienen la condición de corporativos el correo electrónico y el directorio LDAP <text:span text:style-name="T85">del</text:span> correo, <text:span text:style-name="T200">los contratos corporativos de Oracle, Microsoft, soporte de microinformática, servidores medios y departamentales (con alcances variables en función del grado de incorporación de las Entidades Instrumentales).</text:span></text:p></text:note-body></text:note></text:span><text:span text:style-name="T22">.</text:span></text:p>
        </text:list-item>
        <text:list-item>
          <text:p text:style-name="P355"><text:span text:style-name="T24">La </text:span><text:span text:style-name="T59">gestión del mantenimiento</text:span><text:span text:style-name="T24"> de los equipos informáticos de la Junta de Andalucía, en el marco estratégico, corporativo y financiero que se defina en su caso.</text:span></text:p>
        </text:list-item>
        <text:list-item>
          <text:p text:style-name="P356"><text:span text:style-name="T11">El asesoramiento de los órganos competentes en materia de formación, así como la </text:span><text:span text:style-name="T54">planificación y ejecución de la formación en materia TIC</text:span><text:span text:style-name="T11"> de forma coordinada con los referidos órganos.</text:span></text:p>
        </text:list-item>
        <text:list-item>
          <text:p text:style-name="P356"><text:soft-page-break/><text:span text:style-name="T11">El establecimiento de cuantas </text:span><text:span text:style-name="T54">normas tecnológicas</text:span><text:span text:style-name="T11"> sean necesarias para </text:span><text:span text:style-name="T54">mejorar la eficacia y eficiencia del uso de las TIC</text:span><text:span text:style-name="T11"> en la Junta de Andalucía, así como para determinar el </text:span><text:span text:style-name="T54">conjunto de las infraestructuras TIC</text:span><text:span text:style-name="T11"> (sistemas de información, tecnologías, marcos de programación, librerías de software, entre otras) </text:span><text:span text:style-name="T54">que tendrán la consideración de estándares</text:span><text:span text:style-name="T11"> en el ámbito de la Junta de Andalucía. Así mismo, le corresponde velar por el establecimiento efectivo de las normas tecnológicas establecidas en el párrafo anterior.</text:span></text:p>
        </text:list-item>
      </text:list>
      <text:p text:style-name="P204"/>
      <text:p text:style-name="P83">Estas competencias facultan a la DGPD no solo para declarar el <text:span text:style-name="T128">uso corporativo </text:span>de determinados sistemas de información <text:span text:style-name="T202">o de bienes de carácter general, </text:span>y para definir <text:span text:style-name="T128">infraestructuras informáticas de uso común</text:span>, sino también <text:s/>para establecer <text:span text:style-name="T128">directrices</text:span>, <text:span text:style-name="T128">especificaciones técnicas y metodológicas de obligado cumplimiento</text:span>, <text:span text:style-name="T198">o incluso recomendaciones,</text:span> en el <text:span text:style-name="T197">funcionamiento de la actividad TIC de la Junta de Andalucía. Dentro del desarrollo de estas compentencias que hace la Orden de 23 de Octubre de 2012, cabe mencionar las funciones de “</text:span><text:span text:style-name="T135">...especificación de características técnicas básicas de los bienes y servicios informáticos que deberán regir la elaboración de pliegos de prescripciones técnicas</text:span><text:span text:style-name="T197">” (art. 3.c de la Orden de 23 de Octubre), pues habilita a la DGPD para establecer clausulas tipo o cualquier otra especificación técnica de carácter obligado en los contratos TIC. </text:span></text:p>
      <text:p text:style-name="P202"/>
      <text:p text:style-name="P87">El objetivo último es el de homogeneizar y normalizar la actividad TIC, reduciendo la dispersión, fomentando la especialización y consiguiendo economías de escala. Para la consecución de estos objetivos durante la instrucción de las solicitudes de informe vinculante se aplicarán las siguientes revisiones, sin perjuicio de que desde los responsables de las diferentes áreas temáticas identificadas en el seno de la DGPD se puedan establecer revisiones adicionales.</text:p>
      <text:p text:style-name="P83"/>
      <text:p text:style-name="P86"/>
      <text:h text:style-name="Heading_20_2" text:outline-level="2"><text:bookmark-start text:name="__RefHeading__6215_1630940624"/>Revisiones para <text:span text:style-name="T230">garantizar la correcta definición y caracterización del objeto del contrato.</text:span><text:bookmark-end text:name="__RefHeading__6215_1630940624"/></text:h>
      <text:p text:style-name="Párrafo_20_Nivel_20_2"/>
      <text:p text:style-name="P276"><text:span text:style-name="T38">Parece claro que la primera categoría de </text:span><text:span text:style-name="T39">revisiones a aplicar, para poder entender qué se está contratando, y si es conforme a las directrices de la política informática de la Junta de Andalucía, debe ser la de revisiones relacionadas con la </text:span><text:span text:style-name="T66">correcta definición y caracterización del objeto del contrato</text:span><text:span text:style-name="T39">. Ya el TRLCSP, en su artículo 22.1, establece que “...</text:span><text:span text:style-name="T2">la naturaleza y extensión de las necesidades que pretenden cubrirse mediante el contrato proyectado, así como la idoneidad de su objeto y contenido para satisfacerlas, deben ser determinadas con precisión, dejando constancia de ello en la documentación preparatoria...</text:span>”. <text:span text:style-name="T39">En este sentido, los técnicos de la DGPD encargados de la instrucción del expediente deberán revisar si el objeto del contrato aparece claramente definido, y si se enumeran de forma explícita y precisa los bienes y/o servicios de carácter TIC que constituyen el objeto de la contratación.</text:span></text:p>
      <text:p text:style-name="P265"/>
      <text:p text:style-name="P290"><text:soft-page-break/><text:span text:style-name="T39">No obstante, es necesario precisar que el informe preceptivo y vinculante que emite la DGPD solo afecta a los bienes y servicios de carácter TIC, mientras que el objeto de un contrato administrativo puede afectar a bienes o servicios excluidos de esta categoría. Por este motivo, en la documentación que forma parte del expediente </text:span><text:span text:style-name="T66">se debe desglosar </text:span><text:span text:style-name="T67">y describir</text:span><text:span text:style-name="T66"> de forma precisa </text:span><text:span text:style-name="T67">las diferentes partidas</text:span><text:span text:style-name="T66"> de los trabajos a realizar.</text:span><text:span text:style-name="T39"> </text:span></text:p>
      <text:p text:style-name="P266"/>
      <text:p text:style-name="P290"><text:span text:style-name="T40">D</text:span><text:span text:style-name="T39">e igual forma se debe hacer en la </text:span><text:span text:style-name="T66">justificación del presupuesto de ejecución material </text:span><text:span text:style-name="T39">de los trabajos, que conforme indica el TRLCSP (artículo 87.2) deberá formularse en términos de precios unitarios o en términos de precios aplicables a tanto alzado. Con independencia de que los presupuestos se formulen de un modo o de otro, </text:span><text:span text:style-name="T40">es necesario para la correcta caracterización del objeto del contrato que aparezcan desglosados, más aun si tenemos en cuenta que el alcance de la DGPD se restringe a un ámbito (las TIC), que puede coincidir o no con la totalidad del objeto del contrato. </text:span><text:span text:style-name="T41">Además, en el formulario de solicitud de informe del sistema INFOCOR, el valor que se deberá consignar será el </text:span><text:span text:style-name="T68">precio cierto de la suma de partidas TIC</text:span><text:span text:style-name="T41"> que forman parte del objeto del contrato. Puesto que las eventuales y posibles prórrogas o modificaciones del contrato requieren a su vez de un informe independiente, no hay que incluir en el importe de INFOCOR la cuantía de los modificados. De igual forma, puesto que lo que la DGPD informa son los bienes o servicios de carácter TIC, para la emisión del informe no interesan los valores del resto de partidas del contrato que conforman su presupuesto de ejecución material.</text:span></text:p>
      <text:p text:style-name="P267"/>
      <text:p text:style-name="P291"><text:span text:style-name="T41">S</text:span><text:span text:style-name="T11">i el expediente de contratación a informar se corresponde con </text:span><text:span text:style-name="T42">un </text:span><text:span text:style-name="T69">contrato derivado</text:span><text:span text:style-name="T42">, como </text:span><text:span text:style-name="T11">una prórroga, un modificado, o un contrato celebrado por una entidad instrumental en el marco de una encomienda de gestión celebrada con una Administración Pública, para que el técnico encargado de la revisión pueda caracterizar con precisión el objeto del contrato es necesario además que se facilite la información sobre el contrato o encomienda al que se hace referencia.</text:span></text:p>
      <text:p text:style-name="P265"/>
      <text:p text:style-name="P292"><text:span text:style-name="T39">E</text:span><text:span text:style-name="T11">n función de lo anteriormente expuesto, las revisiones en relación con la definición y caracterización del objeto del contrato a aplicar por los técnicos de la DGPD son las siguientes:</text:span></text:p>
      <text:p text:style-name="P284"/>
      <text:p text:style-name="P230"/>
      <table:table table:name="Table5" table:style-name="Table5">
        <table:table-column table:style-name="Table5.A"/>
        <table:table-column table:style-name="Table5.B"/>
        <table:table-row table:style-name="Table5.1">
          <table:table-cell table:style-name="Table5.A1" office:value-type="string">
            <text:p text:style-name="P147">¿El objeto del contrato aparece claramente definido? ¿Se enumeran de forma explicita los bienes y/o servicios que forman parte del objeto de la contratación? ¿Se desarrolla de forma clara su contenido? </text:p>
          </table:table-cell>
          <table:table-cell table:style-name="Table5.B1" office:value-type="string">
            <text:p text:style-name="P189">SI | NO</text:p>
          </table:table-cell>
        </table:table-row>
        <table:table-row table:style-name="Table5.1">
          <table:table-cell table:style-name="Table5.A2" office:value-type="string">
            <text:p text:style-name="P148">¿El presupuesto TIC coincide con el presupuesto de licitación? En caso negativo ¿se consigna correctamente en el formulario de solicitud de INFOCOR? ¿En la justificación de precios de la MJ, se distingue claramente el valor de las partidas TIC? </text:p>
            <text:p text:style-name="P188"/>
          </table:table-cell>
          <table:table-cell table:style-name="Table5.B2" office:value-type="string">
            <text:p text:style-name="P189">SI | NO</text:p>
          </table:table-cell>
        </table:table-row>
        <text:soft-page-break/>
        <table:table-row table:style-name="Table5.1">
          <table:table-cell table:style-name="Table5.A2" office:value-type="string">
            <text:p text:style-name="P148">En la MJ y en el PPT ¿el presupuesto de licitación aparece justificado, en base al desglose de precios unitarios y número de unidades, o bien mediante tanto alzado?<text:note text:id="ftn4" text:note-class="footnote"><text:note-citation>4</text:note-citation><text:note-body><text:p text:style-name="P125">Este es un principio básico de la Ley de Contratos, que aparece recogido en el artículo 87.2 del Texto Refundido: “2. El precio del contrato podrá formularse tanto en términos de precios unitarios referidos a los distintos componentes de la prestación o a las unidades de la misma que se entreguen o ejecuten, como en términos de precios aplicables a tanto alzado a la totalidad o a parte de las prestaciones del contrato....”</text:p></text:note-body></text:note> <text:span text:style-name="T231">¿Existe por tanto una estimación económica del coste de cada una de las partidas de bienes y/o servicios que constituyen el objeto del contrato?</text:span></text:p>
            <text:p text:style-name="P149"/>
          </table:table-cell>
          <table:table-cell table:style-name="Table5.B2" office:value-type="string">
            <text:p text:style-name="P189">SI | NO</text:p>
          </table:table-cell>
        </table:table-row>
        <table:table-row table:style-name="Table5.1">
          <table:table-cell table:style-name="Table5.A2" office:value-type="string">
            <text:p text:style-name="P150">¿El alcance del contrato está explícitamente acotado?</text:p>
          </table:table-cell>
          <table:table-cell table:style-name="Table5.B2" office:value-type="string">
            <text:p text:style-name="P189">SI | NO</text:p>
          </table:table-cell>
        </table:table-row>
        <table:table-row table:style-name="Table5.1">
          <table:table-cell table:style-name="Table5.A5" table:number-columns-spanned="2" office:value-type="string">
            <text:p text:style-name="P150"><text:span text:style-name="T232"><text:s text:c="2"/>Explicar mediante un breve párrafo cual es el objeto de la contratación.</text:span> </text:p>
          </table:table-cell>
          <table:covered-table-cell/>
        </table:table-row>
        <table:table-row table:style-name="Table5.1">
          <table:table-cell table:style-name="Table5.A5" table:number-columns-spanned="2" office:value-type="string">
            <text:p text:style-name="P151"/>
            <text:p text:style-name="P353"><text:span text:style-name="T233"><text:s text:c="6"/>&lt;&lt;&lt;&lt;&lt;&lt;</text:span>Introducir aquí un breve resumen del objeto del contrato<text:span text:style-name="T233">&gt;&gt;&gt;&gt;&gt;&gt;&gt;&gt; para procedimientos negociado y abierto&gt;&gt;</text:span></text:p>
            <text:p text:style-name="P151"/>
            <text:p text:style-name="P151"/>
            <text:p text:style-name="P151"/>
            <text:p text:style-name="P151"/>
          </table:table-cell>
          <table:covered-table-cell/>
        </table:table-row>
        <table:table-row table:style-name="Table5.1">
          <table:table-cell table:style-name="Table5.A2" office:value-type="string">
            <text:p text:style-name="P152">¿ En los pliegos se expresa con detalle el entorno tecnológico en el que se van a realizar los trabajos, en particular en materia de bases de datos, servidores de aplicaciones y utilización, en su caso, de sistemas de gestión documental?</text:p>
          </table:table-cell>
          <table:table-cell table:style-name="Table5.B2" office:value-type="string">
            <text:p text:style-name="P189">SI | NO</text:p>
          </table:table-cell>
        </table:table-row>
      </table:table>
      <text:p text:style-name="P231"/>
      <table:table table:name="Table4" table:style-name="Table4">
        <table:table-column table:style-name="Table4.A"/>
        <table:table-column table:style-name="Table4.B"/>
        <table:table-row table:style-name="Table4.1">
          <table:table-cell table:style-name="Table4.A1" table:number-columns-spanned="2" office:value-type="string">
            <text:p text:style-name="P191">EN CASO DE CONTRATOS DERIVADOS</text:p>
          </table:table-cell>
          <table:covered-table-cell/>
        </table:table-row>
        <table:table-row table:style-name="Table4.1">
          <table:table-cell table:style-name="Table4.A2" office:value-type="string">
            <text:p text:style-name="P153">¿El informe vinculante se refiere a una prórroga, contrato de entidad instrumental para satisfacer una encomienda, o a un modificado?</text:p>
          </table:table-cell>
          <table:table-cell table:style-name="Table4.B2" office:value-type="string">
            <text:p text:style-name="P189">SI | NO</text:p>
          </table:table-cell>
        </table:table-row>
        <table:table-row table:style-name="Table4.1">
          <table:table-cell table:style-name="Table4.A2" office:value-type="string">
            <text:p text:style-name="P153">En la Memoria Justificativa se incluye explícitamente esta información:</text:p>
            <text:list xml:id="list2418006131038010616" text:style-name="L7">
              <text:list-item>
                <text:p text:style-name="P349">Denominación del contrato original </text:p>
              </text:list-item>
              <text:list-item>
                <text:p text:style-name="P349">Importe de licitación, importe de adjudicación y empresa adjudicataria</text:p>
              </text:list-item>
              <text:list-item>
                <text:p text:style-name="P349">Fecha de vigencia de dicho contrato </text:p>
              </text:list-item>
              <text:list-item>
                <text:p text:style-name="P349">Número de expediente INFOCOR del contrato original</text:p>
              </text:list-item>
            </text:list>
          </table:table-cell>
          <table:table-cell table:style-name="Table4.B2" office:value-type="string">
            <text:p text:style-name="P189">SI | NO</text:p>
          </table:table-cell>
        </table:table-row>
      </table:table>
      <text:p text:style-name="P218"/>
      <text:h text:style-name="Heading_20_2" text:outline-level="2"><text:bookmark-start text:name="__RefHeading__23991_946241388"/>Revisiones para <text:span text:style-name="T160">promover</text:span> la máxima concurrencia.<text:bookmark-end text:name="__RefHeading__23991_946241388"/></text:h>
      <text:p text:style-name="Párrafo_20_Nivel_20_3"/>
      <text:p text:style-name="P286"><text:span text:style-name="T22">Una medida de la Política Informática de la Junta de Andalucía </text:span><text:span text:style-name="T29">debe ser</text:span><text:span text:style-name="T22"> la de promover la concurrencia en las contrataciones de bienes y / o servicios TIC celebradas por la Junta de Andalucía y sus entidades instrumentales. Éste es un </text:span><text:span text:style-name="T57">principio básico, cuyo cumplimiento pretende garantizar el Texto Refundido de la Ley de Contratos del Sector Público</text:span><text:span text:style-name="T22"> (Real Decreto Legislativo 3/2011, de 14 de noviembre, por el que se aprueba el texto refundido de la Ley de Contratos del Sector Público, en adelante TRLCSP), como indica su artículo 1: “</text:span><text:span text:style-name="T6">La presente Ley tiene por objeto regular la contratación del sector público, a fin de garantizar que la misma se ajusta a los principios de libertad de acceso a las licitaciones, publicidad y transparencia de los procedimientos, y no discriminación e igualdad de trato entre los candidatos, y de asegurar, en conexión con el objetivo de estabilidad presupuestaria y control del gasto, una eficiente utilización de los fondos destinados a ....</text:span><text:span text:style-name="T22">”.</text:span></text:p>
      <text:p text:style-name="P261"/>
      <text:p text:style-name="P261">A lo largo del resto del art<text:span text:style-name="T263">i</text:span>culado del TRLCSP, se establecen una serie de normas orientadas justamente a maximizar dicha concurrencia, como por <text:soft-page-break/>ejemplo el artículo 117.2, que establece que “<text:span text:style-name="T146">...las prescripciones técnicas deberán permitir el acceso en condiciones de igualdad de los licitadores, sin que puedan tener por efecto la creación de obstáculos injustificados a la apertura de los contratos públicos a la competencia.</text:span>” , o el artículo 138.2, que indica que “<text:span text:style-name="T146">La adjudicación se realizará, ordinariamente, utilizando el procedimiento abierto o el procedimiento restringido...</text:span>”, limitando la utilización del procedimiento negociado de adjudicación a los supuestos contemplados en los artículos 170 a 175, y la del procedimiento restringido a <text:s/>los casos previstos en el artículo 180.</text:p>
      <text:p text:style-name="P261"/>
      <text:p text:style-name="P261">Además de un principio básico del TRLCSP, la máxima concurrencia en las licitaciones puede ser un <text:span text:style-name="T128">instrumento valioso para la consecución de los objetivos de la política informática de la Junta de Andalucía</text:span>, puesto que permite estimular la competencia entre las empresas que participen en los procedimientos de licitación, conseguiéndose mejoras en la calidad de los bienes adquiridos o de los servicios contratados, y una más eficiente utilización de los <text:s/>fondos destinados a ellos, en un escenario de fuertes restricciones presupuestarias como el actual.</text:p>
      <text:p text:style-name="P261"/>
      <text:p text:style-name="P84"/>
      <text:h text:style-name="Heading_20_3" text:outline-level="3"><text:bookmark-start text:name="__RefHeading__24224_946241388"/>Revisiones <text:span text:style-name="T220">en relación con la justificación de la unicidad del fabricante o proveedor de servicios.</text:span><text:bookmark-end text:name="__RefHeading__24224_946241388"/></text:h>
      <text:p text:style-name="P261"/>
      <text:p text:style-name="P287"><text:span text:style-name="T30">Un caso particular de contratación pública en el que se restringe la concurrencia es el motivado por la unicidad del fabricante. Regulado por el artículo 117.8 del TRLCSP: </text:span><text:span text:style-name="T53">“</text:span><text:span text:style-name="T9">Salvo que lo justifique el objeto del contrato, las especificaciones técnicas no podrán mencionar una fabricación o una procedencia determinada o un procedimiento concreto, ni hacer referencia a una marca, a una patente o a un tipo, a un origen o a una producción determinados con la finalidad de favorecer o descartar ciertas empresas o ciertos productos. Tal mención o referencia se autorizará, con carácter excepcional, en el caso en que no sea posible hacer una descripción lo bastante precisa e inteligible del objeto del contrato en aplicación de los apartados 3 y 4 de este artículo y deberá ir acompañada de la mención «o equivalente».</text:span><text:span text:style-name="T53">”</text:span></text:p>
      <text:p text:style-name="P281"/>
      <text:p text:style-name="P280"/>
      <text:p text:style-name="P257">Por tanto, durante la instrucción de los procedimientos de emisión de informe vinculante, y en relación a este tema, y con el objetivo de promover la concur<text:span text:style-name="T258">r</text:span>encia, es necesario revisar:</text:p>
      <text:list xml:id="list7073699796363407593" text:style-name="L8">
        <text:list-item>
          <text:p text:style-name="P387">Si las especificaciones técnicas del contrato utilizan nombres de marcas.</text:p>
        </text:list-item>
        <text:list-item>
          <text:p text:style-name="P387">En caso de que así sea:</text:p>
          <text:list>
            <text:list-item>
              <text:p text:style-name="P387">Si está justificado por el objeto del contrato. Esta justificación debe motivarse técnicamente y de forma precisa.</text:p>
            </text:list-item>
            <text:list-item>
              <text:p text:style-name="P387">O bien, la descripción de los bienes o servicios contratados no pueda ser realizada de forma precisa sin hacer mención a la marca. En este caso, es cuando hay que exigir el uso de la coletilla “ o <text:soft-page-break/>equivalente “ junto con el nombre de la marca (esto no será necesario cuando el objeto del contrato lo justifique).</text:p>
            </text:list-item>
          </text:list>
        </text:list-item>
      </text:list>
      <text:p text:style-name="P280"/>
      <text:p text:style-name="P257"/>
      <text:p text:style-name="P258">En el caso de que la justificación para la adopción de una marca, modelo o servicio concreto se base en que así lo requiere el objeto del contrato, el técnico encargado de la revisión tendrá que <text:span text:style-name="T128">aplicar un juicio de valor</text:span>. No obstante, la legislación vigente en materia de contratación introduce casos mas tasados. Así, <text:span text:style-name="T224">el Reglamento General de la Ley de Contratos (Real Decreto 1098/2001, todavía en vigor), exhime de la prohibición de usar nombres de marcas o modelos, o de usar el término “...o equivalente” (artículo 70), para la contratación de</text:span> ampliaciones de equipos para evitar la adquisición de productos incompatibles con los existentes: <text:s/>“<text:span text:style-name="T146">Excepción a la prohibición de indicar origen, producción, marcas patentes o tipos de bienes: <text:s/>se exceptúan de la prohibición contenida en el mismo los suministros de material para mantenimiento, repuesto o reemplazo de equipos ya existentes, o cuando la contratación implique soportar costes o dificultades técnicas desproporcionadas.</text:span>”</text:p>
      <text:p text:style-name="P257"/>
      <text:p text:style-name="P257">Por lo tanto, un tercer supuesto que hay que comprobar que sí permite la utilización <text:s/>de nombres de marcas es el de la adquisición de repuestos, reemplazos, etc. Se puede entender que <text:span text:style-name="T128">la renovación de licencias de software sería un caso particular de este tipo</text:span>: en la primera adquisición <text:s/>no se debe autorizar el empleo de nombres de marcas, pues restringe la concurrencia, a no ser que se justifique adecuadamente por el objeto del contrato, justificación que debe ser explícita y precisa, mientras que en las renovaciones no se exigiría este requisito.</text:p>
      <text:p text:style-name="P257"/>
      <text:p text:style-name="P260">No obstante, <text:span text:style-name="T264">sería recomendable que en los pliegos, además de aducir la existencia ya de un equipamiento físico o lógico, se justificase la necesidad de mantener dicho equipamiento, frente a la alternativa de realizar una nueva adquisición con una concurrencia mayor sin el empleo de marcas. Un ejemplo de la vida cotidiana sería el de comprar un motor nuevo para un automóvil ya amortizado, frente a la alternativa de adquirir un nuevo coche.</text:span></text:p>
      <text:p text:style-name="P259"/>
      <text:p text:style-name="P257"/>
      <text:p text:style-name="P257">De igual forma, también se puede admitir el empleo de nombres de marcas o productos bajo el último supuesto ( “ de lo contrario se soportarían costes elevados o dificultades técnicas desproporcionadas”), pero en este caso <text:span text:style-name="T128">se debe exigir que los pliegos expliquen adecuadamente dichos costes o dificultades técnicas</text:span>.</text:p>
      <text:p text:style-name="P280"/>
      <text:p text:style-name="P85"/>
      <text:p text:style-name="P102"/>
      <text:h text:style-name="P416" text:outline-level="3"><text:bookmark-start text:name="__RefHeading__6217_1630940624"/><text:span text:style-name="T221">Revisiones </text:span><text:span text:style-name="T222">en relación con la </text:span><text:span text:style-name="T223">proporcionalidad existente entre necesidades de la organización y objeto de la contratación.</text:span><text:bookmark-end text:name="__RefHeading__6217_1630940624"/></text:h>
      <text:p text:style-name="P280"/>
      <text:p text:style-name="P277"><text:span text:style-name="T72">Muy relacionado con el objetivo de promover la concurrencia y el de racionalizar el gasto TIC está el objetivo de </text:span><text:span text:style-name="T73">conseguir la proporcionalidad entre el objeto del contrato y las necesidades que se pretenden cubrir</text:span><text:span text:style-name="T72">. Tanto necesidades a cubrir como objeto del contrato son ámbitos de decisión que claramente recaen sobre los centros promotores de la contratación (el qué), pero la solución adoptada para conseguir estos fines (el cómo) presenta implicaciones íntimamente relacionadas con la política informática de la Junta de Andalucía. Revisando el histórico de las contrataciones TIC de la Junta de Andalucía informadas a través del sistema de información INFOCOR podemos encontrar numerosos ejemplos relacionados con este principio. Por ejemplo:</text:span></text:p>
      <text:list xml:id="list1656624006089815937" text:style-name="L9">
        <text:list-item>
          <text:p text:style-name="P388">Contratación de licencias de suite ofimáticas o de diseño gráfico existiendo alternativas libres de fuentes abiertas. Esta contratación no se puede justificar aduciendo la existencia de un parque ya existente de dicho producto, si trabajan con un formato de datos abierto (estándar de iure o de facto) con el que sean capaces de trabajar las alternativas libres. En cambio, sí se podría admitir como justificación la existencia de extensiones o macros, desarrolladas sobre el producto que se desea contratar. No obstante, en este caso, para justificar la proporcionalidad entre objeto del contrato y necesidades a cubrir los pliegos deberían indicar el número de usuarios que hacen uso de dichas extensiones o macros, <text:span text:style-name="T259">o el esfuerzo invertido en tales “desarrollos”, </text:span>para limitar el tamaño del suministro a éstos.</text:p>
        </text:list-item>
        <text:list-item>
          <text:p text:style-name="P415">Exigencia de requisitos de solvencia, <text:span text:style-name="T226">en cuanto a la </text:span><text:span text:style-name="T138">experiencia profesional de los componentes del equipo de trabajo</text:span><text:span text:style-name="T226">, por encima de los valores ordinarios incluidos en el modelo de informe tipo incluido como anexo al presente documento</text:span>. Nuevamente, desde la DGPD no se puede valorar que realmente la solvencia requerida esté por encima de las necesidades exigentes, pero sí se debe exigir que aparezca <text:span text:style-name="T227">explícitamente justificada</text:span> en los pliegos, puesto que estos requisitos especiales pueden suponer obstáculos para que concurran otros licitadores. </text:p>
        </text:list-item>
        <text:list-item>
          <text:p text:style-name="P391">Exigencia de requisitos de solvencia, en cuanto a la <text:span text:style-name="T128">posesión de determinadas certificaciones profesionales</text:span> por parte de los miembros del equipo de trabajo. Nuevamente, el criterio de revisión debe ser el de exigir su justificación explícita en los pliegos.</text:p>
          <text:p text:style-name="P393"/>
        </text:list-item>
        <text:list-item>
          <text:p text:style-name="P388">Etc.</text:p>
          <text:p text:style-name="P392"/>
        </text:list-item>
      </text:list>
      <text:p text:style-name="P261"/>
      <text:p text:style-name="P261"/>
      <text:p text:style-name="P261"/>
      <text:p text:style-name="P261"/>
      <text:p text:style-name="P261"/>
      <text:p text:style-name="P261"><text:soft-page-break/></text:p>
      <text:p text:style-name="P261"/>
      <text:p text:style-name="P282"><text:span text:style-name="T74">Por </text:span><text:span text:style-name="T75">lo anteriormente expuesto</text:span><text:span text:style-name="T74">, durante la fase de revisión de los expedientes de solicitud de informe vinculante en materia de política digital, se realizarán las siguientes comprobaciones.</text:span></text:p>
      <text:p text:style-name="P230"/>
      <table:table table:name="Table6" table:style-name="Table6">
        <table:table-column table:style-name="Table6.A"/>
        <table:table-column table:style-name="Table6.B"/>
        <table:table-row table:style-name="Table6.1">
          <table:table-cell table:style-name="Table6.A1" table:number-columns-spanned="2" office:value-type="string">
            <text:p text:style-name="P192">SOBRE LOS CRITERIOS DE SOLVENCIA<text:note text:id="ftn5" text:note-class="footnote"><text:note-citation>5</text:note-citation><text:note-body><text:p text:style-name="P126">La solvencia define los recursos y capacitación que debe garantizar una empresa para la correcta realización de los trabajos. Entendemos que en relación a la solvencia la DGPD debe buscar el equilibrio entre garantizar la máxima concurrencia (impidiendo que los requisitos de solvencia enmascaren condiciones imposibles de cumplir para todos los licitadores salvo para uno) y salvaguardar los intereses de la Junta en cuanto a la calidad de los trabajos que se vayan a realizar. </text:p></text:note-body></text:note></text:p>
          </table:table-cell>
          <table:covered-table-cell/>
        </table:table-row>
        <table:table-row table:style-name="Table6.1">
          <table:table-cell table:style-name="Table6.A2" office:value-type="string">
            <text:p text:style-name="P154">En los criterios de solvencia <text:span text:style-name="T128">¿se solicitan requisitos de experiencia excesivos, que puedan limitar la concurrencia de un modo injustificado?</text:span> Se considerará requisito de experiencia excesivo <text:span text:style-name="T234">todo aquel que exceda de los siguientes umbrales por perfil profesional:</text:span></text:p>
            <text:list xml:id="list8895894550117819063" text:style-name="L10">
              <text:list-item>
                <text:p text:style-name="P357"><text:span text:style-name="T78">J</text:span><text:span text:style-name="T76">efe de Proyecto / Consultor Estratégico / equivalente: &gt; 5 años</text:span></text:p>
              </text:list-item>
              <text:list-item>
                <text:p text:style-name="P350">Analista Funcional / Analista de Sistemas / equivalente &gt; 3 años</text:p>
              </text:list-item>
              <text:list-item>
                <text:p text:style-name="P350">Analista Programador / Técnico de Sistemas / equivalente &gt; 2 años</text:p>
              </text:list-item>
              <text:list-item>
                <text:p text:style-name="P350">Programador / Operador de Sistemas / equivalente &gt; 1 año</text:p>
                <text:p text:style-name="P350"/>
              </text:list-item>
            </text:list>
            <text:p text:style-name="P237"><text:span text:style-name="T79">Los perfiles</text:span><text:span text:style-name="T78"> </text:span><text:span text:style-name="T79">y sus </text:span><text:span text:style-name="T78">equivalencias </text:span><text:span text:style-name="T79">son los </text:span><text:span text:style-name="T78">definidos según el MRFI-C</text:span><text:span text:style-name="T78"><text:note text:id="ftn6" text:note-class="footnote"><text:note-citation>6</text:note-citation><text:note-body><text:p text:style-name="P127">MRFI-C. Modelo de Referencia de Funciones Informáticas para la Contratación. http://administracionelectronica.gob.es/pae_Home/dms/pae_Home/documentos/Biblioteca/pae_Publicaciones-propias/pae-Monografias-administracion-electronica/pae-Monografias-anteriores/1999_Guias-Silice_CSIcom/1999_Gu%C3%ADas%20Silice_CSIcom.pdf</text:p></text:note-body></text:note></text:span><text:span text:style-name="T78"> de las Guías SÍLICE de la AGE</text:span></text:p>
          </table:table-cell>
          <table:table-cell table:style-name="Table6.B2" office:value-type="string">
            <text:p text:style-name="P189">SI | NO</text:p>
          </table:table-cell>
        </table:table-row>
        <table:table-row table:style-name="Table6.1">
          <table:table-cell table:style-name="Table6.A2" office:value-type="string">
            <text:p text:style-name="P155">En el caso de que se exijan requisitos de experiencia que excedan los umbrales anteriormente expuestos <text:span text:style-name="T128">¿se justifica adecuadamente en los pliegos la fijación de estos requisitos, y qué características especiales tiene el proyecto que justifiquen los mismos?</text:span></text:p>
          </table:table-cell>
          <table:table-cell table:style-name="Table6.B2" office:value-type="string">
            <text:p text:style-name="P189">SI | NO</text:p>
          </table:table-cell>
        </table:table-row>
        <table:table-row table:style-name="Table6.1">
          <table:table-cell table:style-name="Table6.A2" office:value-type="string">
            <text:p text:style-name="P156">¿Se exigen requisitos de titulación para los distintos perfiles profesionales que forman parte del equipo de trabajo, que puedan limitar la concurrencia ? Se considerarán requisitos de titulación excesivos todos aquellos que excedan de los siguientes:</text:p>
            <text:p text:style-name="P156"/>
            <text:list xml:id="list145502154674638" text:continue-numbering="true" text:style-name="L10">
              <text:list-item>
                <text:p text:style-name="P357"><text:span text:style-name="T78">J</text:span><text:span text:style-name="T76">efe de Proyecto / Consultor Estratégico / equivalente: </text:span><text:span text:style-name="T80">&gt; Licenciado, Arquitecto o Ingeniero </text:span><text:span text:style-name="T76">o equivalente</text:span></text:p>
              </text:list-item>
              <text:list-item>
                <text:p text:style-name="P357"><text:span text:style-name="T76">Analista Funcional / Analista de Sistemas / equivalente &gt; </text:span><text:span text:style-name="T80">Diplomado, Arquitecto Técnico o Ingeniero Técnico </text:span><text:span text:style-name="T76">o equivalente</text:span></text:p>
              </text:list-item>
              <text:list-item>
                <text:p text:style-name="P357"><text:span text:style-name="T76">Analista Programador / Técnico de Sistemas / equivalente &gt; </text:span><text:span text:style-name="T80">FP.III o Técnico Superior </text:span><text:span text:style-name="T76">o equivalente</text:span></text:p>
              </text:list-item>
              <text:list-item>
                <text:p text:style-name="P350">Programador / Operador de Sistemas / equivalente &gt; FP.II, Bachillerato o equivalente</text:p>
              </text:list-item>
            </text:list>
          </table:table-cell>
          <table:table-cell table:style-name="Table6.B2" office:value-type="string">
            <text:p text:style-name="P189"/>
          </table:table-cell>
        </table:table-row>
        <table:table-row table:style-name="Table6.1">
          <table:table-cell table:style-name="Table6.A2" office:value-type="string">
            <text:p text:style-name="P157">Atendiendo también a los criterios de solvencia, <text:span text:style-name="T128">¿se solicita que el personal miembro del equipo de proyecto aporte certificaciones </text:span><text:span text:style-name="T139">profesionales</text:span><text:span text:style-name="T128"> de capacitación sobre una determinada metodología o técnica, </text:span><text:span text:style-name="T139">además de titulaciones académicas</text:span><text:span text:style-name="T128">?</text:span></text:p>
          </table:table-cell>
          <table:table-cell table:style-name="Table6.B2" office:value-type="string">
            <text:p text:style-name="P189">SI | NO</text:p>
          </table:table-cell>
        </table:table-row>
        <table:table-row table:style-name="Table6.1">
          <table:table-cell table:style-name="Table6.A2" office:value-type="string">
            <text:p text:style-name="P361">En caso de que la respuesta anterior sea afirmativa <text:span text:style-name="T128">¿se justifica en los pliegos la exigencia de estas certificaciones profesionales, por las características especiales del proyecto?</text:span> En el caso de que estas certificaciones sean emitidas por entidades privadas <text:span text:style-name="T128">¿existe una justificación en los pliegos?</text:span></text:p>
          </table:table-cell>
          <table:table-cell table:style-name="Table6.B2" office:value-type="string">
            <text:p text:style-name="P189">SI | NO</text:p>
          </table:table-cell>
        </table:table-row>
      </table:table>
      <text:p text:style-name="P230"/>
      <text:p text:style-name="P230"/>
      <text:p text:style-name="P230"/>
      <text:p text:style-name="P230"><text:soft-page-break/></text:p>
      <table:table table:name="Table7" table:style-name="Table7">
        <table:table-column table:style-name="Table7.A"/>
        <table:table-column table:style-name="Table7.B"/>
        <table:table-row table:style-name="Table7.1">
          <table:table-cell table:style-name="Table7.A1" table:number-columns-spanned="2" office:value-type="string">
            <text:p text:style-name="P192">SOBRE <text:span text:style-name="T235">EL PROCEDIMIENTO DE ADJUDICACIÓN Y LA UNICIDAD DE FABRICANTE</text:span></text:p>
          </table:table-cell>
          <table:covered-table-cell/>
        </table:table-row>
        <table:table-row table:style-name="Table7.1">
          <table:table-cell table:style-name="Table7.A2" office:value-type="string">
            <text:p text:style-name="P238"><text:span text:style-name="T78">E</text:span><text:span text:style-name="T76">n el caso de que el procedimiento de adjudicación sea el Procedimiento Negociado ¿Se justifica en los pliegos la adopción de este procedimiento, en base a algunos de los supuestos recogidos en los artículos 170 a 175 del TRLCSP?</text:span></text:p>
          </table:table-cell>
          <table:table-cell table:style-name="Table7.B2" office:value-type="string">
            <text:p text:style-name="P189">SI | NO</text:p>
          </table:table-cell>
        </table:table-row>
        <table:table-row table:style-name="Table7.1">
          <table:table-cell table:style-name="Table7.A2" office:value-type="string">
            <text:p text:style-name="P158">En el caso de que el supuesto bajo el que se adopte la fórmula del procedimiento negociado sea la del artículo 170.d “...por razones técnicas o artísticas o por motivos relacionados con la protección de derechos de exclusiva”. ¿Quedan acreditadas explícitamente estas razones técnicas o estos derechos de exclusiva en los pliegos? No es suficiente con declarar que existen estas circunstancias, <text:span text:style-name="T236">deben estar explicadas con precisión en los pliegos del expediente de contratación, o aportar certificados de exclusividad emitidos por parte del fabricante y ser inseparable éste o sus productos de la ejecución del contrato.</text:span></text:p>
          </table:table-cell>
          <table:table-cell table:style-name="Table7.B2" office:value-type="string">
            <text:p text:style-name="P189">SI | NO</text:p>
          </table:table-cell>
        </table:table-row>
      </table:table>
      <text:p text:style-name="P230"/>
      <table:table table:name="Table8" table:style-name="Table8">
        <table:table-column table:style-name="Table8.A"/>
        <table:table-column table:style-name="Table8.B"/>
        <table:table-row table:style-name="Table8.1">
          <table:table-cell table:style-name="Table8.A1" table:number-columns-spanned="2" office:value-type="string">
            <text:p text:style-name="P193">SOBRE EL USO DE MARCAS O MODELOS</text:p>
          </table:table-cell>
          <table:covered-table-cell/>
        </table:table-row>
        <table:table-row table:style-name="Table8.1">
          <table:table-cell table:style-name="Table8.A2" office:value-type="string">
            <text:p text:style-name="P160">¿Hacen referencias los pliegos a marcas, modelos, patentes, o procedimientos <text:span text:style-name="T259">exclusivos </text:span>concretos?</text:p>
          </table:table-cell>
          <table:table-cell table:style-name="Table8.B2" office:value-type="string">
            <text:p text:style-name="P189">SI | NO</text:p>
          </table:table-cell>
        </table:table-row>
        <table:table-row table:style-name="Table8.1">
          <table:table-cell table:style-name="Table8.A2" office:value-type="string">
            <text:p text:style-name="P159">En caso afirmativo ¿se justifica técnicamente y de forma precisa, de forma explícita en los pliegos, el uso de marcas o modelos, por la <text:span text:style-name="T128">naturaleza del objeto del contrato</text:span>?</text:p>
          </table:table-cell>
          <table:table-cell table:style-name="Table8.B2" office:value-type="string">
            <text:p text:style-name="P189">SI | NO</text:p>
          </table:table-cell>
        </table:table-row>
        <table:table-row table:style-name="Table8.1">
          <table:table-cell table:style-name="Table8.A2" office:value-type="string">
            <text:p text:style-name="P159">¿Se trata de la adquisición de un repuesto o pieza de un bien existente, o de una renovación de licencias de software ya contratadas, <text:span text:style-name="T237">en cuyo caso no es necesaria la justificación ni usar el término “o equivalente”</text:span>?</text:p>
          </table:table-cell>
          <table:table-cell table:style-name="Table8.B2" office:value-type="string">
            <text:p text:style-name="P189">SI | NO</text:p>
          </table:table-cell>
        </table:table-row>
        <table:table-row table:style-name="Table8.5">
          <table:table-cell table:style-name="Table8.A2" office:value-type="string">
            <text:p text:style-name="P159">¿Se soportarían costes elevados, o dificultades técnicas desproporcionadas, si no se hiciese uso de las marcas o modelos de los que se hace mención en los pliegos? Esta justificación debe aparecer explícitamente en los pliegos, y debe ser precisa y detallada, en relación a cuales serían estas dificultades</text:p>
          </table:table-cell>
          <table:table-cell table:style-name="Table8.B2" office:value-type="string">
            <text:p text:style-name="P189">SI | NO</text:p>
          </table:table-cell>
        </table:table-row>
        <table:table-row table:style-name="Table8.6">
          <table:table-cell table:style-name="Table8.A2" office:value-type="string">
            <text:p text:style-name="P159">En el caso de que no se justifique por el objeto del contrato ¿Se justifica porque si no se hace mención a la marca o modelo, no sea posible <text:span text:style-name="T238">describir con precisión la naturaleza del bien o servicio? En caso afirmativo ¿se incluye la coletilla “o equivalente”?</text:span></text:p>
          </table:table-cell>
          <table:table-cell table:style-name="Table8.B2" office:value-type="string">
            <text:p text:style-name="P189">SI | NO</text:p>
          </table:table-cell>
        </table:table-row>
      </table:table>
      <text:p text:style-name="P230"/>
      <text:p text:style-name="P210"/>
      <text:h text:style-name="P422" text:outline-level="2"><text:bookmark-start text:name="__RefHeading__23993_946241388"/>Revisiones para impulsar la reutilización.<text:bookmark-end text:name="__RefHeading__23993_946241388"/></text:h>
      <text:p text:style-name="P47"/>
      <text:p text:style-name="P261">Otro principio que debe regir la política informática de la Junta de Andalucía debe ser el de fomentar la reutilización de las aplicaciones y sistemas de información de los que posee los derechos de propiedad, con lo que se conseguiría el doble objetivo de hacer un uso más eficiente de los recursos, evitando gastos innecesarios, y el de reducir la dispersión tecnológica, homogeneizando los productos y tecnologías utilizados en el seno de la Junta de Andalucía para atender una necesidad concreta, y consiguiendo por tanto un mayor grado de especialización de su personal técnico, que podría focalizar su formación y capacitación en un menor abanico de alternativas tecnológicas.</text:p>
      <text:p text:style-name="P261"/>
      <text:p text:style-name="P261">Este principio aparece ya recogido en la legislación estatal y autónomica relacionada con la sociedad de la información y las TIC. Así, la Ley 11/2007, de 22 de junio, de acceso electrónico de los ciudadanos a los Servicios Públicos (en adelante LAECSP), dedica un capítulo entero, el III, a la “Reutilización de aplicaciones y transferencia de tecnologías”, y establece en su capítulo 45.1 que “<text:span text:style-name="T146">Las administraciones titulares de los derechos de </text:span><text:soft-page-break/><text:span text:style-name="T146">propiedad intelectual de aplicaciones, desarrolladas por sus servicios o cuyo desarrollo haya sido objeto de contratación, podrán ponerlas a disposición de cualquier Administración sin contraprestación y sin necesidad de convenio.</text:span>”</text:p>
      <text:p text:style-name="P261"/>
      <text:p text:style-name="P261">Previamente, la Junta de Andalucía ya había publicado la Orden de 21 de febrero de 2005, sobre disponibilidad pública de los programas informáticos de la Junta de Andalucía y sus Organismos Autónomos, por la que en virtud de su artículo 2 el software producido por el personal al servicio de la administración de la Junta de Andalucía o de sus Organismos Autónomos en el ejercicio de sus funciones o el elaborado a medida para ellos en virtud de cualquier modalidad de contrato tiene la consideración de software libre, admitiéndose excepciones siempre que existan causas suficientemente justificadas que impidan o desaconsejen tal circunstancia (artículo 5 de la citada Orden).</text:p>
      <text:p text:style-name="P261"/>
      <text:p text:style-name="P261">Para poder llevar a cabo esta política de fomento de la reutilización, <text:span text:style-name="T128">es indispensable disponer de un censo exhaustivo de los recursos software</text:span> de los que dispone la Junta de Andalucía, tanto de los que tiene la propiedad intelectual como de los que disfruta de una licencia de uso. La Orden de 23 de Octubre de 2012 por la que se desarrollan determinados aspectos de la política informática de la Junta de Andalucía <text:s/>establece en su artículo 10 <text:s/>que el Censo de Recursos Informáticos debe incluir todos los recursos, ya sean físicos (hardware) o inmateriales (software), con referencia suficiente a su denominación o identificación técnica, adscripción y condiciones de operatividad. La actividad de censar e inventariar los activos TIC de la Junta de Andalucía proviene de etapas anteriores de la política informática de la Junta, de tal forma que ya existían dos herramientas que pretendían cubrir esta función:</text:p>
      <text:list xml:id="list7941698153262043712" text:style-name="L11">
        <text:list-item>
          <text:p text:style-name="P389">El censo de recursos informáticos hardware de la Junta de Andalucía (CRIHJA).</text:p>
        </text:list-item>
        <text:list-item>
          <text:p text:style-name="P390">El Catálogo de Software.</text:p>
          <text:p text:style-name="P390"/>
          <text:p text:style-name="P411"><text:span text:style-name="T22">No obstante, el éxito alcanzado por ambos sistemas de información es desigual. Mientras que CRIHJA está en continua actualización, y contiene un censo que refleja bastante bien la realidad del parque hardware de la Junta, esto no sucede así con el Catálogo de Software, que ha quedado totalmente desactualizado, y que además no tiene información sobre licencias de uso. Posiblemente la razón sea que en el primer caso, el inventario y etiquetado</text:span><text:span text:style-name="T159"> </text:span><text:span text:style-name="T22">de un bien era requisito indispensable para acceder a los servicios de mantenimiento corporativos de microinformática, servidores medios y departamentales, mientras que en el segundo caso no existen incentivos claros para mantener actualizada esta información, que compensen el esfuerzo que supone la liberación del software.</text:span></text:p>
        </text:list-item>
      </text:list>
      <text:p text:style-name="P261"/>
      <text:p text:style-name="P261">Una primera medida para avanzar en la línea de caracterizar los recursos software de la Junta de Andalucía, que además estaría totalmente alineada con las directrices de política informática de fomentar la concurrencia e impulsar la reutilización, sería la de recabar información en los expedientes de solicitud de informe vinculante sobre si se va a desarrollar un nuevo <text:soft-page-break/>sistema de información, o se va a adquirir una nueva licencia de uso de software, y sobre si se acompañan de estudios sobre la posibilidad de reutilizar otros sistemas, o la existencia de productos alternativos distribuidos bajo licencias libres.</text:p>
      <text:p text:style-name="P261"/>
      <text:p text:style-name="P261">Además, en el caso de renovaciones de licencias de uso, acompañadas de la adquisición de nuevas licencias, se requeriría un análisis de coste / beneficio que justifique la ampliación del parque de licencias de un determinado producto frente a la alternativa de adquirir licencias de uso de otras alternativas más económicas. <text:s/>Para una organización como la Junta de Andalucía, su principal activo <text:span text:style-name="T260">TIC </text:span>son los datos, la información que reside en las bases de datos o ficheros generados por los aplicativos o sistemas con los que trabaja. Por este motivo, y como se desarrolla con posterioridad en el presente documento, y para salvaguardar los intereses de la propia organización, una directriz de la política informática de la Junta de Andalucía es la de que los sistemas y aplicativos con los que se trabajen empleen formatos abiertos y estandarizados.</text:p>
      <text:p text:style-name="P261"/>
      <text:p text:style-name="P261">Por este motivo, en el caso de los contratos de adquisición de licencias de uso de productos software, además de justificarse la ausencia de productos que ofrezcan la misma funcionalidad licenciados bajo un modelo de fuentes abiertas, o de los que la Junta ya posea sus derechos de propiedad intelectual, los pliegos deben recoger la obligatoriedad de que estos trabajen con formatos abiertos, avalados por una organización internacional de estandarización o por su uso extendido en la práctica.</text:p>
      <text:p text:style-name="P262"/>
      <text:p text:style-name="P261">Por todo lo anteriormente expuesto, las comprobaciones que se realizarán para impulsar la reutilización y un uso más eficiente de los recursos software son las siguientes:</text:p>
      <text:p text:style-name="P283"/>
      <text:p text:style-name="P230"/>
      <table:table table:name="Table9" table:style-name="Table9">
        <table:table-column table:style-name="Table9.A"/>
        <table:table-column table:style-name="Table9.B"/>
        <table:table-row table:style-name="Table9.1">
          <table:table-cell table:style-name="Table9.A1" table:number-columns-spanned="2" office:value-type="string">
            <text:p text:style-name="P194">EN RELACIÓN AL DESARROLLO DE NUEVOS SISTEMAS DE INFORMACIÓN</text:p>
          </table:table-cell>
          <table:covered-table-cell/>
        </table:table-row>
        <table:table-row table:style-name="Table9.1">
          <table:table-cell table:style-name="Table9.A2" office:value-type="string">
            <text:p text:style-name="P239"><text:span text:style-name="T76">¿Es objeto del presente contrato el desarrollo de un nuevo sistema de información </text:span><text:span text:style-name="T81">o aplicación informática</text:span><text:span text:style-name="T76">?</text:span></text:p>
          </table:table-cell>
          <table:table-cell table:style-name="Table9.B2" office:value-type="string">
            <text:p text:style-name="P189">SI | NO</text:p>
          </table:table-cell>
        </table:table-row>
        <table:table-row table:style-name="Table9.1">
          <table:table-cell table:style-name="Table9.A2" office:value-type="string">
            <text:p text:style-name="P161">Consignar el nombre del sistema de información o aplicativo:</text:p>
            <text:p text:style-name="P161"/>
            <text:p text:style-name="P162">&lt;&lt;&lt;&lt;&lt; <text:s text:c="10"/>&gt;&gt;&gt;&gt;&gt;&gt;&gt;&gt;&gt;&gt;</text:p>
            <text:p text:style-name="P161"/>
          </table:table-cell>
          <table:table-cell table:style-name="Table9.B2" office:value-type="string">
            <text:p text:style-name="P189"/>
          </table:table-cell>
        </table:table-row>
        <table:table-row table:style-name="Table9.1">
          <table:table-cell table:style-name="Table9.A2" office:value-type="string">
            <text:p text:style-name="P161"/>
            <text:p text:style-name="P161"><text:span text:style-name="T239">¿Incorporan los pliegos una justificación, basada en un estudio o análisis,</text:span> por el cual no resulta posible o adecuada la incorporación de las funcionalidades previstas para el nuevo sistema o aplicación, a uno ya existente en la Consejería o entidad?</text:p>
            <text:p text:style-name="P161"/>
          </table:table-cell>
          <table:table-cell table:style-name="Table9.B2" office:value-type="string">
            <text:p text:style-name="P189">SI | NO</text:p>
          </table:table-cell>
        </table:table-row>
        <table:table-row table:style-name="Table9.1">
          <table:table-cell table:style-name="Table9.A2" office:value-type="string">
            <text:p text:style-name="P161"/>
            <text:p text:style-name="P162">¿Incluyen los pliegos una justificación, basada en un estudio o análisis, sobre la imposibilidad de <text:span text:style-name="T240">reutilización de software propiedad de la Administración o bien disponible como software de fuentes abiertas</text:span>?</text:p>
          </table:table-cell>
          <table:table-cell table:style-name="Table9.B2" office:value-type="string">
            <text:p text:style-name="P189">SI | NO</text:p>
          </table:table-cell>
        </table:table-row>
        <table:table-row table:style-name="Table9.6">
          <table:table-cell table:style-name="Table9.A2" office:value-type="string">
            <text:p text:style-name="P162">¿Incluyen los pliegos la claúsula de liberación de software en el Repositorio y Catálogo de la Junta de Andalucía?</text:p>
          </table:table-cell>
          <table:table-cell table:style-name="Table9.B2" office:value-type="string">
            <text:p text:style-name="P189">SI | NO</text:p>
          </table:table-cell>
        </table:table-row>
      </table:table>
      <text:p text:style-name="P230"/>
      <text:p text:style-name="P230"/>
      <text:p text:style-name="P236"/>
      <text:p text:style-name="P230"/>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194">EN RELACIÓN AL <text:span text:style-name="T239">MANTENIMIENTO DE</text:span> SISTEMAS DE INFORMACIÓN <text:span text:style-name="T239">EXISTENTES</text:span></text:p>
          </table:table-cell>
          <table:covered-table-cell/>
        </table:table-row>
        <table:table-row table:style-name="Table10.1">
          <table:table-cell table:style-name="Table10.A2" office:value-type="string">
            <text:p text:style-name="P239"><text:span text:style-name="T76">¿Es objeto del presente contrato el </text:span><text:span text:style-name="T82">mantenimiento de un sistema de información o aplicativo ya existente</text:span><text:span text:style-name="T76">?</text:span></text:p>
          </table:table-cell>
          <table:table-cell table:style-name="Table10.B2" office:value-type="string">
            <text:p text:style-name="P189">SI | NO</text:p>
          </table:table-cell>
        </table:table-row>
        <table:table-row table:style-name="Table10.1">
          <table:table-cell table:style-name="Table10.A2" office:value-type="string">
            <text:p text:style-name="P144">¿Aparecen en los pliegos los datos de los expedientes de contratación anteriores en relación con dicho sistema de información, con independencia de la unidad organizativa desde la que se impulsaron? Si las contrataciones son anteriores al inicio del servicio de INFOCOR, se deberán facilitar los datos del contrato. Si no, bastará con los códigos INFOCOR derivados.</text:p>
          </table:table-cell>
          <table:table-cell table:style-name="Table10.B2" office:value-type="string">
            <text:p text:style-name="P189">SI | NO</text:p>
          </table:table-cell>
        </table:table-row>
        <table:table-row table:style-name="Table10.1">
          <table:table-cell table:style-name="Table10.A4" table:number-columns-spanned="2" office:value-type="string">
            <text:p text:style-name="P198">Consignar en este apartado <text:span text:style-name="T241">la relación de expedientes INFOCOR que han sido objeto de informe sobre el sistema de información a mantener</text:span></text:p>
          </table:table-cell>
          <table:covered-table-cell/>
        </table:table-row>
        <table:table-row table:style-name="Table10.1">
          <table:table-cell table:style-name="Table10.A4" table:number-columns-spanned="2" office:value-type="string">
            <text:p text:style-name="P144"/>
            <text:list xml:id="list5669383245573115604" text:style-name="L12">
              <text:list-item>
                <text:p text:style-name="P351">EXPEDIENTE 1</text:p>
              </text:list-item>
              <text:list-item>
                <text:p text:style-name="P351">EXPEDIENTE 2</text:p>
              </text:list-item>
              <text:list-item>
                <text:p text:style-name="P351">…..</text:p>
              </text:list-item>
              <text:list-item>
                <text:p text:style-name="P351">EXPEDIENTE N.</text:p>
              </text:list-item>
            </text:list>
            <text:p text:style-name="P144"/>
          </table:table-cell>
          <table:covered-table-cell/>
        </table:table-row>
        <table:table-row table:style-name="Table10.1">
          <table:table-cell table:style-name="Table10.A2" office:value-type="string">
            <text:p text:style-name="P144">El sistema que se desea mantener ¿está inventariado en el repositorio de software y en el catálogo de software de la Junta de Andalucía? </text:p>
          </table:table-cell>
          <table:table-cell table:style-name="Table10.B2" office:value-type="string">
            <text:p text:style-name="P189">SI | NO</text:p>
          </table:table-cell>
        </table:table-row>
        <table:table-row table:style-name="Table10.1">
          <table:table-cell table:style-name="Table10.A2" office:value-type="string">
            <text:p text:style-name="P144">En caso afirmativo ¿Cual es la fecha de la última actualización del mismo en el catálogo?</text:p>
          </table:table-cell>
          <table:table-cell table:style-name="Table10.B2" office:value-type="string">
            <text:p text:style-name="P189"/>
          </table:table-cell>
        </table:table-row>
        <table:table-row table:style-name="Table10.1">
          <table:table-cell table:style-name="Table10.A4" table:number-columns-spanned="2" office:value-type="string">
            <text:p text:style-name="P200">¿Cual es la URL de dicho aplicativo o sistema en el catálogo?</text:p>
            <text:p text:style-name="P189"/>
          </table:table-cell>
          <table:covered-table-cell/>
        </table:table-row>
        <table:table-row table:style-name="Table10.1">
          <table:table-cell table:style-name="Table10.A4" table:number-columns-spanned="2" office:value-type="string">
            <text:p text:style-name="P144"/>
            <text:p text:style-name="P163">&lt;&lt;&lt;URL del sistema de información en el catálogo de software&gt;&gt;&gt;&gt;&gt;&gt;</text:p>
            <text:p text:style-name="P144"/>
          </table:table-cell>
          <table:covered-table-cell/>
        </table:table-row>
        <table:table-row table:style-name="Table10.1">
          <table:table-cell table:style-name="Table10.A2" office:value-type="string">
            <text:p text:style-name="P144">En caso contrario, <text:s/>¿en los pliegos se indica <text:span text:style-name="T265">el motivo </text:span>de exención por <text:span text:style-name="T265">el</text:span> que el sistema que se desea mantener no ha sido publicado en catálogo y repositorio?</text:p>
          </table:table-cell>
          <table:table-cell table:style-name="Table10.B2" office:value-type="string">
            <text:p text:style-name="P189">SI | NO</text:p>
          </table:table-cell>
        </table:table-row>
        <table:table-row table:style-name="Table10.1">
          <table:table-cell table:style-name="Table10.A2" office:value-type="string">
            <text:p text:style-name="P144">En el caso de que el sistema de información esté exento de publicar su código fuente y documentación en el Repositorio ¿Se indica en los pliegos la existencia de algún medio técnico para que las empresas interesadas puedan estudiar el software cuyo mantenimiento se desea contratar? En caso de que no ¿está justificada esta falta de disponibilidad del código fuente para su estudio por parte de las empresas en los pliegos?</text:p>
          </table:table-cell>
          <table:table-cell table:style-name="Table10.B2" office:value-type="string">
            <text:p text:style-name="P189">SI | NO</text:p>
          </table:table-cell>
        </table:table-row>
        <table:table-row table:style-name="Table10.12">
          <table:table-cell table:style-name="Table10.A2" office:value-type="string">
            <text:p text:style-name="P162">¿Incluyen los pliegos la claúsula de liberación de software en el Repositorio y Catálogo de la Junta de Andalucía?</text:p>
          </table:table-cell>
          <table:table-cell table:style-name="Table10.B2" office:value-type="string">
            <text:p text:style-name="P189">SI | NO</text:p>
          </table:table-cell>
        </table:table-row>
      </table:table>
      <text:p text:style-name="P236"/>
      <text:p text:style-name="P230"/>
      <table:table table:name="Table11" table:style-name="Table11">
        <table:table-column table:style-name="Table11.A"/>
        <table:table-column table:style-name="Table11.B"/>
        <table:table-row table:style-name="Table11.1">
          <table:table-cell table:style-name="Table11.A1" table:number-columns-spanned="2" office:value-type="string">
            <text:p text:style-name="P195">SOBRE SUMINISTROS DE LICENCIAS</text:p>
          </table:table-cell>
          <table:covered-table-cell/>
        </table:table-row>
        <table:table-row table:style-name="Table11.1">
          <table:table-cell table:style-name="Table11.A2" table:number-columns-spanned="2" office:value-type="string">
            <text:p text:style-name="P201">Nuevas Adquisiciones</text:p>
          </table:table-cell>
          <table:covered-table-cell/>
        </table:table-row>
        <table:table-row table:style-name="Table11.1">
          <table:table-cell table:style-name="Table11.A3" office:value-type="string">
            <text:p text:style-name="P164">En relación con las revisiones del apartado “Sobre el uso de marcas y modelos”, ¿se justifica explícitamente en los pliegos la contratación de una licencia de uso nueva para un determinado producto software? Esta justificación debe incluir l<text:bookmark-start text:name="__DdeLink__6744_256814699"/>as funcionalidades que debe incluir dicho producto, por qué se ha elegido dicho producto y no otros productos que ofrezcan funcionalidades similares. <text:bookmark-end text:name="__DdeLink__6744_256814699"/></text:p>
          </table:table-cell>
          <table:table-cell table:style-name="Table11.B3" office:value-type="string">
            <text:p text:style-name="P189">SI | NO</text:p>
          </table:table-cell>
        </table:table-row>
        <table:table-row table:style-name="Table11.1">
          <table:table-cell table:style-name="Table11.A3" office:value-type="string">
            <text:p text:style-name="P165">En el caso de que la razón esgrimida sea la ausencia de soporte ¿queda acreditada de forma precisa en los pliegos esta circunstancia?</text:p>
          </table:table-cell>
          <table:table-cell table:style-name="Table11.B3" office:value-type="string">
            <text:p text:style-name="P189">SI | NO</text:p>
          </table:table-cell>
        </table:table-row>
        <table:table-row table:style-name="Table11.1">
          <table:table-cell table:style-name="Table11.A3" office:value-type="string">
            <text:p text:style-name="P164">¿Incluyen los pliegos una descripción sobre los formatos de datos con los que trabaja el producto contratado, y si estos son estándares abiertos o por el contrario formatos cerrados específicos de dicho producto?</text:p>
          </table:table-cell>
          <table:table-cell table:style-name="Table11.B3" office:value-type="string">
            <text:p text:style-name="P189">SI | NO</text:p>
          </table:table-cell>
        </table:table-row>
        <table:table-row table:style-name="Table11.1">
          <table:table-cell table:style-name="Table11.A3" office:value-type="string">
            <text:p text:style-name="P164">En el caso de que los formatos con los que trabaje dicho producto sean cerrados específicos del producto ¿Se justifica en los pliegos la pérdida de independencia y neutralidad tecnológica que supone trabajar con dichos formatos exclusivos del producto, por la funcionalidad que dicho producto proporciona?</text:p>
          </table:table-cell>
          <table:table-cell table:style-name="Table11.B3" office:value-type="string">
            <text:p text:style-name="P189">SI | NO</text:p>
          </table:table-cell>
        </table:table-row>
        <table:table-row table:style-name="Table11.1">
          <table:table-cell table:style-name="Table11.A2" table:number-columns-spanned="2" office:value-type="string">
            <text:p text:style-name="P201">Ampliaciones del parque de licencias</text:p>
          </table:table-cell>
          <table:covered-table-cell/>
        </table:table-row>
        <table:table-row table:style-name="Table11.1">
          <table:table-cell table:style-name="Table11.A3" office:value-type="string">
            <text:p text:style-name="P142">En los contratos de suministro de nuevas licencias de un parque ya existente, los pliegos <text:span text:style-name="T128">deberán justificar la adopción del producto seleccionado</text:span>. <text:soft-page-break/>No se admitirá como razón que ya haya una base instalada, a no ser que los formatos de datos con los que trabaje el producto sean cerrados y exclusivos de dicho producto, no haya herramientas apropiadas de conver<text:span text:style-name="T260">s</text:span>ión (o su coste no lo compense), y la funcionalidad que ofrece el producto justifique la no adopción de formatos abiertos en el suministro original.</text:p>
            <text:p text:style-name="P142"/>
            <text:p text:style-name="P142">¿Justifican los pliegos la adopción del producto seleccionado, excluyendo la causa anteriormente expuesta?</text:p>
            <text:p text:style-name="P142"/>
          </table:table-cell>
          <table:table-cell table:style-name="Table11.B3" office:value-type="string">
            <text:p text:style-name="P189"/>
            <text:p text:style-name="P189"/>
            <text:p text:style-name="P189"><text:soft-page-break/>SI | NO</text:p>
            <text:p text:style-name="P189"/>
          </table:table-cell>
        </table:table-row>
        <table:table-row table:style-name="Table11.1">
          <table:table-cell table:style-name="Table11.A3" office:value-type="string">
            <text:p text:style-name="P163">¿Se consigna en los pliegos los expedientes de INFOCOR en los que se informó la contratación del suministro inicial de licencias?</text:p>
          </table:table-cell>
          <table:table-cell table:style-name="Table11.B3" office:value-type="string">
            <text:p text:style-name="P189">SI | NO</text:p>
          </table:table-cell>
        </table:table-row>
        <table:table-row table:style-name="Table11.1">
          <table:table-cell table:style-name="Table11.A2" table:number-columns-spanned="2" office:value-type="string">
            <text:p text:style-name="P198">Consignar en este apartado <text:span text:style-name="T241">la relación de expedientes INFOCOR que han sido objeto de informe sobre el suministro inicial de licencias</text:span></text:p>
          </table:table-cell>
          <table:covered-table-cell/>
        </table:table-row>
        <table:table-row table:style-name="Table11.1">
          <table:table-cell table:style-name="Table11.A2" table:number-columns-spanned="2" office:value-type="string">
            <text:list xml:id="list145503130424114" text:continue-numbering="true" text:style-name="L12">
              <text:list-item>
                <text:p text:style-name="P351">EXPEDIENTE 1</text:p>
              </text:list-item>
              <text:list-item>
                <text:p text:style-name="P351">EXPEDIENTE 2</text:p>
              </text:list-item>
              <text:list-item>
                <text:p text:style-name="P351">…..</text:p>
              </text:list-item>
              <text:list-item>
                <text:p text:style-name="P351">EXPEDIENTE N.</text:p>
              </text:list-item>
            </text:list>
          </table:table-cell>
          <table:covered-table-cell/>
        </table:table-row>
        <table:table-row table:style-name="Table11.1">
          <table:table-cell table:style-name="Table11.A3" office:value-type="string">
            <text:p text:style-name="P142"/>
            <text:p text:style-name="P142"><text:s/>¿Se justifica en los pliegos la necesidad de incrementar el parque de licencias?</text:p>
          </table:table-cell>
          <table:table-cell table:style-name="Table11.B3" office:value-type="string">
            <text:p text:style-name="P189">SI | NO</text:p>
          </table:table-cell>
        </table:table-row>
        <table:table-row table:style-name="Table11.1">
          <table:table-cell table:style-name="Table11.A3" office:value-type="string">
            <text:p text:style-name="P166">¿Se indica en los pliegos el tamaño del parque instalado?</text:p>
          </table:table-cell>
          <table:table-cell table:style-name="Table11.B3" office:value-type="string">
            <text:p text:style-name="P189">SI | NO</text:p>
          </table:table-cell>
        </table:table-row>
        <table:table-row table:style-name="Table11.1">
          <table:table-cell table:style-name="Table11.A2" table:number-columns-spanned="2" office:value-type="string">
            <text:p text:style-name="P199">Consignar en este apartado el <text:span text:style-name="T242">tamaño del parque preexistente</text:span></text:p>
          </table:table-cell>
          <table:covered-table-cell/>
        </table:table-row>
        <table:table-row table:style-name="Table11.1">
          <table:table-cell table:style-name="Table11.A2" table:number-columns-spanned="2" office:value-type="string">
            <text:p text:style-name="P166"/>
            <text:p text:style-name="P167">&lt;&lt;&lt;<text:span text:style-name="T242">Número y modalidad de licencias del parque pre-existente</text:span>&gt;&gt;&gt;&gt;</text:p>
            <text:p text:style-name="P167"/>
            <text:p text:style-name="P166"/>
          </table:table-cell>
          <table:covered-table-cell/>
        </table:table-row>
        <table:table-row table:style-name="Table11.1">
          <table:table-cell table:style-name="Table11.A2" table:number-columns-spanned="2" office:value-type="string">
            <text:p text:style-name="P199">Consignar en este apartado el nombre y versión del producto, la categoría del mismo (ofimática, CAD, Diseño Gráfico, Técnica de Sistemas, Programación, etc), y el número de licencias contratadas.</text:p>
          </table:table-cell>
          <table:covered-table-cell/>
        </table:table-row>
        <table:table-row table:style-name="Table11.1">
          <table:table-cell table:style-name="Table11.A2" table:number-columns-spanned="2" office:value-type="string">
            <text:p text:style-name="P167"/>
            <text:p text:style-name="P167">&lt;&lt;&lt;Datos sobre el suministro de licencias software adquirido&gt;&gt;&gt;&gt;</text:p>
            <text:p text:style-name="P167"/>
          </table:table-cell>
          <table:covered-table-cell/>
        </table:table-row>
      </table:table>
      <text:p text:style-name="P231"/>
      <text:p text:style-name="P97"/>
      <text:h text:style-name="P425" text:outline-level="2"><text:bookmark-start text:name="__RefHeading__23995_946241388"/>Revisiones para <text:span text:style-name="T161">garantizar la neutralidad tecnológica y la interoperabilidad.</text:span><text:bookmark-end text:name="__RefHeading__23995_946241388"/></text:h>
      <text:p text:style-name="P51"/>
      <text:p text:style-name="P51">El principio de neutralidad tecnológica garantiza a una organización como la Junta de Andalucía la libertad de elección, permitiendo también impulsar la concurrencia y por tanto incrementar la competencia entre sus proveedores de bienes y servicios TIC. Este principio aparece recogido en el artículo <text:span text:style-name="T162">4) </text:span>de la LAECSP, que establece:</text:p>
      <text:p text:style-name="P62"><text:span text:style-name="T12">“</text:span><text:span text:style-name="T146">La utilización de las tecnologías de la información tendrá las limitaciones establecidas por la Constitución y el resto del ordenamiento jurídico, respetando el pleno ejercicio por los ciudadanos de los derechos que tienen reconocidos, y ajustándose a los siguientes principios:</text:span></text:p>
      <text:p text:style-name="P60">….</text:p>
      <text:p text:style-name="P62"><text:span text:style-name="T3">i) </text:span><text:span text:style-name="T4">Principio de neutralidad tecnológica y de adaptabilidad al progreso de las técnicas y sistemas de comunicaciones electrónicas garantizando la independencia en la elección de las alternativas tecnológicas por los ciudadanos y por las Administraciones Públicas, así como la libertad de desarrollar e implantar los avances tecnológicos en un ámbito de libre mercado. A estos efectos </text:span><text:span text:style-name="T10">las Administraciones Públicas utilizarán estándares abiertos así como, en su caso y de forma complementaria, estándares que sean de uso generalizado por los ciudadanos.</text:span><text:span text:style-name="T12">”</text:span></text:p>
      <text:p text:style-name="P50"/>
      <text:p text:style-name="P58">Este artículo introduce por tanto la obligatoriedad por parte de las Administraciones Públicas de utilizar estándares abiertos, extendiendo este concepto para que incluya a los estándares de facto (uso generalizado por los ciudadanos).</text:p>
      <text:p text:style-name="P58"/>
      <text:p text:style-name="P70"><text:span text:style-name="T13">El artículo 41 de la LAECSP profundiza en esta materia, obligando a las Administraciones Públicas a “.</text:span><text:span text:style-name="T3">..</text:span><text:span text:style-name="T146">aplica</text:span><text:span text:style-name="T147">r</text:span><text:span text:style-name="T146"> medidas informáticas, tecnológicas, organizativas, y de seguridad, que garanticen un </text:span><text:span text:style-name="T149">adecuado nivel de interoperabilidad</text:span><text:span text:style-name="T146"> técnica, semántica y organizativa y </text:span><text:span text:style-name="T149">eviten discriminación a los ciudadanos por razón de su elección tecnológic</text:span><text:span text:style-name="T150">a</text:span><text:span text:style-name="T147">”</text:span><text:span text:style-name="T162">. </text:span></text:p>
      <text:p text:style-name="P63">Para garantizar el cumplimiento de esta obligación, <text:span text:style-name="T163">y garantizar la seguridad de la información, </text:span>el siguiente artículo (art. 42 de la LAECSP) <text:span text:style-name="T163">declara la creación de los esquemas nacionales de interoperabilidad <text:s/>(ENI) y de Seguridad (ENS), que fueron regulados por los Reales Decretos 4/2010 y 3/2010 respectivamente.</text:span></text:p>
      <text:p text:style-name="P63">El E<text:span text:style-name="T164">NI</text:span> establece <text:span text:style-name="T164">una </text:span><text:s/>serie de Normas Técnicas de Interoperabilidad que son de obligado cumplimiento por las AA.PP. y que desarrollan aspectos concretos de la interoperabilidad entre las AA.PP. y con los ciudadanos.</text:p>
      <text:p text:style-name="P64">También es necesario tener en cuenta la Decisión de la Comisión, de 5 de abril de 2014, <text:span text:style-name="T12">sobre la identificación de especificaciones técnicas TIC que se </text:span><text:soft-page-break/><text:span text:style-name="T12">puedan usar como referencia en la contratación pública (C(2014) 2120), y en cuyo anexo figuran las citadas especificaciones técnicas, </text:span><text:span text:style-name="T11">disponible a través del siguiente enlace del BOE:</text:span></text:p>
      <text:p text:style-name="P49"><text:a xlink:type="simple" xlink:href="http://www.boe.es/doue/2014/102/L00018-00021.pdf">http://www.boe.es/doue/2014/102/L00018-00021.pdf</text:a></text:p>
      <text:p text:style-name="P49"/>
      <text:p text:style-name="P52">Par<text:span text:style-name="T165">e</text:span>ce por tanto razonable que como parte de las revisiones de la política informática de la Junta de Andalucía se solicite la inclusión en los pliegos de <text:span text:style-name="T128">claúsulas tipo orientadas a garantizar la neutralidad tecnológica</text:span> y el cumplimiento de las <text:span text:style-name="T128">normas técnicas de interoperabilidad </text:span><text:span text:style-name="T129">del ENI</text:span>. <text:span text:style-name="T165">Con el objetivo de identificar la aparición de riesgos de dispersión tecnológica, así como el grado de adecuación de los estándares ofertados por el ENI con las necesidades de la Junta de Andalucía, también es razonable </text:span><text:span text:style-name="T130">solicitar la inclusión explícita en los pliegos de los estándares, de entre los incluidos en el catálogo del ENI, a emplear por los organismos</text:span><text:span text:style-name="T165">.</text:span></text:p>
      <text:p text:style-name="P56">Las revisiones a aplicar en esta materia son las siguientes:</text:p>
      <text:p text:style-name="P230"/>
      <table:table table:name="Table12" table:style-name="Table12">
        <table:table-column table:style-name="Table12.A"/>
        <table:table-column table:style-name="Table12.B"/>
        <table:table-row table:style-name="Table12.1">
          <table:table-cell table:style-name="Table12.A1" office:value-type="string">
            <text:p text:style-name="P240"><text:span text:style-name="T76">¿</text:span><text:span text:style-name="T78">I</text:span><text:span text:style-name="T76">ncluyen los pliegos la claúsula tipo en materia de Interoperabilidad?</text:span></text:p>
            <text:p text:style-name="P179"/>
          </table:table-cell>
          <table:table-cell table:style-name="Table12.B1" office:value-type="string">
            <text:p text:style-name="P189">SI | NO</text:p>
          </table:table-cell>
        </table:table-row>
        <table:table-row table:style-name="Table12.1">
          <table:table-cell table:style-name="Table12.A1" office:value-type="string">
            <text:p text:style-name="P168">En dicha clausula se establece el cumplimiento de las Normas Técnicas de Interoperabilidad del Esquema Nacional de Interoperabilidad, siendo una de ellas el Catálogo de Estándares. ¿Se incluye en los pliegos una relación de los estándares del catálogo cuyo cumplimiento deberán garantizar las ofertas? </text:p>
          </table:table-cell>
          <table:table-cell table:style-name="Table12.B1" office:value-type="string">
            <text:p text:style-name="P189">SI | NO</text:p>
          </table:table-cell>
        </table:table-row>
        <table:table-row table:style-name="Table12.1">
          <table:table-cell table:style-name="Table12.A3" table:number-columns-spanned="2" office:value-type="string">
            <text:p text:style-name="P196">Incluir los estándares del Catálogo de Estándares del ENI que se van a utilizar en el marco del presente contrato</text:p>
          </table:table-cell>
          <table:covered-table-cell/>
        </table:table-row>
        <table:table-row table:style-name="Table12.1">
          <table:table-cell table:style-name="Table12.A3" table:number-columns-spanned="2" office:value-type="string">
            <text:p text:style-name="P155"/>
            <text:list xml:id="list44181706416472510" text:style-name="L13">
              <text:list-item>
                <text:p text:style-name="P352">Estándar 1.</text:p>
              </text:list-item>
              <text:list-item>
                <text:p text:style-name="P352">….</text:p>
              </text:list-item>
              <text:list-item>
                <text:p text:style-name="P352">Estándar N.</text:p>
              </text:list-item>
            </text:list>
            <text:p text:style-name="P155"/>
            <text:p text:style-name="P155"/>
          </table:table-cell>
          <table:covered-table-cell/>
        </table:table-row>
        <table:table-row table:style-name="Table12.1">
          <table:table-cell table:style-name="Table12.A1" office:value-type="string">
            <text:p text:style-name="P168">¿Se indica en los pliegos la utilización de formatos no estándar, o no incluidos en el catálogo de estándare<text:span text:style-name="T243">s del ENI?</text:span></text:p>
          </table:table-cell>
          <table:table-cell table:style-name="Table12.B1" office:value-type="string">
            <text:p text:style-name="P189">SI | NO</text:p>
          </table:table-cell>
        </table:table-row>
        <table:table-row table:style-name="Table12.1">
          <table:table-cell table:style-name="Table12.A1" office:value-type="string">
            <text:p text:style-name="P169">En el caso de que así sea ¿aparece explícitamente justificada la funcionalidad que el formato no estándar cubre, y no lo hace ninguno de los estándares del Catálogo de Estándares del ENI?</text:p>
          </table:table-cell>
          <table:table-cell table:style-name="Table12.B1" office:value-type="string">
            <text:p text:style-name="P189">SI | NO</text:p>
          </table:table-cell>
        </table:table-row>
        <table:table-row table:style-name="Table12.1">
          <table:table-cell table:style-name="Table12.A3" table:number-columns-spanned="2" office:value-type="string">
            <text:p text:style-name="P169">Incluir los formatos <text:span text:style-name="T244">a utilizar que no están incluidos en el ENI</text:span></text:p>
          </table:table-cell>
          <table:covered-table-cell/>
        </table:table-row>
        <table:table-row table:style-name="Table12.1">
          <table:table-cell table:style-name="Table12.A3" table:number-columns-spanned="2" office:value-type="string">
            <text:list xml:id="list145502466342927" text:continue-numbering="true" text:style-name="L13">
              <text:list-item>
                <text:p text:style-name="P352"><text:span text:style-name="T244">Formato No </text:span>Estándar 1.</text:p>
              </text:list-item>
              <text:list-item>
                <text:p text:style-name="P352">….</text:p>
              </text:list-item>
              <text:list-item>
                <text:p text:style-name="P352"><text:span text:style-name="T244">Formato No </text:span>Estándar N.</text:p>
              </text:list-item>
            </text:list>
          </table:table-cell>
          <table:covered-table-cell/>
        </table:table-row>
      </table:table>
      <text:p text:style-name="P88"/>
      <text:p text:style-name="P57"/>
      <text:p text:style-name="P104"/>
      <text:h text:style-name="P426" text:outline-level="2"><text:bookmark-start text:name="__RefHeading__23997_946241388"/><text:span text:style-name="T210">Revisiones para </text:span><text:span text:style-name="T211">garantizar la </text:span><text:span text:style-name="T212">implantación del modelo de trazabilidad integrada de Administración Electrónica </text:span><text:span text:style-name="T213">y el uso de la Administración Electrónica</text:span><text:span text:style-name="T212">.</text:span><text:bookmark-end text:name="__RefHeading__23997_946241388"/></text:h>
      <text:list xml:id="list145504055729543" text:continue-list="list8878827693313386305" text:style-name="L6">
        <text:list-header>
          <text:p text:style-name="P359"/>
          <text:p text:style-name="P402"/>
          <text:p text:style-name="P403">Dentro de las competencias de la DGPD establecidas en el decreto de estructura de la CHAP, en relación con la implantación de la Administración Electrónica, destacan:</text:p>
          <text:p text:style-name="P404"/>
        </text:list-header>
        <text:list-item>
          <text:p text:style-name="P403">“<text:span text:style-name="T146">La coordinación e impulso de la utilización de las </text:span><text:span text:style-name="T148">TIC</text:span><text:span text:style-name="T146"> en las diferentes Administraciones Públicas de Andalucía, especialmente para el</text:span><text:span text:style-name="T149"> desarrollo de los servicios telemáticos ofertados a la ciudadanía</text:span><text:span text:style-name="T146"> ... mediante el </text:span><text:span text:style-name="T149">uso intensivo de la Administración Electrónica</text:span>....” <text:span text:style-name="T215">(art. 9.d del Decreto 156/2012)</text:span></text:p>
          <text:p text:style-name="P403"/>
        </text:list-item>
        <text:list-item>
          <text:p text:style-name="P404"><text:span text:style-name="T215">La</text:span> “<text:span text:style-name="T146">...</text:span><text:span text:style-name="T148">p</text:span><text:span text:style-name="T146">ropuesta, impulso, dirección, desarrollo y gestión de los sistemas e infraestructuras informáticas comunes</text:span><text:span text:style-name="T146"><text:note text:id="ftn7" text:note-class="footnote"><text:note-citation>7</text:note-citation><text:note-body><text:p text:style-name="P124">Tienen la consideración de infraestructuras informáticas comunes de la Junta de Andalucía <text:span text:style-name="T200">el registro telemático único, la plataforma de firma electrónica, <text:s/>la plataforma de presentación telemática de declaraciones o autoliquidaciones de carácter tributario. </text:span></text:p></text:note-body></text:note></text:span><text:span text:style-name="T146"> de la Administración Pública de la Junta de Andalucía y de sus entidades instrumentales, con especial referencia a la </text:span><text:span text:style-name="T149">implantación del modelo de trazabilidad integrada de Administración Electrónica.</text:span>” (artículo 9.<text:span text:style-name="T214">e</text:span> del Decreto 156/2012).</text:p>
        </text:list-item>
      </text:list>
      <text:p text:style-name="P106"/>
      <text:p text:style-name="P107">La Administración Electrónica, entendida como la relación de la Administración con la ciudadanía por medios electrónicos y/o telemáticos, ya <text:span text:style-name="T128">aparece contemplada en la primera versión de la Ley 30/1992</text:span> (art. 45, sujeto a la disponibilidad de medios), potenciada por la redacción que se le dió a la Ley 30/1992 a través de la Ley 24/2001, que permitió la notificación por medios telemáticos y el establecimiento de registros de entrada y salida electrónicos. Igualmente sucede en el ámbito tributario, mediante los cambios realizados en la Ley General Tributaria.</text:p>
      <text:p text:style-name="P107"/>
      <text:p text:style-name="P107"><text:span text:style-name="T128">La Ley 11/2007</text:span>, de 22 de junio, de acceso electrónico de los ciudadanos a los Servicios Públicos <text:span text:style-name="T128">viene a impulsarla</text:span>, convirtiendo en una obligación lo que hasta aquel momento era una posibilidad de las Administraciones, y en un derecho para los ciudadanos.</text:p>
      <text:p text:style-name="P107"/>
      <text:p text:style-name="P114"><text:span text:style-name="T48">No obstante, <text:s/></text:span><text:span text:style-name="T49">y como la propia L</text:span><text:span text:style-name="T51">AECSP</text:span><text:span text:style-name="T49"> reconoce, del derecho de los ciudadanos a relacionarse con la Administración por medios electrónicos, a la gestión íntegra por parte de la Administración de los procedimientos administrativos por dichos medios </text:span><text:span text:style-name="T51">existe una distancia</text:span><text:span text:style-name="T49">. <text:s/></text:span><text:span text:style-name="T51">En ese sentido, la LAECSP establece que “...se impulsará la aplicación de medios electrónicos a los procesos de trabajo y la gestión de los procedimientos y de la actuación administrativa.” (art. 33.1 LAECSP), </text:span><text:span text:style-name="T52">proceso que “...irá siempre precedido de la realización de un análisis de rediseño funcional y simplificación del procedimiento....” (artículo 34).</text:span></text:p>
      <text:p text:style-name="P108"/>
      <text:p text:style-name="P108"/>
      <text:p text:style-name="P109"><text:soft-page-break/></text:p>
      <text:p text:style-name="P109"/>
      <text:p text:style-name="P114"><text:span text:style-name="T52">E</text:span><text:span text:style-name="T49">n virtud de </text:span><text:span text:style-name="T52">las</text:span><text:span text:style-name="T49"> competencias </text:span><text:span text:style-name="T52">de la DGPD</text:span><text:span text:style-name="T49"> relacionadas con los servicios telemáticos ofertados a la ciudadanía</text:span><text:span text:style-name="T7"> </text:span><text:span text:style-name="T8">y </text:span><text:span text:style-name="T49">con la</text:span><text:span text:style-name="T8"> </text:span><text:span text:style-name="T49">implantación del modelo de trazabilidad integrada de Administración Electrónica, así como sus competencias para establecer normas tecnológicas de obligado cumplimiento y las especificaciones técnicas que deben regir las contrataciones TIC, </text:span><text:span text:style-name="T50">la DGPD mediante </text:span><text:span text:style-name="T70">la aplicación de las siguientes revisiones pretende garantizar la ordenación y la homogeneidad de este proceso </text:span><text:span text:style-name="T71">gradual </text:span><text:span text:style-name="T70">de implantación </text:span><text:span text:style-name="T71">de medios electrónicos en la actividad administrativa</text:span><text:span text:style-name="T50">.</text:span></text:p>
      <text:p text:style-name="P107"/>
      <text:p text:style-name="P115"><text:span text:style-name="T47">E</text:span><text:span text:style-name="T46">n esta materia se aplicarán las siguientes revisiones:</text:span></text:p>
      <text:p text:style-name="P110"/>
      <text:p text:style-name="P230"/>
      <table:table table:name="Table14" table:style-name="Table14">
        <table:table-column table:style-name="Table14.A"/>
        <table:table-column table:style-name="Table14.B"/>
        <table:table-row table:style-name="Table14.1">
          <table:table-cell table:style-name="Table14.A1" office:value-type="string">
            <text:p text:style-name="P180">¿Forma parte del objeto del contrato la gestión electrónica de procedimientos administrativos?</text:p>
          </table:table-cell>
          <table:table-cell table:style-name="Table14.B1" office:value-type="string">
            <text:p text:style-name="P189">SI | NO</text:p>
          </table:table-cell>
        </table:table-row>
        <table:table-row table:style-name="Table14.1">
          <table:table-cell table:style-name="Table14.A2" table:number-columns-spanned="2" office:value-type="string">
            <text:p text:style-name="P170">En caso afirmativo, los pliegos (MJ y PPT) deben indicar la relación de procedimientos administrativos afectados, según consten en el Registro de Procedimientos Administrativos de la Administación de la Junta de Andalucía. Indicar los procedimientos:</text:p>
          </table:table-cell>
          <table:covered-table-cell/>
        </table:table-row>
        <table:table-row table:style-name="Table14.1">
          <table:table-cell table:style-name="Table14.A2" table:number-columns-spanned="2" office:value-type="string">
            <text:p text:style-name="P197">&lt;&lt;&lt;PROCEDIMIENTO 1&gt;&gt;&gt;</text:p>
            <text:p text:style-name="P197">…...</text:p>
            <text:p text:style-name="P197"/>
            <text:p text:style-name="P197">&lt;&lt;&lt;PROCEDIMIENTO N&gt;&gt;&gt;</text:p>
          </table:table-cell>
          <table:covered-table-cell/>
        </table:table-row>
        <table:table-row table:style-name="Table14.1">
          <table:table-cell table:style-name="Table14.A1" office:value-type="string">
            <text:p text:style-name="P170">Para los procedimientos incluidos en el listado anterior ¿se indica en los pliegos si se ha realizado un análisis de rediseño funcional y simplificación de procedimiento, conforme a lo indicado en el art. 34 de la Ley de Acceso Electrónico de los Ciudadanos a los Servicios Públicos? </text:p>
          </table:table-cell>
          <table:table-cell table:style-name="Table14.B1" office:value-type="string">
            <text:p text:style-name="P189">SI | NO</text:p>
          </table:table-cell>
        </table:table-row>
        <table:table-row table:style-name="Table14.1">
          <table:table-cell table:style-name="Table14.A1" office:value-type="string">
            <text:p text:style-name="P145">En caso afirmativo ¿Se indica expresamente en los pliegos que para el desarrollo de los trabajos se atenderá al análisis de rediseño funcional y simplificación ya realizado, que se debe aportar a la empresa adjudicataria de los trabajos? ¿Se incluye dentro de la documentación que acompaña a la solicitud dicho Análisis?</text:p>
          </table:table-cell>
          <table:table-cell table:style-name="Table14.B1" office:value-type="string">
            <text:p text:style-name="P189">SI | NO</text:p>
          </table:table-cell>
        </table:table-row>
        <table:table-row table:style-name="Table14.1">
          <table:table-cell table:style-name="Table14.A1" office:value-type="string">
            <text:p text:style-name="P145">En caso <text:span text:style-name="T266">de </text:span>que no se haya realizado el análisis de rediseño ¿Se incluye en los pliegos la clausula de Rediseño Funcional y Simplificación de los Procedimientos?</text:p>
          </table:table-cell>
          <table:table-cell table:style-name="Table14.B1" office:value-type="string">
            <text:p text:style-name="P189">SI | NO</text:p>
          </table:table-cell>
        </table:table-row>
        <table:table-row table:style-name="Table14.1">
          <table:table-cell table:style-name="Table14.A1" office:value-type="string">
            <text:p text:style-name="P146">En el caso <text:span text:style-name="T266">de </text:span>que la realización de dicho análisis forme parte del objeto del contrato ¿Se incluye en los pliegos la clausula para la definición de procedimientos administrativos por medios electrónicos?</text:p>
          </table:table-cell>
          <table:table-cell table:style-name="Table14.B1" office:value-type="string">
            <text:p text:style-name="P189">SI | NO</text:p>
          </table:table-cell>
        </table:table-row>
        <table:table-row table:style-name="Table14.1">
          <table:table-cell table:style-name="Table14.A1" office:value-type="string">
            <text:p text:style-name="P145"/>
            <text:p text:style-name="P146">Como parte del objeto de los trabajos a realizar ¿se hace uso de certificados electrónicos y firma electrónica?</text:p>
          </table:table-cell>
          <table:table-cell table:style-name="Table14.B1" office:value-type="string">
            <text:p text:style-name="P189"/>
            <text:p text:style-name="P189">SI | NO</text:p>
          </table:table-cell>
        </table:table-row>
        <table:table-row table:style-name="Table14.1">
          <table:table-cell table:style-name="Table14.A1" office:value-type="string">
            <text:p text:style-name="P171"><text:span text:style-name="T266">Si en los pliegos se indica el uso de certificados y firma electrónica </text:span>¿Se especifica <text:s/>si se va a hacer uso de la plataforma @firma corporativo, u otra distinta?</text:p>
          </table:table-cell>
          <table:table-cell table:style-name="Table14.B1" office:value-type="string">
            <text:p text:style-name="P189">SI | NO</text:p>
          </table:table-cell>
        </table:table-row>
        <table:table-row table:style-name="Table14.1">
          <table:table-cell table:style-name="Table14.A1" office:value-type="string">
            <text:p text:style-name="P171"><text:span text:style-name="T266">En el caso de que se vaya a hacer uso de otra plataforma distinta </text:span>¿Incorporan los pliegos la coletilla en función de la plataforma @firma a utilizar? <text:span text:style-name="T266">(ver anexo de clausulas tipo)</text:span></text:p>
          </table:table-cell>
          <table:table-cell table:style-name="Table14.B1" office:value-type="string">
            <text:p text:style-name="P189">SI | NO</text:p>
          </table:table-cell>
        </table:table-row>
      </table:table>
      <text:p text:style-name="P233"/>
      <text:p text:style-name="P91"/>
      <text:list xml:id="list145502218924508" text:continue-numbering="true" text:style-name="L6">
        <text:list-header>
          <text:p text:style-name="P405"/>
          <text:p text:style-name="P405"/>
          <text:p text:style-name="P405"/>
          <text:p text:style-name="P405"/>
        </text:list-header>
      </text:list>
      <text:p text:style-name="P111"/>
      <text:p text:style-name="P111"/>
      <text:h text:style-name="Heading_20_2" text:outline-level="2"><text:bookmark-start text:name="__RefHeading__23999_946241388"/><text:soft-page-break/>Revisiones <text:span text:style-name="T163">en materia de Protección de Datos Personales y Seguridad.</text:span><text:bookmark-end text:name="__RefHeading__23999_946241388"/></text:h>
      <text:p text:style-name="P48"/>
      <text:h text:style-name="Heading_20_3" text:outline-level="3"><text:bookmark-start text:name="__RefHeading__24001_946241388"/>Protección de Datos Personales.<text:bookmark-end text:name="__RefHeading__24001_946241388"/></text:h>
      <text:p text:style-name="P54">La seguridad de los datos, comunicaciones y servicios electrónicos es un principio básico que debe regir las actuaciones de todas las Administraciones Públicas, de tal forma que en el caso de datos personales incluso está regulado por una Ley Orgánica, la Ley 15/1999 de protección de datos de carácter personal <text:span text:style-name="T168">(en adelante LOPD)</text:span>, lo que le confiere una especial protección al considerarlo derecho fundamental.</text:p>
      <text:p text:style-name="P65"><text:span text:style-name="T17">En este sentido, el artículo </text:span><text:span text:style-name="T14">9 de la LOPD obliga a “... adoptar las medidas de índole técnica y organizativas necesarias que garanticen la seguridad de los datos de carácter personal y eviten su alteración, pérdida, tratamiento o acceso no autorizado, …”. <text:s/></text:span><text:span text:style-name="T15">El </text:span>Real Decreto 1720/2007, de 21 de diciembre, por el que se aprueba el Reglamento de desarrollo de la Ley Orgánica 15/1999, de 13 de diciembre, de protección de datos de carácter persona<text:span text:style-name="T170">l </text:span><text:span text:style-name="T15">e</text:span><text:span text:style-name="T14">stablece </text:span><text:span text:style-name="T15">cuales son </text:span><text:span text:style-name="T14">las condiciones de seguridad que </text:span><text:span text:style-name="T15">se deben cumplir para el tratamiento de dichos datos, </text:span><text:span text:style-name="T16">en función de los tres niveles de seguridad identificados (básico, medio y alto).</text:span></text:p>
      <text:p text:style-name="P66"><text:span text:style-name="T11">Mediante el requisito de inclusión de la </text:span><text:span text:style-name="T54">claúsula tipo de Tratamiento de Datos Personales</text:span><text:span text:style-name="T11"> incluida en el anexo de la presente guía, se refuerza el carácter sensible del objeto de las contrataciones en las que se que vaya a trabajar con datos personales, y se refuerza la garantía de los intereses de la Junta de Andalucía, como responsable del tratamiento, dejando claro que la responsabilidad de las posibles infracciones que se pudieran cometer será de los encargados del tratamiento cuando las causas sean imputables a estos.</text:span></text:p>
      <text:p text:style-name="P59"/>
      <text:h text:style-name="Heading_20_3" text:outline-level="3"><text:bookmark-start text:name="__RefHeading__24003_946241388"/>Seguridad de sistemas, datos y comunicaciones.<text:bookmark-end text:name="__RefHeading__24003_946241388"/></text:h>
      <text:p text:style-name="P67"><text:span text:style-name="T15">A</text:span><text:span text:style-name="T11">demás de</text:span><text:span text:style-name="T18">l</text:span><text:span text:style-name="T11"> caso del tratamiento de datos personales, </text:span><text:span text:style-name="T18">garantizar la seguridad de los sistemas, datos y comunicaciones es un </text:span><text:span text:style-name="T55">principio básico</text:span><text:span text:style-name="T18"> </text:span><text:span text:style-name="T55">que debe regir las actuaciones TIC de la Junta de Andalucía</text:span><text:span text:style-name="T18">. </text:span></text:p>
      <text:p text:style-name="P67"><text:span text:style-name="T18">Ya en el artículo 3.3 de la LAECSP se indica como uno de los </text:span><text:span text:style-name="T55">objetivos</text:span><text:span text:style-name="T18"> principales de la ley:</text:span><text:span text:style-name="T19">“</text:span><text:span text:style-name="T5">...Crear las condiciones de confianza en el uso de los medios electrónicos, estableciendo las medidas necesarias para la preservación de la integridad de los derechos fundamentales, y en especial los relacionados con la intimidad y la protección de datos de carácter personal, por medio de la garantía de la seguridad de los sistemas, los datos, las comunicaciones, y los servicios electrónicos.</text:span><text:span text:style-name="T19">”</text:span></text:p>
      <text:p text:style-name="P55">Y en su artículo 4, letras f) y g) se incluye dentro de los <text:span text:style-name="T128">principios</text:span> que deben regir el uso de las TIC:</text:p>
      <text:p text:style-name="P53">“<text:span text:style-name="T146">f) Principio de seguridad en la implantación y utilización de los medios electrónicos por las Administraciones Públicas, en cuya virtud se exigirá al menos el mismo nivel de garantías y seguridad que se requiere para la utilización de medios no electrónicos en la actividad administrativa.</text:span></text:p>
      <text:p text:style-name="P112"><text:soft-page-break/></text:p>
      <text:p text:style-name="P319"><text:span text:style-name="T146">g) Principio de proporcionalidad en cuya virtud sólo se exigirán las garantías y medidas de seguridad adecuadas a la naturaleza y circunstancias de los distintos trámites y actuaciones. Asimismo sólo se requerirán a los ciudadanos aquellos datos que sean estrictamente necesarios en atención a la finalidad para la que se soliciten.</text:span>”</text:p>
      <text:p text:style-name="P320">Y, <text:span text:style-name="T171">finalmente, la LAECSP lo configura como </text:span>un <text:span text:style-name="T128">derecho de los ciudadanos</text:span> (artículo 6.i):</text:p>
      <text:p text:style-name="P321">i) A la garantía de la seguridad y confidencialidad de los datos que figuren en los ficheros, sistemas y aplicaciones de las Administraciones Públicas.</text:p>
      <text:p text:style-name="P320">Como principio básico rector, <text:span text:style-name="T167">y </text:span>objetivo <text:span text:style-name="T167">de la ley, el resto del artículado de <text:s/>la LAECSP incluye referencias concretas a actuaciones y obligaciones relacionadas con la seguridad:</text:span></text:p>
      <text:list xml:id="list5487190968844982432" text:style-name="L14">
        <text:list-item>
          <text:p text:style-name="P413">En relación al intercambio de datos entre administraciones públicas <text:span text:style-name="T171">(artículo 9.1)</text:span></text:p>
        </text:list-item>
        <text:list-item>
          <text:p text:style-name="P414">Sobre los instrumentos y condiciones de creación de Sedes Electrónicas (artículo 10.3).</text:p>
        </text:list-item>
        <text:list-item>
          <text:p text:style-name="P414">El intercambio electrónico de datos en entornos cerrados de comunicación (artículo 20).</text:p>
        </text:list-item>
        <text:list-item>
          <text:p text:style-name="P414">La creación de Registros Electrónicos (artículo 25.4).</text:p>
        </text:list-item>
        <text:list-item>
          <text:p text:style-name="P414">La fecha y hora oficial de la Sede Electrónica de acceso a efecto de cómputo de plazos (artículo 26.1).</text:p>
        </text:list-item>
        <text:list-item>
          <text:p text:style-name="P414">Las comunicaciones electrónicas (artículo 27.5).</text:p>
        </text:list-item>
        <text:list-item>
          <text:p text:style-name="P414">Los medios o soportes empleados para el archivo electrónico de documentos (artículo 31.3).</text:p>
        </text:list-item>
        <text:list-item>
          <text:p text:style-name="P414">La interoperabilidad entre sistemas (artículo 41).</text:p>
        </text:list-item>
      </text:list>
      <text:p text:style-name="P322"><text:span text:style-name="T20">Actuaciones y referencias que finalmente se concretan en la creación del </text:span><text:span text:style-name="T56">Esquema Nacional de Seguridad</text:span><text:span text:style-name="T20"> (artículo 42.2 de la LAECSP), constituido por los principios básicos y requisitos mínimos que permitan una protección adecuada de la información, </text:span><text:span text:style-name="T21">y que es regulado a través del Real Decreto 3/2010, de 8 de enero, por el que se regula el Esquema Nacional </text:span><text:span text:style-name="T174">de Seguridad en el ámbito de la Administración Electrónica.</text:span></text:p>
      <text:p text:style-name="P323"><text:span text:style-name="T174">En este sentido, y del mismo modo que sucede con el ENI, se debe </text:span><text:span text:style-name="T184">solicitar que los expedientes de contratación en materia TIC impulsados por la Junta de Andalucía incluyan en sus pliegos clausulas tipo </text:span><text:soft-page-break/><text:span text:style-name="T184">destinadas a garantizar la seguridad de la información y el cumplimiento del ENS</text:span><text:span text:style-name="T174">. </text:span></text:p>
      <text:p text:style-name="P324"><text:span text:style-name="T174">El ENS establece la obligatoriedad de aplicar determinadas medidas, en función del nivel de seguridad (BAJO, MEDIO o ALTO) del sistema de información en cuestión. En las contrataciones TIC en relación con sistemas de información </text:span><text:span text:style-name="T184">se deberá especificar </text:span><text:span text:style-name="T185">la categoría</text:span><text:span text:style-name="T184"> de seguridad </text:span><text:span text:style-name="T185">según la clasificación </text:span><text:span text:style-name="T184">del ENS en </text:span><text:span text:style-name="T185">la</text:span><text:span text:style-name="T184"> que recae </text:span><text:span text:style-name="T185">dicho sistema</text:span><text:span text:style-name="T174">, e incluir en sus pliegos una </text:span><text:span text:style-name="T184">clausula específica sobre las medidas de seguridad a adoptar en función de este nivel</text:span><text:span text:style-name="T174">.</text:span></text:p>
      <text:p text:style-name="P329"><text:span text:style-name="T177">En relación a la respuesta a incidentes de seguridad, el ENS, en el artículo 37 del RD que lo regula, asigna las competencias de coordinación de esta materia en las Administraciones Públicas al CERT </text:span><text:span text:style-name="T178">(Computer Emergency Response Team. ) </text:span><text:span text:style-name="T177">del Centro Criptológico Nacional. </text:span><text:span text:style-name="T178">En el mismo artículo, establece la </text:span><text:span text:style-name="T186">creación de </text:span><text:span text:style-name="T184">las series de documentos CCN-STIC (Centro Criptológico Nacional-Seguridad de las <text:s/>Tecnologías de Información y Comunicaciones</text:span><text:span text:style-name="T186">)</text:span><text:span text:style-name="T178">, que </text:span><text:span text:style-name="T174">ofrecerán normas, instrucciones, guías y recomendaciones para aplicar el Esquema Nacional de Seguridad y para garantizar la seguridad de los sistemas de <text:s/>tecnologías de la información en la Administración. </text:span><text:span text:style-name="T178">Por tanto, en las clausulas tipo que en materia de seguridad TIC se </text:span><text:span text:style-name="T179">deban incluir en los pliegos de los contratos de la Junta de Andalucía y sus entidades instrumentales se </text:span><text:span text:style-name="T180">deberá hacer</text:span><text:span text:style-name="T179"> referencia explícita a dichas guías.</text:span></text:p>
      <text:p text:style-name="P328"><text:span text:style-name="T181">Además hay que tener en cuenta que</text:span><text:span text:style-name="T175"> la Junta de Andalucía </text:span><text:span text:style-name="T176">ha fijado su política en materia</text:span><text:span text:style-name="T174"> de seguridad TIC, </text:span><text:span text:style-name="T175">a través del Decreto 1/2011, de 11 de enero, por el que se establece la política de seguridad de las tecnologías de la información y comunicaciones en la Administración de la Junta de Andalucía. </text:span><text:span text:style-name="T176">En </text:span><text:span text:style-name="T177">dicho decreto se encomienda la gestión de la seguridad TIC en la Junta de Andalucía a Andalucía-CERT,</text:span><text:span text:style-name="T176"> centro especializado y orientado a la prevención, detección y respuesta a incidentes y amenazas de seguridad en el ámbito de la administración, el sector empresarial y la ciudadanía de la Comunidad Autónoma de Andalucía.</text:span><text:span text:style-name="T177"> </text:span><text:span text:style-name="T181">Por este motivo en la clausula tipo sobre materia de seguridad, además de </text:span><text:span text:style-name="T187">a las buenas prácticas y recomendaciones del CCN-CERT se hace mención a las recomendaciones de Andalucía-CERT.</text:span></text:p>
      <text:p text:style-name="P325"><text:span text:style-name="T181">P</text:span><text:span text:style-name="T174">or último, es necesario </text:span><text:span text:style-name="T184">delimitar las revisiones que en materia de seguridad de las TIC</text:span><text:span text:style-name="T174"> se deben realizar en el proceso de emisión de informe vinculante para la celebración de contratos de bienes y suministros TIC por parte de la </text:span><text:span text:style-name="T184">DGPD</text:span><text:span text:style-name="T174">, regulado por los artículos 5 y 6 de la Orden de 23 de Octubre de la CHAP por la que se desarrollan determinados aspectos de la Política Informática de la Junta de Andalucía, respecto de las revisiones que pueda realizar la </text:span><text:span text:style-name="T184">Dirección General de Telecomunicaciones y Sociedad de la Información (en adelante DGTSI)</text:span><text:span text:style-name="T174"> en el proceso de emisión de informe vinculante relativo a la contratación de seguridad TIC, regulado por el artículo 8 de la Orden de 12 de Julio de 2013 de la CEICE por la que se desarrollan sus competencias respecto a la contratación y otros supuestos </text:span><text:soft-page-break/><text:span text:style-name="T174">especiales de servicios, equipos y elementos técnicos de telecomunicaciones y seguridad TIC de la Junta de Andalucía. </text:span></text:p>
      <text:p text:style-name="P326"><text:span text:style-name="T184">Considerando la seguridad TIC como un proceso integral</text:span><text:span text:style-name="T174">, constituido por todos los elementos técnicos, humanos, materiales y organizativos relacionados con un Sistema (art. 5 del ENS), está claro que </text:span><text:span text:style-name="T184">ésta no se puede disgregar del resto de procesos y características de un bien o servicio TIC</text:span><text:span text:style-name="T174">. Así, en el desarrollo de un sistema de información para la gestion administrativa, en el despliegue de un servidor web que soporte protocolos seguros como SSL o HTTPS, en </text:span><text:span text:style-name="T182">la instalación</text:span><text:span text:style-name="T174"> de una base de datos </text:span><text:span text:style-name="T182">con información sobre personas</text:span><text:span text:style-name="T174">, en la configuración del puesto de trabajo de un usuario con antivirus, detectores de malware o bloqueo de puertos USB, o incluso en la propia construcción de un Centro de Proceso de Datos, á</text:span><text:span text:style-name="T182">mbitos que recaen todos dentro de las competencias de la DGPD, </text:span><text:span text:style-name="T174">es necesario contemplar toda una serie de aspectos de seguridad.</text:span></text:p>
      <text:p text:style-name="P330">Frente a esta dimensión transversal de la seguridad TIC, como un proceso integral que debe estar presente en mayor o menor medida en todas las actuaciones TIC, podemos considerar una dimensión vertical, de actuaciones <text:s/>cuyo objeto principal es la seguridad TIC: auditorías de seguridad TIC, dispositivos específicos de seguridad, etc. </text:p>
      <text:p text:style-name="P327"><text:span text:style-name="T183">Por tanto, la </text:span><text:span text:style-name="T188">tramitación de contratos de suministro y de servicios específicamente de seguridad TIC</text:span><text:span text:style-name="T174"> deberán ser informadas por la DGTSI de la CEICE, <text:s/>en función de sus competencias sobre coordinación y desarrollo de las políticas de seguridad de los sistemas de Información y telecomunicaciones de la Administración de la Junta de Andalucía (artículo 13.l del Decreto 149/2012 por el que se regula la estructura orgánica de la CEICE).</text:span></text:p>
      <text:p text:style-name="P105"><text:span text:style-name="T191">L</text:span><text:span text:style-name="T172">as revisiones a aplicar en materia de seguridad son las siguientes:</text:span></text:p>
      <text:p text:style-name="P116"/>
      <text:p text:style-name="P230"/>
      <table:table table:name="Table13" table:style-name="Table13">
        <table:table-column table:style-name="Table13.A"/>
        <table:table-column table:style-name="Table13.B"/>
        <table:table-row table:style-name="Table13.1">
          <table:table-cell table:style-name="Table13.A1" office:value-type="string">
            <text:p text:style-name="P174">¿Se hace mención explícita en los pliegos sobre si en el marco de los trabajos a realizar se realiza el tratamiento de datos personales?</text:p>
            <text:p text:style-name="P179"/>
          </table:table-cell>
          <table:table-cell table:style-name="Table13.B1" office:value-type="string">
            <text:p text:style-name="P189">SI | NO</text:p>
          </table:table-cell>
        </table:table-row>
        <table:table-row table:style-name="Table13.1">
          <table:table-cell table:style-name="Table13.A1" office:value-type="string">
            <text:p text:style-name="P215"><text:span text:style-name="T77">En caso </text:span><text:span text:style-name="T84">afirmativo</text:span><text:span text:style-name="T77">, </text:span><text:span text:style-name="T76">¿Incluyen los pliegos la cla</text:span><text:span text:style-name="T84">u</text:span><text:span text:style-name="T76">sula tipo en relación con el tratamiento de datos personales?</text:span></text:p>
          </table:table-cell>
          <table:table-cell table:style-name="Table13.B1" office:value-type="string">
            <text:p text:style-name="P189">SI | NO</text:p>
          </table:table-cell>
        </table:table-row>
        <table:table-row table:style-name="Table13.1">
          <table:table-cell table:style-name="Table13.A1" office:value-type="string">
            <text:p text:style-name="P215"><text:span text:style-name="T77"><text:s/></text:span><text:span text:style-name="T76">¿</text:span><text:span text:style-name="T77">Y la clausula tipo sobre la gestión de usuarios cuando los sistemas realizan tratamientos de datos personales</text:span><text:span text:style-name="T76">?</text:span></text:p>
          </table:table-cell>
          <table:table-cell table:style-name="Table13.B1" office:value-type="string">
            <text:p text:style-name="P189">SI | NO</text:p>
          </table:table-cell>
        </table:table-row>
        <table:table-row table:style-name="Table13.1">
          <table:table-cell table:style-name="Table13.A1" office:value-type="string">
            <text:p text:style-name="P172">En caso de que el objeto del contrato <text:span text:style-name="T245">esté relacionado con un sistema de información ¿</text:span>Se especifica en los pliegos la categoría de seguridad según la clasificación del ENS en la que recae dicho sistema?</text:p>
          </table:table-cell>
          <table:table-cell table:style-name="Table13.B1" office:value-type="string">
            <text:p text:style-name="P189">SI | NO</text:p>
          </table:table-cell>
        </table:table-row>
        <table:table-row table:style-name="Table13.1">
          <table:table-cell table:style-name="Table13.A1" office:value-type="string">
            <text:p text:style-name="P173">¿Incluyen los pliegos la clausula tipo sobre seguridad?</text:p>
          </table:table-cell>
          <table:table-cell table:style-name="Table13.B1" office:value-type="string">
            <text:p text:style-name="P189">SI | NO</text:p>
          </table:table-cell>
        </table:table-row>
        <table:table-row table:style-name="Table13.1">
          <table:table-cell table:style-name="Table13.A1" office:value-type="string">
            <text:p text:style-name="P143">En la clausula tipo sobre seguridad ¿se hace mención a las medidas de seguridad a tomar en función de la categ<text:span text:style-name="T261">o</text:span>ría del sistema según el ENS?</text:p>
          </table:table-cell>
          <table:table-cell table:style-name="Table13.B1" office:value-type="string">
            <text:p text:style-name="P189">SI | NO</text:p>
          </table:table-cell>
        </table:table-row>
        <table:table-row table:style-name="Table13.1">
          <table:table-cell table:style-name="Table13.A1" office:value-type="string">
            <text:p text:style-name="P173">¿Incorporan los pliegos las clausulas tipo sobre gestión de usuarios, cuando no aplican datos personales, y la clausula tipo sobre las directrices corporativas que se creen en materia de gestión de identidades?</text:p>
          </table:table-cell>
          <table:table-cell table:style-name="Table13.B1" office:value-type="string">
            <text:p text:style-name="P189">SI | NO</text:p>
          </table:table-cell>
        </table:table-row>
      </table:table>
      <text:p text:style-name="P234"/>
      <text:p text:style-name="P92"/>
      <text:h text:style-name="P425" text:outline-level="2"><text:bookmark-start text:name="__RefHeading__24005_946241388"/>Revisiones <text:span text:style-name="T201">relacionadas con la adquisición de bienes y servicios de necesaria uniformidad o pre-informados favorablemente, y con la gestión de su mantenimiento.</text:span><text:bookmark-end text:name="__RefHeading__24005_946241388"/></text:h>
      <text:p text:style-name="P203"/>
      <text:p text:style-name="P221"><text:span text:style-name="T22">E</text:span><text:span text:style-name="T11">n relación con las competencias que la DGPD tiene encomendadas </text:span><text:span text:style-name="T26">sobre</text:span><text:span text:style-name="T11"> la </text:span><text:span text:style-name="T26">definición</text:span><text:span text:style-name="T11"> de </text:span><text:span text:style-name="T26">los </text:span><text:span text:style-name="T11">bienes </text:span><text:span text:style-name="T26">informáticos físicos y lógicos de uso </text:span><text:span text:style-name="T11">de necesaria uniformidad, y a la gestión del mantenimiento del parque informático de la Junta de <text:s/>Andalucía, es necesario aplicar una serie de </text:span><text:span text:style-name="T54">revisiones </text:span><text:span text:style-name="T60">para garantizar que las actuaciones impulsadas por las Consejerías, Organismos y Entidades Instrumentales en esta materia son conformes al marco de actuación definido por la DGPD</text:span><text:span text:style-name="T25">.</text:span></text:p>
      <text:p text:style-name="P211"/>
      <text:p text:style-name="P222"><text:span text:style-name="T27">Sobre</text:span><text:span text:style-name="T11"> la adquisición de bienes o servicios que hayan sido declarados de necesaria uniformidad, y que por tanto hayan sido incluidos en el Catálogo de Bienes y Servicios Homologados de la Junta de Andalucía </text:span><text:span text:style-name="T28">(en adelante CBH)</text:span><text:span text:style-name="T11">, solo es necesario emitir informe vinculante para la contratación de un tipo de bien o servicio que, habiendo sido declarado de necesaria uniformidad, se pretenda </text:span><text:span text:style-name="T54">contratar al margen de la homologación</text:span><text:span text:style-name="T11">, ya sea por no estar homologado, o porque la peculiaridad de la necesidad a satisfacer determinen que hayan de contratarse fuera del Catálogo. </text:span><text:span text:style-name="T27">En el caso de la adquisición de bienes incluidos en el catálogo se consideran favorablemente informados, sustituyendose la obligación de pedir informe por la práctica de una comunicación informátiva.</text:span></text:p>
      <text:p text:style-name="P212"/>
      <text:p text:style-name="P205">De las distintas categorías que forman parte del CBH, la directamente relacionada con las competencias de la DGPD es la de “Microordenadores y periféricos”, cuyo acuerdo marco de homologación <text:s/>fue adjudicado el 24 de Julio de 2013, y formalizado el 19 de Septiembre de 2013 (publicado en BOJA número 77 de 23 de Abril de 2014) por una vigencia de 2 años (vigente hasta el 19 de Septiembre de 2015). Dentro de esta categoría, nos podemos encontrar los siguientes tipos de bienes:</text:p>
      <text:p text:style-name="P205"/>
      <text:list xml:id="list7863892462627988961" text:style-name="L15">
        <text:list-item>
          <text:p text:style-name="P345">Equipos de sobremesa y terminales ligeros.</text:p>
        </text:list-item>
        <text:list-item>
          <text:p text:style-name="P345">Portátiles.</text:p>
        </text:list-item>
        <text:list-item>
          <text:p text:style-name="P345">Impresoras.</text:p>
        </text:list-item>
        <text:list-item>
          <text:p text:style-name="P345">Escáneres</text:p>
        </text:list-item>
        <text:list-item>
          <text:p text:style-name="P345">Proyectores multimedia.</text:p>
        </text:list-item>
        <text:list-item>
          <text:p text:style-name="P345">Lectores, escritores y packs de tarjetas criptográficas.</text:p>
        </text:list-item>
        <text:list-item>
          <text:p text:style-name="P345">Equipos de videoconferencia.</text:p>
        </text:list-item>
        <text:list-item>
          <text:p text:style-name="P345">Lectores de código de barras.</text:p>
        </text:list-item>
      </text:list>
      <text:p text:style-name="P205"/>
      <text:p text:style-name="P206">Por tanto, cuando se tramite un procedimiento de informe vinculado al suministro de un bien que recaiga en alguna de estas categorías, es necesario verificar si el bien a adquirir está homologado (en cuyo caso la propuesta de resolución debe indicar que no procede la emisión de informe, sino la práctica de la comunicación de la adquisición del bien), o si en el expediente de contratación se justifica debidamente la necesidad que motiva la adquisición del bien al margen de la homologación. En este caso, <text:soft-page-break/>es inevitable que el técnico encargado de la revisión deba emitir un juicio de valor al respecto, para garantizar la racionalidad de los suministros de la Junta y preservar los derechos de las empresas adjudicatarias del concurso de acuerdo marco de homologación. Además en cualquier caso se comprobará que los pliegos del contrato incluyen la claúsula de inventario de bienes.</text:p>
      <text:p text:style-name="P206"/>
      <text:p text:style-name="P209">Además de las anteriores tipos de bienes incluidos en el CBH, para agilizar la tramitación de la contratación de otros tipos de bienes y servicios TIC, las Instrucciones 1/2012 y 1/2013 de la DGPD sustituia<text:span text:style-name="T266">n</text:span> la obligación de recabar informe vinculante de los bienes incluídos en su anexo por la práctica de una comunicación, siempre que la cuantía de su importe no excediera la del contrato menor. <text:span text:style-name="T266">Además, se</text:span> excluía al material fungible o de fácil deterioro y a los equipos electrónicos cuya finalidad principal no <text:span text:style-name="T266">sea</text:span> el tratamiento de la información del régimen de informe vinculante o comunicaciones sustitutivas. </text:p>
      <text:p text:style-name="P209"/>
      <text:p text:style-name="P209">Dentro del anexo de la Instrucción, <text:span text:style-name="T266">conforme a la relación final fijada por la Instrucción 1/2013, </text:span>se recogen los siguientes tipos de bienes:</text:p>
      <text:list xml:id="list8595991096635462451" text:style-name="L16">
        <text:list-item>
          <text:p text:style-name="P346">Elementos esenciales de un microordenador (placa, procesador, etc).</text:p>
        </text:list-item>
        <text:list-item>
          <text:p text:style-name="P346">Periféricos de entrada (ratón, teclado, escáner de sobremesa no incluido en el CBH).</text:p>
        </text:list-item>
        <text:list-item>
          <text:p text:style-name="P346">Dispositivos de salida (monitor, altavoces, etc).</text:p>
        </text:list-item>
        <text:list-item>
          <text:p text:style-name="P346">Dispositivos de entrada / salida (tarjetas de red, sonido, etc)</text:p>
        </text:list-item>
        <text:list-item>
          <text:p text:style-name="P346">Módulos de memoria.</text:p>
        </text:list-item>
        <text:list-item>
          <text:p text:style-name="P346">Bienes de almacenamiento de la información (usb, discos duros, etc)</text:p>
        </text:list-item>
        <text:list-item>
          <text:p text:style-name="P346">Accesorios (SAI, Dock Stations, hub USB, etc.)</text:p>
        </text:list-item>
        <text:list-item>
          <text:p text:style-name="P346">Bienes de interconexión de equipos.</text:p>
        </text:list-item>
        <text:list-item>
          <text:p text:style-name="P346">Servicios profesionales básicos relacionados con actuaciones no cubiertas por contratos de soporte corporativo de microinformática, servidores medios o departamentales.</text:p>
        </text:list-item>
        <text:list-item>
          <text:p text:style-name="P346">Bienes o servicios relacionados con la adecuación y/o mantenimiento de CPDs (en este caso para cualquier importe).</text:p>
        </text:list-item>
      </text:list>
      <text:p text:style-name="P206"/>
      <text:p text:style-name="P207">En aplicación de las Instrucción 1/2013, durante la instrucción de un expediente de informe vinculante, habrá que aplicar las siguientes revisiones:</text:p>
      <text:list xml:id="list3499250633994484170" text:style-name="L17">
        <text:list-item>
          <text:p text:style-name="P347">Si se trata de un suministro de material auxiliar de informática con carácter de consumible o de fácil deterioro<text:note text:id="ftn8" text:note-class="footnote"><text:note-citation>8</text:note-citation><text:note-body><text:p text:style-name="P128">La acepción de bien con carácter de consumible o de fácil deterioro es muy amplia. En la Instrucción 1/2013 se incluyen exprésamente soportes de almacenamiento óptico (CD, DVD, Blue-Ray, etc.), cartuchos de tinta de impresora, tóner, y elementos de cableado para la conexión de equipos al tendido eléctrico. En el PPT del <text:s/>contrato del mantenimiento de equipos de microinformática de la Junta de Andalucía, se indica que determinados componentes <text:s/>de impresoras (tambor, fusor, rodillos) son considerados también como material fungible, en función de la marca y modelo de la impresora.</text:p></text:note-body></text:note>, en cuyo caso en la propuesta de resolución habrá que indicar que no procede la emisión de informe vinculante por estar exento de dicho régimen.</text:p>
        </text:list-item>
        <text:list-item>
          <text:p text:style-name="P348">Si se trata del suministro de un bien que, incluyendo un microcontrolador, procesador, o sistema de almacenamiento masivo, <text:soft-page-break/>no tiene como finalidad el tratamiento de la información (dispositivos de laboratorio computerizados, equipos de imágen médica, smart-tvs, etc), en cuyo caso habrá que obrar igual que en el caso anterior.</text:p>
        </text:list-item>
        <text:list-item>
          <text:p text:style-name="P348">Si se trata del suministro de un bien que recaiga en alguna de las categorías contempladas en el anexo de la Instrucción, en cuyo caso además de la no procedencia de la emisión del informe, habrá que indicar en la resolución la obligatoriedad de practicar la comunicación a través del sistema de información INFOCOR.</text:p>
        </text:list-item>
      </text:list>
      <text:p text:style-name="P208"/>
      <text:p text:style-name="P223"><text:span text:style-name="T28">En el caso de los bienes incluidos en la Instrucción, es necesario tener en cuenta la existencia de un límite de importe (el que la LCSP establezca para</text:span><text:span text:style-name="T11"> </text:span><text:span text:style-name="T28">el contrato menor) para todas las categorías salvo para la de adecuación y</text:span><text:span text:style-name="T11"> </text:span><text:span text:style-name="T28">mantenimiento de CPDs (en las que siempre aplicará el régimen de comunicación). </text:span><text:span text:style-name="T45">Seguidamente se desarrollan las revisiones a aplicar para las contrataciones incluidas en esta categoría.</text:span></text:p>
      <text:p text:style-name="P235"/>
      <text:p text:style-name="P230"/>
      <table:table table:name="Table15" table:style-name="Table15">
        <table:table-column table:style-name="Table15.A"/>
        <table:table-column table:style-name="Table15.B"/>
        <table:table-row table:style-name="Table15.1">
          <table:table-cell table:style-name="Table15.A1" table:number-columns-spanned="2" office:value-type="string">
            <text:p text:style-name="P335">SOBRE LA CONTRATACIÓN DE BIENES DEL CBH</text:p>
          </table:table-cell>
          <table:covered-table-cell/>
        </table:table-row>
        <table:table-row table:style-name="Table15.1">
          <table:table-cell table:style-name="Table15.A2" office:value-type="string">
            <text:p text:style-name="P181">El bien que se pretende adquirir mediante el presente contrato de suministro, ¿pertenece a alguna categoría de bienes incluida en el acuerdo marco de microinformática y periféricos del Catálogo de Bienes Homologados?</text:p>
          </table:table-cell>
          <table:table-cell table:style-name="Table15.B2" office:value-type="string">
            <text:p text:style-name="P189">SI | NO</text:p>
          </table:table-cell>
        </table:table-row>
        <table:table-row table:style-name="Table15.1">
          <table:table-cell table:style-name="Table15.A2" office:value-type="string">
            <text:p text:style-name="P176">En el caso de que sí, ¿se trata de un bien incluido en el catálogo? (En caso afirmativo habrá que indicar en la resolución que no aplica la emisión de informe por este motivo)</text:p>
          </table:table-cell>
          <table:table-cell table:style-name="Table15.B2" office:value-type="string">
            <text:p text:style-name="P189">SI | NO</text:p>
          </table:table-cell>
        </table:table-row>
        <table:table-row table:style-name="Table15.1">
          <table:table-cell table:style-name="Table15.A2" office:value-type="string">
            <text:p text:style-name="P176">En el caso de que el bien no esté incluido en el catálogo ¿se justifica explícitamente en los pliegos la necesidad que se pretende satisfacer, y los motivos por los que los bienes que sí están homologados no cubren esa necesidad?</text:p>
          </table:table-cell>
          <table:table-cell table:style-name="Table15.B2" office:value-type="string">
            <text:p text:style-name="P189">SI | NO</text:p>
          </table:table-cell>
        </table:table-row>
        <table:table-row table:style-name="Table15.1">
          <table:table-cell table:style-name="Table15.A1" table:number-columns-spanned="2" office:value-type="string">
            <text:p text:style-name="P175">En el caso de que sí que se incluya una justificación en los pliegos, emitir un juicio de valor sobre l<text:span text:style-name="T262">a </text:span>procedencia de autorizar dicha contratación al margen del catálogo.</text:p>
          </table:table-cell>
          <table:covered-table-cell/>
        </table:table-row>
        <table:table-row table:style-name="Table15.1">
          <table:table-cell table:style-name="Table15.A1" table:number-columns-spanned="2" office:value-type="string">
            <text:p text:style-name="P175">&lt;&lt;&lt;JUICIO DE VALOR SOBRE LA PROCEDENCIA DE AUTORIZAR LA CONTRATACIÓN AL MARGEN DEL CATÁLOGO &gt;&gt;&gt;&gt;</text:p>
          </table:table-cell>
          <table:covered-table-cell/>
        </table:table-row>
        <table:table-row table:style-name="Table15.1">
          <table:table-cell table:style-name="Table15.A2" office:value-type="string">
            <text:p text:style-name="P177">¿Se incluyen en los pliegos del contrato la clausula de inventario de bienes, y el anexo sobre el procedimiento de inventario?</text:p>
          </table:table-cell>
          <table:table-cell table:style-name="Table15.B2" office:value-type="string">
            <text:p text:style-name="P189">SI | NO</text:p>
          </table:table-cell>
        </table:table-row>
        <table:table-row table:style-name="Table15.1">
          <table:table-cell table:style-name="Table15.A1" table:number-columns-spanned="2" office:value-type="string">
            <text:p text:style-name="P334">SOBRE LA CONTRATACIÓN DE BIENES Y SERVICIOS REGULADOS POR LA INSTRUCCIÓN 1/2013 DE LA DGPD</text:p>
          </table:table-cell>
          <table:covered-table-cell/>
        </table:table-row>
        <table:table-row table:style-name="Table15.1">
          <table:table-cell table:style-name="Table15.A2" office:value-type="string">
            <text:p text:style-name="P178">¿Se trata de un suministro de material auxiliar de informática con carácter de consumible o de fácil deterioro? <text:span text:style-name="T246">(En caso afirmativo habrá que indicar en la resolución que no aplica la emisión de informe por este motivo)</text:span></text:p>
          </table:table-cell>
          <table:table-cell table:style-name="Table15.B2" office:value-type="string">
            <text:p text:style-name="P189">SI | NO</text:p>
          </table:table-cell>
        </table:table-row>
        <table:table-row table:style-name="Table15.1">
          <table:table-cell table:style-name="Table15.A2" office:value-type="string">
            <text:p text:style-name="P178">¿Se trata del suministro de un bien que, incluyendo un microcontrolador, procesador, o sistema de almacenamiento masivo, no tiene como finalidad el tratamiento de la información?<text:span text:style-name="T246">(En caso afirmativo habrá que indicar en la resolución que no aplica la emisión de informe por este motivo)</text:span></text:p>
          </table:table-cell>
          <table:table-cell table:style-name="Table15.B2" office:value-type="string">
            <text:p text:style-name="P189">SI | NO</text:p>
          </table:table-cell>
        </table:table-row>
        <table:table-row table:style-name="Table15.1">
          <table:table-cell table:style-name="Table15.A2" office:value-type="string">
            <text:p text:style-name="P178">¿Se trata de algún bien o servicio que esté incluido en alguna de las categorías del anexo de la Instrucción, por un importe permitido por dicho anexo? <text:span text:style-name="T246">(En caso afirmativo habrá que indicar en la resolución que no aplica la emisión de informe por este motivo, </text:span>y la obligatoriedad de practicar la comunicación a través de INFOCOR<text:span text:style-name="T246">)</text:span></text:p>
          </table:table-cell>
          <table:table-cell table:style-name="Table15.B2" office:value-type="string">
            <text:p text:style-name="P189">SI | NO</text:p>
          </table:table-cell>
        </table:table-row>
      </table:table>
      <text:p text:style-name="P234"/>
      <text:p text:style-name="P213"/>
      <text:h text:style-name="P427" text:outline-level="2"><text:bookmark-start text:name="__RefHeading__24226_946241388"/><text:span text:style-name="T192">R</text:span><text:span text:style-name="T172">evisiones destinadas a homogeneizar y normalizar las metodologías y herramientas TIC empleadas en la Junta de Andalucía. </text:span><text:bookmark-end text:name="__RefHeading__24226_946241388"/></text:h>
      <text:p text:style-name="P61"/>
      <text:p text:style-name="P288"><text:span text:style-name="T28">A la DGPD, en función de su decreto de estructura, le corresponden las </text:span><text:span text:style-name="T32">competencias para </text:span><text:span text:style-name="T63">establecer cuantas normas tecnológicas sean necesarias para mejorar la eficacia y eficiencia del uso de las TIC</text:span><text:span text:style-name="T32"> en la Junta de Andalucía. En virtud de esto, y en el marco de las tareas de definición y de normalización </text:span><text:span text:style-name="T33">interna hechas por el proyecto MADEJA (Marco de Desarrollo de la Junta de Andalucía), se ha venido exigiendo la inclusión en los pliegos de prescripciones técnicas de los contratos TIC en cuyo objeto se encuentre el desarrollo de software la inclusión de la </text:span><text:span text:style-name="T64">claúsula tipo de MADEJA</text:span><text:span text:style-name="T33">. No obstante, este proyecto se encuentra en fase de revisión, como consecuencia del proceso de reorganización interna de la DGPD, motivo por el que dicha clausula a pasado a tener el carácter de recomendado. </text:span><text:span text:style-name="T34">Con el mismo objetivo, se exige la inclusión en los pliegos de la </text:span><text:span text:style-name="T65">clausula tipo sobre metodología</text:span><text:span text:style-name="T34"> (METRICA V3).</text:span></text:p>
      <text:p text:style-name="P268"/>
      <text:p text:style-name="P289"><text:span text:style-name="T33">L</text:span><text:span text:style-name="T34">a DGPD también tiene las competencias </text:span><text:span text:style-name="T31">para determinar el </text:span><text:span text:style-name="T62">conjunto de las infraestructuras TIC</text:span><text:span text:style-name="T31"> (sistemas de información, tecnologías, marcos de programación, librerías de software, entre otras) </text:span><text:span text:style-name="T62">que tendrán la consideración de estándares</text:span><text:span text:style-name="T31"> en el ámbito de la Junta de Andalucía. </text:span><text:span text:style-name="T35">En el ejercicio de esta competencia, se ha venido exigiendo en los pliegos de los expedientes a informar la inclusión de las clausulas de “Uso de Infraestructuras TIC Corporativas” y de “Uso de Herramientas Corporativas”.</text:span></text:p>
      <text:p text:style-name="P269"/>
      <text:p text:style-name="P289"><text:span text:style-name="T36">Aunque lo deseable </text:span><text:span text:style-name="T37">sería que en dicha clausula se incluyese una enumeración exhaustiva de dichas infraestructuras, el estado de las mismas no constituye una foto fija, sino que se trata de proyectos que evolucionan en el tiempo, creándose nuevas infraestructuras o retirando del uso infraestructuras existentes. Además, hay que tener en cuenta que entre el momento en el que se concibe un contrato y se escriben los pliegos que han de regir la ejecución del mismo, y el momento en el que se inicia la ejecución de los trabajos puede pasar un periodo de tiempo prolongado. Por este motivo, se indica en dicha clausula la obligación de incluir las nuevas infraestructuras TIC que se puedan haber creado, siempre que sean susceptibles de su utilización y que tengan el carácter de corporativas u horizontales.</text:span></text:p>
      <text:p text:style-name="P272"/>
      <text:p text:style-name="P293"><text:span text:style-name="T37">D</text:span><text:span text:style-name="T11">entro de esta categoría de revisiones se incluyen también las comprobaciones a realizar sobre si el objeto y el alcance del bien o servicio a contratar ya se encuentra contemplado en alguno de los contratos corporativos con vigencia en el momento de emisión del informe, en cuyo caso habrá que proponer la emisión de informe desfavorable y reconducir al solicitante al uso de dichos servicios corporativos.</text:span></text:p>
      <text:p text:style-name="P273"/>
      <text:p text:style-name="P274">Las revisiones a aplicar en esta categoría son las siguientes:</text:p>
      <text:p text:style-name="P274"/>
      <text:p text:style-name="P274"/>
      <text:p text:style-name="P214"><text:soft-page-break/></text:p>
      <text:p text:style-name="P232"/>
      <table:table table:name="Table17" table:style-name="Table17">
        <table:table-column table:style-name="Table17.A"/>
        <table:table-column table:style-name="Table17.B"/>
        <table:table-row table:style-name="Table17.1">
          <table:table-cell table:style-name="Table17.A1" office:value-type="string">
            <text:p text:style-name="P241"><text:span text:style-name="T83">En el caso de que en el objeto del contrato se encuentre, entre otros, tareas de desarrollo de sistemas </text:span><text:span text:style-name="T76">¿Se incluye en el clausulado de los pliegos la clausula tipo sobre MADEJA?</text:span></text:p>
          </table:table-cell>
          <table:table-cell table:style-name="Table17.B1" office:value-type="string">
            <text:p text:style-name="P190">SI | NO</text:p>
          </table:table-cell>
        </table:table-row>
        <table:table-row table:style-name="Table17.1">
          <table:table-cell table:style-name="Table17.A2" office:value-type="string">
            <text:p text:style-name="P183">¿Y la clausula tipo sobre la metodología METRICA v3?</text:p>
          </table:table-cell>
          <table:table-cell table:style-name="Table17.B2" office:value-type="string">
            <text:p text:style-name="P190">SI | NO</text:p>
          </table:table-cell>
        </table:table-row>
        <table:table-row table:style-name="Table17.1">
          <table:table-cell table:style-name="Table17.A2" office:value-type="string">
            <text:p text:style-name="P184">¿Se incluye en los pliegos la clausula tipo sobre “Uso de infraestructuras TIC y herramientas corporativas”</text:p>
          </table:table-cell>
          <table:table-cell table:style-name="Table17.B2" office:value-type="string">
            <text:p text:style-name="P190">SI | NO</text:p>
          </table:table-cell>
        </table:table-row>
        <table:table-row table:style-name="Table17.1">
          <table:table-cell table:style-name="Table17.A2" office:value-type="string">
            <text:p text:style-name="P185">El objeto y el alcance del contrato a realizar ¿se encuentra ya cubierto por algún contrato corporativo en vigor o en estado de licitación? Ejemplos de contratos corporativos vigentes son el contrato corporativo de Oracle, el contrato corporativo de Microsoft, etc.</text:p>
          </table:table-cell>
          <table:table-cell table:style-name="Table17.B2" office:value-type="string">
            <text:p text:style-name="P190">SI | NO</text:p>
          </table:table-cell>
        </table:table-row>
      </table:table>
      <text:p text:style-name="P89"/>
      <text:p text:style-name="P275"/>
      <text:p text:style-name="P303"/>
      <text:h text:style-name="P428" text:outline-level="2"><text:bookmark-start text:name="__RefHeading__24005_9462413881"/>Revisiones <text:span text:style-name="T218">destinadas a mejorar la calidad de los pliegos y a salvaguardar los intereses de la Junta de Andalucía en las contrataciones TIC.</text:span><text:bookmark-end text:name="__RefHeading__24005_9462413881"/></text:h>
      <text:p text:style-name="P69"/>
      <text:p text:style-name="P263">Conforme ya se ha indicado con anterioridad en la presente Guía de Revisión, y tal y como aparece recogido en el Decreto de Estructura de la CHAP, la DGPD tiene competencias para <text:s/>“...la <text:span text:style-name="T128">especificación de características técnicas básicas de los bienes y servicios informáticos que deberán regir la elaboración de pliegos de prescripciones técnicas</text:span>”.</text:p>
      <text:p text:style-name="P263"/>
      <text:p text:style-name="P264">El objetivo de estas revisiones, además de desarrollar las líneas estratégicas y los principios básicos por los que se debe regir la política informática de la Junta de Andalucía, tal y como hemos visto en otras secciones de este documento, debe ser el de <text:span text:style-name="T128">mejorar la calidad técnica</text:span>, desde el punto de vista de la contratación administrativa, de los pliegos de prescripciones que forman parte de los expedientes de contratación de bienes y/o servicios de carácter TIC, así como <text:span text:style-name="T128">salvaguardar los intereses de la Junta de Andalucía en la celebración de dichos contratos</text:span>. No podemos olvidar que el propio TRLCSP, en su artículo 26.2, establece que “...El documento contractual no podrá incluir estipulaciones que establezcan derechos y obligaciones para las partes distintos de los previstos en los pliegos, concretados, en su caso, en la forma que resulte de la proposición del adjudicatario, o de los precisados en el acto de adjudicación del contrato...”. </text:p>
      <text:p text:style-name="P264"><text:span text:style-name="T219">Por lo tanto, la aplicación de este tipo de revisiones y la definición de clausulas tipo incidirá directamente en la salvaguarda de los intereses de la Junta de Andalucía, y permitirá </text:span><text:span text:style-name="T136">homogeneizar y normalizar los contratos TIC</text:span><text:span text:style-name="T219"> que se celebren en su seno.</text:span></text:p>
      <text:p text:style-name="P264"/>
      <text:p text:style-name="P270">Este es el fin que se ha venido persiguiendo cuando desde el órgano directivo encargado de la emisión de informes se ha solicitado la <text:span text:style-name="T225">inclusión</text:span> de <text:span text:style-name="T220">las clausulas tipo de </text:span><text:span text:style-name="T137">confidencialidad de la información</text:span><text:span text:style-name="T220">, </text:span><text:span text:style-name="T137">propiedad intelectual de los trabajos</text:span><text:span text:style-name="T220"> o </text:span><text:span text:style-name="T137">lugar de realización</text:span><text:span text:style-name="T220">, sin perjuicio de las nuevas clausulas que se puedan definir con los objetivos anteriormente expuestos. Además de estas clausulas tipo, también se exige la inclusión de una </text:span><text:span text:style-name="T137">clausula de garantía</text:span><text:span text:style-name="T220">, para evitar su no inclusión por olvido u omisión, en la que se especifique el plazo y condiciones de la misma.</text:span></text:p>
      <text:p text:style-name="P270"/>
      <text:p text:style-name="P271">Persiguiendo los objetivos anteriormente expuestos, se deberán practicar las siguientes revisiones:</text:p>
      <text:p text:style-name="P232"/>
      <text:p text:style-name="P214"/>
      <table:table table:name="Table16" table:style-name="Table16">
        <table:table-column table:style-name="Table16.A"/>
        <table:table-column table:style-name="Table16.B"/>
        <table:table-row table:style-name="Table16.1">
          <table:table-cell table:style-name="Table16.A1" office:value-type="string">
            <text:p text:style-name="P187">¿Incluyen los pliegos la clausula tipo sobre confidencialidad de la información?</text:p>
          </table:table-cell>
          <table:table-cell table:style-name="Table16.B1" office:value-type="string">
            <text:p text:style-name="P190">SI | NO</text:p>
          </table:table-cell>
        </table:table-row>
        <table:table-row table:style-name="Table16.1">
          <table:table-cell table:style-name="Table16.A2" office:value-type="string">
            <text:p text:style-name="P182">¿Y la clausula tipo sobre <text:span text:style-name="T257">propiedad intelectual de los trabajos?</text:span></text:p>
          </table:table-cell>
          <table:table-cell table:style-name="Table16.B2" office:value-type="string">
            <text:p text:style-name="P190">SI | NO</text:p>
          </table:table-cell>
        </table:table-row>
        <table:table-row table:style-name="Table16.1">
          <table:table-cell table:style-name="Table16.A2" office:value-type="string">
            <text:p text:style-name="P186">¿Incluyen la clausula tipo sobre lugar de realización de los trabajos?</text:p>
          </table:table-cell>
          <table:table-cell table:style-name="Table16.B2" office:value-type="string">
            <text:p text:style-name="P190">SI | NO</text:p>
          </table:table-cell>
        </table:table-row>
        <table:table-row table:style-name="Table16.1">
          <table:table-cell table:style-name="Table16.A2" office:value-type="string">
            <text:p text:style-name="P186">¿Se incluye una clausula sobre garantía?</text:p>
          </table:table-cell>
          <table:table-cell table:style-name="Table16.B2" office:value-type="string">
            <text:p text:style-name="P190">SI | NO</text:p>
          </table:table-cell>
        </table:table-row>
      </table:table>
      <text:p text:style-name="P90"/>
      <text:p text:style-name="P304"/>
      <text:h text:style-name="Heading_20_1" text:outline-level="1"><text:bookmark-start text:name="__RefHeading__1254_243301100"/><text:s/>FLUJO DE TRAMITACIÓN<text:bookmark-end text:name="__RefHeading__1254_243301100"/></text:h>
      <text:p text:style-name="P31">A continuación se describen las principales fases del flujo interno de tramitación asociado al procedimiento administrativo de emisión de informes vinculantes en materia de Política Digital.</text:p>
      <text:p text:style-name="P31"/>
      <text:h text:style-name="P419" text:outline-level="3"><text:bookmark-start text:name="__RefHeading__1280_243301100"/><text:tab/>Asignación de Solicitudes<text:bookmark-end text:name="__RefHeading__1280_243301100"/></text:h>
      <text:p text:style-name="P8"/>
      <text:p text:style-name="P8">La asignación se realiza por el jefe de Servicio de Coordinación y Desarrollo de Sistemas Horizontales de acuerdo a las directrices establecidas por la Dirección General de Política Digital (DGPD). </text:p>
      <text:p text:style-name="P8"/>
      <text:h text:style-name="Heading_20_3" text:outline-level="3"><text:bookmark-start text:name="__RefHeading__1256_243301100"/>Solicitudes INFOCOR de <text:span text:style-name="T247">expedientes impulsados por la DGPD.</text:span><text:bookmark-end text:name="__RefHeading__1256_243301100"/></text:h>
      <text:p text:style-name="P75"/>
      <text:p text:style-name="P77"><text:span text:style-name="T43">Puesto que el objetivo último de los informes emitidos por la DGPD es garantizar la adecuación de las contrataciones TIC de la Junta de Andalucía con las directrices de la Política Informática </text:span><text:span text:style-name="T44">en el ámbito competencial de la CHAP</text:span><text:span text:style-name="T43">, en el caso de las contrataciones impulsadas por la propia DGPD está claro que su objeto está alineado con </text:span><text:span text:style-name="T44">dichas directrices. No obstante, para dar cumplimiento a lo establecido en la Orden de 12 de Octubre, y para que <text:s/>el registro histórico que sobre contratación TIC mantiene INFOCOR sea lo más preciso posible, es necesario realizar la petición de informe vinculante a través de INFOCOR. En este caso, se seguirá un circuito abreviado en el que no se producirá revisión del técnico, sino que las peticiones de informe una vez realizadas se pasarán directamente al estado de resolución.</text:span></text:p>
      <text:p text:style-name="P76"/>
      <text:h text:style-name="P417" text:outline-level="3"><text:bookmark-start text:name="__RefHeading__6219_1630940624"/>Solicitudes INFOCOR de revisión básica.<text:bookmark-end text:name="__RefHeading__6219_1630940624"/></text:h>
      <text:p text:style-name="P333"/>
      <text:p text:style-name="P6"><text:span text:style-name="T254">En el </text:span><text:span text:style-name="T141">anexo II</text:span><text:span text:style-name="T254"> de la presente Guía se indica las categorías de expedientes que recaerían dentro de este flujo simplificado de revisión básica, anexo que se mantendrá actualizado conforme se añadan o quiten nuevas categorías. <text:s/>Inicialmente se incluirán prórrogas (cuyo contrato original ya ha sido objeto de una revisión más profunda) y aquellas contrataciones cuyo objeto pertenezca a ámbitos <text:s/>muy acotados en su alcance y que no generen ningún tipo de duda sobre su adecuación a la política digital de la Junta de Andalucía. Para tal fin, y en</text:span> función de las tendencias de contratación detectadas a través del sistema de información INFOCOR, <text:span text:style-name="T106">y a partir de las <text:s/>propuestas realizadas por los técnicos de la DGPD encargados de la revisión de expedientes, el Servicio de Coordinación y Desarrollo de Sistemas Horizontales elevará una propuesta de modificación del anexo II al Director General de Política Digital.</text:span></text:p>
      <text:p text:style-name="P6"><text:soft-page-break/><text:span text:style-name="T255">En este tipo de expedientes de revisión básica se deberá</text:span> incorporar <text:span text:style-name="T255">a la documentación</text:span> un informe técnico realizado por el <text:span text:style-name="T253">personal de la DGPD al que se le haya asignado el estudio del expediente. <text:s/>Este informe se elaborará según el modelo definido en el </text:span><text:span text:style-name="T140">anexo I</text:span><text:span text:style-name="T141">I</text:span><text:span text:style-name="T140">I, </text:span><text:span text:style-name="T254">mediante la aplicación de las directrices y criterios de revisión contenidos en la presente Guía. </text:span></text:p>
      <text:p text:style-name="P6"><text:span text:style-name="T254">Si durante el proceso de revisión el técnico identifica elementos que el solicitante debe modificar en el contenido de la documentación aportada junto con la solicitud, éste podrá transicionar el expediente a la fase de “REVISIÓN Y SUBSANACIÓN”, durante la que se interrumpe el plazo para resolver. Para notificar al solicitante el motivo de la subsanación, en el sistema INFOCOR deberá crear un mensaje que siga la estructura indicada en el </text:span><text:span text:style-name="T141">anexo V</text:span><text:span text:style-name="T254">.</text:span></text:p>
      <text:p text:style-name="P7">Finalmente, una vez que el técnico encargado del estudio tiene una propuesta de resolución, deberá transicionar el expediente a la fase “REDACCIÓN DE INFORME”. En el caso de que el expediente tenga alguna particularidad (propuesta de informe desfavorable, necesidad de modificar el texto de la resolución conforme al modelo definido en el anexo IV para incorporar alguna clausula adicional, etc) ésta deberá ser puesta en conocimiento del Servicio de Coordinación y Desarrollo de Sistemas Horizontales, como responsable último de preparar los documentos de resolución.</text:p>
      <text:p text:style-name="P6"><text:span text:style-name="T256">Una vez incorporado al expediente el documento de resolución elaborado conforme a las indicaciones realizadas por el técnico que ha elaborado el informe técnico, </text:span>las propuestas de resolución son remitidas directamente a la firma del Director General, previo control <text:s/>realizado por el Servicio de Coordinación y Desarrollo de Sistemas Horizontales.</text:p>
      <text:p text:style-name="P34"/>
      <text:h text:style-name="Heading_20_3" text:outline-level="3"><text:bookmark-start text:name="__RefHeading__1258_243301100"/>Solicitudes INFOCOR de revisión extendida sin visto bueno de un Coordinador.<text:bookmark-end text:name="__RefHeading__1258_243301100"/></text:h>
      <text:p text:style-name="P5"/>
      <text:p text:style-name="P5">Estos expedientes, <text:span text:style-name="T256">al igual que en el caso de la revisión básica, </text:span><text:s/>deben incorporar un informe técnico realizado por el personal de la DGPD que se haya encargado de su estudio, visado por el jefe del servicio de adscripción del técnico informante. <text:span text:style-name="T256">No obstante, s</text:span>u circuito de tramitación interno es simplificado, puesto que una vez elaborado el informe la propuesta de <text:span text:style-name="T256">resolución</text:span> es elevada directamente al Director General de Política Digital, sin la intervención de ningún Coordinador de la Dirección General.</text:p>
      <text:p text:style-name="P5">Para distinguir estos expedientes de los expedientes de revisión técnica extendida que requieren del visto bueno del Coordinador, se establece un umbral económico correspondiente a la cuantía de un contrato por procedimiento negociado sin publicidad por razón del importe.</text:p>
      <text:p text:style-name="P5"/>
      <text:p text:style-name="P4"/>
      <text:h text:style-name="Heading_20_3" text:outline-level="3"><text:bookmark-start text:name="__RefHeading__1260_243301100"/><text:soft-page-break/>Solicitudes INFOCOR de revisión extendida con el visto bueno de un Coordinador.<text:bookmark-end text:name="__RefHeading__1260_243301100"/></text:h>
      <text:p text:style-name="Párrafo_20_Nivel_20_3"/>
      <text:p text:style-name="P9"><text:span text:style-name="T256">La diferencia con el nivel de revisión anterior radica en que estos expedientes </text:span>se visan por <text:span text:style-name="T119">la</text:span> Coordina<text:span text:style-name="T119">ción </text:span><text:s/>de la DGPD <text:s/>y posteriormente se remiten directamente a la firma del Director General. </text:p>
      <text:p text:style-name="P9"/>
      <text:h text:style-name="Heading_20_3" text:outline-level="3"><text:bookmark-start text:name="__RefHeading__1316_243301100"/>Elaboración del Informe técnico<text:bookmark-end text:name="__RefHeading__1316_243301100"/></text:h>
      <text:p text:style-name="Párrafo_20_Nivel_20_3"/>
      <text:p text:style-name="P10">El informe técnico <text:s/>será elaborado de acuerdo al modelo de informe establecido por la Dirección General, <text:span text:style-name="T256">recogido en el </text:span><text:span text:style-name="T142">anexo III</text:span><text:span text:style-name="T256">, </text:span>y en él se recogeran de forma resumida todos los aspectos más significativos del expediente y las <text:s/>observaciones o condicionantes que tengan que ser tenidos en cuenta proponiendo una resolución favorable, o bien una resolución desfavorable en cuyo caso debe exponer la motivación de <text:span text:style-name="T256">esta propuesta</text:span>. <text:span text:style-name="T86">En el caso de que la naturaleza del objeto de la contratación escape del ámbito competencia de la DGPD, el informe técnico constatará tal circunstancia, y en consiguiente la propuesta de emisión de una resolución justificativa de la no procedencia de emitir informe, por no estar la DGPD facultada para ello. </text:span><text:span text:style-name="T87">En el caso de que el objeto de la contratación se corresponda con un bien incluído en el anexo de la Instrucción o en el Catálogo de Bienes Homologados, debe reflejar dicha circunstancia (incluso lo deseable sería contactar directamente con el solicitante, indicandole que su contratación ya informada favorablemente de forma previa, al estar incluida en anexo o instrucción, e invitándole a desistir de la solicitud).</text:span></text:p>
      <text:p text:style-name="P45">Cuando el informe técnico proponga emitir una resolución no <text:s/>favorable, el jefe del servicio al que pertenece el técnico que ha realizado el estudio del expediente deberá informar de la situación al Coordinador.</text:p>
      <text:p text:style-name="P44">Este informe debe ser firmado electrónicamente por el técnico y deberá incluir el visto bueno del jefe de servicio.</text:p>
      <text:p text:style-name="Párrafo_20_Nivel_20_2"/>
      <text:h text:style-name="P383" text:outline-level="1" text:is-list-header="true"><text:bookmark-start text:name="__RefHeading__754_1011027824"/>ANEXO I. Reparto de áreas temáticas de responsabilidad de cada uno de los servicios de la Dirección General<text:bookmark-end text:name="__RefHeading__754_1011027824"/></text:h>
      <text:p text:style-name="P44">A continuación se relacionan el conjunto de áreas temáticas responsabilidad de cada uno de los servicios de la Dirección General: </text:p>
      <text:p text:style-name="P336"><draw:frame draw:style-name="fr2" draw:name="Objeto1" text:anchor-type="paragraph" svg:x="0.653cm" svg:y="0.691cm" svg:width="15.388cm" svg:height="21.135cm" draw:z-index="1"><draw:object xlink:href="./Object 1" xlink:type="simple" xlink:show="embed" xlink:actuate="onLoad"/><draw:image xlink:href="./ObjectReplacements/Object 1" xlink:type="simple" xlink:show="embed" xlink:actuate="onLoad"/></draw:frame></text:p>
      <text:p text:style-name="P251"><text:soft-page-break/><text:span text:style-name="T250">Para cada una de estas áreas temáticas, los diferentes servicios </text:span><text:s/><text:span text:style-name="T251">responsables deberán proporcionar directrices y criterios de revisión, que serán incorporadas en la presente guía.</text:span></text:p>
      <text:p text:style-name="P44"/>
      <text:h text:style-name="Heading_20_2" text:outline-level="2" text:restart-numbering="true" text:start-value="-1"><text:bookmark-start text:name="__RefHeading__530_1536720578"/>Directrices del Servicio de Innovación y Prospectiva<text:bookmark-end text:name="__RefHeading__530_1536720578"/></text:h>
      <text:p text:style-name="P31">En esta sección el servicio de Innovacion y Prospectiva debe incluir las directrices relacionadas con las áreas siguientes:</text:p>
      <text:list xml:id="list3370162415419701065" text:style-name="L18">
        <text:list-item>
          <text:p text:style-name="P438">Suministro licencias de software propietario no asignados a otras áreas</text:p>
        </text:list-item>
        <text:list-item>
          <text:p text:style-name="P438">Servicios de desarrollo web </text:p>
        </text:list-item>
        <text:list-item>
          <text:p text:style-name="P438">Servicios relacionados con Productos de software libre no asignados a otras áreas</text:p>
        </text:list-item>
        <text:list-item>
          <text:p text:style-name="P438">Servicios <text:s/>relacionados con productividad personal </text:p>
        </text:list-item>
        <text:list-item>
          <text:p text:style-name="P438">Servicios relacionados con prospectiva <text:s/>y tecnologías emergentes</text:p>
        </text:list-item>
        <text:list-item>
          <text:p text:style-name="P438">Adquisición de software de seguridad asociado al puesto de trabajo</text:p>
        </text:list-item>
        <text:list-item>
          <text:p text:style-name="P438">Servicios relacionados con contratación</text:p>
        </text:list-item>
      </text:list>
      <text:h text:style-name="Heading_20_2" text:outline-level="2"><text:bookmark-start text:name="__RefHeading__532_1536720578"/>Directrices del Servicio de Sistemas Corporativos II<text:bookmark-end text:name="__RefHeading__532_1536720578"/></text:h>
      <text:p text:style-name="P71">En esta sección el servicio de Sistemas Corporativos y el Servicio de Producción deben incluir las directrices relacionadas con las áreas que siguientes:</text:p>
      <text:list xml:id="list509327613433094104" text:style-name="L19">
        <text:list-item>
          <text:p text:style-name="P439">Bienes TIC sujetos a necesaria uniformidad <text:s text:c="23"/></text:p>
        </text:list-item>
        <text:list-item>
          <text:p text:style-name="P439">Bienes TIC comunicados mediante la Instrucción 1/2012 </text:p>
        </text:list-item>
        <text:list-item>
          <text:p text:style-name="P439">Servicios relacionados con Contratos Corporativos de Equipos e infraestructuras tecnológicas</text:p>
        </text:list-item>
        <text:list-item>
          <text:p text:style-name="P439">Servicios de técnicas de sistemas</text:p>
        </text:list-item>
        <text:list-item>
          <text:p text:style-name="P439">Suministro de Software de Sistema Operativo </text:p>
        </text:list-item>
        <text:list-item>
          <text:p text:style-name="P439">Servicios de publicación de dominios </text:p>
        </text:list-item>
      </text:list>
      <text:h text:style-name="Heading_20_2" text:outline-level="2"><text:bookmark-start text:name="__RefHeading__1262_243301100"/>Directrices del Servicio de Producción<text:bookmark-end text:name="__RefHeading__1262_243301100"/></text:h>
      <text:p text:style-name="P71">En esta sección el servicio de <text:s/>Servicio de Producción deben incluir las directrices relacionadas con las áreas que siguientes:</text:p>
      <text:list xml:id="list4398267639901330716" text:style-name="L20">
        <text:list-item>
          <text:p text:style-name="P440">Servicios asociados con Microinformática</text:p>
        </text:list-item>
        <text:list-item>
          <text:p text:style-name="P440">Servicios y bienes TIC relacionados con infraestructuras de CPD</text:p>
        </text:list-item>
        <text:list-item>
          <text:p text:style-name="P440">Suministro de software de virtualización </text:p>
        </text:list-item>
        <text:list-item>
          <text:p text:style-name="P440">Servicios y bienes TIC asociados al puesto de trabajo </text:p>
        </text:list-item>
        <text:list-item>
          <text:p text:style-name="P440">Servicios de técnicas de sistemas</text:p>
        </text:list-item>
      </text:list>
      <text:list xml:id="list4156111202519991958" text:style-name="L21">
        <text:list-header>
          <text:p text:style-name="P441"/>
        </text:list-header>
      </text:list>
      <text:h text:style-name="Heading_20_2" text:outline-level="2"><text:bookmark-start text:name="__RefHeading__534_1536720578"/><text:soft-page-break/>Directrices del Servicio de Coordinación y Desarrollo de Sistemas Horizontales <text:bookmark-end text:name="__RefHeading__534_1536720578"/></text:h>
      <text:p text:style-name="P71">En esta sección el servicio de Sistemas Corporativos debe incluir las directrices relacionadas con las áreas que actualmente está informando:</text:p>
      <text:list xml:id="list5997839355989906743" text:style-name="L22">
        <text:list-item>
          <text:p text:style-name="P442">Servicios y bienes relacionados con Información Geográfica </text:p>
        </text:list-item>
        <text:list-item>
          <text:p text:style-name="P442">Servicios de software de gestión TI </text:p>
        </text:list-item>
        <text:list-item>
          <text:p text:style-name="P442">Servicios y bienes relacionados con la interoperabilidad</text:p>
        </text:list-item>
        <text:list-item>
          <text:p text:style-name="P442">Servicios y bienes relacionados con tecnología <text:s/>de <text:s/>ORACLE </text:p>
        </text:list-item>
        <text:list-item>
          <text:p text:style-name="P442">Servicios de desarrollo y mantenimiento de software no asignado a otras áreas</text:p>
        </text:list-item>
        <text:list-item>
          <text:p text:style-name="P442">Servicios de desarrollo de gestión de identidades </text:p>
        </text:list-item>
        <text:list-item>
          <text:p text:style-name="P442">Encomiendas de gestión no asignada a otras áreas</text:p>
        </text:list-item>
      </text:list>
      <text:list xml:id="list6632464355368333205" text:style-name="L23">
        <text:list-header>
          <text:p text:style-name="P443"/>
        </text:list-header>
      </text:list>
      <text:h text:style-name="Heading_20_2" text:outline-level="2"><text:bookmark-start text:name="__RefHeading__856_342275418"/>Directrices del Servicio de Planificación Estrategica<text:bookmark-end text:name="__RefHeading__856_342275418"/></text:h>
      <text:list xml:id="list5930866192951733896" text:style-name="L24">
        <text:list-header>
          <text:p text:style-name="P450">En esta sección el servicio de Planificación Estratégica debe incluir las directrices relacionadas con las áreas siguientes:</text:p>
        </text:list-header>
      </text:list>
      <text:list xml:id="list7162601542328244963" text:style-name="L25">
        <text:list-item>
          <text:p text:style-name="P444">Servicios <text:s/>relacionados con <text:s/>oficinas de calidad y MADEJA</text:p>
        </text:list-item>
        <text:list-item>
          <text:p text:style-name="P444">Servicios relacionados con planes estratégicos</text:p>
        </text:list-item>
        <text:list-item>
          <text:p text:style-name="P444">Servicios TIC relacionados con centros de atención a usuarios</text:p>
        </text:list-item>
      </text:list>
      <text:list xml:id="list145503053327699" text:continue-list="list5930866192951733896" text:style-name="L24">
        <text:list-header>
          <text:p text:style-name="P360"><text:s/></text:p>
        </text:list-header>
      </text:list>
      <text:h text:style-name="Heading_20_2" text:outline-level="2"><text:bookmark-start text:name="__RefHeading__858_342275418"/>Directrices del Servicio de Gestión del Conocimiento<text:bookmark-end text:name="__RefHeading__858_342275418"/></text:h>
      <text:list xml:id="list145503284122633" text:continue-numbering="true" text:style-name="L24">
        <text:list-header>
          <text:p text:style-name="P450">En esta sección el servicio de Gestión del Conocimiento debe incluir las directrices relacionadas con las áreas siguientes:</text:p>
        </text:list-header>
      </text:list>
      <text:list xml:id="list3480875180992137536" text:style-name="L26">
        <text:list-item>
          <text:p text:style-name="P445">Servicios TIC <text:s/>relacionados con <text:s/>formación </text:p>
        </text:list-item>
        <text:list-item>
          <text:p text:style-name="P445">Servicios TIC <text:s/>relacionados con <text:s/>cuadros de mandos </text:p>
        </text:list-item>
        <text:list-item>
          <text:p text:style-name="P445">Servicios TIC de <text:s/>gestión documental </text:p>
        </text:list-item>
      </text:list>
      <text:h text:style-name="P425" text:outline-level="2"><text:bookmark-start text:name="__RefHeading__860_342275418"/>Directrices del Servicio de Informática SIRhUS <text:bookmark-end text:name="__RefHeading__860_342275418"/></text:h>
      <text:list xml:id="list145503859504481" text:continue-list="list145503284122633" text:style-name="L24">
        <text:list-item>
          <text:list>
            <text:list-item>
              <text:list>
                <text:list-header>
                  <text:p text:style-name="P451"/>
                  <text:p text:style-name="P451"><text:span text:style-name="T251">E</text:span>l servicio de Informática SIRhUS <text:span text:style-name="T252">tiene asignada la responsabilidad de las siguientes áreas temáticas:</text:span></text:p>
                </text:list-header>
              </text:list>
            </text:list-item>
          </text:list>
        </text:list-item>
      </text:list>
      <text:list xml:id="list510234642951069210" text:style-name="L27">
        <text:list-item>
          <text:p text:style-name="P446">Servicios TIC del área de recursos humanos </text:p>
        </text:list-item>
        <text:list-item>
          <text:p text:style-name="P447">Servicios de desarrollo software relaciondos con control de presencia.</text:p>
        </text:list-item>
      </text:list>
      <text:p text:style-name="P73">En relación con estas áreas temáticas, ha facilitado las siguientes directrices.</text:p>
      <text:p text:style-name="P72"/>
      <text:h text:style-name="Heading_20_3" text:outline-level="3"><text:bookmark-start text:name="__RefHeading__1232_2039631457"/>Directrices<text:bookmark-end text:name="__RefHeading__1232_2039631457"/></text:h>
      <text:p text:style-name="P79"><text:span text:style-name="T103"><text:tab/>Por parte del </text:span><text:span text:style-name="T104">Servicio de Informática (SIRhUS)</text:span><text:span text:style-name="T103">, se considera conveniente hacer constar que en las memorias justificativas y pliegos de prescripciones técnicas relativos a sistemas de información de recursos humanos deberá reflejarse claramente el ámbito del personal gestionado por el sistema de información objeto del contrato, así como la normativa de aplicación por la que se regula. A los efectos cabe hacer la siguiente distinción:</text:span></text:p>
      <text:list xml:id="list8265178900209963009" text:style-name="L28">
        <text:list-item>
          <text:p text:style-name="P452">personal funcionario e interino sometido al régimen jurídico estatutario de la función pública, personal eventual y personal laboral sometido al VI convenio colectivo de la Junta de Andalucía pertenecientes todos al colectivo de administración general de la Junta de Andalucía (según se recoge en la Orden de 24 de Septiembre de 1999<text:span text:style-name="T127">, por la que se adopta la aplicación SIRhUS, Sistema de Información de Recursos Humanos, para la gestión de éste en los procedimientos en materia de personal y, especialmente, al regulado en el Decreto 9/1986, de 5 de febrero, que aprueba el Reglamento del Registro General de Personal)</text:span>. Este personal, junto con el personal funcionario al servicio de la administración de justicia, está <text:span text:style-name="T128">gestionado en la actualidad por el sistema SIRhUS por lo que cualquier duplicidad en la gestión deberá ser convenientemente justificada</text:span></text:p>
        </text:list-item>
      </text:list>
      <text:p text:style-name="P78"/>
      <text:list xml:id="list145504271477845" text:continue-numbering="true" text:style-name="L28">
        <text:list-item>
          <text:p text:style-name="P452"><text:span text:style-name="T128">personal sanitario y docente cuya integración en el sistema SIRhUS está prevista en un futuro</text:span> según se recoge en la disposición adicional única de la Orden de 14 de Enero de 2013 de la Consejería de Hacienda y Administración Pública publicada el 17 de Enero de 2013 que modifica a la Orden de 12 de Diciembre de 2005 conjunta de las Consejerías de Economía y Hacienda y de Justicia y Administración Pública, por la que se regula la nómina general de la Junta de Andalucía y sus organismos autónomos y se establece el procedimiento para su elaboración, se fijan las operaciones para su formación, tramitación, aprobación, control, contabilización y pago. <text:span text:style-name="T128">En este caso deberá preverse en la contratación el establecimiento de los medios necesarios para facilitar dicha integración.</text:span></text:p>
        </text:list-item>
      </text:list>
      <text:p text:style-name="P78"/>
      <text:list xml:id="list145502556672551" text:continue-numbering="true" text:style-name="L28">
        <text:list-item>
          <text:p text:style-name="P452"><text:soft-page-break/>personal de entidades instrumentales (agencias de régimen especial, agencias públicas empresariales, fundaciones, etc. reguladas en el Título III de la Ley 9/2007, de 22 de octubre, así como los consorcios con participación mayoritaria de la Junta de Andalucía o sus entidades dependientes a que se refiere el apartado 3 del artículo 12 de la citada Ley. Quedando excluidas de este ámbito las agencias administrativas de la Junta de Andalucía), <text:span text:style-name="T128">contratado laboral excluido del VI convenio colectivo de la Junta de Andalucía</text:span><text:span text:style-name="T143">. E</text:span>ste personal <text:span text:style-name="T128">está sujeto a la integración de su información en los ámbitos de recursos humanos y económico-financiero en el Sistema de Información de los recursos humanos y económico-financiera de las Entidades instrumentales de la administración de la Junta de Andalucía (SIEJA)</text:span>, tal y cómo se regula en el Decreto 283/2010 de 4 de Mayo, la Orden de 19 de Noviembre de 2010 de la Consejería de Hacienda y Administración Pública, la Instrucción 1/2010 de 25 de Noviembre de 2010 de la Dirección General de Tecnologías para Hacienda y la Administración Electrónica, la Instrucción 1/2011 de 4 de Julio de 2011 de la Dirección General de Tecnologías para Hacienda y la Administración Electrónica y la Instrucción conjunta 1/2012 de 19 de Noviembre de 2012 de la Secretaría General para la Administración Pública, la Dirección General de Política Digital, la Dirección General de Presupuestos, la Dirección General de Patrimonio y la Intervención General de la Junta de Andalucía. <text:span text:style-name="T128">En este caso deberán preverse en la contratación los medios necesarios para facilitar la integración de dicha información.</text:span></text:p>
        </text:list-item>
      </text:list>
      <text:p text:style-name="P337"/>
      <text:p text:style-name="P305"/>
      <text:h text:style-name="Heading_20_2" text:outline-level="2"><text:bookmark-start text:name="__RefHeading__536_1536720578"/>Directrices del Servicio de Sistemas Corporativos<text:bookmark-end text:name="__RefHeading__536_1536720578"/></text:h>
      <text:p text:style-name="P71">En esta sección el servicio de Sistemas Corporativos debe incluir las directrices relacionadas con las áreas que actualmente está informando</text:p>
      <text:list xml:id="list664639665450165574" text:style-name="L29">
        <text:list-item>
          <text:p text:style-name="P448">Servicios TIC del área <text:s/>economica-financiera </text:p>
          <text:p text:style-name="P448"/>
        </text:list-item>
      </text:list>
      <text:h text:style-name="Heading_20_2" text:outline-level="2"><text:bookmark-start text:name="__RefHeading__538_1536720578"/>Directrices del Servicio de Coordinación de Administración Electrónica <text:bookmark-end text:name="__RefHeading__538_1536720578"/></text:h>
      <text:p text:style-name="P71">En esta sección el servicio de Sistemas Corporativos debe incluir las directrices relacionadas con las áreas que actualmente está informando</text:p>
      <text:list xml:id="list5707339641221118204" text:style-name="L30">
        <text:list-item>
          <text:p text:style-name="P449">Servicios de desarrollo de software relacionados con componentes de administración electrónica (firma electrónica, Registro de entrada/salida, notificación)</text:p>
          <text:p text:style-name="P449"/>
          <text:p text:style-name="P453"/>
        </text:list-item>
      </text:list>
      <text:h text:style-name="Heading_20_1" text:outline-level="1" text:is-list-header="true"><text:bookmark-start text:name="__RefHeading__862_342275418"/>ANEXO <text:span text:style-name="T249">II</text:span>: <text:span text:style-name="T119">Listado de bienes y servicios TIC que son tramitados como solicitudes Solicitudes INFOCOR básicas</text:span><text:bookmark-end text:name="__RefHeading__862_342275418"/></text:h>
      <text:p text:style-name="Párrafo_20_Nivel_20_1"/>
      <text:p text:style-name="Párrafo_20_Nivel_20_1"/>
      <table:table table:name="Table1" table:style-name="Table1">
        <table:table-column table:style-name="Table1.A"/>
        <table:table-row>
          <table:table-cell table:style-name="Table1.A1" office:value-type="string">
            <text:p text:style-name="P311">Solicitudes INFOCOR</text:p>
          </table:table-cell>
        </table:table-row>
        <table:table-row>
          <table:table-cell table:style-name="Table1.A2" office:value-type="string">
            <text:p text:style-name="P311">Todas las solicitudes correspondientes a contrataciones menores </text:p>
          </table:table-cell>
        </table:table-row>
        <table:table-row>
          <table:table-cell table:style-name="Table1.A2" office:value-type="string">
            <text:p text:style-name="P311">Todas las solicitudes de prorrogas</text:p>
          </table:table-cell>
        </table:table-row>
        <table:table-row>
          <table:table-cell table:style-name="Table1.A2" office:value-type="string">
            <text:p text:style-name="P311">Todas las solicitudes de modificaciones de contrato</text:p>
          </table:table-cell>
        </table:table-row>
      </table:table>
      <text:p text:style-name="Standard"/>
      <text:h text:style-name="P384" text:outline-level="1" text:is-list-header="true"><text:bookmark-start text:name="__RefHeading__6358_1630940624"/>ANEXO III. MODELO DE INFORME TÉCNICO PREPARADO POR EL PERSONAL DE LA DGPD ENCARGADO DE LA REVISIÓN DE LOS EXPEDIENTES.<text:bookmark-end text:name="__RefHeading__6358_1630940624"/></text:h>
      <text:p text:style-name="P317"/>
      <text:p text:style-name="P74">Ver el documento “1-PLANTILLA-INFORME-TECNICO.odt”.</text:p>
      <text:p text:style-name="P317"/>
      <text:h text:style-name="P382" text:outline-level="1" text:is-list-header="true"><text:bookmark-start text:name="__RefHeading__866_342275418"/><text:span text:style-name="T247">ANEXO IV. </text:span>MODELO DE <text:span text:style-name="T247">RESOLUCIÓN DE </text:span>SOLICITUD DE INFORME PRECEPTIVO Y VINCULANTE<text:bookmark-end text:name="__RefHeading__866_342275418"/></text:h>
      <text:p text:style-name="Standard"/>
      <text:p text:style-name="P310"/>
      <text:p text:style-name="P310"/>
      <table:table table:name="Table2" table:style-name="Table2">
        <table:table-column table:style-name="Table2.A"/>
        <table:table-column table:style-name="Table2.B"/>
        <table:table-row table:style-name="Table2.1">
          <table:table-cell table:style-name="Table2.A1" office:value-type="string">
            <text:p text:style-name="P140">Ref.: <text:span text:style-name="T156">&lt;&lt;Identificador INFOCOR</text:span></text:p>
            <text:p text:style-name="P140"/>
            <text:p text:style-name="P140"/>
            <text:p text:style-name="P140"/>
            <text:p text:style-name="P140"/>
            <text:p text:style-name="P140"/>
            <text:p text:style-name="P141">Asunto: <text:s/>Contratación Informática</text:p>
            <text:p text:style-name="P141"/>
          </table:table-cell>
          <table:table-cell table:style-name="Table2.A1" office:value-type="string">
            <text:h text:style-name="Heading_20_2" text:outline-level="2"><text:bookmark-start text:name="__RefHeading__5969_815760213"/>CONSEJERÍA DE AGRICULTURA, PESCA Y DESARROLLO RURAL<text:bookmark-end text:name="__RefHeading__5969_815760213"/></text:h>
            <text:p text:style-name="P80"/>
            <text:p text:style-name="P81">SECRETARÍA GENERAL TÉCNICA</text:p>
            <text:p text:style-name="P81"/>
            <text:p text:style-name="P81"/>
          </table:table-cell>
        </table:table-row>
      </table:table>
      <text:p text:style-name="P312"/>
      <text:p text:style-name="P312"/>
      <text:p text:style-name="P312"/>
      <text:p text:style-name="P23"><text:span text:style-name="T121"><text:tab/>En contestación a su escrito con Registro de Entrada en esta Consejería el 24 de marzo de 2014, en el que solicita autorización para la contratación del expediente </text:span><text:span text:style-name="T124">“</text:span><text:span text:style-name="T125">XXXXX</text:span><text:span text:style-name="T124">”</text:span><text:span text:style-name="T122">,</text:span><text:span text:style-name="T124"> </text:span><text:span text:style-name="T121">por un importe máximo de </text:span><text:span text:style-name="T125">99.9999</text:span><text:span text:style-name="T121"> </text:span><text:span text:style-name="T124">€ </text:span><text:span text:style-name="T122">(</text:span><text:span text:style-name="T123">IMPORTE EN</text:span><text:span text:style-name="T122"> </text:span><text:span text:style-name="T123">LETRAS</text:span><text:span text:style-name="T121">)</text:span><text:span text:style-name="T122">, esta Dirección General, una vez examinada la documentación remitida y de conformidad con el informe técnico correspondiente, ha resuelto emitir informe </text:span><text:span text:style-name="T126">favorable</text:span><text:span text:style-name="T122"> dado que no se observan impedimentos técnicos que aconsejen lo contrario. </text:span></text:p>
      <text:p text:style-name="P309"/>
      <text:p text:style-name="P24"><text:span text:style-name="Emphasis"><text:span text:style-name="T101"><text:tab/></text:span></text:span><text:span text:style-name="Emphasis"><text:span text:style-name="T102">El presente informe se refiere exclusivamente a los aspectos técnicos, tecnológicos y funcionales del expediente en cuestión, a efectos de la constatación de su adecuación a las directrices que integran la política informática de la Junta de Andalucía. En consecuencia, no han sido analizadas otras cuestiones de carácter legal o procedimental relacionadas con el expediente de contratación, por entender que estas no forman parte de la materia objeto de informe.</text:span></text:span></text:p>
      <text:p text:style-name="P25"/>
      <text:p text:style-name="P101"/>
      <text:p text:style-name="P101"/>
      <text:p text:style-name="P100">EL DIRECTOR GENERAL</text:p>
      <text:p text:style-name="P100">DE POLÍTICA DIGITAL</text:p>
      <text:p text:style-name="P99">Fdo.: Jesús Huerta Almendro</text:p>
      <text:h text:style-name="P385" text:outline-level="1"><text:bookmark-start text:name="__RefHeading__23278_946241388"/><text:span text:style-name="T247">ANEXO V. <text:s/></text:span>MODELO DE <text:span text:style-name="T247">MENSAJE DE </text:span>COMUNICACIÓN DE SUBSANACIÓN <text:span text:style-name="T247">A INCLUIR EN LA PLATAFORMA INFOCOR</text:span>.<text:bookmark-end text:name="__RefHeading__23278_946241388"/></text:h>
      <text:h text:style-name="P366" text:outline-level="1"/>
      <text:h text:style-name="P366" text:outline-level="1"/>
      <text:h text:style-name="P394" text:outline-level="1"><text:bookmark-start text:name="__RefHeading__6392_1630940624"/>REQUERIMIENTO DE SUBSANACIÓN DE DEFECTOS EN LA SOLICITUD DE INFORME VINCULANTE CON CÓDIGO XXXX/2014/YYYYY PRESENTADA A TRAVÉS DEL SISTEMA DE INFORMACIÓN INFOCOR <text:bookmark-end text:name="__RefHeading__6392_1630940624"/></text:h>
      <text:h text:style-name="P394" text:outline-level="1"/>
      <text:h text:style-name="P394" text:outline-level="1"><text:bookmark-start text:name="__RefHeading__6394_1630940624"/>Con fecha dd/mm/aaaa ha sido registrada la solicitud con código &lt;&lt;CODIGO/AÑO/INF&gt;&gt; en el sistema INFOCOR dirigida a la Dirección General de Política Digital.<text:bookmark-end text:name="__RefHeading__6394_1630940624"/></text:h>
      <text:h text:style-name="P394" text:outline-level="1"><text:bookmark-start text:name="__RefHeading__6396_1630940624"/>Se le requiere en virtud del artículo 71.1 de la Ley 30/1992, de Régimen Jurídico y del Procedimiento Administrativo Común para que en el plazo de 10 días a partir de la fecha de recepción de la presente comunicación proceda a subsanar defectos existentes en su solicitud, debiendo para ello:<text:bookmark-end text:name="__RefHeading__6396_1630940624"/></text:h>
      <text:h text:style-name="P394" text:outline-level="1"><text:bookmark-start text:name="__RefHeading__6398_1630940624"/>&lt;&lt;&lt;INCLUIR LOS DEFECTOS QUE CONTIENE LA SOLICITUD, ASÍ COMO LA DOCUMENTACIÓN ADICIONAL QUE DEBA APORTAR.&lt;&lt;&lt;&lt;&lt;<text:bookmark-end text:name="__RefHeading__6398_1630940624"/></text:h>
      <text:h text:style-name="P394" text:outline-level="1"><text:bookmark-start text:name="__RefHeading__6400_1630940624"/>De no producirse la subsanación en el plazo indicado, se entenderá que ha desistido de su petición y se procederá a su archivo si más tramite, previa resolución en tal sentido.<text:bookmark-end text:name="__RefHeading__6400_1630940624"/></text:h>
      <text:h text:style-name="P367" text:outline-level="1"/>
      <text:h text:style-name="P368" text:outline-level="1"/>
      <text:h text:style-name="P381" text:outline-level="1" text:is-list-header="true"><text:bookmark-start text:name="__RefHeading__872_342275418"/><text:span text:style-name="T248">ANEXO VI. <text:s/></text:span>CLÁUSULAS <text:span text:style-name="T248">TIPO DE CARÁCTER OBLIGATORIO O RECOMENDADO.</text:span><text:bookmark-end text:name="__RefHeading__872_342275418"/></text:h>
      <text:p text:style-name="P314"/>
      <text:h text:style-name="Heading_20_2" text:outline-level="2" text:restart-numbering="true" text:start-value="-1"><text:bookmark-start text:name="__RefHeading__874_342275418"/>Confidencialidad de la información <text:bookmark-end text:name="__RefHeading__874_342275418"/></text:h>
      <text:p text:style-name="Párrafo_20_Nivel_20_2"/>
      <text:p text:style-name="P31">La información a la que tenga acceso la empresa como consecuencia del contrato tendrá un carácter confidencial. No podrá transferir información alguna sobre los trabajos a terceras personas o entidades sin el consentimiento expreso y por escrito de la Junta de Andalucía. </text:p>
      <text:p text:style-name="P31">La empresa adjudicataria, en cumplimiento de la “Ley Orgánica 15/1999, de 13 de diciembre, de Protección de Datos de Carácter Personal”, únicamente tratará los datos de carácter personal a los que tenga acceso en el marco del presente contrato conforme a las instrucciones de la Consejería , y no los aplicará o utilizará con un fin distinto al estipulado, ni los comunicará, ni siquiera para su conservación, a otras personas. </text:p>
      <text:p text:style-name="P11"><text:span text:style-name="T154">Además, deberá cumplir la</text:span><text:span text:style-name="T86">s medidas técnicas y organizativas estipuladas en el Real Decreto 1720/2007, de 21 de diciembre, por el que se aprueba el Reglamento de desarrollo de la Ley Orgánica 15/1999, de 13 de diciembre, de protección de datos de carácter personal. </text:span><text:span text:style-name="T96">En el caso de que la empresa, o cualquiera de sus miembros, destine los datos </text:span>a otra finalidad, los comunique o los utilice incumpliendo las estipulaciones del contrato, será responsable de las infracciones cometidas. <text:s/>Una vez finalizada la relación contractual, los datos de carácter personal tratados por la adjudicataria, así como el resultado del tratamiento obtenido, deberán ser destruidos o devueltos a la <text:span text:style-name="T154">Junta de Andalucía </text:span>en el momento en que ésta lo solicite. </text:p>
      <text:h text:style-name="Heading_20_2" text:outline-level="2"><text:bookmark-start text:name="__RefHeading__876_342275418"/>Lugar de realización <text:bookmark-end text:name="__RefHeading__876_342275418"/></text:h>
      <text:p text:style-name="P31">Por petición del Responsable del Contrato y para la óptima realización del proyecto, existe la posibilidad de que algunos trabajos se deban desarrollar en la propia Consejería </text:p>
      <text:h text:style-name="Heading_20_2" text:outline-level="2"><text:bookmark-start text:name="__RefHeading__878_342275418"/>Propiedad intelectual de los trabajos <text:bookmark-end text:name="__RefHeading__878_342275418"/></text:h>
      <text:p text:style-name="P31">Todos los estudios y documentos, así como los productos y subproductos elaborados por el contratista como consecuencia de la ejecución del presente contrato serán propiedad de la junta de Andalucía, quien podrá reproducirlos, publicarlos y divulgarlos, total o parcialmente, sin que pueda oponerse a ello el adjudicatario autor material de los trabajos. El adjudicatario renunciará expresamente a cualquier derecho que sobre los trabajos realizados como consecuencia de la ejecución del presente contrato pudiera corresponderle, y no podrá hacer ningún uso o divulgación de los estudios y documentos utilizados o elaborados en base a este pliego de condiciones, bien sea en forma total o parcial, directa o extractada, original o reproducida, sin autorización expresa de la junta de Andalucía. <text:soft-page-break/>específicamente todos los derechos de explotación y titularidad de las aplicaciones informáticas y programas de ordenador desarrollados al amparo de esta contratación, corresponden únicamente a la Junta de Andalucía. </text:p>
      <text:h text:style-name="Heading_20_2" text:outline-level="2"><text:bookmark-start text:name="__RefHeading__880_342275418"/>Inventario de bienes <text:bookmark-end text:name="__RefHeading__880_342275418"/></text:h>
      <text:p text:style-name="P31">Todos los bienes suministrados mediante el presente expediente requieren ser etiquetados para su inventariado por parte de la Junta de Andalucía, de cara a cumplir con lo dispuesto en la Ley 4/86, de 5 de mayo, del Patrimonio de la Comunidad Autónoma de Andalucía en su artículo 14, así como <text:span text:style-name="T154">la Orden de 23 de Octubre de 2012 por la que se desarrollan determinados aspectos de la política informática de la Junta de Andalucía. </text:span></text:p>
      <text:p text:style-name="P31">El etiquetado se realizará mediante etiquetas con tecnología de radiofrecuencia (RFID) que proporcionará la Junta de Andalucía; no obstante, hay que destacar que el proceso completo de etiquetado debe realizarlo la empresa suministradora, y los costes asociados a este proceso estarán incluidos dentro de los trabajos a realizar dentro de esta contratación. </text:p>
      <text:p text:style-name="P31">La empresa suministradora deberá realizar todos los pasos indicados en el procedimiento de inventariado de bienes anexado a la presente memoria, y tomar todas las medidas necesarias para garantizar que los bienes son entregados con la correspondiente entrada en el Censo de Recursos Informáticos de la Junta de Andalucía (CRIJA) y con la correspondiente etiqueta en los términos que describe el procedimiento de inventariado. </text:p>
      <text:h text:style-name="Heading_20_2" text:outline-level="2"><text:bookmark-start text:name="__RefHeading__882_342275418"/>Seguridad <text:bookmark-end text:name="__RefHeading__882_342275418"/></text:h>
      <text:p text:style-name="P68">Las proposiciones deberán garantizar el cumplimiento de l<text:span text:style-name="T193">os principios básicos y requisitos mínimos requeridos para una protección adecuada de la información que constituyen el Esquema Nacional de Seguridad, regulado por el Real Decreto 3/2010, de 8 de enero. En concreto, se deberá asegurar el acceso, integridad, disponibilidad, autenticidad, confidencialidad, trazabilidad y conservación de los datos, informaciones y servicios utilizados en medios electrónicos que son objeto de la presente contratación.</text:span></text:p>
      <text:p text:style-name="P68"/>
      <text:p text:style-name="P28"><text:span text:style-name="T98">Para lograr esto, </text:span><text:span text:style-name="T173">se aplicarán las medidas de seguridad indicadas en </text:span><text:span text:style-name="T189">el anexo II del ENS, en función de los tipos de activos presentes en el sistema de información y las dimensiones de información relevantes, considerando que el sistema de información recae en la categoría de seguridad &lt;&lt;&lt;BÁSICA | MEDIA | ALTA &gt;&gt; conforme a los criterios establecidos en el anexo I del ENS.</text:span></text:p>
      <text:p text:style-name="P30"/>
      <text:p text:style-name="P29"><text:span text:style-name="T189">A</text:span><text:span text:style-name="T173">demás, se deberá atender a las <text:s/>mejores prácticas sobre seguridad recogidas en las series de documentos CCN-STIC (Centro Criptológico Nacional-Seguridad de las Tecnologías de Información y Comunicaciones), disponibles en la web del CERT del Centro Criptológico Nacional ( </text:span><text:a xlink:type="simple" xlink:href="http://www.ccn-cert.cni.es/"><text:span text:style-name="T173">http://www.ccn-cert.cni.es/</text:span></text:a><text:span text:style-name="T173">), así como a las recomendaciones de Andalucía-CERT, </text:span><text:span text:style-name="T190">como centro especializado en la materia en el ámbito andaluz.</text:span></text:p>
      <text:p text:style-name="P15"/>
      <text:h text:style-name="P429" text:outline-level="2" text:is-list-header="true"><text:soft-page-break/></text:h>
      <text:h text:style-name="Heading_20_2" text:outline-level="2"><text:bookmark-start text:name="__RefHeading__1318_243301100"/>Clausula para los Sistemas de Información relacionados con Administración Electrónica<text:bookmark-end text:name="__RefHeading__1318_243301100"/></text:h>
      <text:h text:style-name="P418" text:outline-level="3"><text:bookmark-start text:name="__RefHeading__24007_946241388"/>Clausula de Rediseño Funcional y Simplificación de Procedimientos Administrativos.<text:bookmark-end text:name="__RefHeading__24007_946241388"/></text:h>
      <text:p text:style-name="P332"/>
      <text:list xml:id="list145503272499930" text:continue-list="list145503859504481" text:style-name="L24">
        <text:list-header>
          <text:p text:style-name="P406">Para la realización de los trabajos se tendrá en consideración el artículo 34 de la Ley 11/2007, de 22 de junio, de acceso electrónico de los ciudadanos a los Servicios Públicos, en el marco del principio general de simplificación administrativa establecido en el artículo 4.j de la Ley, y de la promoción de la aplicación del principio de simplificación en la presentación de escritos y documentos y en la tramitación de los expedientes que se realicen a través de redes abiertas de telecomunicación, de acuerdo con el artículo 5.4 del Decreto 183/2003, de 24 de junio, por el que se regula la información y atención al ciudadano y la tramitación de procedimientos administrativos por medios electrónicos (Internet). Para ello se considerará el Manual de Simplificación Administrativa y Agilización de Trámites de la Administración de la Junta de Andalucía, aprobado por Orden de 22 de febrero de 2010 (BOJA núm. 52 de 17 de marzo) disponible en la siguiente dirección: https://ws024.juntadeandalucia.es/ae/extra/manualdesimplificacion</text:p>
        </text:list-header>
      </text:list>
      <text:h text:style-name="P418" text:outline-level="3"><text:bookmark-start text:name="__RefHeading__24009_946241388"/>Clausula de Rediseño Funcional y Simplificación de Procedimientos Administrativos.<text:bookmark-end text:name="__RefHeading__24009_946241388"/></text:h>
      <text:p text:style-name="P331"/>
      <text:list xml:id="list145503936077767" text:continue-numbering="true" text:style-name="L24">
        <text:list-header>
          <text:p text:style-name="P369"><text:span text:style-name="T216">C</text:span>on carácter general se deberá tener en consideración que la aplicación de medios electrónicos a la gestión de los procedimientos, será precedida de la realización de un análisis de rediseño funcional y simplificación, de acuerdo con el artículo 34 de la Ley 11/2007, de 22 de junio, en el marco del principio general simplificación administrativa establecido en el artículo 4.j de la Ley, y de la promoción de la aplicación del principio de simplificación en la presentación de escritos y documentos y en la tramitación de los expedientes que se realicen a través de redes abiertas de telecomunicación, de acuerdo con el artículo 5.4 del Decreto 183/2003, de 24 de junio, por el que se regula la información y atención al ciudadano y la tramitación de procedimientos administrativos por medios electrónicos (Internet). </text:p>
          <text:p text:style-name="P370">Para ello se considerará el Manual de Simplificación Administrativa y Agilización de Trámites de la Administración de la Junta de Andalucía, aprobado por Orden de 22 de febrero de 2010 (BOJA núm. 52 de 17 de marzo) disponible en la siguiente dirección:</text:p>
          <text:p text:style-name="P370"><text:s/>https://ws024.juntadeandalucia.es/ae/extra/manualdesimplificacion. </text:p>
        </text:list-header>
      </text:list>
      <text:p text:style-name="P20"/>
      <text:p text:style-name="P103"/>
      <text:h text:style-name="P420" text:outline-level="3"><text:bookmark-start text:name="__RefHeading__24071_946241388"/><text:span text:style-name="T99">Clausula </text:span><text:span text:style-name="T100">para la definición de procedimientos administrativos por medios electrónicos.</text:span><text:bookmark-end text:name="__RefHeading__24071_946241388"/></text:h>
      <text:p text:style-name="P26"/>
      <text:p text:style-name="P244">La definición de los procedimientos deberá realizarse conforme a los conceptos y términos expresados en el documento Dominio Semántico del Proyecto w@ndA (ISBN 84-688-7845-6) disponible en la web de soporte de administración electrónica de la Junta de Andalucía. La citada web está accesible en la siguiente dirección:</text:p>
      <text:p text:style-name="P244"><text:s/>http://www.juntadeandalucia.es/haciendayadministracionpublica/ae</text:p>
      <text:p text:style-name="P27"/>
      <text:h text:style-name="P421" text:outline-level="3"><text:bookmark-start text:name="__RefHeading__24228_946241388"/><text:span text:style-name="T151">Clausula </text:span><text:span text:style-name="T152">sobre el uso de certificados y firma electrónica.</text:span><text:bookmark-end text:name="__RefHeading__24228_946241388"/></text:h>
      <text:list xml:id="list145502816489996" text:continue-numbering="true" text:style-name="L24">
        <text:list-header>
          <text:p text:style-name="P371"/>
          <text:p text:style-name="P409"><text:span text:style-name="T88">En lo relativo a la identificación y firma electrónica mediante certificados electrónicos, se atenderá a las guías y directrices indicadas en el apartado correspondiente a la plataforma @firma en la web de soporte de administración electrónica de la Junta de Andalucía, en particular en lo relativo, en su caso, a la </text:span><text:span text:style-name="T95">no utilización de servicios y componentes obsoletos o cuya desaparición esté prevista para futuras versiones</text:span><text:span text:style-name="T88">, y a formatos de firma electrónica, realizándose las oportunas actuaciones de adecuación de las funcionalidades actualmente existentes en los sistemas incorporados en el objeto de la contratación. La citada web está accesible en la siguiente dirección:</text:span></text:p>
          <text:p text:style-name="P409"><text:span text:style-name="T88"><text:s/></text:span><text:a xlink:type="simple" xlink:href="http://www.juntadeandalucia.es/haciendayadministracionpublica/ae">http://www.juntadeandalucia.es/haciendayadministracionpublica/ae</text:a></text:p>
        </text:list-header>
      </text:list>
      <text:p text:style-name="P21"/>
      <text:h text:style-name="P431" text:outline-level="4"><text:span text:style-name="T152">E</text:span><text:span text:style-name="T151">n el caso de que se vaya a hacer uso de la plataforma @firma de la DGPD.</text:span></text:h>
      <text:p text:style-name="P339"/>
      <text:list xml:id="list145503825738057" text:continue-numbering="true" text:style-name="L24">
        <text:list-header>
          <text:p text:style-name="P372">Se utilizarán los servicios provistos por la implantación corporativa de la plataforma @firma gestionada por la Consejería competente en materia de administración electrónica.</text:p>
          <text:p text:style-name="P373"/>
        </text:list-header>
      </text:list>
      <text:h text:style-name="Heading_20_4" text:outline-level="4"><text:span text:style-name="T152">E</text:span><text:span text:style-name="T153">n el caso de que se vaya a hacer uso de otra implantación de la plataforma @firma.</text:span></text:h>
      <text:p text:style-name="P338"/>
      <text:list xml:id="list145502833384181" text:continue-numbering="true" text:style-name="L24">
        <text:list-header>
          <text:p text:style-name="P372">Se realizarán las actuaciones técnicas de adaptación y actualización precisas para la integración con la implantación corporativa de la plataforma @firma gestionada por la Consejería competente en materia de administración electrónica</text:p>
        </text:list-header>
      </text:list>
      <text:h text:style-name="P425" text:outline-level="2"><text:bookmark-start text:name="__RefHeading__884_342275418"/>Interoperabilidad <text:bookmark-end text:name="__RefHeading__884_342275418"/></text:h>
      <text:p text:style-name="P98"/>
      <text:p text:style-name="P94">Las ofertas garantizarán un adecuado nivel de inteoperabilidad técnica, semántica y organizativa, <text:span text:style-name="T166">conforme a las estipulaciones del Esquema Nacional de Interoperabilidad en el ámbito de la Administración Electrónica (ENI). En concreto, se cumplirán las Normas Técnicas de Interoperabilidad establecidas por dicho esquema.</text:span></text:p>
      <text:p text:style-name="P94"/>
      <text:p text:style-name="P96">En relación a los estándares a emplear en el marco del presente contrato, las ofertas garantizarán el cumplimiento y utilización de la siguiente relación extraída del catálogo de estándares del ENI<text:note text:id="ftn9" text:note-class="footnote"><text:note-citation>9</text:note-citation><text:note-body><text:p text:style-name="P121">Incluir una relación de los estándares que se deberán seguir en el marco de la ejecución del contrato.</text:p></text:note-body></text:note>:</text:p>
      <text:p text:style-name="P96"/>
      <text:list xml:id="list911145072993159041" text:style-name="L31">
        <text:list-item>
          <text:p text:style-name="P358">Estándar 1.</text:p>
        </text:list-item>
        <text:list-item>
          <text:p text:style-name="P358">Estándar 2.</text:p>
        </text:list-item>
        <text:list-item>
          <text:p text:style-name="P358"><text:span text:style-name="T155">…</text:span>.</text:p>
        </text:list-item>
        <text:list-item>
          <text:p text:style-name="P358">Estándar N.</text:p>
        </text:list-item>
      </text:list>
      <text:p text:style-name="P94"/>
      <text:p text:style-name="P96">Además, <text:span text:style-name="T169">y en virtud del artículo 11.2 del RD 4/2010 por el que se establece el ENI, </text:span>se hará uso de los siguientes formatos no incluidos en el catálogo de estándares del ENI para dar cobertura a las funcionalidades de &lt;&lt;&lt;<text:span text:style-name="T157">incluir las funcionalidades o requerimientos para los que no exista un estándar adecuado en el ENI</text:span>&gt;&gt;&gt;&gt;:</text:p>
      <text:list xml:id="list145504399564105" text:continue-numbering="true" text:style-name="L31">
        <text:list-item>
          <text:p text:style-name="P358">Formato No Estándar 1.</text:p>
        </text:list-item>
        <text:list-item>
          <text:p text:style-name="P358">Formato No Estándar 2.</text:p>
        </text:list-item>
        <text:list-item>
          <text:p text:style-name="P358"><text:span text:style-name="T155">…</text:span>.</text:p>
        </text:list-item>
        <text:list-item>
          <text:p text:style-name="P358">Formato No Estándar N.</text:p>
        </text:list-item>
      </text:list>
      <text:p text:style-name="P94"/>
      <text:p text:style-name="P95"><text:span text:style-name="T248">además, s</text:span>e cuidarán especialmente los aspectos de interoperabilidad orientados a la ciudadanía, de tal forma que se evite la discriminación a los ciudadanos por razón de sus elecciones tecnológicas.</text:p>
      <text:p text:style-name="P93"/>
      <text:h text:style-name="Heading_20_2" text:outline-level="2"><text:bookmark-start text:name="__RefHeading__886_342275418"/>Disponibilidad pública del software <text:bookmark-end text:name="__RefHeading__886_342275418"/></text:h>
      <text:p text:style-name="Párrafo_20_Nivel_20_2"/>
      <text:p text:style-name="P31">De conformidad con lo establecido en la orden de 21 de febrero de 2005, sobre disponibilidad pública de los programas informáticos de la administración de la junta de Andalucía y de sus organismos autónomos, el sistema de información desarrollado pasará a formar parte del repositorio de software libre de la junta de Andalucía, en las condiciones especificadas en la citada orden. la empresa adjudicataria deberá entregar el código fuente del sistema de información desarrollado, así como la documentación asociada y la información adicional necesaria, en un formato directamente integrable en el repositorio de software libre de la junta de Andalucía. </text:p>
      <text:p text:style-name="P31">La aplicación desarrollada será publicada en el repositorio de software libre de la junta de Andalucía; viniendo acompañada además, junto con el <text:soft-page-break/>software, de la documentación completa, en formato electrónico, referente tanto al análisis y descripción de la solución así como del correspondiente manual de usuario, con objeto de que este software pueda fácilmente ser usable.</text:p>
      <text:p text:style-name="P31"/>
      <text:p text:style-name="P39">&lt; Debe ser validada por el SPE&gt;</text:p>
      <text:p text:style-name="P39"/>
      <text:h text:style-name="P423" text:outline-level="2"><text:bookmark-start text:name="__RefHeading__6221_1630940624"/>Tratamiento de Datos Personales.<text:bookmark-end text:name="__RefHeading__6221_1630940624"/></text:h>
      <text:p text:style-name="P40">El adjudicatario, en cumplimiento de la “Ley Orgánica 15/1999, de 13 de diciembre, de Protección de Datos de Carácter Personal”, únicamente tratará los datos conforme a las instrucciones del organismo contratante, como responsable del proyecto, y no los aplicará o utilizará con fin distinto al del contrato, ni los comunicará, ni siquiera para su conservación, a otras personas. Además, deberá cumplir las medidas técnicas y organizativas estipuladas en el Real Decreto 1720/2007, de 21 de diciembre, por el que se aprueba el Reglamento de desarrollo de dicha Ley Orgánica 15/1999 y que establece el “Reglamento de Medidas de Seguridad de los ficheros automatizados que contengan datos de carácter personal”. </text:p>
      <text:p text:style-name="P40">En el caso de que la empresa, o cualquiera de sus miembros, destinen los datos a otra finalidad, los comunique, o los utilice incumpliendo las estipulaciones del contrato, será responsable de las infracciones cometidas.</text:p>
      <text:p text:style-name="P40"/>
      <text:h text:style-name="P430" text:outline-level="2"><text:bookmark-start text:name="__RefHeading__888_342275418"/>Sobre la gestión de usuarios <text:span text:style-name="T131">y el control de accesos.</text:span><text:bookmark-end text:name="__RefHeading__888_342275418"/></text:h>
      <text:p text:style-name="P1"/>
      <text:h text:style-name="P432" text:outline-level="4">En el caso de que el sistema realice el tratamiento de datos personales.</text:h>
      <text:p text:style-name="P1"/>
      <text:p text:style-name="P17">En todo lo relativo a la implementación de la funcionalidad de gestión de usuarios <text:span text:style-name="T194">y control de accesos </text:span>del sistema de información a desarrollar, se tendrán en cuenta las estipulaciones que sobre seguridad hace la legislación vigente en materia de tratamiento de datos personales (Ley 15/1999 de Protección de Datos Personales y Real Decreto 1720/2007 por el que se aprueba su reglamento de desarrollo), concretamente:</text:p>
      <text:list xml:id="list8083999128036126108" text:style-name="L32">
        <text:list-item>
          <text:p text:style-name="P374">Los usuarios solo deberán tener acceso a aquellos recursos que necesiten para el desempeño de sus funciones (artículo 91.1 Reglamento LOPD), como una medida de carácter básico.</text:p>
        </text:list-item>
        <text:list-item>
          <text:p text:style-name="P374">El sistema debe garantizar de forma inequívoca y personalizada la identificación <text:s/>de todo usuario que intente acceder, y la verificación de su autorización (artículo 93.2 Reglamento LOPD).</text:p>
        </text:list-item>
        <text:list-item>
          <text:p text:style-name="P374">Si la autenticación está basada en contraseñas, se deberá garantizar que el almacenamiento de las mismas en el sistema garantice su confidencialidad e integridad.</text:p>
          <text:p text:style-name="P374"><text:soft-page-break/></text:p>
        </text:list-item>
      </text:list>
      <text:h text:style-name="Heading_20_4" text:outline-level="4"><text:span text:style-name="T128">En </text:span><text:span text:style-name="T132">cualquier caso.</text:span></text:h>
      <text:p text:style-name="P3">En virtud de lo establecido en el artículo 14.4 del Real Decreto 3/2010 por el que se regula el Esquema Nacional de Seguridad, para corregir, o exigir responsabilidades en su caso, cada usuario que acceda a la información del sistema debe estar identificado de forma única, de modo que se sepa, en todo momento, quién recibe derechos de acceso <text:span text:style-name="T195">y </text:span>de qué tipo son éstos.</text:p>
      <text:h text:style-name="P433" text:outline-level="4">En relación con las directrices corporativas que se creen en materia de gestión de identidades.</text:h>
      <text:p text:style-name="P2"/>
      <text:p text:style-name="P12"><text:span text:style-name="T97">En todo lo relativo a la implementación de la funcionalidad de gestión de usuarios y control de accesos del sistema de información a desarrollar</text:span><text:span text:style-name="T96">(roles, gestión de login y password,....) </text:span><text:span text:style-name="T97">se </text:span><text:span text:style-name="T96">deberá</text:span><text:span text:style-name="T97">n</text:span><text:span text:style-name="T96"> respetar las directrices que la </text:span><text:span text:style-name="T97">J</text:span><text:span text:style-name="T96">unta de Andalucía elabore en lo referente a la gestión de identidades y en su caso, adaptándose a la solución de single sign-on que la Junta haya provisto. </text:span><text:span text:style-name="T97">Dichas Directrices se proporcionarán con la suficiente antelación, aportando la documentación técnica existente para tal fin.</text:span></text:p>
      <text:p text:style-name="P14"/>
      <text:p text:style-name="P16">&lt; Debe ser validada por el SCDSH&gt;</text:p>
      <text:p text:style-name="P295"/>
      <text:h text:style-name="P424" text:outline-level="2"><text:bookmark-start text:name="__RefHeading__890_342275418"/>Cláusula de conformidad e integración con el SIGC: <text:bookmark-end text:name="__RefHeading__890_342275418"/></text:h>
      <text:p text:style-name="P18">El presente proyecto <text:span text:style-name="T248">se adecuará</text:span> a las especificaciones tecnológicas marcadas por el proyecto Sistema de Información Geográfica Corporativo de la Junta de Andalucía (SIGC), cuyas directrices marca el grupo de trabajo del SIGC (gt 04 – SIGC), constituido en el seno de la comisión de cartografía de Andalucía en el marco del plan cartográfico de Andalucía 2008-2011. </text:p>
      <text:p text:style-name="P18">En concreto, la adhesión al SIGC debe garantizar <text:span text:style-name="T248">l</text:span>a utilización de los servicios de infraestructura proporcionados por éste, el cumplimiento de las normas fijadas en materia de dichos servicios, <text:span text:style-name="T248">o </text:span>la adhesión a las tecnologías, normas y productos de referencia indicados en el SIGC. <text:s/></text:p>
      <text:p text:style-name="P294">&lt;Debe ser validada por el SCDSH&gt;</text:p>
      <text:p text:style-name="P294"/>
      <text:h text:style-name="Heading_20_2" text:outline-level="2"><text:bookmark-start text:name="__RefHeading__892_342275418"/>Uso de infraestructuras TIC <text:span text:style-name="T228">y herramientas corporativas.</text:span><text:bookmark-end text:name="__RefHeading__892_342275418"/></text:h>
      <text:p text:style-name="P13">Se tendrán en cuenta todas las infraestructuras <text:span text:style-name="T217">TIC</text:span> (sistemas de información, tecnologías, frameworks, librerías software, etc.) que en la junta de Andalucía tenga la consideración de corporativas u horizontales y sean susceptibles de su utilización. <text:span text:style-name="T229">Se considerarán, entre otras, las siguientes:</text:span></text:p>
      <text:list xml:id="list5075293747185489186" text:style-name="L33">
        <text:list-item>
          <text:p text:style-name="P375">Para el modelado y tramitación de los flujos de trabajo ligados a procedimientos administrativos se deberá utilizar el tramitador TREW@ y herramientas asociadas (eximiéndose de esta obligación en el caso de flujos de trabajo que no estén ligados a procedimientos).</text:p>
        </text:list-item>
        <text:list-item>
          <text:p text:style-name="P376"><text:soft-page-break/>@firma : la plataforma corporativa de autenticación y firma electrónica. </text:p>
        </text:list-item>
        <text:list-item>
          <text:p text:style-name="P376">Autoridad de Sellado de Tiempo de la Junta de Andalucía.</text:p>
        </text:list-item>
        <text:list-item>
          <text:p text:style-name="P376">@ries: el registro unificado de entrada/salida.</text:p>
        </text:list-item>
        <text:list-item>
          <text:p text:style-name="P376">notific@: prestador de servicios de notificación. </text:p>
        </text:list-item>
        <text:list-item>
          <text:p text:style-name="P376"><text:span text:style-name="T230">LDAP del correo</text:span> corporativo para la identificación y autenticación de usuarios, <text:span text:style-name="T230">hasta que se produzca la implantación definitiva del Directorio Corporativo de la Junta de Andalucía.</text:span></text:p>
        </text:list-item>
        <text:list-item>
          <text:p text:style-name="P376">port@firma: gestor de firma electrónica interna. </text:p>
        </text:list-item>
        <text:list-item>
          <text:p text:style-name="P375">etc. </text:p>
        </text:list-item>
      </text:list>
      <text:p text:style-name="P16">&lt; Debe ser validada por el SCDSH&gt;</text:p>
      <text:p text:style-name="P16"/>
      <text:h text:style-name="Heading_20_2" text:outline-level="2"><text:bookmark-start text:name="__RefHeading__896_342275418"/>Desarrollo web:accesibilidad<text:bookmark-end text:name="__RefHeading__896_342275418"/></text:h>
      <text:p text:style-name="P13">Deberán respetarse las normas de accesibilidad wai-aa, así como las directrices de accesibilidad de la web establecidas en la normativa de la junta de Andalucía y en las directivas europeas, al menos en la parte pública de la web. </text:p>
      <text:p text:style-name="P16">&lt; Debe ser validada por el SIP&gt;</text:p>
      <text:p text:style-name="P16"/>
      <text:h text:style-name="Heading_20_2" text:outline-level="2"><text:bookmark-start text:name="__RefHeading__1234_2039631457"/><text:s/><text:span text:style-name="T86">Arquitectura de los desarrollos con tecnología web </text:span><text:bookmark-end text:name="__RefHeading__1234_2039631457"/></text:h>
      <text:p text:style-name="P117">Las tareas propias de la parte cliente se realizarán utilizando las herramientas de desarrollo que determine el director de proyecto, de común acuerdo con el jefe del proyecto, teniendo en cuenta su posible integración con otras herramientas de soporte a una arquitectura de tres capas. el interface de usuario (capa de presentación ) deberá ser<text:span text:style-name="T221"> lo más independiente posible del navegador usado.</text:span></text:p>
      <text:p text:style-name="P16">&lt; Debe ser valida por el SIP&gt;</text:p>
      <text:p text:style-name="P16"/>
      <text:h text:style-name="Heading_20_2" text:outline-level="2"><text:bookmark-start text:name="__RefHeading__898_342275418"/>Metodología <text:bookmark-end text:name="__RefHeading__898_342275418"/></text:h>
      <text:p text:style-name="P19">Tanto para la organización del trabajo como para las fases de desarrollo y los productos a obtener se tendrá como referencia la metodología para la planificación y el desarrollo de sistemas de información METRICA v3 publicada por el Ministerio de Administraciones Públicas. Dadas las especiales características de este trabajo, los procesos y las actividades que indica la metodología se adaptarán al mismo con el objeto de conseguir la mayor eficacia en su desarrollo. Las empresas oferentes indicarán en el documento técnico que presenten la adecuación metodológica al proyecto que proponen. </text:p>
      <text:p text:style-name="P11"><text:soft-page-break/><text:span text:style-name="T96">La Dirección del Proyecto aprobará al comienzo</text:span> del mismo las directrices metodológicas e interpretará de igual modo las posibles dudas que sobre su aplicación puedan surgir a lo largo de la ejecución del proyecto </text:p>
      <text:p text:style-name="P22">&lt; Debe ser validada por el SPE&gt;</text:p>
      <text:p text:style-name="P22"/>
      <text:h text:style-name="P430" text:outline-level="2"><text:bookmark-start text:name="__RefHeading__1266_243301100"/>Conformidad con MADEJA <text:bookmark-end text:name="__RefHeading__1266_243301100"/></text:h>
      <text:p text:style-name="P13">Durante la realización de los trabajos se tendrán en cuenta los recursos proporcionados por madeja (marco de desarrollo de la junta de Andalucía), así como las pautas y procedimientos definidos en este. como norma general, se aplicarán aquellas pautas y procedimientos de carácter obligatorio. para el resto, el grado de aplicación será establecido por la dirección de proyecto. </text:p>
      <text:p text:style-name="P13">La versión actual de madeja estará disponible en la dirección http://www.juntadeandalucia.es/servicios/madeja/ donde también podrá consultarse el histórico de versiones </text:p>
      <text:p text:style-name="P313">&lt; Debe ser validada por el SPE&gt;</text:p>
      <text:p text:style-name="P313"/>
      <text:p text:style-name="P313"/>
      <text:p text:style-name="P318"><text:bookmark-start text:name="__RefHeading__24011_946241388"/><text:bookmark-end text:name="__RefHeading__24011_946241388"/></text:p>
      <text:list xml:id="list8176127233813640994" text:style-name="L34">
        <text:list-header>
          <text:p text:style-name="P4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NewsGotT1" svg:font-family="NewsGotT"/>
    <style:font-face style:name="NewsGotT-Regu" svg:font-family="NewsGotT-Regu"/>
    <style:font-face style:name="OpenSymbol" svg:font-family="OpenSymbol"/>
    <style:font-face style:name="YLWHHJ+NewsGotT" svg:font-family="YLWHHJ+NewsGotT"/>
    <style:font-face style:name="sans-serif" svg:font-family="sans-serif"/>
    <style:font-face style:name="Courier New" svg:font-family="'Courier New'" style:font-family-generic="modern"/>
    <style:font-face style:name="AR PL UMing HK1" svg:font-family="'AR PL UMing HK'" style:font-family-generic="modern" style:font-pitch="fixed"/>
    <style:font-face style:name="DejaVu Sans Mono" svg:font-family="'DejaVu Sans Mono'" style:font-family-generic="modern" style:font-pitch="fixed"/>
    <style:font-face style:name="NewsGotT" svg:font-family="NewsGotT"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84cm" style:writing-mode="lr-tb"/>
      <style:text-properties style:use-window-font-color="true" style:font-name="Liberation Serif" fo:font-size="12pt" fo:language="es" fo:country="ES"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sGotT" fo:font-family="NewsGotT"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cm" fo:margin-bottom="0.198cm" style:contextual-spacing="false"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family="'AGaramond Bold', 'Times New Roman'" style:font-family-generic="roman" style:font-pitch="variable" fo:font-size="11pt" style:font-size-asian="11pt"/>
    </style:style>
    <style:style style:name="Text_20_body" style:display-name="Text body" style:family="paragraph" style:parent-style-name="Standard" style:class="text">
      <style:paragraph-properties fo:text-align="justify" style:justify-single-word="false">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fo:font-family="AGaramond" style:font-family-generic="roman" style:font-pitch="variable" fo:font-size="11pt" fo:font-style="italic" style:font-size-asian="11pt" style:font-style-asian="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Párrafo_20_Nivel_20_1" style:default-outline-level="1" style:class="text">
      <style:paragraph-properties fo:margin-top="0.423cm" fo:margin-bottom="0.106cm" style:contextual-spacing="false" fo:text-align="justify" style:justify-single-word="false" fo:keep-with-next="always" text:number-lines="true" text:line-number="1"/>
      <style:text-properties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top="0.423cm" fo:margin-bottom="0.106cm" style:contextual-spacing="false" fo:text-align="justify" style:justify-single-word="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style:contextual-spacing="false"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style:font-size-asian="9pt"/>
    </style:style>
    <style:style style:name="Párrafo_20_Nivel_20_1" style:display-name="Párrafo Nivel 1" style:family="paragraph" style:parent-style-name="Standard">
      <style:paragraph-properties fo:margin-left="0.63cm" fo:margin-right="0cm" fo:margin-top="0.212cm" fo:margin-bottom="0cm" style:contextual-spacing="false"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2.649cm" fo:margin-right="0cm" fo:margin-top="0.212cm" fo:margin-bottom="0.212cm" style:contextual-spacing="false" fo:text-indent="-1.75cm" style:auto-text-indent="false">
        <style:tab-stops>
          <style:tab-stop style:position="2.96cm"/>
          <style:tab-stop style:position="15.983cm" style:type="right" style:leader-style="dotted" style:leader-text="."/>
        </style:tab-stops>
      </style:paragraph-properties>
      <style:text-properties fo:font-weight="bold" style:font-weight-asian="bold"/>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Contents_20_1" style:display-name="Contents 1" style:family="paragraph" style:parent-style-name="Standard" style:next-style-name="Standard" style:class="index">
      <style:paragraph-properties fo:margin-left="0.7cm" fo:margin-right="0cm" fo:margin-top="0.212cm" fo:margin-bottom="0.212cm" style:contextual-spacing="false" fo:text-indent="-0.7cm" style:auto-text-indent="false">
        <style:tab-stops>
          <style:tab-stop style:position="15.9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family="Arial" style:font-family-generic="swiss" style:font-pitch="variable" fo:language="en" fo:country="US"/>
    </style:style>
    <style:style style:name="Sangría_20_3_20_de_20_t._20_independiente" style:display-name="Sangría 3 de t. independiente"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Sangría_20_2_20_de_20_t._20_independiente" style:display-name="Sangría 2 de t. independiente"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o_20_comentario" style:display-name="Texto comentario" style:family="paragraph" style:parent-style-name="Standard">
      <style:text-properties fo:color="#008000" style:font-name="Times New Roman" fo:font-family="'Times New Roman'" style:font-family-generic="roman" style:font-pitch="variable" fo:font-size="10pt" fo:language="es" fo:country="ES" style:font-size-asian="10pt"/>
    </style:style>
    <style:style style:name="Lista_20_con_20_números" style:display-name="Lista con números" style:family="paragraph" style:parent-style-name="Standard" style:list-style-name="WW8Num9"/>
    <style:style style:name="Lista_20_con_20_números_20_2" style:display-name="Lista con números 2" style:family="paragraph" style:parent-style-name="Standard" style:list-style-name="WW8Num4"/>
    <style:style style:name="Lista_20_con_20_viñetas" style:display-name="Lista con viñetas" style:family="paragraph" style:parent-style-name="Standard" style:list-style-name="WW8Num10"/>
    <style:style style:name="Lista_20_con_20_viñetas_20_2" style:display-name="Lista con viñetas 2" style:family="paragraph" style:parent-style-name="Standard" style:list-style-name="WW8Num8"/>
    <style:style style:name="Estilo_20_Título_20_1_20__2b__20_Negrita" style:display-name="Estilo Título 1 + Negrita" style:family="paragraph" style:parent-style-name="Heading_20_1" style:next-style-name="Párrafo_20_Nivel_20_1" style:default-outline-level="" style:list-style-nam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text-properties fo:font-weight="normal" style:font-weight-asian="normal" style:font-weight-complex="bold"/>
    </style:style>
    <style:style style:name="Título_20_5" style:display-name="Título 5" style:family="paragraph" style:parent-style-name="Standard" style:next-style-name="Standard" style:default-outline-level="5">
      <style:paragraph-properties fo:margin-top="0.212cm" fo:margin-bottom="0.212cm" style:contextual-spacing="false" fo:keep-with-next="always"/>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ender" style:family="paragraph" style:parent-style-name="Standard" style:class="extra">
      <style:paragraph-properties fo:margin-left="0cm" fo:margin-right="-0.212cm" fo:line-height="82%" fo:keep-together="always" fo:orphans="0" fo:widows="0" fo:text-indent="0cm" style:auto-text-indent="false"/>
      <style:text-properties fo:font-size="8pt" style:font-size-asian="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AR PL UMing HK1" style:font-family-asian="'AR PL UMing HK'" style:font-family-generic-asian="modern" style:font-pitch-asian="fixed" style:font-size-asian="10pt" style:font-name-complex="DejaVu Sans Mono" style:font-family-complex="'DejaVu Sans Mono'" style:font-family-generic-complex="modern" style:font-pitch-complex="fixed" style:font-size-complex="10pt"/>
    </style:style>
    <style:style style:name="WW-Sangría_20_2_20_de_20_t._20_independiente" style:display-name="WW-Sangría 2 de t. independiente" style:family="paragraph" style:parent-style-name="Standard">
      <style:paragraph-properties fo:margin-left="0cm" fo:margin-right="0cm" fo:text-align="justify" style:justify-single-word="false" fo:text-indent="1.251cm" style:auto-text-indent="false"/>
      <style:text-properties fo:font-size="10pt" style:font-size-asian="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style:font-name="Arial" fo:font-family="Arial" style:font-family-generic="swiss" style:font-pitch="variable" fo:font-size="9pt" fo:letter-spacing="-0.018cm" fo:font-weight="bold" style:font-size-asian="9pt" style:font-weight-asian="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prefix="(" style:num-suffix=")" style:num-format="a">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93cm" fo:text-indent="-0.635cm" fo:margin-left="0.593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3.221cm" fo:text-indent="-0.635cm" fo:margin-left="3.221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4.491cm" fo:text-indent="-0.635cm" fo:margin-left="4.491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761cm" fo:text-indent="-0.635cm" fo:margin-left="5.76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7.031cm" fo:text-indent="-0.635cm" fo:margin-left="7.031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8.301cm" fo:text-indent="-0.635cm" fo:margin-left="8.301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9.571cm" fo:text-indent="-0.635cm" fo:margin-left="9.571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841cm" fo:text-indent="-0.635cm" fo:margin-left="10.841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2.111cm" fo:text-indent="-0.635cm" fo:margin-left="12.111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3.381cm" fo:text-indent="-0.635cm" fo:margin-left="13.3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bullet-char="-">
        <style:list-level-properties text:list-level-position-and-space-mode="label-alignment">
          <style:list-level-label-alignment text:label-followed-by="listtab" text:list-tab-stop-position="3.683cm" fo:text-indent="-0.635cm" fo:margin-left="3.683cm"/>
        </style:list-level-properties>
        <style:text-properties style:font-name="OpenSymbol"/>
      </text:list-level-style-bullet>
      <text:list-level-style-bullet text:level="2" text:style-name="WW8Num15z1" text:bullet-char="o">
        <style:list-level-properties text:list-level-position-and-space-mode="label-alignment">
          <style:list-level-label-alignment text:label-followed-by="listtab" text:list-tab-stop-position="4.953cm" fo:text-indent="-0.635cm" fo:margin-left="4.953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6.223cm" fo:text-indent="-0.635cm" fo:margin-left="6.223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7.493cm" fo:text-indent="-0.635cm" fo:margin-left="7.493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763cm" fo:text-indent="-0.635cm" fo:margin-left="8.763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10.033cm" fo:text-indent="-0.635cm" fo:margin-left="10.033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1.303cm" fo:text-indent="-0.635cm" fo:margin-left="11.303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573cm" fo:text-indent="-0.635cm" fo:margin-left="12.573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3.843cm" fo:text-indent="-0.635cm" fo:margin-left="13.8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4.971cm" fo:text-indent="-0.635cm" fo:margin-left="4.971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6.241cm" fo:text-indent="-0.635cm" fo:margin-left="6.241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7.511cm" fo:text-indent="-0.635cm" fo:margin-left="7.51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8.781cm" fo:text-indent="-0.635cm" fo:margin-left="8.781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10.051cm" fo:text-indent="-0.635cm" fo:margin-left="10.051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11.321cm" fo:text-indent="-0.635cm" fo:margin-left="11.321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12.591cm" fo:text-indent="-0.635cm" fo:margin-left="12.591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3.861cm" fo:text-indent="-0.635cm" fo:margin-left="13.861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5.131cm" fo:text-indent="-0.635cm" fo:margin-left="15.1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358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3.768cm" fo:text-indent="-0.635cm" fo:margin-left="3.768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5.038cm" fo:text-indent="-0.635cm" fo:margin-left="5.038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6.308cm" fo:text-indent="-0.635cm" fo:margin-left="6.3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7.578cm" fo:text-indent="-0.635cm" fo:margin-left="7.578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8.848cm" fo:text-indent="-0.635cm" fo:margin-left="8.848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10.118cm" fo:text-indent="-0.635cm" fo:margin-left="10.118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1.388cm" fo:text-indent="-0.635cm" fo:margin-left="11.388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2.658cm" fo:text-indent="-0.635cm" fo:margin-left="12.65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árrafo_20_Nivel_20_2">
      <style:paragraph-properties fo:margin-left="0cm" fo:margin-right="0cm" fo:orphans="2" fo:widows="2" fo:text-indent="0cm" style:auto-text-indent="false" style:writing-mode="lr-tb"/>
      <style:text-properties style:use-window-font-color="true" style:font-name="NewsGotT" fo:font-size="12pt" fo:font-weight="bold" officeooo:rsid="006865b7" officeooo:paragraph-rsid="006865b7" style:font-name-asian="Times New Roman" style:font-size-asian="12pt" style:font-weight-asian="bold" style:font-name-complex="Times New Roman" style:font-size-complex="10pt" style:language-complex="ar" style:country-complex="SA"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0.501cm" fo:margin-left="2.501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1.501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MP1"/>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text:line-break/></text:p>
      </style:header>
      <style:footer>
        <text:p text:style-name="MP2"><text:page-number text:select-page="current">60</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e Uso Interno de  Revisión de Solicitudes de Informes Vinculantes</dc:title>
    <meta:initial-creator>pc219 </meta:initial-creator>
    <meta:creation-date>2013-02-15T07:01:50</meta:creation-date>
    <dc:date>2014-06-23T14:55:01.454110669</dc:date>
    <meta:print-date>2014-03-25T16:39:41</meta:print-date>
    <meta:editing-cycles>180</meta:editing-cycles>
    <meta:editing-duration>P22DT1H18M36S</meta:editing-duration>
    <meta:generator>LibreOffice/4.2.1.1$Linux_x86 LibreOffice_project/420m0$Build-1</meta:generator>
    <meta:printed-by>pc219 </meta:printed-by>
    <meta:document-statistic meta:table-count="20" meta:image-count="1" meta:object-count="1" meta:page-count="60" meta:paragraph-count="781" meta:word-count="19244" meta:character-count="122258" meta:non-whitespace-character-count="103733"/>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591cm"/>
    </style:style>
    <style:style style:name="co2" style:family="table-column">
      <style:table-column-properties fo:break-before="auto" style:column-width="3.739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border="0.06pt solid #000000"/>
    </style:style>
    <style:style style:name="ce2" style:family="table-cell" style:parent-style-name="Default">
      <style:table-cell-properties fo:background-color="transparent" fo:border="0.06pt solid #000000"/>
    </style:style>
    <style:style style:name="ce3" style:family="table-cell" style:parent-style-name="Default">
      <style:table-cell-properties fo:border="0.06pt solid #000000"/>
    </style:style>
    <style:style style:name="ce4" style:family="table-cell" style:parent-style-name="Default">
      <style:table-cell-properties fo:background-color="#b3b3b3" fo:border="0.06pt solid #000000"/>
    </style:style>
  </office:automatic-styles>
  <office:body>
    <office:spreadsheet>
      <table:table table:name="Hoja1" table:style-name="ta1" table:print="false">
        <table:table-column table:style-name="co1" table:default-cell-style-name="ce3"/>
        <table:table-column table:style-name="co2" table:default-cell-style-name="ce3"/>
        <table:table-row table:style-name="ro1">
          <table:table-cell table:style-name="ce1" office:value-type="string" calcext:value-type="string">
            <text:p>Areas actualmente responsables</text:p>
          </table:table-cell>
          <table:table-cell table:style-name="ce1" office:value-type="string" calcext:value-type="string">
            <text:p>Servicios de la DG</text:p>
          </table:table-cell>
        </table:table-row>
        <table:table-row table:style-name="ro1">
          <table:table-cell table:style-name="ce2" office:value-type="string" calcext:value-type="string">
            <text:p>Suministro licencias de software privativo no asignado a otras áreas</text:p>
          </table:table-cell>
          <table:table-cell office:value-type="string" calcext:value-type="string">
            <text:p>SIP</text:p>
          </table:table-cell>
        </table:table-row>
        <table:table-row table:style-name="ro2">
          <table:table-cell office:value-type="string" calcext:value-type="string">
            <text:p>Servicios de desarrollo web</text:p>
          </table:table-cell>
          <table:table-cell office:value-type="string" calcext:value-type="string">
            <text:p>SIP</text:p>
          </table:table-cell>
        </table:table-row>
        <table:table-row table:style-name="ro2">
          <table:table-cell office:value-type="string" calcext:value-type="string">
            <text:p>Servicios relacionados con Productos de software libre no asignado a otras áreas</text:p>
          </table:table-cell>
          <table:table-cell office:value-type="string" calcext:value-type="string">
            <text:p>SIP</text:p>
          </table:table-cell>
        </table:table-row>
        <table:table-row table:style-name="ro2">
          <table:table-cell office:value-type="string" calcext:value-type="string">
            <text:p>Servicios <text:s/>relacionados con productividad personal </text:p>
          </table:table-cell>
          <table:table-cell office:value-type="string" calcext:value-type="string">
            <text:p>SIP</text:p>
          </table:table-cell>
        </table:table-row>
        <table:table-row table:style-name="ro2">
          <table:table-cell office:value-type="string" calcext:value-type="string">
            <text:p>Servicios relacionados con prospectiva y tecnologías emergentes</text:p>
          </table:table-cell>
          <table:table-cell office:value-type="string" calcext:value-type="string">
            <text:p>SIP</text:p>
          </table:table-cell>
        </table:table-row>
        <table:table-row table:style-name="ro2">
          <table:table-cell office:value-type="string" calcext:value-type="string">
            <text:p>Adquisición de sotware de seguridad asociados al puesto de trabajo</text:p>
          </table:table-cell>
          <table:table-cell office:value-type="string" calcext:value-type="string">
            <text:p>SIP</text:p>
          </table:table-cell>
        </table:table-row>
        <table:table-row table:style-name="ro2">
          <table:table-cell office:value-type="string" calcext:value-type="string">
            <text:p>Servicios relacionados con <text:s/>Contratación</text:p>
          </table:table-cell>
          <table:table-cell office:value-type="string" calcext:value-type="string">
            <text:p>SIP</text:p>
          </table:table-cell>
        </table:table-row>
        <table:table-row table:style-name="ro2">
          <table:table-cell table:style-name="ce4" table:number-columns-repeated="2"/>
        </table:table-row>
        <table:table-row table:style-name="ro3">
          <table:table-cell office:value-type="string" calcext:value-type="string">
            <text:p>Servicios de desarrollo de software relacionados</text:p>
            <text:p><text:s/>Con componentes de administración electrónica (firma electrónica, </text:p>
            <text:p>Registro de entrada/salida, notificación)</text:p>
          </table:table-cell>
          <table:table-cell office:value-type="string" calcext:value-type="string">
            <text:p>SCAE</text:p>
          </table:table-cell>
        </table:table-row>
        <table:table-row table:style-name="ro2">
          <table:table-cell table:style-name="ce4" table:number-columns-repeated="2"/>
        </table:table-row>
        <table:table-row table:style-name="ro2">
          <table:table-cell office:value-type="string" calcext:value-type="string">
            <text:p>Bienes TIC sujetos a necesaria uniformidad <text:s text:c="23"/></text:p>
          </table:table-cell>
          <table:table-cell office:value-type="string" calcext:value-type="string">
            <text:p>SSC1</text:p>
          </table:table-cell>
        </table:table-row>
        <table:table-row table:style-name="ro2">
          <table:table-cell office:value-type="string" calcext:value-type="string">
            <text:p>Bienes TIC comunicados mediante la Instrucción 1/2012</text:p>
          </table:table-cell>
          <table:table-cell office:value-type="string" calcext:value-type="string">
            <text:p>SSC1</text:p>
          </table:table-cell>
        </table:table-row>
        <table:table-row table:style-name="ro2">
          <table:table-cell office:value-type="string" calcext:value-type="string">
            <text:p>Servicios relacionados con Contratos Corporativos de Equipos e Infraestructuras tecnológicas</text:p>
          </table:table-cell>
          <table:table-cell office:value-type="string" calcext:value-type="string">
            <text:p>SSC1</text:p>
          </table:table-cell>
        </table:table-row>
        <table:table-row table:style-name="ro2">
          <table:table-cell office:value-type="string" calcext:value-type="string">
            <text:p>Servicios de técnica de Sistemas</text:p>
          </table:table-cell>
          <table:table-cell/>
        </table:table-row>
        <table:table-row table:style-name="ro2">
          <table:table-cell office:value-type="string" calcext:value-type="string">
            <text:p>Servicios de publicación de dominios </text:p>
          </table:table-cell>
          <table:table-cell office:value-type="string" calcext:value-type="string">
            <text:p>SSC*</text:p>
          </table:table-cell>
        </table:table-row>
        <table:table-row table:style-name="ro2">
          <table:table-cell table:style-name="ce4" table:number-columns-repeated="2"/>
        </table:table-row>
        <table:table-row table:style-name="ro2">
          <table:table-cell office:value-type="string" calcext:value-type="string">
            <text:p>Servicios y bienes relacionados con Información Geográfica </text:p>
          </table:table-cell>
          <table:table-cell office:value-type="string" calcext:value-type="string">
            <text:p>SCDSH</text:p>
          </table:table-cell>
        </table:table-row>
        <table:table-row table:style-name="ro2">
          <table:table-cell office:value-type="string" calcext:value-type="string">
            <text:p>Servicios de software de gestión TI </text:p>
          </table:table-cell>
          <table:table-cell office:value-type="string" calcext:value-type="string">
            <text:p>SCDSH</text:p>
          </table:table-cell>
        </table:table-row>
        <table:table-row table:style-name="ro2">
          <table:table-cell office:value-type="string" calcext:value-type="string">
            <text:p>Servicios y bienes relacionados con tecnología <text:s/>de <text:s/>ORACLE </text:p>
          </table:table-cell>
          <table:table-cell office:value-type="string" calcext:value-type="string">
            <text:p>SCDSH</text:p>
          </table:table-cell>
        </table:table-row>
        <table:table-row table:style-name="ro2">
          <table:table-cell office:value-type="string" calcext:value-type="string">
            <text:p>Servicios de desarrollo y mantenimiento de software no asignadas a otras áreas</text:p>
          </table:table-cell>
          <table:table-cell office:value-type="string" calcext:value-type="string">
            <text:p>SCDSH</text:p>
          </table:table-cell>
        </table:table-row>
        <table:table-row table:style-name="ro2">
          <table:table-cell office:value-type="string" calcext:value-type="string">
            <text:p>Servicios de desarrollo de gestión de identidades </text:p>
          </table:table-cell>
          <table:table-cell office:value-type="string" calcext:value-type="string">
            <text:p>SCDSH</text:p>
          </table:table-cell>
        </table:table-row>
        <table:table-row table:style-name="ro2">
          <table:table-cell office:value-type="string" calcext:value-type="string">
            <text:p>Servicios de desarrollo y bienes TIC relacionados con <text:s/>Interoperabilidad</text:p>
          </table:table-cell>
          <table:table-cell office:value-type="string" calcext:value-type="string">
            <text:p>SCDSH</text:p>
          </table:table-cell>
        </table:table-row>
        <table:table-row table:style-name="ro2">
          <table:table-cell office:value-type="string" calcext:value-type="string">
            <text:p>Encomiendas de gestión no asignadas a otras áreas</text:p>
          </table:table-cell>
          <table:table-cell office:value-type="string" calcext:value-type="string">
            <text:p>SCDSH</text:p>
          </table:table-cell>
        </table:table-row>
        <table:table-row table:style-name="ro2">
          <table:table-cell table:style-name="ce4" table:number-columns-repeated="2"/>
        </table:table-row>
        <table:table-row table:style-name="ro2">
          <table:table-cell office:value-type="string" calcext:value-type="string">
            <text:p>Servicios de desarrollo software relacionados con <text:s/>oficinas de calidad y MADEJA</text:p>
          </table:table-cell>
          <table:table-cell office:value-type="string" calcext:value-type="string">
            <text:p>SPE</text:p>
          </table:table-cell>
        </table:table-row>
        <table:table-row table:style-name="ro2">
          <table:table-cell office:value-type="string" calcext:value-type="string">
            <text:p>Servicios de desarrollo software relacionados con planes estratégicos</text:p>
          </table:table-cell>
          <table:table-cell office:value-type="string" calcext:value-type="string">
            <text:p>SPE</text:p>
          </table:table-cell>
        </table:table-row>
        <table:table-row table:style-name="ro2">
          <table:table-cell office:value-type="string" calcext:value-type="string">
            <text:p>Servicios TIC relacionados con Centros de atención a Usuarios</text:p>
          </table:table-cell>
          <table:table-cell office:value-type="string" calcext:value-type="string">
            <text:p>SPE</text:p>
          </table:table-cell>
        </table:table-row>
        <table:table-row table:style-name="ro2">
          <table:table-cell table:style-name="ce4" table:number-columns-repeated="2"/>
        </table:table-row>
        <table:table-row table:style-name="ro2">
          <table:table-cell office:value-type="string" calcext:value-type="string">
            <text:p>Servicios TIC <text:s/>relacionados con <text:s/>formación </text:p>
          </table:table-cell>
          <table:table-cell office:value-type="string" calcext:value-type="string">
            <text:p>SGC</text:p>
          </table:table-cell>
        </table:table-row>
        <table:table-row table:style-name="ro2">
          <table:table-cell office:value-type="string" calcext:value-type="string">
            <text:p>Servicios TIC <text:s/>relacionados con <text:s/>cuadros de mandos </text:p>
          </table:table-cell>
          <table:table-cell office:value-type="string" calcext:value-type="string">
            <text:p>SGC</text:p>
          </table:table-cell>
        </table:table-row>
        <table:table-row table:style-name="ro2">
          <table:table-cell office:value-type="string" calcext:value-type="string">
            <text:p>Servicios TIC de <text:s text:c="3"/>gestión documental </text:p>
          </table:table-cell>
          <table:table-cell office:value-type="string" calcext:value-type="string">
            <text:p>SGC</text:p>
          </table:table-cell>
        </table:table-row>
        <table:table-row table:style-name="ro2">
          <table:table-cell table:style-name="ce4" table:number-columns-repeated="2"/>
        </table:table-row>
        <table:table-row table:style-name="ro2">
          <table:table-cell office:value-type="string" calcext:value-type="string">
            <text:p>Servicios TIC del área <text:s/>economica-financiera </text:p>
          </table:table-cell>
          <table:table-cell office:value-type="string" calcext:value-type="string">
            <text:p>SSC</text:p>
          </table:table-cell>
        </table:table-row>
        <table:table-row table:style-name="ro2">
          <table:table-cell table:style-name="ce4" table:number-columns-repeated="2"/>
        </table:table-row>
        <table:table-row table:style-name="ro2">
          <table:table-cell office:value-type="string" calcext:value-type="string">
            <text:p>Servicios TIC del área de recursos humanos</text:p>
          </table:table-cell>
          <table:table-cell office:value-type="string" calcext:value-type="string">
            <text:p>SIRhUS</text:p>
          </table:table-cell>
        </table:table-row>
        <table:table-row table:style-name="ro2">
          <table:table-cell office:value-type="string" calcext:value-type="string">
            <text:p>Servicios de desarrollo software relaciondos con control de presencia </text:p>
          </table:table-cell>
          <table:table-cell office:value-type="string" calcext:value-type="string">
            <text:p>SIRhUS</text:p>
          </table:table-cell>
        </table:table-row>
        <table:table-row table:style-name="ro2">
          <table:table-cell table:style-name="ce4" table:number-columns-repeated="2"/>
        </table:table-row>
        <table:table-row table:style-name="ro2">
          <table:table-cell office:value-type="string" calcext:value-type="string">
            <text:p>Servicios y bienes TIC relacionados con infraestructuras de CPD</text:p>
          </table:table-cell>
          <table:table-cell office:value-type="string" calcext:value-type="string">
            <text:p>SPRO</text:p>
          </table:table-cell>
        </table:table-row>
        <table:table-row table:style-name="ro2">
          <table:table-cell office:value-type="string" calcext:value-type="string">
            <text:p>Servicios asociados con Microinformática</text:p>
          </table:table-cell>
          <table:table-cell office:value-type="string" calcext:value-type="string">
            <text:p>SPRO</text:p>
          </table:table-cell>
        </table:table-row>
        <table:table-row table:style-name="ro2">
          <table:table-cell office:value-type="string" calcext:value-type="string">
            <text:p>Suministro de licencias software de virtualización </text:p>
          </table:table-cell>
          <table:table-cell/>
        </table:table-row>
        <table:table-row table:style-name="ro2">
          <table:table-cell office:value-type="string" calcext:value-type="string">
            <text:p>Servicios de técnica de Sistemas</text:p>
          </table:table-cell>
          <table:table-cell office:value-type="string" calcext:value-type="string">
            <text:p>SPRO</text:p>
          </table:table-cell>
        </table:table-row>
        <table:table-row table:style-name="ro2">
          <table:table-cell office:value-type="string" calcext:value-type="string">
            <text:p>Servicios y bienes TIC relacionados con el puesto de Trabajo</text:p>
          </table:table-cell>
          <table:table-cell office:value-type="string" calcext:value-type="string">
            <text:p>SPRO</text:p>
          </table:table-cell>
        </table:table-row>
        <table:table-row table:style-name="ro2">
          <table:table-cell table:style-name="ce4" table:number-columns-repeated="2"/>
        </table:table-row>
        <table:table-row table:style-name="ro2">
          <table:table-cell office:value-type="string" calcext:value-type="string">
            <text:p>Servicios y bienes relacionados con cortafuegos, switches</text:p>
          </table:table-cell>
          <table:table-cell office:value-type="string" calcext:value-type="string">
            <text:p>CEICE</text:p>
          </table:table-cell>
        </table:table-row>
        <table:table-row table:style-name="ro2">
          <table:table-cell office:value-type="string" calcext:value-type="string">
            <text:p>Servicios y bienes relacionados con electrónica de red</text:p>
          </table:table-cell>
          <table:table-cell office:value-type="string" calcext:value-type="string">
            <text:p>CEICE</text:p>
          </table:table-cell>
        </table:table-row>
        <table:table-row table:style-name="ro2">
          <table:table-cell office:value-type="string" calcext:value-type="string">
            <text:p>Servicios y bienes relacionados con redes inalámbricas</text:p>
          </table:table-cell>
          <table:table-cell office:value-type="string" calcext:value-type="string">
            <text:p>CEICE</text:p>
          </table:table-cell>
        </table:table-row>
        <table:table-row table:style-name="ro2">
          <table:table-cell office:value-type="string" calcext:value-type="string">
            <text:p>Servicios y bienes relacionados con Red Corporativa de Junta de Andalucía</text:p>
          </table:table-cell>
          <table:table-cell office:value-type="string" calcext:value-type="string">
            <text:p>CEICE</text:p>
          </table:table-cell>
        </table:table-row>
        <table:table-row table:style-name="ro2">
          <table:table-cell office:value-type="string" calcext:value-type="string">
            <text:p>Servicios <text:s/>TIC relacionados con Seguridad</text:p>
          </table:table-cell>
          <table:table-cell office:value-type="string" calcext:value-type="string">
            <text:p>CEICE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0">00/00/0000</text:date>, <text:time style:data-style-name="N2" text:time-value="0000-00-00T00:00:01.36721506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